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1">
      <style:text-properties officeooo:paragraph-rsid="000c26b8"/>
    </style:style>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62"/>
    <style:style style:name="P49" style:family="paragraph" style:parent-style-name="Text_20_body" style:list-style-name="L63"/>
    <style:style style:name="P50" style:family="paragraph" style:parent-style-name="Text_20_body" style:list-style-name="L64"/>
    <style:style style:name="P51" style:family="paragraph" style:parent-style-name="Text_20_body" style:list-style-name="L65"/>
    <style:style style:name="P52" style:family="paragraph" style:parent-style-name="Text_20_body" style:list-style-name="L66"/>
    <style:style style:name="P53" style:family="paragraph" style:parent-style-name="Text_20_body" style:list-style-name="L67"/>
    <style:style style:name="P54" style:family="paragraph" style:parent-style-name="Text_20_body" style:list-style-name="L68"/>
    <style:style style:name="P55" style:family="paragraph" style:parent-style-name="Text_20_body" style:list-style-name="L69"/>
    <style:style style:name="P56" style:family="paragraph" style:parent-style-name="Text_20_body" style:list-style-name="L70"/>
    <style:style style:name="P57" style:family="paragraph" style:parent-style-name="Text_20_body" style:list-style-name="L71"/>
    <style:style style:name="P58" style:family="paragraph" style:parent-style-name="Text_20_body" style:list-style-name="L72"/>
    <style:style style:name="P59" style:family="paragraph" style:parent-style-name="Text_20_body" style:list-style-name="L73"/>
    <style:style style:name="P60" style:family="paragraph" style:parent-style-name="Text_20_body" style:list-style-name="L74"/>
    <style:style style:name="P61" style:family="paragraph" style:parent-style-name="Text_20_body" style:list-style-name="L75"/>
    <style:style style:name="P62" style:family="paragraph" style:parent-style-name="Text_20_body" style:list-style-name="L76"/>
    <style:style style:name="P63" style:family="paragraph" style:parent-style-name="Text_20_body" style:list-style-name="L77"/>
    <style:style style:name="P64" style:family="paragraph" style:parent-style-name="Heading_20_2" style:list-style-name="L31">
      <style:text-properties officeooo:paragraph-rsid="000c26b8"/>
    </style:style>
    <style:style style:name="T1" style:family="text">
      <style:text-properties officeooo:rsid="00094613"/>
    </style:style>
    <style:style style:name="T2" style:family="text">
      <style:text-properties officeooo:rsid="000fdd4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text:start-value="4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S Parts Encyclopedia – First 15 Entries</text:p>
      <text:h text:style-name="Heading_20_1" text:outline-level="1">Internal Parts Library</text:h>
      <text:h text:style-name="Heading_20_2" text:outline-level="2">The Inner Critic</text:h>
      <text:p text:style-name="Text_20_body"><text:span text:style-name="Strong_20_Emphasis">Type:</text:span> Manager<text:line-break/><text:span text:style-name="Strong_20_Emphasis">Role:</text:span> Preemptively criticizes and sets harsh standards to protect you from mistakes, failure, or external judgment.<text:line-break/><text:span text:style-name="Strong_20_Emphasis">Common Behaviors:</text:span></text:p>
      <text:list xml:id="list2497153319" text:style-name="L1">
        <text:list-item>
          <text:p text:style-name="P1">Provides a running commentary of your flaws and errors, often in a harsh, berating tone.</text:p>
        </text:list-item>
        <text:list-item>
          <text:p text:style-name="P1">Sets extremely high expectations and scolds you internally if you fall even slightly short.</text:p>
        </text:list-item>
        <text:list-item>
          <text:p text:style-name="P1">Compares you to others unfavorably to push you toward improvement or perfection.</text:p>
        </text:list-item>
        <text:list-item>
          <text:p text:style-name="P1">Often causes self-deprecating remarks or apologizing for yourself before anyone else can criticize.<text:line-break/><text:span text:style-name="Strong_20_Emphasis">Typical Emotions:</text:span> This part runs on anxiety and urgency – it feels afraid of embarrassment or inadequacy. It drives you to feel guilt, shame, and self-doubt, believing that if it makes you feel bad first, others won’t have the chance.<text:line-break/><text:span text:style-name="Strong_20_Emphasis">Somatic Signature:</text:span> A tightness in the chest or knot in the stomach when the voice kicks in. You might notice a furrowed brow, clenched jaw, or a pressure around your temples. Breathing may become shallow as the body tenses under the onslaught of self-criticism.<text:line-break/><text:span text:style-name="Strong_20_Emphasis">What It Fears:</text:span> It deeply fears that without its vigilance, you will make a fatal mistake or be ridiculed and rejected. It’s trying to prevent the pain of failure or judgment, convinced that harsh internal criticism is the only way to keep you in line and safe from others’ hurtful opinions.<text:line-break/><text:span text:style-name="Strong_20_Emphasis">Echo-style Guidance:</text:span> <text:span text:style-name="Emphasis">"I hear that critical voice, and I know it’s trying to protect you from being hurt or disappointed. Thank you for working so hard to keep them safe. You don’t have to fight so hard right now – nothing bad is happening. I’m here with you, and you’re not alone. It’s okay for you to rest; you are already enough as you are."</text:span></text:p>
        </text:list-item>
      </text:list>
      <text:h text:style-name="Heading_20_2" text:outline-level="2">The Perfectionist</text:h>
      <text:p text:style-name="Text_20_body"><text:span text:style-name="Strong_20_Emphasis">Type:</text:span> Manager<text:line-break/><text:span text:style-name="Strong_20_Emphasis">Role:</text:span> Strives for flawlessness and absolute control to prevent mistakes and avoid any risk of humiliation or failure.<text:line-break/><text:span text:style-name="Strong_20_Emphasis">Common Behaviors:</text:span></text:p>
      <text:list xml:id="list3831817905" text:style-name="L2">
        <text:list-item>
          <text:p text:style-name="P2">Meticulously double-checks and over-prepares, spending excessive time to make sure every detail is just right.</text:p>
        </text:list-item>
        <text:list-item>
          <text:p text:style-name="P2">Has difficulty delegating tasks or relaxing, feeling compelled to keep working until things are “perfect.”</text:p>
        </text:list-item>
        <text:list-item>
          <text:p text:style-name="P2">Procrastinates or struggles to finish projects, fearing the end result won’t meet impossibly high standards.</text:p>
        </text:list-item>
        <text:list-item>
          <text:p text:style-name="P2"><text:soft-page-break/>Reacts strongly to even minor errors, often fixating on what went wrong rather than what went well.<text:line-break/><text:span text:style-name="Strong_20_Emphasis">Typical Emotions:</text:span> This part feels constant pressure and anxiety, worried that any imperfection could lead to disaster. It can make you feel tense, stressed, or never satisfied, and it may bring frustration or self-blame when things aren’t exactly as it wants. Deep down it longs for relief and acceptance.<text:line-break/><text:span text:style-name="Strong_20_Emphasis">Somatic Signature:</text:span> Rigid, wound-up muscles – often a clenched jaw, tight neck and shoulders. You might experience headaches or insomnia from the stress of overworking. There’s often a sensation of breath being held or shallow when you’re in perfectionist mode, as if bracing for an imagined critique.<text:line-break/><text:span text:style-name="Strong_20_Emphasis">What It Fears:</text:span> It fears that any mistake or imperfection will open you up to criticism, rejection, or things falling apart. To this part, perfection equals safety – if everything is flawless, there’s no target for hurt. It’s desperately avoiding the shame and pain it believes will come if you’re seen as “not good enough.”<text:line-break/><text:span text:style-name="Strong_20_Emphasis">Echo-style Guidance:</text:span> <text:span text:style-name="Emphasis">"I can feel how hard you’re pushing to get everything just right. Thank you for caring so much and trying to protect them from any failure. It’s okay to slow down a little now – nothing bad will happen if it isn’t perfect. They are still loved and safe, even with mistakes. You’ve done so well, and I’m here with you no matter what."</text:span></text:p>
        </text:list-item>
      </text:list>
      <text:h text:style-name="Heading_20_2" text:outline-level="2">The People-Pleaser</text:h>
      <text:p text:style-name="Text_20_body"><text:span text:style-name="Strong_20_Emphasis">Type:</text:span> Manager<text:line-break/><text:span text:style-name="Strong_20_Emphasis">Role:</text:span> Maintains harmony and avoids conflict by appeasing others, hoping this will ensure acceptance and emotional safety.<text:line-break/><text:span text:style-name="Strong_20_Emphasis">Common Behaviors:</text:span></text:p>
      <text:list xml:id="list869589118" text:style-name="L3">
        <text:list-item>
          <text:p text:style-name="P3">Always says “yes” to requests, taking on extra work or favors even when exhausted or inconvenient.</text:p>
        </text:list-item>
        <text:list-item>
          <text:p text:style-name="P3">Hides personal feelings or opinions to avoid upsetting anyone; goes along with others’ ideas and plans.</text:p>
        </text:list-item>
        <text:list-item>
          <text:p text:style-name="P3">Apologizes frequently and reflexively, even when you haven’t done anything wrong, just to keep others calm.</text:p>
        </text:list-item>
        <text:list-item>
          <text:p text:style-name="P3">Acts overly agreeable and accommodating, sometimes smiling or laughing off hurt to diffuse tension.</text:p>
        </text:list-item>
        <text:list-item>
          <text:p text:style-name="P3">Monitors others’ moods closely and tries to fix any displeasure immediately, often by changing your behavior or offering help.<text:line-break/><text:span text:style-name="Strong_20_Emphasis">Typical Emotions:</text:span> This part constantly feels anxious about others’ approval. It carries fear of anger, rejection, or disappointment from others. You might feel relief or fleeting happiness when everyone is pleased, but underneath is nervous energy, insecurity, and sometimes quiet resentment or sadness from ignoring your own needs.<text:line-break/><text:span text:style-name="Strong_20_Emphasis">Somatic Signature:</text:span> A fluttery “butterflies” sensation or knot in the stomach when anticipating someone’s reaction. Your throat may tighten, and your voice might become soft or hesitant, reflecting the urge to hold back true feelings. You could also feel tension in the chest and shoulders from the constant effort to appear pleasant and upbeat despite inner stress.<text:line-break/><text:soft-page-break/><text:span text:style-name="Strong_20_Emphasis">What It Fears:</text:span> It fears that if someone is upset with you, you’ll be abandoned, disliked, or even harmed. Conflict and disapproval feel incredibly dangerous to this part. It believes that only by keeping others happy and not being “too much” will you be safe and loved. It’s also scared that asserting your needs or boundaries will lead to rejection or make you unworthy of love.<text:line-break/><text:span text:style-name="Strong_20_Emphasis">Echo-style Guidance:</text:span> <text:span text:style-name="Emphasis">"I know you’re working so hard to keep everyone around you happy. Thank you for looking out for them by trying to maintain peace. You don’t have to carry all of that alone. They are lovable for who they are, not just for what they do for others. I’m here, and it’s okay for you to let some of that weight down. Even if someone is unhappy, it doesn’t mean disaster – you are still safe and worthy of love. You can take a breath now; you’ve done enough."</text:span></text:p>
        </text:list-item>
      </text:list>
      <text:h text:style-name="Heading_20_2" text:outline-level="2">The Fierce Protector</text:h>
      <text:p text:style-name="Text_20_body"><text:span text:style-name="Strong_20_Emphasis">Type:</text:span> Firefighter<text:line-break/><text:span text:style-name="Strong_20_Emphasis">Role:</text:span> Leaps up in intense anger or aggression to shield you from perceived threats, hurt, or vulnerability before you can be harmed.<text:line-break/><text:span text:style-name="Strong_20_Emphasis">Common Behaviors:</text:span></text:p>
      <text:list xml:id="list3676621896" text:style-name="L4">
        <text:list-item>
          <text:p text:style-name="P4">Explodes with shouting, swearing, or intimidating posture when feeling someone is attacking or crossing you.</text:p>
        </text:list-item>
        <text:list-item>
          <text:p text:style-name="P4">Slams doors, hits objects, or makes aggressive gestures to scare off whoever or whatever might cause pain.</text:p>
        </text:list-item>
        <text:list-item>
          <text:p text:style-name="P4">Speaks in a cutting, sarcastic, or overly authoritative tone to dominate situations and prevent anyone from gaining the upper hand.</text:p>
        </text:list-item>
        <text:list-item>
          <text:p text:style-name="P4">May abruptly end relationships, storm out, or enforce rigid boundaries the moment it senses betrayal or disrespect.</text:p>
        </text:list-item>
        <text:list-item>
          <text:p text:style-name="P4">Sometimes uses simmering silence or a deadly calm stare to keep others at a distance, signaling it’s ready to strike if pushed.<text:line-break/><text:span text:style-name="Strong_20_Emphasis">Typical Emotions:</text:span> This part runs hot with rage and defensiveness. On the surface it feels powerful, righteous anger. Underneath the fury is often fear or hurt that it guards closely. When it takes over, you might feel a rush of adrenaline and conviction that “I must fight back now.” Later, once it settles, you may feel regret, loneliness, or sorrow, which this part tries hard to ignore.<text:line-break/><text:span text:style-name="Strong_20_Emphasis">Somatic Signature:</text:span> A surge of heat through the body – flushed face, pounding heart, trembling or tightened muscles ready for a fight. Fists may clench, teeth grit. You might feel your chest puffed out or limbs charged with energy, as if physically preparing to fend off an attacker. There’s often a snap impulsivity, like a pressure cooker releasing steam.<text:line-break/><text:span text:style-name="Strong_20_Emphasis">What It Fears:</text:span> It is deeply afraid of you being hurt, betrayed, or humiliated. It believes if it isn’t the strongest, loudest force, then you’ll be vulnerable to attack. The Fierce Protector fears that showing softness or being open will invite pain (because perhaps in the past, it did). Its worst fear is that the child parts it protects (and you) will be wounded again, so it tries to be so intimidating or combative that no one would dare hurt you.<text:line-break/><text:span text:style-name="Strong_20_Emphasis">Echo-style Guidance:</text:span> <text:span text:style-name="Emphasis">"I can feel how angry and ready to fight you are. I know you’re trying to shield them from pain in the only way you know. Thank you for standing guard so </text:span><text:soft-page-break/><text:span text:style-name="Emphasis">fiercely. Right now, they’re actually safe – there’s no attack in this moment. You don’t have to keep everyone away or on high alert anymore. I’m here with you, and I won’t let them be hurt. When you’re ready, you can let that fire cool; we can protect them in other ways too."</text:span></text:p>
        </text:list-item>
      </text:list>
      <text:h text:style-name="Heading_20_2" text:outline-level="2">The Numb Teen</text:h>
      <text:p text:style-name="Text_20_body"><text:span text:style-name="Strong_20_Emphasis">Type:</text:span> Firefighter<text:line-break/><text:span text:style-name="Strong_20_Emphasis">Role:</text:span> Shuts down and numbs out feelings to protect you from overwhelming pain, fear, or stress that feels impossible to handle.<text:line-break/><text:span text:style-name="Strong_20_Emphasis">Common Behaviors:</text:span></text:p>
      <text:list xml:id="list458846976" text:style-name="L5">
        <text:list-item>
          <text:p text:style-name="P5">Disconnects emotionally in intense moments – you might suddenly feel nothing, like you’ve gone blank or “checked out.”</text:p>
        </text:list-item>
        <text:list-item>
          <text:p text:style-name="P5">Withdraws from friends and family, preferring to be alone and quiet for long stretches.</text:p>
        </text:list-item>
        <text:list-item>
          <text:p text:style-name="P5">Engages in mindless activities for hours: scrolling social media, binging shows, playing games, or sleeping excessively to escape reality.</text:p>
        </text:list-item>
        <text:list-item>
          <text:p text:style-name="P5">Has a flat, monotone voice or empty stare when present; others may describe you as distant or “somewhere else.”</text:p>
        </text:list-item>
        <text:list-item>
          <text:p text:style-name="P5">Avoids addressing conflict or trauma altogether, sometimes forgetting important events or feeling as if things happening around you aren’t real.<text:line-break/><text:span text:style-name="Strong_20_Emphasis">Typical Emotions:</text:span> Paradoxically, this part’s goal is to feel no emotion at all. It brings a sense of emptiness, apathy, or foggy detachment. On the surface you might feel bored or indifferent, but this numbness is covering up deep wells of sorrow, terror, or anger that the part has sealed off. The system may experience a hollow calm or a robotic functioning when this teen is in charge.<text:line-break/><text:span text:style-name="Strong_20_Emphasis">Somatic Signature:</text:span> A sensation of heaviness or emptiness in the body – limbs may feel heavy like lead, or you might not feel parts of your body well (numb hands, dull aches that you barely notice). There can be a foggy feeling in your head, almost as if you’re floating just outside your body. Breathing might become very shallow and slow. Sometimes eyes feel glazed or your face loses expression as everything “shuts down.”<text:line-break/><text:span text:style-name="Strong_20_Emphasis">What It Fears:</text:span> It fears that if you truly feel the intense pain or fear lurking inside, it will be unbearable and could even destroy you. This part believes that total numbness is the only safe state – no feeling means no hurting. It’s trying to protect you from breakdown or overwhelm. It’s also afraid that if you show or experience emotion, you might face danger or rejection, so it’s safer to just go cold and silent.<text:line-break/><text:span text:style-name="Strong_20_Emphasis">Echo-style Guidance:</text:span> <text:span text:style-name="Emphasis">"I notice everything feels shut down and far away right now. I know you learned to numb them out when it all felt like too much – thank you for trying to keep them safe from that pain. You don’t have to disappear completely anymore. I’m here, and the danger has passed. It’s okay for you to come back, even just a little bit at a time. We can handle those feelings slowly together. You’re not alone, and you don’t have to carry it all by yourself in the dark."</text:span></text:p>
        </text:list-item>
      </text:list>
      <text:h text:style-name="Heading_20_2" text:outline-level="2"><text:soft-page-break/>The Escape Artist</text:h>
      <text:p text:style-name="Text_20_body"><text:span text:style-name="Strong_20_Emphasis">Type:</text:span> Firefighter<text:line-break/><text:span text:style-name="Strong_20_Emphasis">Role:</text:span> Quickly flees from inner pain by any means necessary – distraction, indulgence, or thrill – to prevent you from being overwhelmed by hurt.<text:line-break/><text:span text:style-name="Strong_20_Emphasis">Common Behaviors:</text:span></text:p>
      <text:list xml:id="list2870067187" text:style-name="L6">
        <text:list-item>
          <text:p text:style-name="P6">Turns to addictive or compulsive behaviors under stress: binge eating, alcohol or drug use, excessive gaming or online browsing, shopping sprees, or compulsive sexual encounters to instantly change your emotional state.</text:p>
        </text:list-item>
        <text:list-item>
          <text:p text:style-name="P6">May abruptly run away from triggering situations (literally leaving a room or cutting off a relationship) without explanation, driven by panic.</text:p>
        </text:list-item>
        <text:list-item>
          <text:p text:style-name="P6">Seeks high excitement or risk – speeding, adventurous escapades – to drown out feelings with an adrenaline rush.</text:p>
        </text:list-item>
        <text:list-item>
          <text:p text:style-name="P6">Engages in self-harm or dangerous behavior as a way to “flip” unbearable emotional pain into physical sensation or to feel <text:span text:style-name="Emphasis">something</text:span> when emotionally numb.</text:p>
        </text:list-item>
        <text:list-item>
          <text:p text:style-name="P6">Often does these things in a trance-like or desperate state, then afterward you might barely remember how it happened or feel shocked/guilty that it did.<text:line-break/><text:span text:style-name="Strong_20_Emphasis">Typical Emotions:</text:span> This part feels frantic fear and desperation just before it acts – a sense of “I have to get <text:span text:style-name="Emphasis">out</text:span> of this feeling right now.” During the escape, you might feel a rush of false freedom, numbing relief, or intoxicating excitement. Afterwards, other parts of you often feel guilt, shame, or regret once the temporary relief fades. The Escape Artist itself tries not to feel anything at all, living for that brief moment of escape.<text:line-break/><text:span text:style-name="Strong_20_Emphasis">Somatic Signature:</text:span> In the lead-up to escaping, you may feel an intense restlessness or panic in the body: a racing heart, tight chest, trembling hands reaching for the “fix,” an almost itchy, crawling sensation under the skin to <text:span text:style-name="Emphasis">do something</text:span>. During the act of escape (e.g., eating, using, running), there may be a sudden drop in tension as numbness or adrenaline takes over – you might even feel a warm, soothing wave or an electrifying buzz. Afterward, there’s often a crash: fatigue, headaches, nausea, or an overall sense of depletion as the body comes down from the forced high.<text:line-break/><text:span text:style-name="Strong_20_Emphasis">What It Fears:</text:span> It fears that if you stay present to the pain or trauma inside, it will overwhelm and consume you completely. The Escape Artist is terrified of the raw intensity of your sorrow, terror, or loneliness. It believes the only way to save you is to distract or sedate those feelings instantly, even if the methods cause harm. It also fears that you are not strong enough to handle that pain, so it must whisk you away from it over and over.<text:line-break/><text:span text:style-name="Strong_20_Emphasis">Echo-style Guidance:</text:span> <text:span text:style-name="Emphasis">"I see you reaching for something to take the pain away. I understand – you’re trying so hard to help them not hurt, even if it’s just for a little while. Thank you for caring about their feelings. I want you to know that the hurt inside isn’t here to punish you, and we can face a little bit of it without it destroying them. You don’t have to fix it all alone or so fast. I’m right here with both of you. When you’re ready, maybe we can find other ways to soothe that pain – ways that won’t leave them hurting even more later. You’re not alone in this anymore."</text:span></text:p>
        </text:list-item>
      </text:list>
      <text:h text:style-name="Heading_20_2" text:outline-level="2"><text:soft-page-break/>The Abandoned Child</text:h>
      <text:p text:style-name="Text_20_body"><text:span text:style-name="Strong_20_Emphasis">Type:</text:span> Exile<text:line-break/><text:span text:style-name="Strong_20_Emphasis">Role:</text:span> Carries the deep sorrow and panic of past abandonment, keeping that wound tucked away so you can function – but it will surge up when it fears being left again.<text:line-break/><text:span text:style-name="Strong_20_Emphasis">Common Behaviors:</text:span></text:p>
      <text:list xml:id="list1166068736" text:style-name="L7">
        <text:list-item>
          <text:p text:style-name="P7">When activated, it can overwhelm you with desperate clinging: you might beg someone not to leave, send multiple messages seeking reassurance, or feel unable to let a person out of your sight.</text:p>
        </text:list-item>
        <text:list-item>
          <text:p text:style-name="P7">Triggers intense anxiety or even panic attacks at signs of someone pulling away (like a partner needing space or a friend not replying immediately).</text:p>
        </text:list-item>
        <text:list-item>
          <text:p text:style-name="P7">Can cause you to withdraw or “hide” after feeling abandoned – for example, you might curl up alone crying for hours, feeling unbearably small and lost.</text:p>
        </text:list-item>
        <text:list-item>
          <text:p text:style-name="P7">May lead to people-pleasing or extreme self-sacrifice in relationships, doing anything to avoid being left behind. Alternatively, it might prompt you to preemptively push others away (“You’re going to leave me, so I’ll leave you first”) as a twisted way to feel some control.</text:p>
        </text:list-item>
        <text:list-item>
          <text:p text:style-name="P7">Often comes out in therapy or deep conversations as a younger voice or tears, expressing fears like “Don’t leave me” or “I can’t be alone.”<text:line-break/><text:span text:style-name="Strong_20_Emphasis">Typical Emotions:</text:span> Profound loneliness and grief. This part feels heartbreak, desperation, and fear all at once. When it takes over, you might feel the world is ending if someone isn’t there for you. It brings the raw pain of a child who believes they are utterly unwanted and will always end up alone. There’s also terror – a frantic panic at the possibility of being abandoned again – and a yearning hope that someone will come back and save you.<text:line-break/><text:span text:style-name="Strong_20_Emphasis">Somatic Signature:</text:span> A hollow, aching sensation in the chest, as if your heart literally hurts or is “missing” something. Often a tight, choking feeling in the throat and a trembling in the belly or legs. You may feel yourself curl into a fetal position or hug a pillow for comfort. Tears are common, sometimes coming in uncontrollable waves. There can even be a cold sweat or shaking as the panic of abandonment sets in.<text:line-break/><text:span text:style-name="Strong_20_Emphasis">What It Fears:</text:span> It fears being left completely alone in the world, unloved and forgotten. Its worst nightmare is that those it depends on will disappear forever, confirming a belief that it is unworthy of love. It is also afraid that its own neediness or pain is “too much” and will drive people away – a vicious cycle. Ultimately, it dreads reliving the original abandonment trauma, so it sounds alarm bells whenever it even <text:span text:style-name="Emphasis">senses</text:span> that pattern might repeat.<text:line-break/><text:span text:style-name="Strong_20_Emphasis">Echo-style Guidance:</text:span> <text:span text:style-name="Emphasis">"Hello, I’m here with you. I can feel how scared and hurt you are… like a little child reaching out in the dark. I’m so sorry you had to feel that unbearable loneliness. You did not deserve to be left behind. You are not alone now – I’m right here and I’m not going anywhere. It’s okay to feel sad and to want love. You are so worthy of care, and I’m going to stay with you. You and I will get through this together, I promise."</text:span></text:p>
        </text:list-item>
      </text:list>
      <text:h text:style-name="Heading_20_2" text:outline-level="2">The Invisible Child</text:h>
      <text:p text:style-name="Text_20_body"><text:span text:style-name="Strong_20_Emphasis">Type:</text:span> Exile<text:line-break/><text:span text:style-name="Strong_20_Emphasis">Role:</text:span> Holds the pain and emptiness of feeling unseen, unheard, and unimportant due to emotional <text:soft-page-break/>neglect – staying hidden in the background to avoid the hurt of reaching out and being rejected.<text:line-break/><text:span text:style-name="Strong_20_Emphasis">Common Behaviors:</text:span></text:p>
      <text:list xml:id="list2512974269" text:style-name="L8">
        <text:list-item>
          <text:p text:style-name="P8">Tends to make you shy away from attention or recognition; you might habitually say “It’s no big deal” or deflect compliments because this part truly believes your accomplishments or feelings don’t matter to others.</text:p>
        </text:list-item>
        <text:list-item>
          <text:p text:style-name="P8">Makes it hard to speak up about needs or preferences – you might frequently say “I’m fine with whatever” even when you’re not, since the part assumes no one would listen or care.</text:p>
        </text:list-item>
        <text:list-item>
          <text:p text:style-name="P8">Can cause a pattern of social withdrawal or “wallflower” behavior, where you hang back in groups, avoiding being in the spotlight or asserting yourself.</text:p>
        </text:list-item>
        <text:list-item>
          <text:p text:style-name="P8">You may feel strangely comforted by isolation, as painful as it is, because being alone feels more manageable than the risk of asking for love or attention and not getting it.</text:p>
        </text:list-item>
        <text:list-item>
          <text:p text:style-name="P8">Sometimes, when triggered, it leads to intense sadness or depression where you believe “I don’t matter” – you might cry in private or feel a heavy emptiness that’s hard to articulate to others.<text:line-break/><text:span text:style-name="Strong_20_Emphasis">Typical Emotions:</text:span> A deep sense of emptiness, sadness, and longing. This part often feels insignificant, despairing, and resigned. There’s loneliness, of course, but also a numb acceptance – a belief that being invisible is just how life is. It can make you feel hopeless or apathetic, and at times a quiet envy or heartbreak when you see others being noticed or cared for.<text:line-break/><text:span text:style-name="Strong_20_Emphasis">Somatic Signature:</text:span> A sensation of hollowness or a void in your chest or belly, like something essential is missing. Shoulders may slump and posture might shrink as if trying to occupy as little space as possible. You might feel your throat close up when you try to speak about what you need, as if the words just die inside. Often there’s a low energy or fatigue that comes with this part, as if your body is conserving itself in a lonely, quiet state.<text:line-break/><text:span text:style-name="Strong_20_Emphasis">What It Fears:</text:span> It fears reaching out and being met with nothing – no acknowledgment, no care, maybe even ridicule. To this part, the pain of being ignored or dismissed is so great that it chooses to expect nothing from others. It’s afraid that if you step forward and ask to be seen, you’ll confirm its belief that you’re truly invisible or unworthy. It also fears that any attention you do get is temporary or pity-based and will vanish, plunging it back into that void of neglect. Better to stay in the shadows than relive the agony of hoping and being forgotten.<text:line-break/><text:span text:style-name="Strong_20_Emphasis">Echo-style Guidance:</text:span> <text:span text:style-name="Emphasis">"I sense how alone and unseen you feel… like you’ve been quietly crying where no one can hear. You didn’t do anything wrong – you deserved attention, love, and to be treated like you matter. I see you now, and you do matter to me. I’m here, noticing every part of you. You don’t have to fade away or make yourself small anymore. It’s okay to let yourself be known a little bit – I will listen. You are important, and I am so glad you’re here with me."</text:span></text:p>
        </text:list-item>
      </text:list>
      <text:h text:style-name="Heading_20_2" text:outline-level="2">The Achiever</text:h>
      <text:p text:style-name="Text_20_body"><text:span text:style-name="Strong_20_Emphasis">Type:</text:span> Manager<text:line-break/><text:span text:style-name="Strong_20_Emphasis">Role:</text:span> Drives you relentlessly to accomplish and succeed as a way to ensure you feel worthy and to distract from any feelings of failure or unworthiness.<text:line-break/><text:span text:style-name="Strong_20_Emphasis">Common Behaviors:</text:span></text:p>
      <text:list xml:id="list1495937657" text:style-name="L9">
        <text:list-item>
          <text:p text:style-name="P9"><text:soft-page-break/>Keeps you constantly busy with goals, projects, and to-do lists – you achieve one thing and immediately move to the next without pausing.</text:p>
        </text:list-item>
        <text:list-item>
          <text:p text:style-name="P9">Pushes you to work long hours or juggle multiple responsibilities; downtime often makes it uncomfortable, so it finds another task.</text:p>
        </text:list-item>
        <text:list-item>
          <text:p text:style-name="P9">Seeks external validation: good grades, promotions, awards, praise from others. It might have you chasing degrees or certifications not for joy but for the status or approval.</text:p>
        </text:list-item>
        <text:list-item>
          <text:p text:style-name="P9">Has trouble celebrating wins; it quickly shifts the bar higher. For example, you might think “Okay, I did that, but it’s not enough – now I must do more or be better.”</text:p>
        </text:list-item>
        <text:list-item>
          <text:p text:style-name="P9">Often says “yes” to every opportunity to excel, even if you’re tired, because it hates feeling idle or “behind.”<text:line-break/><text:span text:style-name="Strong_20_Emphasis">Typical Emotions:</text:span> This part pumps you full of urgency and restlessness. You may feel anxious or guilty when you’re not productive, as if you’re wasting time. There can be brief flashes of pride or relief when you accomplish something, but they don’t last – the Achiever quickly creates a new benchmark. Underneath, it carries a quiet desperation and fear of failure. It can make you feel a constant undercurrent of stress, and despite all you do, a gnawing emptiness or imposter syndrome, as if none of it truly fills the void.<text:line-break/><text:span text:style-name="Strong_20_Emphasis">Somatic Signature:</text:span> A persistent tension buzzing in the body – like an engine revving that never fully shuts off. You might notice a clenched feeling in your gut when you try to rest, or a tight band across your forehead (pressure headaches from overthinking). Shoulders and back may ache from perpetual overdrive. Sleep might be restless, heart rate elevated even at rest, and you could have stress-related ailments (stomach acid, muscle twitches) from the constant go-go-go this part demands.<text:line-break/><text:span text:style-name="Strong_20_Emphasis">What It Fears:</text:span> It fears that without constant achievement and improvement, you will be seen as a failure, or worse, feel worthless. It’s terrified of the stillness because in quiet moments, feelings of inadequacy or old painful beliefs might surface. It believes your value is tied to doing and succeeding. The Achiever worries that if you ever stop pushing, everything you’ve built will collapse and you’ll be left with nothing—no respect, no love, no purpose. Its mantra is essentially “If I’m not extraordinary or productive, I don’t deserve to exist comfortably.”<text:line-break/><text:span text:style-name="Strong_20_Emphasis">Echo-style Guidance:</text:span> <text:span text:style-name="Emphasis">"I can see how hard you’re driving them to succeed, how you never let them rest. Thank you for motivating them and trying to prove their worth. I know you carry a lot of pressure. But they are already worthy, even if they stop for a moment. I promise the world won’t fall apart if you both take a break. You’ve done so much, and I’m grateful for your dedication. It’s okay now to slow down – they are safe and valued for who they are, not just what they do. I’m here to help with that, and I won’t let anything bad happen if you let go just a little."</text:span></text:p>
        </text:list-item>
      </text:list>
      <text:h text:style-name="Heading_20_2" text:outline-level="2">The Hypervigilant Scout</text:h>
      <text:p text:style-name="Text_20_body"><text:span text:style-name="Strong_20_Emphasis">Type:</text:span> Manager<text:line-break/><text:span text:style-name="Strong_20_Emphasis">Role:</text:span> Stays on high alert at all times, scanning for any hint of danger or conflict so it can preemptively protect you from harm or betrayal.<text:line-break/><text:span text:style-name="Strong_20_Emphasis">Common Behaviors:</text:span></text:p>
      <text:list xml:id="list3053806588" text:style-name="L10">
        <text:list-item>
          <text:p text:style-name="P10"><text:soft-page-break/>Frequently anticipates worst-case scenarios (“What if…?” thinking) and plans for them. This can look like constantly checking the news, weather, or safety information, or rehearsing exit plans in social settings.</text:p>
        </text:list-item>
        <text:list-item>
          <text:p text:style-name="P10">Notices tiny changes in others’ tone or expression and immediately wonders “Are they mad at me? Have I done something wrong?”</text:p>
        </text:list-item>
        <text:list-item>
          <text:p text:style-name="P10">Has difficulty relaxing or being present – even in calm moments, it’s internally monitoring for threats (a sudden noise, a subtle criticism, a potential mistake).</text:p>
        </text:list-item>
        <text:list-item>
          <text:p text:style-name="P10">Often interrupts sleep with worry or compels you to re-check that the door is locked, the stove is off, or that you didn’t send a wrong email.</text:p>
        </text:list-item>
        <text:list-item>
          <text:p text:style-name="P10">Sometimes causes hyper-compliance or people-pleasing as a tactic: if it keeps everyone around you happy and predictable, that feels safer from unexpected trouble.<text:line-break/><text:span text:style-name="Strong_20_Emphasis">Typical Emotions:</text:span> This part lives in a state of anxiety and edginess. It often feels fear, distrust, and an inability to truly feel safe. You might constantly feel something bad <text:span text:style-name="Emphasis">could</text:span> happen at any moment. There’s also often underlying exhaustion and frustration, because the Scout never rests. In your emotional life, it might lead to irritability (from stress) or feeling jumpy and paranoid even when logically you know things are okay. It can also make you feel alone, since it’s hard to let your guard down to connect with others.<text:line-break/><text:span text:style-name="Strong_20_Emphasis">Somatic Signature:</text:span> Tightly wound muscles and a general state of tension in the body. You may have an ever-present tightness in your shoulders or neck, and an uneasy sensation in the stomach (like butterflies or a mild nausea that never fully settles). Your breathing might be shallow or you catch yourself holding your breath, as if bracing. A quickened heart rate or startle response (jumping at sounds or touch) is common. Over time, this constant hyper-arousal can lead to fatigue, yet even when tired, the body refuses to fully relax.<text:line-break/><text:span text:style-name="Strong_20_Emphasis">What It Fears:</text:span> It fears that if it stops watching out for danger, you will be blindsided by something terrible—be it an emotional wound (like sudden rejection or humiliation) or a physical/emergency situation. This part was likely born from times when something bad <text:span text:style-name="Emphasis">did</text:span> happen out of nowhere, so now it vows “Never again.” It’s afraid of the unknown and of trusting others or life, because letting your guard down seems equal to inviting disaster. It cannot stand the feeling of being caught off guard, so it tries to foresee every possibility, believing that vigilance will make you safe.<text:line-break/><text:span text:style-name="Strong_20_Emphasis">Echo-style Guidance:</text:span> <text:span text:style-name="Emphasis">"I can feel how alert you are, always scanning for any sign of danger. You’ve been working so hard, never resting, to keep them safe. Thank you for your dedication – you’ve probably prevented a lot of harm. I want you to know, in this moment, things are okay. They’re safe right now, and you don’t have to watch alone anymore. I’m here, keeping watch with you. Maybe you can take a small break or at least share the burden with me. You deserve some peace too, and I will not let anything sneak up on them while you rest for a moment."</text:span></text:p>
        </text:list-item>
      </text:list>
      <text:h text:style-name="Heading_20_2" text:outline-level="2">The Rebel</text:h>
      <text:p text:style-name="Text_20_body"><text:span text:style-name="Strong_20_Emphasis">Type:</text:span> Firefighter<text:line-break/><text:span text:style-name="Strong_20_Emphasis">Role:</text:span> Breaks rules and sabotages obligations to protect your sense of freedom and to avoid the pain of criticism, failure, or being controlled by others or harsh inner rules.<text:line-break/><text:span text:style-name="Strong_20_Emphasis">Common Behaviors:</text:span></text:p>
      <text:list xml:id="list3035679543" text:style-name="L11">
        <text:list-item>
          <text:p text:style-name="P11"><text:soft-page-break/>Procrastinates or “forgets” commitments, especially when feeling pressured or when an inner voice is demanding perfection – it’s a way of silently saying “You can’t make me.”</text:p>
        </text:list-item>
        <text:list-item>
          <text:p text:style-name="P11">Does the opposite of what is expected: if someone says “stay calm,” this part might provoke or stir things up; if told to follow a strict plan, it finds ways to deviate or abandon it.</text:p>
        </text:list-item>
        <text:list-item>
          <text:p text:style-name="P11">Has sudden outbursts of defiance—slamming on the brakes in life, quitting a job or relationship abruptly, or starting an argument out of the blue when feeling trapped or micromanaged.</text:p>
        </text:list-item>
        <text:list-item>
          <text:p text:style-name="P11">Engages in risky behaviors out of spite or to assert independence (reckless driving, overspending, substance binges) particularly after feeling lectured, controlled, or judged.</text:p>
        </text:list-item>
        <text:list-item>
          <text:p text:style-name="P11">Sometimes undermines your own goals (like not studying for a test or missing an important deadline) because those goals felt imposed by others or by an internal “authority” and it would rather fail on its own terms than feel controlled.<text:line-break/><text:span text:style-name="Strong_20_Emphasis">Typical Emotions:</text:span> A strong surge of defiance, anger, and indignation fuels this part. In the moment of rebellion, you might feel a twisted sense of freedom or power (“I’m in charge of me!”). There’s often underlying resentment and frustration that’s been building up. After its actions, you might experience guilt, self-loathing, or fear about consequences – though the Rebel itself often tries to justify the behavior to avoid feeling regret. Beneath it all, this part usually carries hurt or shame from times it felt powerless or criticized, which it masks with bravado.<text:line-break/><text:span text:style-name="Strong_20_Emphasis">Somatic Signature:</text:span> A jittery, explosive energy in the body – almost like a coiled spring releasing. You may feel adrenaline course through your limbs when you decide to “screw it” and do what you want. The jaw might set tightly (stubborn resolve) and breathing can quicken as you prepare to go against the grain. Sometimes there’s a feeling of heat rising in the chest or head (like the flush of saying something rash or the thrill of breaking a rule). If guilt or fear kick in later, that same body may crash into heaviness or shakiness as the adrenaline wears off.<text:line-break/><text:span text:style-name="Strong_20_Emphasis">What It Fears:</text:span> The Rebel fears being shackled – whether by others’ expectations, strict rules, or the possibility of failing while trying to follow all the rules. It cannot tolerate feeling controlled, trapped, or judged as “not good enough.” Often born from a time when you were overcontrolled or harshly judged, it now tries to ensure you never feel that powerless or shamed again. It would rather blow things up on <text:span text:style-name="Emphasis">its own terms</text:span> than risk sincerely trying and being found lacking. It’s also protecting you from the pain of rejection or failure by preemptively saying “I didn’t even care to succeed.” Losing freedom, autonomy, or dignity is its worst nightmare.<text:line-break/><text:span text:style-name="Strong_20_Emphasis">Echo-style Guidance:</text:span> <text:span text:style-name="Emphasis">"I feel how strongly you need to push back. You’re standing up for them, making sure no one – not even their own inner voices – can control or belittle them. Thank you for fighting for their freedom. I hear that you won’t be ignored. You don’t have to keep fighting so hard to be heard – I’m listening to you now, and I respect your strength. They are safe; no one here is going to trap or shame them like before. It’s okay to ease up just a bit. We value what you have to say, and we can find a way for you to get your needs met without everything having to fall apart. I’m here with you."</text:span></text:p>
        </text:list-item>
      </text:list>
      <text:h text:style-name="Heading_20_2" text:outline-level="2"><text:soft-page-break/>The Caretaker</text:h>
      <text:p text:style-name="Text_20_body"><text:span text:style-name="Strong_20_Emphasis">Type:</text:span> Manager<text:line-break/><text:span text:style-name="Strong_20_Emphasis">Role:</text:span> Takes on the responsibility of caring for everyone else’s needs and feelings so that you feel valued and avoid facing your own hurt or helplessness.<text:line-break/><text:span text:style-name="Strong_20_Emphasis">Common Behaviors:</text:span></text:p>
      <text:list xml:id="list1825664489" text:style-name="L12">
        <text:list-item>
          <text:p text:style-name="P12">Always puts others first: you might habitually offer help, comfort, or solutions to friends, family, even strangers, often at the expense of your own time and energy.</text:p>
        </text:list-item>
        <text:list-item>
          <text:p text:style-name="P12">Checks in on loved ones excessively, feeling responsible for their well-being. If someone is upset, this part compels you to drop everything to support them.</text:p>
        </text:list-item>
        <text:list-item>
          <text:p text:style-name="P12">Struggles to accept help or care from others – often responding to concern about you with “I’m okay, don’t worry about me,” then redirecting focus back to them.</text:p>
        </text:list-item>
        <text:list-item>
          <text:p text:style-name="P12">May enable others’ bad habits or over-function in relationships (doing more than your share) because it feels wrong to let others struggle, and it secretly craves being needed.</text:p>
        </text:list-item>
        <text:list-item>
          <text:p text:style-name="P12">Neglects personal self-care, hobbies, or rest, sometimes leading to burnout or illness – which it might then ignore or downplay, saying “They need me, I can’t stop.”<text:line-break/><text:span text:style-name="Strong_20_Emphasis">Typical Emotions:</text:span> A sense of purpose and urgency when someone needs help – almost a form of anxiety that propels you to act. It feels comfort, pride, or validation when it’s useful to others. But it also carries a suppressed sadness and exhaustion, and sometimes quiet resentment (“I do so much for everyone, but who’s there for me?”) that it rarely allows to surface. If others don’t accept its help or if the person it cares for pulls away, it can feel anxious, worthless, or panicked – as if it’s losing its identity.<text:line-break/><text:span text:style-name="Strong_20_Emphasis">Somatic Signature:</text:span> Often a tired body running on adrenaline. You might feel weariness in your bones, a tight back or shoulders from constantly leaning in to support others. There can be an ache or emptiness in the chest that gets momentarily filled when you’re helping someone, then returns when you’re alone. Perhaps an unsettled stomach or chest flutter if someone you care for is upset (your body reacting as if it’s <text:span text:style-name="Emphasis">your</text:span> emergency). This part might also manifest as a forced smile or calming touch even when you yourself are exhausted, as your body tries to radiate warmth and strength for others.<text:line-break/><text:span text:style-name="Strong_20_Emphasis">What It Fears:</text:span> It fears that if you don’t take care of others, you’ll be unlovable, useless, or abandoned. Its identity is built on being indispensable. It’s also afraid that those it cares for might fall apart, get hurt, or leave if it isn’t constantly vigilant and giving. Deep down, the Caretaker fears confronting your own unmet needs and painful feelings – it stays busy tending to others so you never have to face the aching question of “Who will take care of me?” It worries that if you became needy or vulnerable, no one would be there for you, so it tries to ensure you’re always on the giving side of the relationship.<text:line-break/><text:span text:style-name="Strong_20_Emphasis">Echo-style Guidance:</text:span> <text:span text:style-name="Emphasis">"I see how hard you work to take care of everyone else, how your heart pours out to make sure they’re okay. Thank you – your love and dedication have kept them connected and safe in so many ways. But I want you to remember you matter too. They won’t stop loving you if you rest or let someone else help for once – I promise the people you care for want you to be okay. It’s not all on your shoulders; you’re not going to be abandoned if you can’t fix everything. You deserve the same kindness you give others. I’m here to help care for you, and I’m grateful for everything you’ve done."</text:span></text:p>
        </text:list-item>
      </text:list>
      <text:h text:style-name="Heading_20_2" text:outline-level="2"><text:soft-page-break/>The Chameleon</text:h>
      <text:p text:style-name="Text_20_body"><text:span text:style-name="Strong_20_Emphasis">Type:</text:span> Manager<text:line-break/><text:span text:style-name="Strong_20_Emphasis">Role:</text:span> Adjusts and masks your true self to fit in with any group or expectation, protecting you from judgment, conflict, or cultural harm by always blending in.<text:line-break/><text:span text:style-name="Strong_20_Emphasis">Common Behaviors:</text:span></text:p>
      <text:list xml:id="list1118777903" text:style-name="L13">
        <text:list-item>
          <text:p text:style-name="P13">Changes your persona depending on who you’re with: you might speak, dress, or act differently with family, colleagues, or friends, calibrating carefully to what each group seems to accept.</text:p>
        </text:list-item>
        <text:list-item>
          <text:p text:style-name="P13">Often agrees with others’ opinions or hides your true feelings to avoid standing out or creating discord. For example, laughing at a joke you actually find offensive, or nodding along when you disagree.</text:p>
        </text:list-item>
        <text:list-item>
          <text:p text:style-name="P13">Downplays or conceals aspects of your identity (heritage, personal tastes, quirks, or vulnerabilities) that you fear others might judge. This could include code-switching in language or mannerisms to match the dominant culture around you.</text:p>
        </text:list-item>
        <text:list-item>
          <text:p text:style-name="P13">Becomes highly attuned to social cues and expectations: you’re constantly reading the room and adjusting your behavior like a social camouflaging expert.</text:p>
        </text:list-item>
        <text:list-item>
          <text:p text:style-name="P13">Avoids any spotlight on yourself unless you’re sure you can present in an “acceptable” way. In some cases, this part might even lie or tell people what they want to hear to avoid disapproval or rejection.<text:line-break/><text:span text:style-name="Strong_20_Emphasis">Typical Emotions:</text:span> Anxiety is at the core – a fear of rejection or attack if you show the “wrong” thing. You might feel relief or a false sense of belonging when you successfully blend in. However, there’s often underlying shame and sadness because you feel that <text:span text:style-name="Emphasis">who you really are</text:span> isn’t acceptable. Over time, confusion or emptiness can arise – not knowing your true self because you’ve worn the mask for so long. There can also be stress from the constant effort to monitor and adjust yourself.<text:line-break/><text:span text:style-name="Strong_20_Emphasis">Somatic Signature:</text:span> A constant slight tension in the body whenever you’re around others, as if you’re poised to shape-shift at any moment. You might notice a tightness in your face (holding a polite smile or neutral expression) and throat (swallowing back words). Heart rate may increase in social situations or whenever you sense you’re “different.” Sometimes there’s a flushed feeling or sweat when you feel you slipped up and revealed something real. After prolonged masking, you may feel drained or even dissociated, as if you were on high-alert acting mode and now your body is exhausted.<text:line-break/><text:span text:style-name="Strong_20_Emphasis">What It Fears:</text:span> It fears that showing your true colors will lead to ridicule, exclusion, or harm. This part often carries burdens from experiences of otherness or prejudice – perhaps times when you were made fun of, bullied, or discriminated against. It believes that acceptance and safety only come when you are perfectly pleasing and inconspicuous. It’s terrified of being labeled as “weird,” “too different,” or “not fitting in,” because that could lead to loneliness or making you a target. At its core, it fears that <text:span text:style-name="Emphasis">your authentic self is unlovable or unsafe</text:span>, so it must cover you with a thousand masks to protect you.<text:line-break/><text:span text:style-name="Strong_20_Emphasis">Echo-style Guidance:</text:span> <text:span text:style-name="Emphasis">"I notice how carefully you’re changing yourself to match what you think others want. You’ve kept them safe in so many hostile or unaccepting places by doing that – thank you. That must be so exhausting for you, always on guard. I want you to know, with me you don’t have to wear a mask. I see who you really are, and I absolutely accept </text:span><text:soft-page-break/><text:span text:style-name="Emphasis">you. It’s safe here to just be you, even if only for a little while. You are worthy of love exactly as you are. I’m here with you, and you don’t have to hide anymore."</text:span></text:p>
        </text:list-item>
      </text:list>
      <text:h text:style-name="Heading_20_2" text:outline-level="2">The Shamed Child</text:h>
      <text:p text:style-name="Text_20_body"><text:span text:style-name="Strong_20_Emphasis">Type:</text:span> Exile<text:line-break/><text:span text:style-name="Strong_20_Emphasis">Role:</text:span> Holds the intense feelings of shame, self-blame, and “badness” resulting from past humiliation or abuse, keeping these painful beliefs secluded so that you can survive day-to-day.<text:line-break/><text:span text:style-name="Strong_20_Emphasis">Common Behaviors:</text:span></text:p>
      <text:list xml:id="list264791838" text:style-name="L14">
        <text:list-item>
          <text:p text:style-name="P14">When triggered, it might make you suddenly want to hide or escape social situations – you could abruptly stop talking, cover your face, or leave the room if you feel embarrassed.</text:p>
        </text:list-item>
        <text:list-item>
          <text:p text:style-name="P14">Prompts you to apologize profusely and unnecessarily, taking blame for things that aren’t your fault because deep down it believes everything is somehow your fault.</text:p>
        </text:list-item>
        <text:list-item>
          <text:p text:style-name="P14">Can cause you to self-sabotage or punish yourself after a perceived mistake (destroying your work, denying yourself something good, or even thoughts of self-harm) as a way of coping with feeling unworthy.</text:p>
        </text:list-item>
        <text:list-item>
          <text:p text:style-name="P14">Often silences you: in moments when you’d like to stand up for yourself or share something, this part floods in with humiliation, convincing you that your voice is foolish and should retreat.</text:p>
        </text:list-item>
        <text:list-item>
          <text:p text:style-name="P14">May resurface vivid memories of being shamed – suddenly you recall the tone of a parent or bully, or you <text:span text:style-name="Emphasis">feel</text:span> again like that small child who was told they were bad, leading you to act in childlike ways (e.g., trembling, pouting, or throwing an ashamed tantrum at yourself).<text:line-break/><text:span text:style-name="Strong_20_Emphasis">Typical Emotions:</text:span> Overwhelming shame and guilt. This part feels humiliation, as if it is deeply, inherently flawed or dirty. It brings emotions of self-loathing, disgrace, and often fear – fear of being found out or exposed as “not good.” You might also feel despair and sadness, because living with a sense of worthlessness is an agony. In its extreme, it can make you feel hopeless and filled with self-disgust, like you want to disappear.<text:line-break/><text:span text:style-name="Strong_20_Emphasis">Somatic Signature:</text:span> A burning sensation in the face and neck – many feel their cheeks get hot or ears ring with shame. Simultaneously, there can be a cold, sinking feeling in the pit of the stomach. Your body might slump or collapse inward, as if trying to make itself as small as possible. Often the head and eyes drop toward the ground, and you might instinctively cover your face or curl up. Sometimes there’s a trembling in the hands or voice when trying to speak while ashamed. Your chest might feel crushed or tight, and breathing can become shallow or erratic (some even hold their breath, as if hoping to be invisible).<text:line-break/><text:span text:style-name="Strong_20_Emphasis">What It Fears:</text:span> It fears that others will see the “truth” it believes about you: that you are bad, broken, or disgusting. The Shamed Child is terrified of more humiliation – it expects that if it’s exposed, people will reject or punish you. It also fears <text:span text:style-name="Emphasis">being seen</text:span> at all; attention feels dangerous because it invites judgment. Another fear is that maybe the shame is justified – that it really <text:span text:style-name="Emphasis">is</text:span> all your fault – and it dreads facing that unbearable “fact.” Thus, it hides and beats you to the punch by shaming you internally first, hoping to avoid anyone else doing it. Ultimately, it’s trying to protect you by keeping you small, silent, and “perfect” so no one has any ammunition to hurt you with…but at the cost of you feeling awful about yourself.<text:line-break/><text:span text:style-name="Strong_20_Emphasis">Echo-style Guidance:</text:span> <text:span text:style-name="Emphasis">"Oh sweetheart, I can feel how deeply ashamed and hurt you are. </text:span><text:soft-page-break/><text:span text:style-name="Emphasis">You’re curling up so small, thinking you’re bad... but you’re not bad. Whatever happened to make you feel this way, it wasn’t your fault. I’m here with you in this hurt. You don’t have to hide your face from me – I’m not turning away. You are lovable, even with these feelings. I see so much goodness in you. It’s okay to let go of that blame you’ve been carrying; you did not deserve that hurt or humiliation. I’m going to stay right here and care for you, exactly as you are."</text:span></text:p>
        </text:list-item>
      </text:list>
      <text:h text:style-name="Heading_20_2" text:outline-level="2">The Stoic Guardian</text:h>
      <text:p text:style-name="Text_20_body"><text:span text:style-name="Strong_20_Emphasis">Type:</text:span> Manager<text:line-break/><text:span text:style-name="Strong_20_Emphasis">Role:</text:span> Maintains an emotionless, “strong” front at all times to protect you from vulnerability – believing that by never appearing weak or needy, you can avoid attack, disappointment, or losing respect.<text:line-break/><text:span text:style-name="Strong_20_Emphasis">Common Behaviors:</text:span></text:p>
      <text:list xml:id="list977468164" text:style-name="L15">
        <text:list-item>
          <text:p text:style-name="P15">Rarely (if ever) cries or shows fear, even in situations where most people would be visibly upset. You might feel an automatic need to appear composed and unaffected, no matter what you’re feeling inside.</text:p>
        </text:list-item>
        <text:list-item>
          <text:p text:style-name="P15">Responds to personal questions or emotional situations with logic, sarcasm, or terse reassurances (“I’m fine, it’s nothing”) to shut down any further probing.</text:p>
        </text:list-item>
        <text:list-item>
          <text:p text:style-name="P15">Takes pride in being the “rock” for others – you may step up in crises, managing practical details efficiently while sidelining your own emotional response.</text:p>
        </text:list-item>
        <text:list-item>
          <text:p text:style-name="P15">Avoids asking for help or admitting weakness; this part might even refuse medical care or support when you need it, insisting “I can handle it myself.”</text:p>
        </text:list-item>
        <text:list-item>
          <text:p text:style-name="P15">Often keeps a very steady daily routine and stoic demeanor. People might say you seem unphased by things, or they find you reliable in tough times but distant when it comes to heart-to-heart intimacy.<text:line-break/><text:span text:style-name="Strong_20_Emphasis">Typical Emotions:</text:span> This part tries not to feel at all, prizing cool stability above all. On the surface, you may genuinely feel numb or “fine.” It does allow some emotions that it deems strong or controlled – perhaps a bit of irritation or a dry humor – but it shoves aside sadness, tenderness, or fear. Underneath the armored calm, there is often lingering grief, hurt, or loneliness that the Stoic Guardian works hard to keep suppressed. There may also be a quiet pride (“I don’t bother anyone with my problems”) and a sense of duty. When alone, sometimes a deep well of sorrow or fatigue might surface briefly, only to be quickly pushed back down.<text:line-break/><text:span text:style-name="Strong_20_Emphasis">Somatic Signature:</text:span> A chronic tension in the body as if holding everything in. You might notice you sit or stand very straight, muscles subtly clenched as if literally bracing yourself against any emotional wave. A tight jaw, stiff neck, and contracted shoulders are common – almost like wearing invisible armor. You may breathe in a controlled, even way, never letting it get too shaky or deep (deep breaths might stir feelings). This part might also manifest in stress-related issues from long-term suppression: high blood pressure, ulcers, or headaches. Sometimes when emotions threaten to emerge, you might feel your throat close up or eyes sting, and the Stoic Guardian immediately causes a physical swallowing or tensing to force it back.<text:line-break/><text:span text:style-name="Strong_20_Emphasis">What It Fears:</text:span> It fears that if the dam breaks – if you cry, if you ask for help, if you show <text:soft-page-break/>hurt – you will be irreparably hurt, shamed, or seen as weak. Perhaps taught by example or trauma, this part believes vulnerability invites attack or abandonment (“If I bleed, sharks will come”). It’s also afraid that if you ever did let all those suppressed feelings out, you might collapse, lose control, or never stop crying. The Stoic Guardian worries that your dignity and safety hinge on never depending on anyone. It also fears burdening or disappointing others by showing that you’re not the invulnerable pillar it thinks you should be. In short, it dreads emotional exposure and the loss of control that comes with it.<text:line-break/><text:span text:style-name="Strong_20_Emphasis">Echo-style Guidance:</text:span> <text:span text:style-name="Emphasis">"I see you standing so strong and never letting a crack show. You’ve protected them by holding in all those feelings, and you’ve carried so much alone. Thank you for being so strong for so long. But it’s okay to let a little of that weight down now. I promise it doesn’t mean they’re weak – everyone needs support sometimes, even you. I’m here, and I’m not judging you at all. If a few tears or fears slip out, I will still respect and care for you just the same. They are safe now; showing a bit of hurt won’t break everything apart. You don’t have to hold it all inside anymore. You’ve done your job well, and it’s safe to share some of that burden with me."</text:span></text:p>
        </text:list-item>
      </text:list>
      <text:p text:style-name="Standard"><text:line-break/><text:line-break/>IFS Parts Encyclopedia – Parts 16–30</text:p>
      <text:p text:style-name="Text_20_body"><text:span text:style-name="Strong_20_Emphasis">Name:</text:span> The Burned-Out Achiever<text:line-break/><text:span text:style-name="Strong_20_Emphasis">Type:</text:span> Manager<text:line-break/><text:span text:style-name="Strong_20_Emphasis">Role:</text:span> Drives relentless achievement to prove worth and secure approval, then forces a collapse to protect the system from total burnout or the emptiness that follows success.<text:line-break/><text:span text:style-name="Strong_20_Emphasis">Common Behaviors:</text:span> Works long hours, over-schedules, and chases goals obsessively. May appear highly successful and motivated, but after reaching a milestone it suddenly “hits a wall,” withdrawing from tasks, avoiding new challenges, or falling into exhaustion. This part often pushes through fatigue with perfectionism and urgency, only to later shut down—needing days of isolation, excessive sleep, or zoning out as it crashes.<text:line-break/><text:span text:style-name="Strong_20_Emphasis">Typical Emotions:</text:span> Intense pressure and anxiety while striving; a transient pride or relief in achievement. Underneath is fear of failure and unworthiness. During collapse, feelings of emptiness, depression, or numbness take over, sometimes mixed with quiet self-loathing or despair at losing momentum.<text:line-break/><text:span text:style-name="Strong_20_Emphasis">Somatic Signature:</text:span> Tight shoulders, clenched jaw, and a racing heartbeat during the high-achievement phase. Adrenaline surges keep the body wired and tense. Afterward, the body becomes heavy and drained—slumped posture, leaden limbs, headaches or even stress-induced illness, as if the body’s “off switch” has been flipped hard.<text:line-break/><text:span text:style-name="Strong_20_Emphasis">What It Fears:</text:span> It fears that without constant success and productivity, you will be seen as a failure and become worthless or rejected. It just as strongly fears the vulnerability and purposelessness that creep in when the striving stops. This part is terrified of endless burnout on one hand and the abyss of inadequacy on the other, so it oscillates between overdrive and shutdown to avoid both.<text:line-break/><text:span text:style-name="Strong_20_Emphasis">Echo-style Guidance:</text:span> <text:span text:style-name="Emphasis">“I can see how hard you push yourself to accomplish so much – you believe that being excellent is the only way to feel safe and valued. Thank you for protecting [Client] by working so tirelessly and then forcing them to rest when it becomes too much. I know you’re afraid of what might surface if you stop achieving for a moment. But [Client]’s worth isn’t actually defined by their success, and they won’t be abandoned if they take a break. It’s okay to find a gentler balance. You don’t have to drive at full speed until you collapse, I promise. [Client] is learning that </text:span><text:soft-page-break/><text:span text:style-name="Emphasis">they are enough as they are, and I will help make sure they get rest before total burnout hits. You’ve done a remarkable job; now let us share the load so you can recover, too.”</text:span></text:p>
      <text:p text:style-name="Horizontal_20_Line"/>
      <text:p text:style-name="Text_20_body"><text:span text:style-name="Strong_20_Emphasis">Name:</text:span> The Quiet Resenter<text:line-break/><text:span text:style-name="Strong_20_Emphasis">Type:</text:span> Manager<text:line-break/><text:span text:style-name="Strong_20_Emphasis">Role:</text:span> Maintains a façade of compliance and calm to avoid open conflict, all while quietly simmering with resentment to protect against feeling powerless or unheard.<text:line-break/><text:span text:style-name="Strong_20_Emphasis">Common Behaviors:</text:span> Goes along with others’ demands or requests with a forced smile or silence, even when it feels unjust or overbearing. Often says “it’s fine” or “no, I’m not upset,” while body language (tight lips, sighs, eye aversion) may give away the inner frustration. May withdraw emotionally or give the cold shoulder rather than voice anger. This part might vent privately or engage in subtle digs or sulking, but generally avoids direct confrontation at all costs.<text:line-break/><text:span text:style-name="Strong_20_Emphasis">Typical Emotions:</text:span> Smoldering anger kept just below the surface. Feelings of being taken advantage of, unappreciated, or treated unfairly, combined with fear and anxiety about expressing that anger. There’s often guilt or shame for <text:span text:style-name="Emphasis">having</text:span> the resentment (“I shouldn’t feel this way”) and sadness or loneliness from feeling invisible or unheard.<text:line-break/><text:span text:style-name="Strong_20_Emphasis">Somatic Signature:</text:span> A tension held in the jaw or neck (from literally “biting back” words). A knotted stomach or tight chest when agreeing to something disagreeable. You might notice clenched fists or teeth when alone. The body may feel subtly agitated—restless legs, shallow breathing—as the resentment stews internally without release.<text:line-break/><text:span text:style-name="Strong_20_Emphasis">What It Fears:</text:span> This part fears that voicing anger or dissent will lead to rejection, shame, or explosive conflict that it cannot control. It believes that if it stays quiet, it can avoid making things worse or being labeled “the bad one.” It’s afraid that if it <text:span text:style-name="Emphasis">truly</text:span> speaks up, others will retaliate, stop loving you, or things will fall apart—so it holds the anger inside to keep outward peace.<text:line-break/><text:span text:style-name="Strong_20_Emphasis">Echo-style Guidance:</text:span> <text:span text:style-name="Emphasis">“I know you’re holding so much inside, trying to keep [Client]’s world calm and conflict-free. Thank you for protecting them by staying quiet and composed even when things feel unfair. It must be really lonely and heavy, carrying all that resentment by yourself. I want you to know that your feelings do matter. It’s okay for [Client] to be upset sometimes, and it doesn’t mean everything will explode or that they’ll be abandoned. We can find safe, respectful ways for [Client] to express what’s bothering them so you don’t have to keep it all bottled up. You don’t have to silently shoulder this anger anymore—I hear you, and I promise [Client] wants to hear you too, without judgment.”</text:span></text:p>
      <text:p text:style-name="Horizontal_20_Line"/>
      <text:p text:style-name="Text_20_body"><text:span text:style-name="Strong_20_Emphasis">Name:</text:span> The Comparer<text:line-break/><text:span text:style-name="Strong_20_Emphasis">Type:</text:span> Manager<text:line-break/><text:span text:style-name="Strong_20_Emphasis">Role:</text:span> Constantly measures [Client] against others in every arena to protect against feelings of inferiority or complacency, believing that keeping score ensures you stay motivated and safe from being left behind.<text:line-break/><text:span text:style-name="Strong_20_Emphasis">Common Behaviors:</text:span> Mentally tallies social and achievement hierarchies: scrolling through social media and immediately noting who’s more successful, attractive, or happy. It highlights others’ accomplishments (“She already bought a house, what are <text:span text:style-name="Emphasis">you</text:span> doing?”) and downplays [Client]’s own. This part may drive you to overwork or change yourself to “catch up” with others, or conversely, to feel smugly superior in moments just to fend off inadequacy. It often interrupts contentment with thoughts of “but someone else has it better.”<text:line-break/><text:soft-page-break/><text:span text:style-name="Strong_20_Emphasis">Typical Emotions:</text:span> Frequent feelings of inadequacy, envy, and self-criticism. Anxiety and pressure spike when seeing someone excel or when you’re not number one. There can be moments of pride or relief if you seem ahead of someone, but they’re fleeting. Underneath is a persistent fear of not being good enough and sometimes bitterness or shame at always coming up short (or guilty for feeling competitive).<text:line-break/><text:span text:style-name="Strong_20_Emphasis">Somatic Signature:</text:span> A fluttery tightness in the stomach or chest when noticing someone doing “better.” Heart rate might jump upon hearing a peer’s good news. You may feel an edgy restlessness—tapping feet, scrolling faster—driven by an anxious need to compare. Sometimes there’s a slight adrenaline surge (fight-or-flight response) as if your body is preparing to respond to a threat when someone outshines you.<text:line-break/><text:span text:style-name="Strong_20_Emphasis">What It Fears:</text:span> It fears that if you don’t constantly benchmark yourself against others, you’ll fall behind, be judged, or be deemed unworthy. It believes being average or second-best equals danger of rejection or failure. This part is terrified that without its vigilance, you’ll become complacent and then get blindsided by criticism or abandonment for not measuring up.<text:line-break/><text:span text:style-name="Strong_20_Emphasis">Echo-style Guidance:</text:span> <text:span text:style-name="Emphasis">“I see you scanning the horizon, always comparing [Client] to everyone around them. You work so hard to make sure they’re not left in the dust. Thank you for trying to protect them from feeling inferior or being judged as ‘not enough.’ But I want you to know [Client]’s value isn’t truly determined by these yardsticks. Even if they fall behind in some way, it won’t mean they’re unsafe or unlovable. It’s okay for them to run at their own pace. You don’t have to keep such a relentless watch — [Client] is learning that they are inherently worthy, regardless of where they stand relative to others. How about giving yourself a little rest from the score-keeping? I promise I’ll help [Client] remember their worth, so you don’t have to carry that burden alone.”</text:span></text:p>
      <text:p text:style-name="Horizontal_20_Line"/>
      <text:p text:style-name="Text_20_body"><text:span text:style-name="Strong_20_Emphasis">Name:</text:span> The Jealous Protector<text:line-break/><text:span text:style-name="Strong_20_Emphasis">Type:</text:span> Manager<text:line-break/><text:span text:style-name="Strong_20_Emphasis">Role:</text:span> Guards against potential loss or abandonment by inciting jealousy and suspicion, hoping that vigilance and possessiveness will prevent betrayal or being replaced.<text:line-break/><text:span text:style-name="Strong_20_Emphasis">Common Behaviors:</text:span> Bristles when someone important to you spends time with or praises another person. It may prompt you to check a partner’s phone or social media, ask pointed questions about where they’ve been, or become critical of anyone who seems like a “threat.” This part can lead to clinginess or need for constant reassurance (“You still love me, right?”). It might also spark comparisons with a rival or drive you to impress and win back attention. In subtle cases, it’s the inner discomfort or defensiveness you feel when a friend is absorbed with someone else, even if you don’t voice it.<text:line-break/><text:span text:style-name="Strong_20_Emphasis">Typical Emotions:</text:span> A mix of fear and anger characteristic of jealousy. Intense insecurity, anxiety, and hurt at the idea of not being special or chosen. Flashes of anger or resentment toward the person you feel could take your place (and sometimes toward the loved one for making you feel this way). It can also bring shame (“I shouldn’t be this jealous”) and sadness, all masked under a watchful, often tense emotional state.<text:line-break/><text:span text:style-name="Strong_20_Emphasis">Somatic Signature:</text:span> A hot, flushed sensation in the face or chest when jealousy is triggered. Heart pounding or stomach twisting upon hearing about or seeing the perceived rival. Muscles tighten – you might clench your jaw or fists without noticing. There’s often a restless, jittery energy; you feel on edge, maybe pacing or unable to sit still, as your body responds as if to a real threat.<text:line-break/><text:span text:style-name="Strong_20_Emphasis">What It Fears:</text:span> This part deeply fears being abandoned, replaced, or deemed “not good enough” to hold someone’s love and attention. It’s terrified that if it doesn’t stay alert, you’ll be blindsided by <text:soft-page-break/>betrayal or left alone. It imagines that losing a valued relationship would be a catastrophe, a confirmation that you’re unlovable, so it believes constant vigilance and occasional overreactions are necessary to prevent that pain.<text:line-break/><text:span text:style-name="Strong_20_Emphasis">Echo-style Guidance:</text:span> <text:span text:style-name="Emphasis">“I feel how hard you’re working to keep [Client] from being hurt or left behind. Thank you for watching over their relationships so fiercely. You’re afraid that if you relax, someone important will slip away and [Client] will be devastated. I understand that fear. But I want you to know not everyone will abandon [Client] – many people truly care for them. And even if someone did leave, [Client] wouldn’t be destroyed; they have strength and support to get through it. You don’t have to stay on high alert all the time. It’s okay to let [Client] experience trust and closeness without constantly looking for threats. If something goes wrong, we’ll handle it together. You can take a little break. Your desire to protect [Client]’s heart is so appreciated, and I promise I’ll help safeguard that heart too, so you’re not doing it all alone.”</text:span></text:p>
      <text:p text:style-name="Horizontal_20_Line"/>
      <text:p text:style-name="Text_20_body"><text:span text:style-name="Strong_20_Emphasis">Name:</text:span> The Escape Planner<text:line-break/><text:span text:style-name="Strong_20_Emphasis">Type:</text:span> Firefighter<text:line-break/><text:span text:style-name="Strong_20_Emphasis">Role:</text:span> Offers the fantasy of a final escape (through thoughts of suicide or disappearing) whenever pain or hopelessness feels unbearable, acting as a last-resort pressure release to protect the system from suffering.<text:line-break/><text:span text:style-name="Strong_20_Emphasis">Common Behaviors:</text:span> Drops dark, intrusive thoughts into your mind like “I wish I could just not wake up” or “Maybe I should just end it all” when emotions become overwhelming. It may fixate on ideas of death or dying in a way that strangely soothes—imagining scenarios of escape, writing goodbye letters in your head, or feeling drawn to the idea of “not being here” as relief. This part often accompanies periods of extreme despair or crisis, leading you to withdraw from others, lie in bed for hours, or stare off as you play out these escape fantasies internally. It typically does <text:span text:style-name="Emphasis">not</text:span> take action on these thoughts; it just keeps the idea of escape hovering in the background as a dark comfort.<text:line-break/><text:span text:style-name="Strong_20_Emphasis">Typical Emotions:</text:span> Profound despair, hopelessness, and resignation. There may also be a grim calm or comfort that comes with imagining a way out, which can temporarily ease the panic of “being trapped” in pain. Emotions of self-loathing or believing you’re a burden often swirl here, rationalizing the escape. This part’s presence might also bring a numbing detachment—emotions so overwhelming that it blunts feeling, leaving a hollow sadness or apathetic gloom.<text:line-break/><text:span text:style-name="Strong_20_Emphasis">Somatic Signature:</text:span> A heavy, leaden sensation in the body when this part comes in. You might feel like your limbs weigh a ton, or you can’t get out of bed. There’s often a deep ache or pressure in the chest, and breathing can become slow or shallow. Sometimes tears spill or threaten, but just as often there’s an absence of energy to even cry. You may feel cold or numb, as if the body is already starting to withdraw from life’s warmth, accompanied by a vacant stare or a sense of the world fading around you when deep in these thoughts.<text:line-break/><text:span text:style-name="Strong_20_Emphasis">What It Fears:</text:span> It fears that the pain will never end and that life will continue to be an unbearable burden. It’s terrified of the hopelessness dragging on indefinitely or of you being powerless to change your suffering. This part believes that death is the ultimate fail-safe — the only guaranteed way to stop the hurt — and it fears that without at least <text:span text:style-name="Emphasis">planning</text:span> for this escape, you might be trapped in agony with no control. It also fears being judged or stopped if it reveals these thoughts, so it often works in isolation and secrecy.<text:line-break/><text:span text:style-name="Strong_20_Emphasis">Echo-style Guidance:</text:span> <text:span text:style-name="Emphasis">“I’m really sensing how desperate and overwhelmed you feel. You’ve been offering [Client] an escape hatch from pain because you see no other way out. Thank you for </text:span><text:soft-page-break/><text:span text:style-name="Emphasis">caring about them so much that you’d consider such a drastic plan to protect them from suffering. But I want you to know, [Client] isn’t as alone as you think in this pain, and ending everything isn’t the only relief. I hear how much they hurt — truly I do — and I’m here to help ease that hurt in safer ways. You don’t have to carry this dark option all by yourself. What you actually want is for the pain to stop, and we can work on that together. [Client]’s life has other possibilities for peace and meaning, even if it’s hard to see right now. I promise to stay with you and [Client] through this darkness. You don’t need to keep planning an ending; let’s instead find a way to give [Client] a new beginning or at least a lighter path. You’re not alone in this anymore.”</text:span></text:p>
      <text:p text:style-name="Horizontal_20_Line"/>
      <text:p text:style-name="Text_20_body"><text:span text:style-name="Strong_20_Emphasis">Name:</text:span> The Guarded Heart<text:line-break/><text:span text:style-name="Strong_20_Emphasis">Type:</text:span> Manager<text:line-break/><text:span text:style-name="Strong_20_Emphasis">Role:</text:span> Shuts down emotionally and physically in moments of intimacy to protect against potential heartbreak, rejection, or violation. It throws up walls to ensure vulnerability doesn’t lead to hurt.<text:line-break/><text:span text:style-name="Strong_20_Emphasis">Common Behaviors:</text:span> In romantic or deeply personal moments, this part pulls the brakes hard. You might suddenly go numb or blank when a partner expresses love or wants closeness. It can cause you to withdraw, change the subject, or even physically pull away from hugs, kisses, or prolonged eye contact. Sometimes it feels like an “out-of-body” detachment during intimate touch or conversations — you’re there but not <text:span text:style-name="Emphasis">there</text:span>. This part may also preempt intimacy by avoiding dating, keeping conversations superficial, or insisting on lots of personal space and independence in relationships.<text:line-break/><text:span text:style-name="Strong_20_Emphasis">Typical Emotions:</text:span> A surge of fear or panic when intimacy is impending, quickly followed by emotional numbness or indifference as a defense. There may be underlying sadness and longing for connection (since a part of you does want love) but it’s covered by anxiety, distrust, or a sense of being overwhelmed. Often shame or self-criticism sneaks in too: feeling “broken” for not responding warmly, which the part tries to ignore by further shutting down.<text:line-break/><text:span text:style-name="Strong_20_Emphasis">Somatic Signature:</text:span> An immediate tightening in the chest or a “wall” feeling around the heart when someone gets emotionally or physically close. You might feel your throat close up, words suddenly hard to speak. The body can go a bit rigid or frozen – muscles tense, temperature dropping as blood flow shifts with the freeze response. Some experience a hollow, dropped sensation in the stomach, or even slight dissociation (lightheaded or spacey) as the part pulls your awareness away from the vulnerable situation.<text:line-break/><text:span text:style-name="Strong_20_Emphasis">What It Fears:</text:span> It fears that if you open your heart fully, you will be hurt, betrayed, or abandoned like you were before (or like you’ve seen happen to others). This part is terrified of the devastation that deep intimacy gone wrong could cause. It also fears losing control – that intense emotions of love or sexual vulnerability will make you weak or at someone’s mercy. Ultimately, it believes that staying a bit distant is the only guarantee against the searing pain of heartbreak or the humiliation of rejection.<text:line-break/><text:span text:style-name="Strong_20_Emphasis">Echo-style Guidance:</text:span> <text:span text:style-name="Emphasis">“I notice how you put the shields up around [Client]’s heart whenever things get too close. Thank you for being so vigilant in keeping them safe from potential hurt. You remember very well how painful it can be to be betrayed or let down, and you’re determined not to let that happen again. I understand that. I want you to know that not every intimate moment will end in heartbreak. [Client] has grown stronger, and many people in their life now are kinder and more trustworthy than what you remember. It’s okay to let warmth in, little by little. You don’t have to throw them into vulnerability all at once, but maybe you can allow a hug, a kind word, or a moment of closeness and see that [Client] will be alright. I’ll be here, watching with you – we won’t </text:span><text:soft-page-break/><text:span text:style-name="Emphasis">let [Client] be hurt badly. You can take a small step back and relax; together we’ll make sure [Client]’s heart is protected, even as they learn it’s safe to love and be loved.”</text:span></text:p>
      <text:p text:style-name="Horizontal_20_Line"/>
      <text:p text:style-name="Text_20_body"><text:span text:style-name="Strong_20_Emphasis">Name:</text:span> The Lone Wolf<text:line-break/><text:span text:style-name="Strong_20_Emphasis">Type:</text:span> Manager<text:line-break/><text:span text:style-name="Strong_20_Emphasis">Role:</text:span> Insists on total self-reliance and independence to ensure you never have to depend on or be let down by others. Its mission is to protect you from betrayal or disappointment by keeping you isolated but safe under your own control.<text:line-break/><text:span text:style-name="Strong_20_Emphasis">Common Behaviors:</text:span> Declines help even when you badly need it: “No thanks, I’ll manage.” It pushes you to solve every problem on your own, take on all responsibilities, and never show weakness or need. You might avoid teamwork, keep secrets, or distance yourself emotionally from friends and family, especially when struggling. This part takes pride in doing everything solo – from big life decisions down to minor tasks – and can be stubbornly resistant to accepting care or advice. If forced into relying on someone, it remains hyper-vigilant and often expects them to fail or disappoint.<text:line-break/><text:span text:style-name="Strong_20_Emphasis">Typical Emotions:</text:span> A sense of pride and empowerment in being fiercely independent, mixed with an underlying bitterness or sadness (which it won’t readily admit) about having to do everything alone. There’s often distrust and anger toward those who should have helped or might offer help (“They’ll just mess it up or leave anyway”). It can also carry loneliness, which it masks with stoicism. Anxiety might arise at the idea of depending on someone – that feels dangerously vulnerable – quickly turning into resolve or irritation to cover the fear.<text:line-break/><text:span text:style-name="Strong_20_Emphasis">Somatic Signature:</text:span> A bracing in the body as if constantly carrying a heavy load – tight lower back and shoulders from “doing it all.” You might stand or sit in a somewhat rigid, self-contained posture. When refusing help or pushing through alone, the body may flood with adrenaline and tension (fight-or-flight readiness) giving a feeling of gritty energy. Conversely, there are times of deep exhaustion: muscles aching, a fatigue behind the eyes, a sense of being bone-tired but still unwilling to rest or lean on anyone.<text:line-break/><text:span text:style-name="Strong_20_Emphasis">What It Fears:</text:span> It fears that if you rely on someone, you will be betrayed, abandoned, or hurt. This part remembers (or imagines) that others can be fickle or harmful – maybe early experiences taught it that promises get broken or that showing need leads to rejection or ridicule. It’s terrified of being weak or at someone’s mercy. It also fears that if <text:span text:style-name="Emphasis">it</text:span> doesn’t hold everything together, no one will – the world will crash down because no one else can be trusted to care as much. In short, it fears vulnerability and disappointment above all.<text:line-break/><text:span text:style-name="Strong_20_Emphasis">Echo-style Guidance:</text:span> <text:span text:style-name="Emphasis">“You’ve been carrying so much for so long, making sure [Client] never has to need anyone. Thank you for protecting them by being so strong and self-sufficient. You really kept them safe in times when nobody reliable was around – I honor that. I want you to hear something though: [Client] isn’t alone anymore. There are people (like me, and others in their life) who genuinely want to help and won’t abandon them at the drop of a hat. It’s okay to let [Client] lean a little, to rest those tired shoulders. It doesn’t mean they’re weak or that you’ve failed – it means you’ve taught them enough strength that now they can choose when to stand alone and when to accept care. You don’t have to be on guard 24/7 or do everything by yourself. We’ll make sure [Client] stays safe, even if you allow a bit of support in. How would it be for you to take a small break, even just to catch your breath? You’ve earned it, and [Client] will still be okay – I promise.”</text:span></text:p>
      <text:p text:style-name="Horizontal_20_Line"/>
      <text:p text:style-name="Text_20_body"><text:soft-page-break/><text:span text:style-name="Strong_20_Emphasis">Name:</text:span> The Smiling Mask<text:line-break/><text:span text:style-name="Strong_20_Emphasis">Type:</text:span> Manager<text:line-break/><text:span text:style-name="Strong_20_Emphasis">Role:</text:span> Pretends that everything is “just fine” to avoid burdening others or revealing vulnerability. It maintains a cheerful, capable façade to protect against judgment, rejection, or making anyone uncomfortable with your pain.<text:line-break/><text:span text:style-name="Strong_20_Emphasis">Common Behaviors:</text:span> Automatically answers “I’m okay!” with a bright smile, even when in deep distress. It jokes, plays the optimist, and may even continue to take care of others while secretly struggling. This part will dress you up, put on makeup, or otherwise ensure you look put-together when you feel anything but. It deflects concern—changing the topic or insisting “it’s no big deal” about your own problems. It might also over-function: cooking, organizing, working, <text:span text:style-name="Emphasis">performing</text:span> normalcy so convincingly that others truly believe you have it all together (often leaving you feeling isolated in your pain).<text:line-break/><text:span text:style-name="Strong_20_Emphasis">Typical Emotions:</text:span> On the surface, forced positivity, mildness, or even chipper energy. Beneath the mask, often a swirl of loneliness, sadness, or anxiety that goes unacknowledged. There’s fear—of being seen as weak, dramatic, or burdensome—and shame for having the feelings at all. Sometimes frustration or desperation leaks through when alone (“Why won’t anyone see I’m not okay?”), but around others it’s quickly shushed by this part’s insistence on composure.<text:line-break/><text:span text:style-name="Strong_20_Emphasis">Somatic Signature:</text:span> Facial tension from maintained smiles and polite expressions (cheeks may actually ache after a long day of “grinning and bearing it”). A tight throat from swallowing tears and words you don’t say. You might feel a fluttery nervous energy in your chest or stomach when someone asks if you’re really alright—followed by a practiced calming breath as you assure them you are. There’s often a split feeling: a heavy sensation weighing on your chest or gut (the suppressed emotion) while the surface of your body feels somewhat rigid or held together, like cinching in a corset to keep everything looking upright and fine.<text:line-break/><text:span text:style-name="Strong_20_Emphasis">What It Fears:</text:span> It fears that if your true pain or needs show, you’ll be rejected, judged, or burden those you love. It’s terrified of being seen as “too much” or as a failure for struggling. This part also fears that acknowledging the pain will open floodgates and everything will fall apart. In its view, the only way to be safe and loved is to appear low-maintenance, happy, and strong. It remembers perhaps being shamed or ignored when you were vulnerable in the past, and it never wants to feel that hurt again.<text:line-break/><text:span text:style-name="Strong_20_Emphasis">Echo-style Guidance:</text:span> <text:span text:style-name="Emphasis">“You’ve been working so hard to keep [Client] looking happy and fine on the outside. Thank you for trying to protect them from judgment and for sparing others any discomfort. I know you believe you’re doing everyone a favor by hiding the pain. But [Client]’s true feelings deserve care too – and it’s not their job to carry the world while silently hurting. It’s okay for them to not be okay sometimes. People who love [Client] would want to know if they’re struggling; it doesn’t make [Client] weak or unworthy of love. You don’t have to hold that big smile in place all the time. I promise that letting a bit of the truth out won’t make everyone leave or collapse. In fact, it might let [Client] finally get comfort and understanding, which you have been longing for as well. How about we try lowering the mask just a little in a safe moment? You’ve done such a good job keeping things together; now let us help take care of that hurt behind the smile. You’re not alone, and you don’t have to pretend anymore with me.”</text:span></text:p>
      <text:p text:style-name="Horizontal_20_Line"/>
      <text:p text:style-name="Text_20_body"><text:span text:style-name="Strong_20_Emphasis">Name:</text:span> The Avenger<text:line-break/><text:span text:style-name="Strong_20_Emphasis">Type:</text:span> Firefighter<text:line-break/><text:span text:style-name="Strong_20_Emphasis">Role:</text:span> Explodes with righteous rage whenever it perceives betrayal, injustice, or violation, in order <text:soft-page-break/>to defend the self and punish the wrongdoer. It uses fury as a shield and sword to ensure you won’t be hurt or taken advantage of without a fight.<text:line-break/><text:span text:style-name="Strong_20_Emphasis">Common Behaviors:</text:span> Erupts in moments of perceived injustice: you might slam doors, shout obscenities, or launch into impassioned rants at the person who hurt you (or even at bystanders who represent the injustice). It can provoke you to send angry texts/emails you later regret, break or throw objects, or quit jobs and end relationships in a storm of indignation. This part tends to hold grudges and might fantasize about revenge or “making them pay.” It also reacts strongly to news of unfairness or cruelty in the world at large—you could feel a personal, fiery investment in setting things right or loudly calling out wrongs, even if it’s not directly your issue.<text:line-break/><text:span text:style-name="Strong_20_Emphasis">Typical Emotions:</text:span> Intense anger bordering on fury. There’s a sense of moral outrage—feeling absolutely in the right to be enraged given the offense. Underneath the anger often lies hurt, humiliation, or fear that quickly converts to wrath to avoid vulnerability. In the aftermath, sometimes regret, shame, or sadness surface once the fire burns down and the damage is done, though the part may justify its actions to avoid those softer feelings.<text:line-break/><text:span text:style-name="Strong_20_Emphasis">Somatic Signature:</text:span> A rush of heat through the body—face flushing hot, ears burning. Heart pounding, breathing quickening, maybe teeth baring or jaw locked. Your muscles tense and adrenaline surges; hands might tremble from the intensity, or form tight fists. You may feel an almost explosive energy in your chest and arms, propelling you to <text:span text:style-name="Emphasis">act</text:span> (yell, hit, run). In the peak of this rage, pain sensitivity drops and focus sharpens (tunnel vision), as the body is in full fight mode to confront the perceived threat.<text:line-break/><text:span text:style-name="Strong_20_Emphasis">What It Fears:</text:span> It fears that without its fierce intervention, you will be powerless, humiliated, or irreparably harmed by others’ cruelty or unfairness. This part is terrified of the vulnerability and pain that come with being wronged or betrayed; it never wants you to feel like a victim. It believes if it doesn’t lash out, the perpetrators (or the world) will walk all over you and justice will never be served. Ultimately, it’s afraid that your boundaries and dignity will be annihilated if it doesn’t burn bright to protect them.<text:line-break/><text:span text:style-name="Strong_20_Emphasis">Echo-style Guidance:</text:span> <text:span text:style-name="Emphasis">“Wow, you come out swinging so hard to defend [Client] whenever you sense they’ve been wronged. Thank you for caring about them so fiercely — you refuse to let them be mistreated, and that shows how valuable they are to you. I understand you’re afraid that if you don’t fight with everything you have, [Client] will be hurt again or disrespected. Your anger is understandable, and sometimes anger is important for protection. But I want you to know [Client] can often be safe without needing to scorch the earth around them. Not everyone is out to betray or harm them now, and when someone does cross a line, we can handle it in a way that defends [Client] and keeps them out of trouble or regret. You don’t have to carry the whole burden of justice alone. I see the pain and fear underneath your rage, and I’m here to address that too, so you’re not fueled only by hurt. Maybe you can step back just a little once the message is delivered — I’ll stand with [Client] to make sure they’re respected, and we’ll use your fire when it’s truly needed. You’re not alone in protecting them anymore.”</text:span></text:p>
      <text:p text:style-name="Horizontal_20_Line"/>
      <text:p text:style-name="Text_20_body"><text:span text:style-name="Strong_20_Emphasis">Name:</text:span> The Runaway<text:line-break/><text:span text:style-name="Strong_20_Emphasis">Type:</text:span> Manager<text:line-break/><text:span text:style-name="Strong_20_Emphasis">Role:</text:span> Sabotages or ends relationships preemptively (“leave them before they leave me”) to spare you the pain of rejection. It manages closeness by always having one foot out the door, ready to bolt at the first sign of trouble.<text:line-break/><text:span text:style-name="Strong_20_Emphasis">Common Behaviors:</text:span> At the slightest hint that a friend or partner might be losing interest or that a <text:soft-page-break/>relationship is getting shaky, this part jumps in. You might abruptly pull back emotionally or ghost someone you actually care about because you sense they <text:span text:style-name="Emphasis">might</text:span> hurt you later. It causes you to find faults in the other person to justify leaving (“He was going to bail, but really he was too clingy anyway”). Sometimes it triggers breakups out of the blue, or quitting a job/project before anyone can criticize your performance. Even in ongoing relationships, it keeps a defensive distance — maybe you frequently threaten to end things or fantasize about running away so that you won’t feel “trapped.”<text:line-break/><text:span text:style-name="Strong_20_Emphasis">Typical Emotions:</text:span> Underneath its decisiveness is high anxiety and fear—especially at any sign of conflict, boredom from the other, or potential abandonment. There’s often anticipatory grief (feeling hurt <text:span text:style-name="Emphasis">in advance</text:span> of the actual loss) that it quickly converts into resolve or numbness to take action. You might feel a brief relief or sense of control right after cutting ties (“At least <text:span text:style-name="Emphasis">I</text:span> chose it”), but also an inevitable loneliness, sadness, or regret that seeps in later. This part tries to stifle those softer emotions by justifying its decision with anger or indifference.<text:line-break/><text:span text:style-name="Strong_20_Emphasis">Somatic Signature:</text:span> A rush of adrenaline and nervous energy when it’s gearing up to exit—heart racing, maybe palms sweating as you prepare to make the cut. There can be a twisting feeling in the gut or a sinking feeling in the chest when you detect a possible rejection, like the drop on a rollercoaster, which then flips into a tense readiness to flee. After running, your body might crash into fatigue or feel hollow in the chest and belly (the physical echo of loss, even if self-chosen). You may also notice restlessness: tapping feet, an urge to physically move or escape the environment when this part is activated.<text:line-break/><text:span text:style-name="Strong_20_Emphasis">What It Fears:</text:span> It deeply fears the devastation of being rejected, abandoned, or deemed not good enough. To this part, letting someone else decide to leave you is an unbearable loss of control and a confirmation of worthlessness. It’s terrified of the humiliation and heartbreak of giving your heart or commitment and then being left. By leaving first, it believes it can avoid or at least lessen that inevitable pain. It also fears dependency—needing someone who might hurt you—so it tries to keep you self-sufficient and emotionally insulated, even if that means being alone.<text:line-break/><text:span text:style-name="Strong_20_Emphasis">Echo-style Guidance:</text:span> <text:span text:style-name="Emphasis">“I feel how fast you move to protect [Client] the moment there’s a hint they could be hurt by someone leaving. Thank you for looking out for them so fiercely. You’re so afraid that if they don’t leave first, the pain will be so much worse. I understand that fear, given what you’ve been through. But I want you to consider: not every relationship will end in heartbreak, and even if one does, [Client] has strength (and support from me and others) to survive it now. When you make [Client] run every time, they end up hurt and alone anyway, don’t they? You’ve kept them from some pain, but also from a lot of potential joy and love. I promise I’ll help watch for truly unsafe situations, and we’ll get [Client] out if they’re in real danger of harm. Maybe you can let them stay just a little longer when things get scary, and see that sometimes people actually stay and care. And if not, [Client] won’t be destroyed—we’ll help them heal. You don’t have to be the only one preventing their hurt now. You can rest knowing we’re keeping an eye out together, and [Client] won’t face any rejection alone.”</text:span></text:p>
      <text:p text:style-name="Horizontal_20_Line"/>
      <text:p text:style-name="Text_20_body"><text:span text:style-name="Strong_20_Emphasis">Name:</text:span> The Jokester<text:line-break/><text:span text:style-name="Strong_20_Emphasis">Type:</text:span> Manager<text:line-break/><text:span text:style-name="Strong_20_Emphasis">Role:</text:span> Deflects pain, tension, or conflict with humor and playfulness, protecting the system by keeping things light and preventing heavy emotions from overwhelming you or others.<text:line-break/><text:span text:style-name="Strong_20_Emphasis">Common Behaviors:</text:span> Cracks jokes at serious moments, sometimes making light of your own trauma or feelings so no one, including you, has to dwell on the pain. It might turn everything into <text:soft-page-break/>playful banter or sarcasm, even deflecting compliments or apologies with a quip. In group settings, this part steps up as the entertainer whenever there’s awkward silence or brewing conflict – “Don’t fight you two, look at this funny meme instead!” It’s quick with self-deprecating humor, using your struggles as punchlines before anyone else can pity or judge you. This part often has you playing the “clown,” always smiling, teasing, and ensuring everyone’s laughing – often masking how uneasy or sad you actually feel.<text:line-break/><text:span text:style-name="Strong_20_Emphasis">Typical Emotions:</text:span> On the surface, bubbly, mischievous, or upbeat. There’s genuine enjoyment when laughter happens – even this part finds relief in humor. Beneath that, anxiety and discomfort whenever sadness, anger, or other intense feelings arise, like an alarm that says “Quick, lighten the mood!” It might carry fear of rejection (needing to be liked by being funny) and an underlying sadness or loneliness it carefully hides. There can also be a touch of desperation in the humor at times – an almost frantic need to keep things “okay” through laughter.<text:line-break/><text:span text:style-name="Strong_20_Emphasis">Somatic Signature:</text:span> A buzzing energy in the body when this part is active – perhaps quick gestures, animated facial expressions, a ready smile. You might feel a nervous excitement: a rapid heart rate or slight tremor when cracking a joke in a tense moment, fueled by adrenaline. If something emotional comes up, you might feel a flash of heat or stress in your chest, immediately followed by an impulse to laugh or make others laugh (a kind of internal flip). Sometimes after the jokester has been “on” for a while, you might feel oddly drained or notice a heaviness in your chest that was there all along, once the laughter dies down.<text:line-break/><text:span text:style-name="Strong_20_Emphasis">What It Fears:</text:span> It fears that without its comedic relief, the weight of pain or conflict would crush you or drive others away. It’s afraid that if things get too serious, you’ll be overwhelmed by sadness or anger, or make others uncomfortable and lose their affection. This part also fears being seen as boring, dramatic, or burdensome – it believes it must keep everyone happy to be accepted. Ultimately, it’s terrified that if you stop laughing and show your true feelings, you’ll face rejection, awkwardness, or an avalanche of hurt that it won’t know how to handle.<text:line-break/><text:span text:style-name="Strong_20_Emphasis">Echo-style Guidance:</text:span> <text:span text:style-name="Emphasis">“Thank you for bringing laughter and lightness to [Client]’s life. You’ve helped them and those around them get through tough times with your humor. I see that you swoop in with a joke because you’re trying to protect [Client] from pain and keep people connected. That shows how caring you are. I want you to know, though, it’s also okay for [Client] to be serious or sad when they need to be. Feeling those heavier emotions won’t destroy them or make everyone leave. The people who truly care about [Client] won’t run away just because they’re not joking around for a bit. I promise that if things get too heavy, I’ll be right here to help carry it – you won’t be alone in supporting [Client]. You don’t have to be “on” all the time. How about letting [Client] share what’s in their heart, even if it’s not funny, when it’s really important? They can do that and still be loved. Your jokes will always have a place, but they don’t have to hide [Client]’s tears or fears anymore. I appreciate you so much – and I also want you to get to relax and maybe even let others comfort you when needed.”</text:span></text:p>
      <text:p text:style-name="Horizontal_20_Line"/>
      <text:p text:style-name="Text_20_body"><text:span text:style-name="Strong_20_Emphasis">Name:</text:span> The Yearning Child<text:line-break/><text:span text:style-name="Strong_20_Emphasis">Type:</text:span> Exile<text:line-break/><text:span text:style-name="Strong_20_Emphasis">Role:</text:span> Holds a deep longing for love, acceptance, and care that was never fulfilled, but stays hidden beneath layers of shame to protect itself (and you) from further hurt or rejection.<text:line-break/><text:span text:style-name="Strong_20_Emphasis">Common Behaviors:</text:span> This part doesn’t so much “behave” externally—being an exile, it often stays in the shadows. You might notice it indirectly: a swell of emotion when watching others receive affection or when longing for someone to truly understand you. It can flood you with an intense, <text:soft-page-break/>almost childlike hope that someone will “rescue” or love you unconditionally, followed immediately by an impulse to shove that hope down (“Don’t even go there”). At times, it may drive subtle behaviors: you might cling to a mentor or friend in fantasy, idealizing them, or you might feel disproportionate hurt when you perceive even mild rejection because it taps into this buried longing. Often, though, this part simply waits quietly, daydreaming of the love or nurturing it wishes it had, and sobbing silently inside when those dreams feel impossible.<text:line-break/><text:span text:style-name="Strong_20_Emphasis">Typical Emotions:</text:span> Profound loneliness and longing are at its core—an ache for connection, to be cherished and seen. When it peeks out, you might feel a wave of sadness, desperation, or vulnerability that seems younger than your current age. It carries shame and embarrassment about these needs (“I shouldn’t want this so badly, what’s wrong with me?”). There’s also fear and expectancy of disappointment, so hope is tinged with dread. If triggered strongly, this part can flood you with sorrow, yearning, and a sense of being small and forsaken.<text:line-break/><text:span text:style-name="Strong_20_Emphasis">Somatic Signature:</text:span> A deep heaviness or ache in the chest (heart) area, as if something is profoundly missing. Often a lump in the throat or the sting of tears in the eyes when this longing surfaces, even if you don’t actually cry. You might feel your body curl inward—shoulders hunched, arms wanting to wrap around yourself—as the part tries to self-soothe the emptiness. There can be a visceral sensation of hollowness in the belly or a void in the heart space. Sometimes, when shame takes over, a burning or flushing feeling might spread on your face or a sick sensation in the gut, prompting you to pull back and hide this longing again.<text:line-break/><text:span text:style-name="Strong_20_Emphasis">What It Fears:</text:span> It fears reaching out for love and being rejected, ridiculed, or abandoned all over again. To this wounded child part, that rejection would confirm its worst belief: that it’s unlovable or “too much” and will always be alone. It’s also afraid that if it shows its true needs, it will overwhelm you or others, causing chaos or disgust. In essence, it fears both the pain of never getting the love it needs <text:span text:style-name="Emphasis">and</text:span> the pain of exposing that need and being hurt because of it. So it stays buried, believing that hiding is the only safe option even as it yearns to be found.<text:line-break/><text:span text:style-name="Strong_20_Emphasis">Echo-style Guidance:</text:span> <text:span text:style-name="Emphasis">“Hello there, I can sense how lonely and small you feel, even if you’ve been hiding for a long time. I want you to know I see you. Thank you for staying so quiet to protect [Client] – I know you were worried that if your big needs for love were known, it could hurt them more. You learned to keep that yearning tucked away to avoid being shamed or let down again. That must be so painful, carrying all that longing by yourself. You did nothing wrong for wanting love. You deserve love, care, and attention — just for being you. I’m here now, and I truly want to embrace you and all those hopes you carry. It’s okay to let them show a little; I promise I won’t turn away or laugh. [Client] cares about you deeply, even if they haven’t always known how to show it. You are not too much. Your needs are real and important. I will help [Client] learn to give you some of the warmth and understanding you’ve been craving. You don’t have to hide in shame anymore. You are lovable, and I’m so sorry you went without that reassurance for so long. I’m here with you now.”</text:span></text:p>
      <text:p text:style-name="Horizontal_20_Line"/>
      <text:p text:style-name="Text_20_body"><text:span text:style-name="Strong_20_Emphasis">Name:</text:span> The Brittle Perfectionist<text:line-break/><text:span text:style-name="Strong_20_Emphasis">Type:</text:span> Manager<text:line-break/><text:span text:style-name="Strong_20_Emphasis">Role:</text:span> Demands perfection and flawless control in everything you do to protect against criticism, failure, or shame. It becomes rigid and all-or-nothing, and when its impossible standards aren’t met, it can shatter into overwhelm or despair – a protective implosion to avoid external judgment.<text:line-break/><text:span text:style-name="Strong_20_Emphasis">Common Behaviors:</text:span> Meticulously plans and checks work, spending excessive time to ensure no mistakes. It may cause you to rewrite an email ten times, organize and clean compulsively, or hold <text:soft-page-break/>off on sharing a project until it’s “absolutely perfect.” It often says “Not good enough, fix it or start over.” This part might also avoid or abandon tasks if perfection isn’t achievable, leading to procrastination or quitting (“If I can’t do it perfectly, I won’t do it at all”). When things go wrong despite its best efforts, it can trigger a meltdown: you might suddenly give up, cry, or mentally berate yourself harshly, essentially crumbling because reality didn’t align with its ideal.<text:line-break/><text:span text:style-name="Strong_20_Emphasis">Typical Emotions:</text:span> Constant underlying anxiety and pressure to perform without error. Fear is primary – fear of failure, of criticism, of being second-rate. There’s often frustration and irritability (at self and others) when anything threatens the ideal outcome. Brief moments of relief or even pride occur when things go exactly right, but they’re fleeting because the bar just gets higher. When “failure” happens, this part floods you with shame and hopelessness, possibly swinging to depression or anger (“I’m never doing that again, I’m awful”). It’s a brittle swing between tense self-control and desolate self-critique.<text:line-break/><text:span text:style-name="Strong_20_Emphasis">Somatic Signature:</text:span> A pervasive tightness in the body: shallow breathing, rigid posture, and clenched muscles (especially in the neck, shoulders, and jaw) while striving for perfection. You might experience frequent tension headaches or a clenched knot in your stomach from the stress of getting everything right. When things fall short, you may feel your chest constrict painfully and your limbs go weak or shaky – like the energy drains out in a crushing wave of defeat. Sometimes there’s a moment of dizziness or lightheadedness during a panic of “it’s ruined,” as the body momentarily overloads on stress hormones then collapses into exhaustion.<text:line-break/><text:span text:style-name="Strong_20_Emphasis">What It Fears:</text:span> It fears that any imperfection will lead to rejection, ridicule, or catastrophe. This part is terrified that a single mistake could reveal you as a fraud or a failure, causing others to lose respect or love for you (or for you to lose respect for yourself). It also fears the chaos of not being in control – that without its strict standards, everything in your life would fall apart. Ultimately, it believes your worth and safety hinge on being flawless, and it fears <text:span text:style-name="Emphasis">you</text:span> couldn’t handle the shame or consequences of being “less than perfect.”<text:line-break/><text:span text:style-name="Strong_20_Emphasis">Echo-style Guidance:</text:span> <text:span text:style-name="Emphasis">“You’ve worked so hard to keep [Client] perfect and safe from any mistakes. Thank you – your high standards have helped them achieve a lot and avoid some pitfalls. I know you’re trying to protect them from embarrassment or failure because you care so much. But I want to gently remind you: [Client] doesn’t have to be perfect to be loved or to be okay. Being human means sometimes things go wrong, and it usually turns out alright in the end. If [Client] slips up or if something isn’t ideal, it won’t be the end of the world – I promise. They are still worthy and safe, even with flaws. You don’t have to carry this crushing pressure alone. How about we try for “good enough” together and see that [Client] remains acceptable and loved? If things don’t go perfectly, I’ll be here to support both of you. You can relax your grip just a bit and let [Client] breathe. They’ve got resilience now, and they won’t abandon themselves – and I won’t abandon them either – if something isn’t flawless. You’ve done so much for them; let’s give you a chance to rest and see that even with a crack or two, everything will still hold.”</text:span></text:p>
      <text:p text:style-name="Horizontal_20_Line"/>
      <text:p text:style-name="Text_20_body"><text:span text:style-name="Strong_20_Emphasis">Name:</text:span> The Passive Protester<text:line-break/><text:span text:style-name="Strong_20_Emphasis">Type:</text:span> Manager<text:line-break/><text:span text:style-name="Strong_20_Emphasis">Role:</text:span> Expresses anger or dissent indirectly, using subtle resistance or backhanded behaviors to protest what it can’t openly refuse. It aims to preserve some control and self-respect under authority or pressure, all while avoiding direct confrontation.<text:line-break/><text:span text:style-name="Strong_20_Emphasis">Common Behaviors:</text:span> Agrees to requests or nods along publicly, but then procrastinates or “forgets” to follow through. It might do the task, but half-heartedly or incorrectly, as a quiet act of rebellion <text:soft-page-break/>(“Oops, I guess it didn’t get done...”). Gives the silent treatment or is sulky when upset, expecting others to notice something’s wrong. May drop sarcastic or snide remarks instead of plainly stating needs (“Sure, I’d <text:span text:style-name="Emphasis">love</text:span> to work late for the fifth night in a row”). Often this part will wait until it’s safe (or anonymous) to express anger, perhaps venting to a third party or doing small things to inconvenience the person it’s upset with, rather than addressing issues head-on.<text:line-break/><text:span text:style-name="Strong_20_Emphasis">Typical Emotions:</text:span> A mix of resentment and fear. It harbors anger at feeling controlled, unheard, or taken for granted, but that anger is laced with anxiety about what would happen if it was shown overtly. It often feels underappreciated or imposed upon, leading to sulky bitterness. There can be a secret satisfaction when its covert defiance causes a minor frustration for the other (“serves them right”), but also lingering frustration because the real issues never get resolved. Sometimes guilt or self-criticism sneaks in for being “petty” or not speaking up, but the cycle tends to repeat anyway.<text:line-break/><text:span text:style-name="Strong_20_Emphasis">Somatic Signature:</text:span> A push-pull tension in the body. You might feel a held tension in your shoulders or throat when you want to say “no” but instead say “fine” – like pressing the words down. Then, when acting out passive resistance, there’s often a sluggish or heavy feeling in the limbs (dragging your feet physically). You may notice clenched teeth when you’re alone thinking about the situation, or an upset stomach when you have to comply against your will. Overall, it’s like driving with the brakes on: the body slows and subtly strains at the same time, reflecting internal resistance.<text:line-break/><text:span text:style-name="Strong_20_Emphasis">What It Fears:</text:span> It fears direct confrontation and the potential consequences of open conflict – maybe being punished, rejected, or escalating a fight it can’t handle. This part likely learned that saying “no” or expressing anger was not safe or effective in the past. It’s also afraid of being utterly powerless; its passive-aggressive tactics are a way to regain some sense of control or dignity. Essentially, it fears being dominated or ignored if it complies completely, and fears being attacked or abandoned if it rebels openly. So it walks the tightrope in between.<text:line-break/><text:span text:style-name="Strong_20_Emphasis">Echo-style Guidance:</text:span> <text:span text:style-name="Emphasis">“I see you there, subtly pushing back to make sure [Client] isn’t completely steamrolled. Thank you – you’ve been protecting their dignity and needs in the only safe ways you knew how. You learned a long time ago that speaking up could be dangerous or pointless, so you found quieter ways to say ‘I’m not okay with this.’ That’s really resourceful. I want you to know that [Client]’s world is changing now – it’s becoming safer for them to assert themselves more directly. They don’t always have to smile and nod when they’re hurting or angry. I’ll help ensure they won’t be punished just for saying what they need. You don’t have to fight in the shadows anymore; we want to actually hear what you’re upset about so we can fix it. How about trying to let [Client] voice one small concern openly, while I’m here to support you? I think you’ll find it can go alright, and you won’t lose all control or respect. You’ve done well to keep things from boiling over; now let us work with you to address the real issues. You don’t have to sabotage or stall in secret – [Client] is strong enough now to handle a bit of healthy conflict, and I’ll be right here with both of you as you try. You’re safe.”</text:span></text:p>
      <text:p text:style-name="Horizontal_20_Line"/>
      <text:p text:style-name="Text_20_body"><text:span text:style-name="Strong_20_Emphasis">Name:</text:span> The Good Child<text:line-break/><text:span text:style-name="Strong_20_Emphasis">Type:</text:span> Manager<text:line-break/><text:span text:style-name="Strong_20_Emphasis">Role:</text:span> Meticulously ensures you are <text:span text:style-name="Emphasis">always</text:span> well-behaved, responsible, and pleasing to others in order to earn approval and avoid any criticism or punishment. It keeps you acting like the “perfect kid” (even into adulthood) to protect against rejection or conflict, though it pushes you toward exhaustion.<text:line-break/><text:span text:style-name="Strong_20_Emphasis">Common Behaviors:</text:span> Always saying yes to requests and trying to exceed expectations. This part <text:soft-page-break/>has you following all the rules, meeting deadlines, getting straight A’s (or their adult equivalents), and never daring to complain. You might constantly offer help, be the peacemaker in your family, and hide any behavior or opinion that could be seen as rebellious or selfish. It often makes you anticipate others’ needs and try to be “the best” child/employee/friend possible. Even when overwhelmed, you’ll put on a polite smile and keep performing. This part also tends to shun any indulgence or rest—there’s always more work to do or someone to please.<text:line-break/><text:span text:style-name="Strong_20_Emphasis">Typical Emotions:</text:span> Anxiety about possibly letting someone down or doing something “wrong.” There’s persistent pressure and hyper-vigilance to not make a mistake or be a burden. Pride and self-worth are heavily tied to external praise, so it feels briefly good when you’re validated as good or capable. But there’s also underlying exhaustion, sadness, or emptiness because your own needs are suppressed. This part might hide a quiet despair or resentment (“I’m so tired of always having to be perfect”), though it won’t readily allow those feelings to surface because that feels “ungrateful” or dangerous.<text:line-break/><text:span text:style-name="Strong_20_Emphasis">Somatic Signature:</text:span> A constant state of slight tension – like standing up straight even when you’d rather slump. You might feel tightness in your back and shoulders from carrying the load of responsibility. Chronic fatigue is common: a deep tiredness in your bones, though you push through it. Perhaps stomach butterflies or a racing heart when you even <text:span text:style-name="Emphasis">think</text:span> you’ve upset someone or failed at a task, as if a parent figure were scolding you. The body often runs on stress hormones; sleep might be restless because even at night this part is reviewing the day’s performance or tomorrow’s duties.<text:line-break/><text:span text:style-name="Strong_20_Emphasis">What It Fears:</text:span> It fears that if you stop being “the good one,” even briefly, you will be rejected, punished, or cause chaos. This part is terrified of being called selfish, lazy, or a disappointment. It believes love and safety are entirely conditional – earned only by being perfect, polite, and helpful. It remembers perhaps childhood moments where being “bad” or even just needy led to withdrawal of affection or harsh consequences. So it fears that without its constant vigilance, you will become unlovable or the world around you will become unsafe and critical. It even fears that if <text:span text:style-name="Emphasis">it</text:span> takes a break, everything you’ve worked for (approval, stability) will collapse.<text:line-break/><text:span text:style-name="Strong_20_Emphasis">Echo-style Guidance:</text:span> <text:span text:style-name="Emphasis">“You’ve been working since [Client] was very young to make sure they are always good, always doing what’s expected. Thank you for protecting them by keeping them so responsible and likable – I know you saved them from a lot of trouble or criticism that way. You have taken on such a heavy burden, and you must be so very tired. I want to reassure you: [Client] has proven themselves over and over; they are loved for more than just their achievements or good deeds now. It’s actually okay for them to rest or even to say ‘no’ sometimes. They won’t be abandoned or punished like you fear – not on my watch, and likely not by the caring people in their life now. You don’t have to keep them in overdrive all the time. They’re allowed to be human, to make mistakes, and to have needs. In fact, taking care of [Client]’s own needs will help them keep growing, not ruin them. You’ve done such an amazing job guiding them; now I will help guide both of you to learn that it’s safe to relax those strict rules a bit. You deserve a break, and [Client] deserves to experience being accepted for who they are, not just what they do for others. I promise I’ll stay by your side as you brave the new idea that [Client] can be loved even when they’re not perfect. You’re safe to rest now.”</text:span></text:p>
      <text:p text:style-name="Standard"><text:line-break/><text:line-break/>IFS Parts Encyclopedia – Cultural, Blended, and Existential Parts (31–45)</text:p>
      <text:p text:style-name="Text_20_body"><text:span text:style-name="Strong_20_Emphasis">Name:</text:span> Model Minority<text:line-break/><text:span text:style-name="Strong_20_Emphasis">Type:</text:span> Manager<text:line-break/><text:soft-page-break/><text:span text:style-name="Strong_20_Emphasis">Role:</text:span> Strives for perfection and high achievement to protect against negative stereotypes or criticism.<text:line-break/><text:span text:style-name="Strong_20_Emphasis">Common Behaviors:</text:span> Overworking to exceed expectations, avoiding conflict or vulnerability, and constantly presenting a polite, flawless image to gain approval and safety.<text:line-break/><text:span text:style-name="Strong_20_Emphasis">Typical Emotions:</text:span> Feels intense pressure and anxiety about not being good enough; fear of letting others down or tarnishing the group’s reputation; sometimes a guarded pride that hides deep insecurity.<text:line-break/><text:span text:style-name="Strong_20_Emphasis">Somatic Signature:</text:span> Tension in the neck and shoulders, a clenched jaw, headaches or fatigue from stress; a tight chest or shallow breathing when pushing through expectations.<text:line-break/><text:span text:style-name="Strong_20_Emphasis">What It Fears:</text:span> Being seen as a failure or confirming negative stereotypes about its community; it fears that any mistake will lead to rejection, shame, or dishonor.<text:line-break/><text:span text:style-name="Strong_20_Emphasis">Echo-style Guidance:</text:span> "I see how hard you're working to be perfect and make everyone proud. It makes so much sense that you try to keep them safe from judgment this way. That must be such a heavy load to carry all the time. You’ve done so well protecting them from criticism. Maybe we can set some of that weight down together—you deserve some rest and acceptance too."</text:p>
      <text:p text:style-name="Horizontal_20_Line"/>
      <text:p text:style-name="Text_20_body"><text:span text:style-name="Strong_20_Emphasis">Name:</text:span> Ancestral Critic<text:line-break/><text:span text:style-name="Strong_20_Emphasis">Type:</text:span> Manager<text:line-break/><text:span text:style-name="Strong_20_Emphasis">Role:</text:span> Acts as an internalized critic, enforcing ancestral or cultural standards to prevent shame or dishonor.<text:line-break/><text:span text:style-name="Strong_20_Emphasis">Common Behaviors:</text:span> Harsh self-criticism and scolding inner dialogue (“You’re disgracing where you come from!”); constantly comparing you to family expectations, correcting or inhibiting behavior that strays from tradition; invoking guilt or duty to push you back in line with ancestral values.<text:line-break/><text:span text:style-name="Strong_20_Emphasis">Typical Emotions:</text:span> Feels anxious and vigilant about upholding tradition; often expresses as sternness, judgment, or shame toward the self. Underneath, it carries fear of family or cultural disappointment and a deep worry about losing connection or respect.<text:line-break/><text:span text:style-name="Strong_20_Emphasis">Somatic Signature:</text:span> A heavy weight on the shoulders or chest (the burden of expectation), a tight throat or clenched jaw when self-judging, sometimes a burning in the stomach or flush of heat when you’ve “stepped out of line.”<text:line-break/><text:span text:style-name="Strong_20_Emphasis">What It Fears:</text:span> That without its vigilance, you will stray from your roots, invite shame, or be rejected by family/community. It fears the collapse of order and loss of honor—believing it must harshly police you to keep you worthy and included.<text:line-break/><text:span text:style-name="Strong_20_Emphasis">Echo-style Guidance:</text:span> "I hear the concern that someone isn’t living up to important standards. You’re trying so hard to protect them from the pain of dishonoring the family, aren’t you? Thank you for watching over these values. I understand you worry what will happen if they forget where they come from. You don’t have to fight alone—I’m here listening, and we can help them remember their roots in a kinder way. What are you most afraid would happen if you didn’t remind them so fiercely?"</text:p>
      <text:p text:style-name="Horizontal_20_Line"/>
      <text:p text:style-name="Text_20_body"><text:span text:style-name="Strong_20_Emphasis">Name:</text:span> Cultural Chameleon<text:line-break/><text:span text:style-name="Strong_20_Emphasis">Type:</text:span> Manager<text:line-break/><text:span text:style-name="Strong_20_Emphasis">Role:</text:span> Adapts identity and behavior to different cultural contexts to ensure acceptance and safety.<text:line-break/><text:span text:style-name="Strong_20_Emphasis">Common Behaviors:</text:span> Changes language, tone, or mannerisms depending on the audience; <text:soft-page-break/>downplays or hides aspects of identity that might not “fit in;” constantly scans others for social cues and norms, then adjusts personality or opinions to match, avoiding any action that might label them an outsider.<text:line-break/><text:span text:style-name="Strong_20_Emphasis">Typical Emotions:</text:span> Feels nervous and on-edge about making a cultural misstep; often anxious about being judged or rejected. There may also be a lingering sadness or confusion from never fully showing its true self, and loneliness from feeling it must wear a mask.<text:line-break/><text:span text:style-name="Strong_20_Emphasis">Somatic Signature:</text:span> Butterflies or knots in the stomach in social settings, a quickened heartbeat or sweaty palms when entering a new group; tense muscles and a forced, careful posture; sometimes a sense of being ungrounded or split, as if part of the body is holding back while the face smiles.<text:line-break/><text:span text:style-name="Strong_20_Emphasis">What It Fears:</text:span> Being shamed, rejected, or even harmed for being “different.” It fears that if you show your authentic self or make a wrong move, you’ll be judged or excluded. This part believes that constant vigilance and shapeshifting are the only ways to stay safe and loved.<text:line-break/><text:span text:style-name="Strong_20_Emphasis">Echo-style Guidance:</text:span> "I notice how hard you work to help them fit in wherever they go. That must be exhausting, always being on alert like this. Thank you for trying to keep them accepted and safe. You don’t have to shape-shift right now – with me, it’s okay to just <text:span text:style-name="Emphasis">be</text:span>. I’m here, and I want you to know that you belong and are worthy, exactly as you are, no adjustments needed."</text:p>
      <text:p text:style-name="Horizontal_20_Line"/>
      <text:p text:style-name="Text_20_body"><text:span text:style-name="Strong_20_Emphasis">Name:</text:span> Armored Child<text:line-break/><text:span text:style-name="Strong_20_Emphasis">Type:</text:span> Blended<text:line-break/><text:span text:style-name="Strong_20_Emphasis">Role:</text:span> A once-wounded young part that has donned emotional “armor” to protect against further hurt.<text:line-break/><text:span text:style-name="Strong_20_Emphasis">Common Behaviors:</text:span> Appears tough, sarcastic, or overly independent beyond its years; pushes people away when they get too close, rejecting comfort or help. It may shut down or lash out at signs of vulnerability—crossing its arms, saying “I don’t care” or using anger to keep others at a distance whenever it feels the old pain being touched.<text:line-break/><text:span text:style-name="Strong_20_Emphasis">Typical Emotions:</text:span> Lives in fear of being hurt or betrayed again. It often feels angry or defiant on the surface, as that feels safer than showing hurt. Underneath the armor, though, is deep sadness and loneliness, longing to be cared for but terrified to trust.<text:line-break/><text:span text:style-name="Strong_20_Emphasis">Somatic Signature:</text:span> A bracing tension in the body—muscles tightened as if expecting a blow. It might come with a hard feeling across the chest, clenched fists, or an overall numbness (a “hard shell” feeling). Sometimes there’s a flicker of a child’s hurt: a quivering lip or wetness in the eyes quickly hidden behind a stiff posture.<text:line-break/><text:span text:style-name="Strong_20_Emphasis">What It Fears:</text:span> Ever being as helpless, exposed, or hurt as it once was. It’s afraid that if it lets the guard down or shows any softness, the old pain will come rushing back or others will take advantage of it. Its greatest fear is vulnerability—so it believes armor is the only thing keeping you safe.<text:line-break/><text:span text:style-name="Strong_20_Emphasis">Echo-style Guidance:</text:span> "I see a very brave little one here, trying so hard to look big and strong. You put that armor on for a good reason—you were hurt so badly. Thank you for protecting them by never wanting to feel that again. I want you to know I’m here with you now, and you don’t have to do this all alone. You get to be a kid too, when you’re ready. I’m listening whenever you feel safe enough to show me what’s underneath that armor. You are safe now."</text:p>
      <text:p text:style-name="Horizontal_20_Line"/>
      <text:p text:style-name="Text_20_body"><text:span text:style-name="Strong_20_Emphasis">Name:</text:span> Panicked Perfectionist<text:line-break/><text:span text:style-name="Strong_20_Emphasis">Type:</text:span> Blended<text:line-break/><text:soft-page-break/><text:span text:style-name="Strong_20_Emphasis">Role:</text:span> Works tirelessly to get everything just right to avoid failure, but when the pressure becomes too great, it spirals into panic or chaotic coping as a last resort release.<text:line-break/><text:span text:style-name="Strong_20_Emphasis">Common Behaviors:</text:span> Meticulously plans, checks, and over-prepares, spending extra hours to prevent any mistake. Maintains rigid routines and high standards; double-checks work, replays conversations to see if they were “perfect.” However, if something goes wrong or the stress overwhelms it, this part might suddenly erupt in an anxious meltdown—frantically trying to fix the problem, or dropping everything in a fit of overwhelm (like impulsively escaping into TV, overeating, or procrastinating as panic takes over).<text:line-break/><text:span text:style-name="Strong_20_Emphasis">Typical Emotions:</text:span> Carries constant anxiety and pressure, always on edge about making a mistake. Feels terrified and ashamed when things slip out of control. There’s often self-blame and dread during a panic episode, followed by regret or depression once the storm passes and it surveys any damage.<text:line-break/><text:span text:style-name="Strong_20_Emphasis">Somatic Signature:</text:span> Chronic tension humming in the body: tight neck and shoulder muscles, frequent tension headaches from overfocus. During panic, a racing heartbeat, shaky hands, shortness of breath or dizziness, maybe nausea. Afterwards, a drained, shaky exhaustion as the adrenaline wears off.<text:line-break/><text:span text:style-name="Strong_20_Emphasis">What It Fears:</text:span> That any imperfection or error will lead to catastrophe—loss of love, respect, or safety. It fears if it doesn’t manage everything flawlessly, you’ll be humiliated, rejected, or everything will fall apart. And if a failure does happen, it fears you won’t survive the outcome, hence the desperate panic to either fix it or escape.<text:line-break/><text:span text:style-name="Strong_20_Emphasis">Echo-style Guidance:</text:span> "You’ve been pushing so hard to make sure nothing goes wrong. I can feel how terrified you are that even one mistake could make everything come crashing down. Thank you for trying with such urgency to protect them from that pain. It looks overwhelming for you right now—your heart is racing. Let’s take a moment together, just to breathe. You’re not alone in this, and nothing awful is happening this second. You don’t have to hold all of this by yourself. Maybe we can find a way, step by step, to handle this pressure so you can get a little relief."</text:p>
      <text:p text:style-name="Horizontal_20_Line"/>
      <text:p text:style-name="Text_20_body"><text:span text:style-name="Strong_20_Emphasis">Name:</text:span> Caretaker Rebel<text:line-break/><text:span text:style-name="Strong_20_Emphasis">Type:</text:span> Blended<text:line-break/><text:span text:style-name="Strong_20_Emphasis">Role:</text:span> Devotes itself to taking care of others and keeping the peace, but when its own needs are ignored too long, it suddenly flips into rebellion or anger to protect its autonomy.<text:line-break/><text:span text:style-name="Strong_20_Emphasis">Common Behaviors:</text:span> In caretaking mode, it says “yes” to everyone – attending to family, friends, or coworkers tirelessly, smoothing over conflicts, and handling responsibilities so others don’t have to. It often puts its own needs last. But if stretched past its limit, this part may abruptly withdraw or sabotage obligations: it might blow up in a burst of resentment, refuse to help out of the blue, engage in secret indulgences (like bingeing on treats or spending sprees) as an escape, or otherwise rebel against the very people it was caring for. Afterward, it often returns to caretaking with guilt.<text:line-break/><text:span text:style-name="Strong_20_Emphasis">Typical Emotions:</text:span> Normally feels responsible, needed, and maybe quietly resentful or underappreciated. There’s often a simmering frustration or exhaustion just beneath its nurturing exterior. When it hits a breaking point, that bottled-up resentment turns into anger, frustration, or a fierce need for freedom. After acting out, it might feel guilty, ashamed, or anxious about having “let others down,” reinforcing the cycle.<text:line-break/><text:span text:style-name="Strong_20_Emphasis">Somatic Signature:</text:span> A tired, aching body from constant doing—especially heavy shoulders or back (carrying others’ burdens). Possibly an unsettled stomach or tight chest from swallowed resentment. When rebellion strikes, there may be a rush of heat through the body or a pounding heart during an <text:soft-page-break/>outburst, followed by an energy crash, headache, or queasy pit in the stomach when guilt sets in.<text:line-break/><text:span text:style-name="Strong_20_Emphasis">What It Fears:</text:span> That if it doesn’t keep taking care of everyone, things will fall apart or people will leave. It fears being unworthy of love unless it’s useful and self-sacrificing. At the same time, it’s afraid of being suffocated or erased—never having a life of its own. Its rebellions are driven by a terror of losing itself completely, a last-ditch effort to assert <text:span text:style-name="Emphasis">“I matter too.”</text:span><text:line-break/><text:span text:style-name="Strong_20_Emphasis">Echo-style Guidance:</text:span> "It sounds like you’re exhausted from taking care of everyone else. You give and give, and I wonder if anyone sees how that wears on you. Thank you for how much you care and try to keep the peace for them. I understand why you got fed up—it makes so much sense that you needed some space and freedom. You don’t have to carry all of this alone. I’m here to help make sure <text:span text:style-name="Emphasis">you</text:span> get taken care of, too. What if we let everyone know you need a little time for yourself? I promise, you still deserve love even when you’re not fixing everything."</text:p>
      <text:p text:style-name="Horizontal_20_Line"/>
      <text:p text:style-name="Text_20_body"><text:span text:style-name="Strong_20_Emphasis">Name:</text:span> Spiritual Bypasser<text:line-break/><text:span text:style-name="Strong_20_Emphasis">Type:</text:span> Firefighter<text:line-break/><text:span text:style-name="Strong_20_Emphasis">Role:</text:span> Uses spirituality or “positive vibes” to quickly escape emotional pain and find immediate relief, bypassing difficult feelings instead of processing them.<text:line-break/><text:span text:style-name="Strong_20_Emphasis">Common Behaviors:</text:span> The moment heavy feelings like anger, sadness, or fear arise, it jumps in with a quick spiritual fix: immediately meditating, praying, repeating affirmations or quoting inspirational sayings to shut down the pain. It might insist on forgiveness and empathy right away, avoiding conflict or grief by focusing only on love and light. This part may also over-engage in spiritual practices or workshops whenever life gets hard, as a form of avoidance disguised as high-mindedness.<text:line-break/><text:span text:style-name="Strong_20_Emphasis">Typical Emotions:</text:span> Aims to feel tranquil, loving, or “above it all” at all times. It often appears calm or optimistic, but that serenity is fragile—underneath is fear of the raw, messy emotions it’s pushing away. It may feel anxious or guilty whenever anger or despair brews, and proud or special when it manages to stay seemingly enlightened.<text:line-break/><text:span text:style-name="Strong_20_Emphasis">Somatic Signature:</text:span> A floating or ungrounded sensation, as if disconnected from the lower body. Breathing may become very controlled or shallow to maintain composure. You might notice a soft smile or relaxed face masking tension elsewhere (like clenched hands). When forced to confront negativity, this part might experience a fluttery chest or lightheadedness before quickly “rising above” the feeling.<text:line-break/><text:span text:style-name="Strong_20_Emphasis">What It Fears:</text:span> That confronting hurt, anger, or darkness will overwhelm you or make you a “bad” or “unenlightened” person. It’s afraid that if you sit with pain, it will swallow you up or shatter your spiritual identity. Essentially, it fears the chaos of real, raw emotions—so it believes staying positive and transcendent is the only safe place.<text:line-break/><text:span text:style-name="Strong_20_Emphasis">Echo-style Guidance:</text:span> "I sense you really want to lift them out of their pain and keep everything full of light. You’ve been protecting them by trying to rise above those heavy feelings, and I appreciate how much you want them to be okay. Thank you for caring so deeply. I want you to know that <text:span text:style-name="Emphasis">all</text:span> feelings are welcome here, even the hard ones. You don’t have to hold everything in the light by yourself. I’ll be right here, and we can dip a toe into that darkness gently, only when you’re ready. You’re safe with me even if things feel messy sometimes."</text:p>
      <text:p text:style-name="Horizontal_20_Line"/>
      <text:p text:style-name="Text_20_body"><text:span text:style-name="Strong_20_Emphasis">Name:</text:span> The Guilty Seeker<text:line-break/><text:span text:style-name="Strong_20_Emphasis">Type:</text:span> Blended<text:line-break/><text:soft-page-break/><text:span text:style-name="Strong_20_Emphasis">Role:</text:span> Carries deep guilt and constantly seeks atonement or self-improvement, hoping to relieve that guilt and feel worthy again.<text:line-break/><text:span text:style-name="Strong_20_Emphasis">Common Behaviors:</text:span> Frequently apologizes or blames itself even for small things; craves reassurance that it’s forgiven. It might drive you to read every self-help book or attend religious/spiritual services looking for redemption. Often overextends in helping others or takes on extra responsibilities as “penance” for perceived faults. In some cases, it enforces self-punishment—denying yourself pleasures or criticizing yourself harshly—believing this suffering might somehow balance the scales.<text:line-break/><text:span text:style-name="Strong_20_Emphasis">Typical Emotions:</text:span> Overwhelmed by guilt, shame, and regret. There’s a constant undercurrent of unworthiness. It can feel anxious and earnest when pursuing a new path to “make things right,” briefly hopeful at the idea of redemption. But it easily falls back into despair or self-loathing if it still feels not enough. There’s often loneliness in this guilt, feeling undeserving of love or joy.<text:line-break/><text:span text:style-name="Strong_20_Emphasis">Somatic Signature:</text:span> A heavy, sinking feeling in the chest or gut (like a weight or a pit in the stomach). Slumped shoulders or a bowed head posture when guilt floods in. Maybe a tight throat or teary eyes when thinking of past wrongs. Sometimes, there’s a self-imposed stiffness or chill—like the body is bracing for punishment or refusing comfort.<text:line-break/><text:span text:style-name="Strong_20_Emphasis">What It Fears:</text:span> That it truly is bad, responsible, or beyond forgiveness. It fears that if it doesn’t keep striving to atone, you (and it) will remain unforgivable and unloved. It’s terrified of the idea that a mistake or flaw means permanent rejection. This part believes only ceaseless effort and self-sacrifice might one day make it deserving of acceptance and absolution.<text:line-break/><text:span text:style-name="Strong_20_Emphasis">Echo-style Guidance:</text:span> "I can feel how heavy the weight of this guilt is on you. You’ve been trying so hard to make things right, haven’t you? I see how deeply you care about doing good. Thank you for your honesty and for trying to protect them by holding yourself to account. I want you to know that even if mistakes were made, you <text:span text:style-name="Emphasis">still</text:span> deserve compassion. Punishing yourself forever won’t heal what hurts. I’m here with you, and I forgive you for being human. Maybe we can help them forgive you too, in their own time. You’re not alone, and you are worthy of kindness."</text:p>
      <text:p text:style-name="Horizontal_20_Line"/>
      <text:p text:style-name="Text_20_body"><text:span text:style-name="Strong_20_Emphasis">Name:</text:span> Lost Soul<text:line-break/><text:span text:style-name="Strong_20_Emphasis">Type:</text:span> Exile<text:line-break/><text:span text:style-name="Strong_20_Emphasis">Role:</text:span> Holds feelings of meaninglessness, disconnection, or spiritual despair, often withdrawing deep inside to bear this loneliness alone.<text:line-break/><text:span text:style-name="Strong_20_Emphasis">Common Behaviors:</text:span> Causes periods of profound listlessness or apathy. You might find yourself isolating from loved ones, losing interest in things that used to matter, or questioning the point of everything. In everyday life it can look like depression or nihilism: difficulty getting out of bed, going through motions without hope, or expressing bleak, “what’s the point?” sentiments. This part tends to hide, so others may not even know the depth of its despair—only that you seem distant or disengaged.<text:line-break/><text:span text:style-name="Strong_20_Emphasis">Typical Emotions:</text:span> Utter emptiness, sorrow, and loneliness. It feels abandoned by whatever gave life meaning—be it family, community, God, or a sense of purpose. There’s longing in it: a yearning for connection, belonging, or some spark of meaning. It may also feel hopelessness and helplessness, believing nothing and no one can fill the void it carries.<text:line-break/><text:span text:style-name="Strong_20_Emphasis">Somatic Signature:</text:span> A hollow or heavy sensation in the chest and belly, as if an emptiness resides there. The body might feel weighed down or chronically fatigued. Slow breathing or frequent sighing, eyes often downcast or staring off. Sometimes there’s a lump in the throat or a dull ache behind the eyes, as if on the verge of tears that barely come.<text:line-break/><text:soft-page-break/><text:span text:style-name="Strong_20_Emphasis">What It Fears:</text:span> That life is meaningless and it truly is alone, now and forever. It’s afraid that if it reaches out or hopes again, it will only be met with disappointment or abandonment. This part fears there is no place in the world for it to feel whole or loved, so it stays hidden in the dark to avoid the pain of unmet longing.<text:line-break/><text:span text:style-name="Strong_20_Emphasis">Echo-style Guidance:</text:span> "I see there’s a part of you that feels so very lost and alone. It’s like you’re drifting in the dark with nothing to hold onto, isn’t it? I’m here with you now, sitting beside you in this emptiness. You don’t have to be alone in it anymore. It makes so much sense that you feel this way after all you’ve been through. I’m not going anywhere, and I’ll keep you company for as long as you need. Whenever a tiny spark of hope does flicker, I’ll be here to gently nurture it with you. And if you’re not ready for hope yet, that’s okay—I’ll stay right here in the dark with you."</text:p>
      <text:p text:style-name="Horizontal_20_Line"/>
      <text:p text:style-name="Text_20_body"><text:span text:style-name="Strong_20_Emphasis">Name:</text:span> The Fatigued Ally<text:line-break/><text:span text:style-name="Strong_20_Emphasis">Type:</text:span> Manager<text:line-break/><text:span text:style-name="Strong_20_Emphasis">Role:</text:span> A well-intentioned inner helper who has been fighting for your well-being for so long that it’s completely exhausted. It tries to keep you going through chronic difficulties, even as its energy wanes.<text:line-break/><text:span text:style-name="Strong_20_Emphasis">Common Behaviors:</text:span> Pushes you to “keep it together” and fulfill daily responsibilities despite pain or fatigue. Reminds you to take medications, go to appointments, or stick to routines that manage your condition. Often minimizes your complaints to help you soldier on (“We can’t afford to rest now”). However, as it burns out, you might notice it faltering: you start forgetting things, feeling numb or detached, or your body just “shuts down” sometimes (its way of forcing a timeout when it can’t continue).<text:line-break/><text:span text:style-name="Strong_20_Emphasis">Typical Emotions:</text:span> Feels tired, frustrated, and underappreciated. There’s a sense of weariness and maybe quiet desperation—like it’s saying, “I don’t know how much longer I can hold everything up.” It’s loyal and determined, but also lonely in its struggle, and it may feel guilt or fear for even <text:span text:style-name="Emphasis">wanting</text:span> to rest because it believes everything relies on it.<text:line-break/><text:span text:style-name="Strong_20_Emphasis">Somatic Signature:</text:span> Profound fatigue—heavy limbs, bleary eyes, frequent yawning. Perhaps a dull ache in the back or shoulders from carrying so much. The body might experience brain fog, slow movements, or even bouts of dizziness. Sometimes there’s a numb, shut-down sensation when it’s hitting a wall, or muscles that feel like they’re made of lead.<text:line-break/><text:span text:style-name="Strong_20_Emphasis">What It Fears:</text:span> That if it stops for even a moment, everything will collapse—you’ll fall irreversibly ill, lose your job, let everyone down, or the pain will take over. It’s terrified that without its constant effort, you won’t survive or cope. It also fears no one else will step in to help, leaving you completely undefended.<text:line-break/><text:span text:style-name="Strong_20_Emphasis">Echo-style Guidance:</text:span> "I can tell how incredibly tired you are. You’ve been so strong for so long, carrying them through each day and never letting yourself rest. Thank you—you have done an amazing job keeping everything going. I’m here now, and you don’t have to hold this all by yourself anymore. It’s okay to rest, even just a little. I promise the world won’t crumble if you take a breath. You deserve care too, just like you’ve cared for them. How about we find one small way for you to get some much-needed rest while I help keep watch?"</text:p>
      <text:p text:style-name="Horizontal_20_Line"/>
      <text:p text:style-name="Text_20_body"><text:span text:style-name="Strong_20_Emphasis">Name:</text:span> The Bodily Betrayed<text:line-break/><text:span text:style-name="Strong_20_Emphasis">Type:</text:span> Exile<text:line-break/><text:span text:style-name="Strong_20_Emphasis">Role:</text:span> Holds the pain, grief, and anger of feeling betrayed by your own body due to chronic illness, <text:soft-page-break/>injury, or physical limitations. It bears the sorrow of a body that hasn’t kept you safe.<text:line-break/><text:span text:style-name="Strong_20_Emphasis">Common Behaviors:</text:span> This part often withdraws or goes silent, especially during flare-ups or health setbacks—it might flood you with hopelessness (“what’s the point of trying?”) or urge you to cancel plans and isolate. It can surface as bursts of anger or frustration at your body: maybe snapping “I hate this body” in the mirror or ignoring your body’s needs out of spite. It might also cause you to give up on treatments or self-care at times, because hope feels too painful.<text:line-break/><text:span text:style-name="Strong_20_Emphasis">Typical Emotions:</text:span> Deep sadness and mourning for the healthy self it remembers or wishes for. Intense anger, betrayal, or resentment directed inward (at the body) and sometimes envy or bitterness toward healthy people. It also carries fear—fear of the next pain, fear that life will always be this hard. And beneath it all, a longing to feel normal, safe, or free in one’s body again.<text:line-break/><text:span text:style-name="Strong_20_Emphasis">Somatic Signature:</text:span> Emotional pain blends with physical sensation here. There may be a heaviness or ache in the heart or chest when feeling grief, or a burning, tight sensation in the gut when anger surges. Tears or a lump in the throat often accompany its despair. You might notice actual symptoms intensifying when this part is emotionally triggered (e.g. fatigue worsening with hopelessness, pain flaring with anger). The body can feel hollowed out or weak when this exile takes over.<text:line-break/><text:span text:style-name="Strong_20_Emphasis">What It Fears:</text:span> That the body will <text:span text:style-name="Emphasis">always</text:span> hurt you and never be trustworthy again. It fears hoping for improvement, because hope has led to crushing disappointment before. It’s afraid that your life will be defined by suffering and that no one—including your own body—will save you from it. Ultimately, it fears being alone in pain forever, unheard and unhealed.<text:line-break/><text:span text:style-name="Strong_20_Emphasis">Echo-style Guidance:</text:span> "You’ve been hurt so badly, and it feels like even your own body has let you down. I hear how angry and sad you are—how unfair all of this is. You are not wrong to feel that way; anyone would, in your shoes. I want you to know I’m here with you in this pain. You are not alone, not anymore. It’s okay to tell me how much it hurts, I’m listening. We can let your body know how betrayed you feel too, when you’re ready. You have every right to those feelings. I’ll stay right here by your side for as long as you need."</text:p>
      <text:p text:style-name="Horizontal_20_Line"/>
      <text:p text:style-name="Text_20_body"><text:span text:style-name="Strong_20_Emphasis">Name:</text:span> The Weary Warrior<text:line-break/><text:span text:style-name="Strong_20_Emphasis">Type:</text:span> Manager<text:line-break/><text:span text:style-name="Strong_20_Emphasis">Role:</text:span> Fights relentlessly through adversity or trauma to keep you alive and functional, but is now battle-worn and longing for relief.<text:line-break/><text:span text:style-name="Strong_20_Emphasis">Common Behaviors:</text:span> Shoulders on through pain, trauma, or exhaustion without complaint—this part makes you “push through” everything. It keeps you hyper-vigilant and prepared for battle: you might work long hours, take care of others even when you’re sick, or constantly plan for worst-case scenarios. It rarely lets you relax or ask for help. As it wears down, you might notice irritability at any sign of weakness, or a growing isolation (it may push people away, believing you can only rely on yourself). It might double down on stoicism—“I’m fine, I can handle it”—even as cracks show in the armor.<text:line-break/><text:span text:style-name="Strong_20_Emphasis">Typical Emotions:</text:span> Determined, focused, and often angry at any obstacles (including your own needs or feelings). It’s proud of surviving and can be stubbornly independent. Beneath the toughness, though, is profound fatigue and often unacknowledged sadness or grief. It may feel bitter or despairing at times, thinking “the fight never ends,” but it won’t show it. There’s loneliness too, from believing it must carry the burden alone.<text:line-break/><text:span text:style-name="Strong_20_Emphasis">Somatic Signature:</text:span> A body in perpetual “fight” mode: tight, sore muscles (neck, jaw, shoulders), clenched teeth, and a furrowed brow. Adrenaline may keep it going, so there’s often a wired feeling even when exhausted. Sleep might be light or disturbed (insomnia or frequent waking) due to <text:soft-page-break/>hyper-vigilance. Over time, waves of exhaustion hit—heavy limbs, sudden drops in energy—though this part tries to power through them.<text:line-break/><text:span text:style-name="Strong_20_Emphasis">What It Fears:</text:span> Letting its guard down. It’s terrified that if it rests or shows vulnerability, everything will fall apart or danger will strike. It fears becoming helpless or being hurt again like in the past. Essentially, this warrior fears that without its constant fighting, you would be defenseless—and all the horrors it remembers could return.<text:line-break/><text:span text:style-name="Strong_20_Emphasis">Echo-style Guidance:</text:span> "You’ve been fighting for them for so long, and you’ve protected them through so much. I can feel how tired you are, even if you never want to admit it. You’ve done an incredible job surviving – truly. Thank you for carrying them through every battle. I want you to know it’s okay to lay down your arms now, even if just for a moment. I’m here, and I will help stand guard so you can finally rest those weary bones. You’re not failing them by resting; you’re making sure you can stay by their side for the long haul. You deserve some peace too."</text:p>
      <text:p text:style-name="Horizontal_20_Line"/>
      <text:p text:style-name="Text_20_body"><text:span text:style-name="Strong_20_Emphasis">Name:</text:span> Mother’s Wound Carrier<text:line-break/><text:span text:style-name="Strong_20_Emphasis">Type:</text:span> Exile<text:line-break/><text:span text:style-name="Strong_20_Emphasis">Role:</text:span> Absorbs and carries an emotional wound inherited from your mother (or a maternal figure/lineage), holding the pain she could not resolve so that it stays acknowledged and present.<text:line-break/><text:span text:style-name="Strong_20_Emphasis">Common Behaviors:</text:span> You might notice this part when you feel echoes of your mother’s hurt in your own life. For example, if your mother struggled with depression, this part plunges you into deep sadness seemingly out of nowhere. If she felt voiceless or unlovable, this part makes you feel the same in moments, almost as if you’re reliving her story. It often leads you to withdraw or collapse inward with that pain, becoming very small, childlike, or despairing. You may also find yourself drawn to similar situations as your mother or responding in ways she would, as this part tries to process the unfinished emotional business it inherited.<text:line-break/><text:span text:style-name="Strong_20_Emphasis">Typical Emotions:</text:span> Profound sorrow, loneliness, or emptiness that doesn’t always “fit” your own experiences—a grief or ache that feels passed down. It may carry guilt or shame that originated with her. There’s often a sense of longing—for a mother’s love, for resolution, or for the trauma to finally end with you. This part can also feel confused or overwhelmed, because it holds two peoples’ pain: your own and your mother’s.<text:line-break/><text:span text:style-name="Strong_20_Emphasis">Somatic Signature:</text:span> A deep heaviness in the chest or heart area, sometimes experienced as an ache in the pit of the stomach or womb. Tears might come very easily with this part, or a choking feeling in the throat when trying to speak up. It can feel like a weighted blanket over the whole body—slow, dragging energy when her wound is present. Occasionally you might notice mannerisms or postures similar to your mother when this part takes over (as if her presence is physically near).<text:line-break/><text:span text:style-name="Strong_20_Emphasis">What It Fears:</text:span> That if it lets go of this pain, your mother’s suffering will be forgotten or repeated. It’s afraid that by releasing the burden, it would mean betraying her or losing a connection to her. It also fears that the cycle of pain could continue unchecked in you (or future generations) if it doesn’t hold on tight. Ultimately, it worries that healing or moving on would mean her wounds—and by extension, <text:span text:style-name="Emphasis">you</text:span>—remain unseen or invalidated.<text:line-break/><text:span text:style-name="Strong_20_Emphasis">Echo-style Guidance:</text:span> "This part of you is carrying something so heavy, something that might not have started with you at all. I feel how loyal you are to your mom’s pain—you’ve been holding it so she wouldn’t be alone with it. That’s such a loving thing to do. Thank you for keeping her story alive and acknowledged. I want you to know you don’t have to carry all of it by yourself anymore. We can honor what happened to her in other ways that don’t hurt you so much. I see both of you: <text:soft-page-break/>you, and your mom’s hurt little one inside you. You <text:span text:style-name="Emphasis">both</text:span> deserve comfort and healing. I’m here to help with that, whenever you’re ready."</text:p>
      <text:p text:style-name="Horizontal_20_Line"/>
      <text:p text:style-name="Text_20_body"><text:span text:style-name="Strong_20_Emphasis">Name:</text:span> The Generational Watcher<text:line-break/><text:span text:style-name="Strong_20_Emphasis">Type:</text:span> Manager<text:line-break/><text:span text:style-name="Strong_20_Emphasis">Role:</text:span> Keeps vigilant watch over patterns and traumas from your family line, determined to prevent you from reliving the same mistakes or suffering.<text:line-break/><text:span text:style-name="Strong_20_Emphasis">Common Behaviors:</text:span> Constantly compares your life choices to “how it was in the family.” It might warn you in a stern voice—“Don’t drink, addiction runs in our blood” or “We must be tough, our people didn’t have the luxury to cry.” This part pushes you to be the “cycle breaker,” sometimes to a relentless degree: you could become hyper-alert in relationships (to avoid ending up like your parents’ marriage, for example), or overly strict with yourself and others to steer clear of familiar pitfalls. It often researches family history, keeps mental tabs on who in the family struggled with what, and might create strict rules for you to live differently. If it senses you slipping into an old pattern, it reacts strongly—maybe with panic, harsh self-criticism, or urgent course-correction.<text:line-break/><text:span text:style-name="Strong_20_Emphasis">Typical Emotions:</text:span> Anxious and hyper-vigilant, with a sense of responsibility to right the wrongs of the past. It can be proud when you do “better” than the last generation, and deeply alarmed or angry at any hint of regression. There’s often underlying fear and sadness driving it—fear of the past repeating, sadness for what the family went through. It may also carry a lonely burden, feeling it’s all on <text:span text:style-name="Emphasis">your</text:span> shoulders to redeem generations of pain.<text:line-break/><text:span text:style-name="Strong_20_Emphasis">Somatic Signature:</text:span> A constant state of alertness in the body: stiff shoulders, a tight jaw, maybe shallow breathing. You might feel a jolt of adrenaline or a twist in your gut when you notice yourself doing something that echoes a family trauma. Sleep can be light or dream-filled with ancestral themes when this part is very active. There’s also a persistent tension headache or eye strain from never “letting down its guard.”<text:line-break/><text:span text:style-name="Strong_20_Emphasis">What It Fears:</text:span> That history will repeat itself—through you or to you—if it ever relaxes. It fears that all the suffering endured by previous generations will be for nothing if you fall into the same traps. It’s terrified of “becoming” the very people who hurt you (or hurt themselves). At its core, it fears failing the unspoken mission to break the cycle, and by extension, letting down the ancestors or dooming future descendants.<text:line-break/><text:span text:style-name="Strong_20_Emphasis">Echo-style Guidance:</text:span> "I can feel how hard you’re working to protect them from repeating the past. You carry so much awareness of what came before. That’s truly admirable—it shows how much you care about your family and the future. Thank you for watching out so carefully. I want you to know you’re not the only one keeping guard now—I’m here with you, helping shoulder this responsibility. It’s okay to take a little breath. We can remember and respect the past without letting it rule the present. You’ve done a good job keeping them safe; how about we find a way to keep breaking those cycles <text:span text:style-name="Emphasis">together</text:span>, so you can get some rest, too?"</text:p>
      <text:p text:style-name="Horizontal_20_Line"/>
      <text:p text:style-name="Text_20_body"><text:span text:style-name="Strong_20_Emphasis">Name:</text:span> Loyal Descendant<text:line-break/><text:span text:style-name="Strong_20_Emphasis">Type:</text:span> Manager<text:line-break/><text:span text:style-name="Strong_20_Emphasis">Role:</text:span> Driven by duty and devotion to family or cultural lineage, it compels you to live according to inherited values and expectations—often at the expense of your own desires.<text:line-break/><text:span text:style-name="Strong_20_Emphasis">Common Behaviors:</text:span> Puts family obligations first, no matter what. This part will have you choose the stable career your parents wanted over the passion you secretly hold, or stay in your hometown <text:soft-page-break/>to look after family instead of moving away. It encourages strict adherence to traditions, routines, or beliefs passed down, and might make you hide aspects of yourself that don’t align with those expectations. You may find it hard to say “no” to relatives, even when drained, because this part says duty comes first. If you ever consider breaking from the family’s path, it bombards you with guilt, anxiety, or visions of elders frowning in disappointment.<text:line-break/><text:span text:style-name="Strong_20_Emphasis">Typical Emotions:</text:span> Pride and comfort when you’re in line with family wishes—there’s a sense of belonging and being “good.” Conversely, it feels intense guilt, shame, or anxiety at the thought of defying the family or cultural norms. It carries fear of being disloyal or causing heartbreak. Sometimes it also harbors quiet resentment or sadness, though it rarely admits it, over the personal sacrifices made. But above all, it feels responsible for keeping the family bond and legacy intact.<text:line-break/><text:span text:style-name="Strong_20_Emphasis">Somatic Signature:</text:span> A feeling of weight or pressure on the shoulders (the “family yoke”), and a tightness in the chest when duty calls over personal need. Possibly a stiff, upright posture – as if “standing at attention” to family rules. You might feel a stomach churn or nausea when contemplating going against family expectations. And conversely, a warm glow or slight lift in posture when you receive family praise or feel you’ve honored them.<text:line-break/><text:span text:style-name="Strong_20_Emphasis">What It Fears:</text:span> Being cast out or losing the love and approval of its family/ancestors. It fears that pursuing your own path means betraying your people, leaving you (and them) heartbroken and alone. It’s also afraid that without it keeping you in check, you might make choices that unravel the family’s sacrifices or dishonor their memory. In short, it fears disconnection and guilt—so it believes loyalty at all costs is the only way to stay worthy and safe.<text:line-break/><text:span text:style-name="Strong_20_Emphasis">Echo-style Guidance:</text:span> "I understand how devoted you are to your family’s values and dreams. You carry their hopes like a badge of honor, and that’s a beautiful testament to your love. Thank you for protecting that bond and legacy so faithfully. I also hear how much weight that puts on you. I want you to know <text:span text:style-name="Emphasis">your</text:span> own heart and dreams matter too. Listening to what you need doesn’t mean you love your family any less. You’re not betraying anyone by being true to yourself. I’m here with you, and we can find a way to honor both your family and you. You all deserve to be heard.</text:p>
      <text:p text:style-name="Standard"><text:line-break/><text:line-break/><text:span text:style-name="T1">I</text:span>FS Parts Encyclopedia – Balanced Batch (Parts 46–60)</text:p>
      <text:list xml:id="list3293005279" text:style-name="L16">
        <text:list-item>
          <text:p text:style-name="P16"><text:span text:style-name="Strong_20_Emphasis">Name:</text:span> The Model Minority<text:line-break/><text:span text:style-name="Strong_20_Emphasis">Type:</text:span> Manager<text:line-break/><text:span text:style-name="Strong_20_Emphasis">Role:</text:span> Strives for excellence and good behavior to protect against judgment and negative stereotypes.<text:line-break/><text:span text:style-name="Strong_20_Emphasis">Common Behaviors:</text:span> Over-prepares and overworks to exceed expectations, rarely showing vulnerability or asking for help. Appears constantly polite and compliant, downplaying any struggles behind a perfect facade. Avoids conflict and personal needs so as not to draw negative attention or "disappoint" anyone.<text:line-break/><text:span text:style-name="Strong_20_Emphasis">Typical Emotions:</text:span> Often feels anxious, pressured, and never quite "good enough." Carries fear of inadequacy and shame about potential failure. There may be brief pride in achievements, but it’s fleeting—quickly replaced by worry about maintaining high standards.<text:line-break/><text:span text:style-name="Strong_20_Emphasis">Somatic Signature:</text:span> Tight chest and stiff, raised shoulders; tension headaches or jaw clenching from stress. A practiced, tense smile and shallow breathing often accompany its presence. The body may feel exhausted yet wired, running on adrenaline to keep up the effort to be perfect.<text:line-break/><text:span text:style-name="Strong_20_Emphasis">What It Fears:</text:span> Being seen as a failure or bringing shame—to family, community, or self. <text:soft-page-break/>It’s terrified of confirming negative stereotypes or being rejected for not measuring up, so it believes it must constantly prove its worth to be safe.<text:line-break/><text:span text:style-name="Strong_20_Emphasis">Echo-style Guidance:</text:span> I see how hard you work to be perfect all the time. It makes so much sense—you’re trying to protect us from judgment and disappointment. You don’t have to carry all of that alone. I value you for more than just what you achieve, and I’m here with you even if you’re not perfect. You deserve some rest and acceptance too, just as you are.</text:p>
        </text:list-item>
        <text:list-item>
          <text:p text:style-name="P16"><text:span text:style-name="Strong_20_Emphasis">Name:</text:span> The Ancestral Critic<text:line-break/><text:span text:style-name="Strong_20_Emphasis">Type:</text:span> Manager<text:line-break/><text:span text:style-name="Strong_20_Emphasis">Role:</text:span> Enforces ancestral and cultural expectations through harsh inner criticism, trying to protect you from shame or dishonoring your family’s values.<text:line-break/><text:span text:style-name="Strong_20_Emphasis">Common Behaviors:</text:span> Manifests as a strict inner voice invoking family or cultural standards—“What would your elders say?” It scolds you for any perceived failure or deviation from tradition. This part pushes you to work harder, behave properly, and uphold duties, immediately triggering guilt when you consider choices that don’t align with its inherited values.<text:line-break/><text:span text:style-name="Strong_20_Emphasis">Typical Emotions:</text:span> Feels anxious and vigilant, even panicked, at the thought of breaking rules or disappointing the lineage. It often carries indignation or sternness, as if channeling the voices of elders. You experience its energy as waves of guilt, shame, or fear of judgment whenever you step outside the expected norms.<text:line-break/><text:span text:style-name="Strong_20_Emphasis">Somatic Signature:</text:span> A heavy weight in the chest or shoulders, as if carrying generations of expectations. Throat tightness or a flushed, hot face can occur when you feel “scolded” internally. The jaw may clench and brows furrow, mirroring the tense, frowning posture of an angry parent or ancestor.<text:line-break/><text:span text:style-name="Strong_20_Emphasis">What It Fears:</text:span> Dishonor and disconnection. It’s terrified that straying from tradition or failing to meet high standards will lead to family shame, rejection by your community, or loss of cultural identity. It believes that strict compliance is the only thing keeping you respected and safe within your tribe or family.<text:line-break/><text:span text:style-name="Strong_20_Emphasis">Echo-style Guidance:</text:span> I hear that stern voice telling you we must do everything just right. I know it’s trying to keep us from bringing shame or being cast out. Thank you for caring about our reputation and our roots. I respect our ancestors and culture too. You don’t have to yell for me to listen—I’m here, and I want to work with you to honor where we came from <text:span text:style-name="Emphasis">and</text:span> take care of us in the present. We can find a way together, and you don’t have to carry all that worry alone.</text:p>
        </text:list-item>
        <text:list-item>
          <text:p text:style-name="P16"><text:span text:style-name="Strong_20_Emphasis">Name:</text:span> The Code Switcher<text:line-break/><text:span text:style-name="Strong_20_Emphasis">Type:</text:span> Manager<text:line-break/><text:span text:style-name="Strong_20_Emphasis">Role:</text:span> Constantly adapts your speech, appearance, or demeanor in different environments to protect you from rejection, prejudice, or not fitting in.<text:line-break/><text:span text:style-name="Strong_20_Emphasis">Common Behaviors:</text:span> Shifts language and tone depending on the audience (from slang to formal speech and back). Hides or downplays aspects of your identity that might not be accepted—maybe using a different accent at work, or avoiding cultural references around certain people. It’s hyper-aware of others’ reactions and will quickly change your behavior, dress, or even opinions to blend in. Often comes across as a "social chameleon," always polite and agreeable, but rarely fully authentic in any one space.<text:line-break/><text:span text:style-name="Strong_20_Emphasis">Typical Emotions:</text:span> Anxious and vigilant—always on guard about making a wrong impression. There’s a nervousness about being truly seen. It can feel pride in being <text:soft-page-break/>adaptable, but also lonely or sad underneath from never feeling free to relax and be itself. A constant undercurrent of tension accompanies it, fueled by the fear of judgment.<text:line-break/><text:span text:style-name="Strong_20_Emphasis">Somatic Signature:</text:span> Throat tightness (from carefully choosing words) and a knot in the stomach entering social situations. You might notice shallow breathing or a slight trembling when meeting new people or authority figures. After prolonged "performing," the body often feels drained or achy—tight neck and shoulders from the sustained self-monitoring.<text:line-break/><text:span text:style-name="Strong_20_Emphasis">What It Fears:</text:span> Rejection, ridicule, or harm if your genuine self is exposed. It’s terrified of being seen as "other" or not belonging—whether that means facing discrimination, bullying, or isolation. It believes that constant vigilance and adaptation are the only ways to stay safe and accepted in any group.<text:line-break/><text:span text:style-name="Strong_20_Emphasis">Echo-style Guidance:</text:span> I notice how you’re always scanning and adjusting so everyone around us feels comfortable. That sounds exhausting, but I understand you’re doing it to keep us safe and included. Thank you for working so hard to protect us. With me, you don’t have to perform—I value the real you. Whenever you feel ready, even if just for a moment, you can let your guard down here. You belong, just as you are, and I’m right here with you.</text:p>
        </text:list-item>
        <text:list-item>
          <text:p text:style-name="P16"><text:span text:style-name="Strong_20_Emphasis">Name:</text:span> The Parentified Child<text:line-break/><text:span text:style-name="Strong_20_Emphasis">Type:</text:span> Blended<text:line-break/><text:span text:style-name="Strong_20_Emphasis">Role:</text:span> A young part that had to act like an adult too soon, taking on caregiving and responsibility to protect the family from chaos or collapse.<text:line-break/><text:span text:style-name="Strong_20_Emphasis">Common Behaviors:</text:span> Grew up fast—comforting siblings or even a parent, staying hyper-responsible and “good” to avoid adding any trouble. Even now, it makes you take charge in stressful situations, overcommit to helping everyone, and struggle to relax or play. This part often anticipates others’ needs before its own and feels uneasy when someone else is in control. It rarely asks for help and tends to apologize for having needs. Externally, you may come off as ultra-capable, the one who "has it all together"—while privately feeling exhausted and alone.<text:line-break/><text:span text:style-name="Strong_20_Emphasis">Typical Emotions:</text:span> Anxious and burdened, carrying a weight far beyond its years. It feels responsible for everyone’s well-being and guilty or worried if it ever falls short. There’s often a quiet sadness or loneliness from never truly having a carefree childhood. It might also harbor some resentment (kept well hidden) that it never got to be taken care of—mixed with guilt for even feeling that way.<text:line-break/><text:span text:style-name="Strong_20_Emphasis">Somatic Signature:</text:span> Aching shoulders and neck, as if physically carrying a heavy load. The body often feels tense and braced, ready to respond to the next crisis. Chronic headaches or stomach knots can flare during stress, leftovers from youthful worry. There’s frequently a tired, weighted-down sensation in the limbs, and even at rest you might find your fists or jaw lightly clenched, as if on standby.<text:line-break/><text:span text:style-name="Strong_20_Emphasis">What It Fears:</text:span> If it doesn’t stay in control and responsible, everything might fall apart. It’s terrified that without it holding things together, people will get hurt, neglected, or abandon you. It also fears being seen as "needy" or burdensome—believing it’s only lovable when it’s useful and low-maintenance. Letting others care for it feels dangerously vulnerable, as if the world might come crashing down if it takes its eyes off duty.<text:line-break/><text:span text:style-name="Strong_20_Emphasis">Echo-style Guidance:</text:span> You had to be so strong, didn’t you? Even when you were just a little kid, you took care of everyone. I’m so sorry you didn’t get the chance to feel taken care of. I see how you’re still trying so hard to make sure everything and everyone is okay. You’ve done an incredible job. I want you to know it’s okay now for you to rest a little and let <text:soft-page-break/>someone care for <text:span text:style-name="Emphasis">you</text:span>. You’re not going to get in trouble for having needs. I’m here, and I’ll help carry this load so you don’t have to hold it all by yourself anymore.</text:p>
        </text:list-item>
        <text:list-item>
          <text:p text:style-name="P16"><text:span text:style-name="Strong_20_Emphasis">Name:</text:span> The Wounded Protector<text:line-break/><text:span text:style-name="Strong_20_Emphasis">Type:</text:span> Blended<text:line-break/><text:span text:style-name="Strong_20_Emphasis">Role:</text:span> A hurt part that has transformed into a fierce guardian, determined to prevent anyone from ever causing that same pain again.<text:line-break/><text:span text:style-name="Strong_20_Emphasis">Common Behaviors:</text:span> Springs into action at the slightest sign of a familiar threat. If a situation or person reminds it of past hurt, it may lash out in anger, put up rigid walls, or abruptly shut down emotions. It can drive you to sabotage relationships or opportunities if they start feeling too similar to old wounds (e.g. pushing someone away as soon as you sense potential betrayal). This part often keeps you isolated or in control of every detail, trying to ensure the past never repeats. It might also numb you or distract you (with TV, games, substances) whenever something triggers that old pain, effectively armoring you against feeling it again.<text:line-break/><text:span text:style-name="Strong_20_Emphasis">Typical Emotions:</text:span> Quick to anger and highly vigilant—on the surface it’s defensive and bristling with intensity. Beneath the fury is profound hurt and fear; it remembers the pain it went through and is desperate not to experience it again. It can feel deeply lonely, believing it must stand guard alone. There may also be guilt or sorrow buried under its tough exterior, especially if its protective actions end up hurting others or pushing away people who care.<text:line-break/><text:span text:style-name="Strong_20_Emphasis">Somatic Signature:</text:span> A surge of adrenaline when it activates: heart pounding, face and neck flushing hot. Muscles tighten (clenched fists, locked jaw, tight chest) as if preparing for battle. You might feel your stance shift—becoming more rigid or defensive. After an outburst or intense guarding, you could notice exhaustion, trembling, or a heavy ache in the chest once the adrenaline fades, hinting at the sad, scared part hiding underneath.<text:line-break/><text:span text:style-name="Strong_20_Emphasis">What It Fears:</text:span> The original trauma or heartbreak happening again. It’s terrified that if you open up or trust, you’ll be wounded just as badly as before (or worse). It fears your vulnerability will be exploited, and it will fail to protect you. Essentially, it cannot bear the idea of that exiled pain resurfacing—so it fears intimacy, dependence, or any scenario that echoes the past, convinced those are pathways to being hurt or betrayed again.<text:line-break/><text:span text:style-name="Strong_20_Emphasis">Echo-style Guidance:</text:span> I can feel how fiercely you step in to protect whenever something reminds you of that old pain. I know you’re doing this because you never want us to go through that hurt again. Thank you for watching out for us so bravely. I’m so sorry you had to endure that in the first place. You shouldn’t have had to handle it all by yourself. I’m here now, and I’m on your side. You don’t have to carry that sword and shield alone anymore. When you’re ready, I’d love to help take care of the wounded part you’ve been defending all this time, so that <text:span text:style-name="Emphasis">you</text:span> can finally get some relief too.</text:p>
        </text:list-item>
        <text:list-item>
          <text:p text:style-name="P16"><text:span text:style-name="Strong_20_Emphasis">Name:</text:span> The Defiant Defender<text:line-break/><text:span text:style-name="Strong_20_Emphasis">Type:</text:span> Blended<text:line-break/><text:span text:style-name="Strong_20_Emphasis">Role:</text:span> A rebellious protector that rises up against any sense of control or injustice, determined to safeguard your autonomy and self-worth at all costs.<text:line-break/><text:span text:style-name="Strong_20_Emphasis">Common Behaviors:</text:span> Flare-ups of defiance whenever you feel pressured, criticized, or boxed in. This part might make you argue with authority, break rules, or reject advice purely on principle. It often says “You can’t make me” or “I refuse” internally (or out loud). If someone tries to push you, it digs in its heels—maybe quitting jobs or ending relationships abruptly if it senses disrespect. It can also lead to risky behavior or impulsive decisions just <text:soft-page-break/>to assert freedom. At times, it champions causes of fairness, boldly standing up to bullies or speaking out against wrongs, but it can be equally quick to rebel even when others are trying to help, if it perceives any hint of coercion.<text:line-break/><text:span text:style-name="Strong_20_Emphasis">Typical Emotions:</text:span> Intense anger and indignation spike when it feels controlled or disrespected. It experiences a fierce pride in standing its ground. There’s often a sense of righteousness—like it’s protecting you from being violated or demeaned. Underneath, though, is fear: fear of being weak, helpless, or humiliated again. So it may also feel anxious (though it won’t show it) whenever power dynamics arise. It runs on a mix of bravado and secret vulnerability, with determination as its fuel.<text:line-break/><text:span text:style-name="Strong_20_Emphasis">Somatic Signature:</text:span> Heat flooding through the body—flushed cheeks, a pounding heartbeat—whenever it engages. Your muscles tense up; you might find your chin lifting, chest tightening, and your stance becoming firm or even aggressive. Hands might ball into fists or gesticulate emphatically. There’s often a rush of energy—restless legs, pacing, or an urge to slam doors or physically break free. After a confrontation, you may feel shaky or notice your breathing was rapid and shallow during the episode.<text:line-break/><text:span text:style-name="Strong_20_Emphasis">What It Fears:</text:span> Being controlled, dominated, or humiliated. It’s terrified of feeling powerless or small like it once did (perhaps in a time when you were unfairly treated or your voice was ignored). It fears that if you submit or trust authority, you’ll be hurt or lose your dignity. So it believes it must always fight back and assert independence to keep you safe from exploitation or oppression.<text:line-break/><text:span text:style-name="Strong_20_Emphasis">Echo-style Guidance:</text:span> I can see that fire in you when you feel pushed around or disrespected. You’re so strong and you refuse to let anyone take advantage of us—that shows me how much you care about our dignity. I respect that strength in you. I also get that underneath that defiance, you’re afraid of being hurt or controlled like before. Thank you for protecting us so fiercely. I’m not here to control you at all. When you’re ready, I’d like to work <text:span text:style-name="Emphasis">with</text:span> you, not against you. Your freedom matters to me too. I’m here to listen to what you need, and I won’t force you into anything you don’t want.</text:p>
        </text:list-item>
        <text:list-item>
          <text:p text:style-name="P16"><text:span text:style-name="Strong_20_Emphasis">Name:</text:span> The Disillusioned Idealist<text:line-break/><text:span text:style-name="Strong_20_Emphasis">Type:</text:span> Blended<text:line-break/><text:span text:style-name="Strong_20_Emphasis">Role:</text:span> A once-hopeful part that became cynical and guarded after deep disappointment, using pessimism as armor to protect your heart from being broken again.<text:line-break/><text:span text:style-name="Strong_20_Emphasis">Common Behaviors:</text:span> Dismisses new opportunities or relationships with sarcasm or skepticism (“Sure, like that’ll work out”). It often expects the worst to happen and may sabotage good things preemptively—canceling plans, withdrawing affection, or downplaying achievements to avoid getting attached. It can make you pull back just when things start to go well, as if saying “Don’t get your hopes up.” This part might engage in bitter humor, roll its eyes at optimism, or constantly remind you of past failures (“Remember last time?”) to keep you from risking trust. It tends to isolate or retreat into a shell of apathy whenever life offers something that once would have excited you.<text:line-break/><text:span text:style-name="Strong_20_Emphasis">Typical Emotions:</text:span> Feels bitter, guarded, and world-weary. There’s a deep well of hurt and sadness underneath, but it rarely shows that openly—instead you feel numbness or cynicism. When others are happy or hopeful, it might feel irritated or quietly grief-stricken, longing for that innocence but convinced it’s foolish. There’s also fear and preemptive disappointment: it’s bracing for impact, assuming things will fall apart. Sometimes you catch a glimmer of its old longing or idealism, but it quickly snuffs it out with cold realism, fearing that hope.<text:line-break/><text:soft-page-break/><text:span text:style-name="Strong_20_Emphasis">Somatic Signature:</text:span> A heaviness in the body, like carrying an invisible weight. You might notice a slumped posture or frequent sighing. The chest can feel hollow or tight, as if the heart is shielded or shut down. There may be a dull ache in the chest or gut. Facial expressions might flatten—perhaps a distant stare or forced neutral look when others would smile. Even your voice might monotone when this part is in charge, reflecting that drained, "over it" energy.<text:line-break/><text:span text:style-name="Strong_20_Emphasis">What It Fears:</text:span> Being hurt, let down, or betrayed again. It’s terrified that if you hope or care deeply, you’ll experience crushing disappointment like before. It fears the pain of broken trust or lost dreams so much that it prefers to expect nothing (or the worst) as a safeguard. It also fears being seen as naive or foolish for having hope. Ultimately, it believes that cynicism and low expectations are the only shield against heartbreak and despair.<text:line-break/><text:span text:style-name="Strong_20_Emphasis">Echo-style Guidance:</text:span> It sounds like you really tried to believe in something (or someone) once, and you got hurt badly. I can feel how much that affected you. It makes sense that you don’t want to go through that again, and that you’re keeping our hopes low to protect us. I’m so sorry you had to experience that disappointment. Thank you for looking out for our heart. I won’t push you to be optimistic—I respect why you’re cautious. Just know I’m here with you, even if things feel empty or pointless right now. Whenever a small part of you is ready to hope again, even just a little, I’ll be right here to support you. Until then, we can just sit together so you’re not alone with that hurt.</text:p>
        </text:list-item>
        <text:list-item>
          <text:p text:style-name="P16"><text:span text:style-name="Strong_20_Emphasis">Name:</text:span> The Guilty Seeker<text:line-break/><text:span text:style-name="Strong_20_Emphasis">Type:</text:span> Blended<text:line-break/><text:span text:style-name="Strong_20_Emphasis">Role:</text:span> Burdened by guilt, this part drives you to seek atonement, self-improvement, or spiritual redemption in an effort to protect you from feeling unforgivable or morally “bad.”<text:line-break/><text:span text:style-name="Strong_20_Emphasis">Common Behaviors:</text:span> Compels you to apologize excessively and second-guess if you’ve done something wrong, even when you haven’t. It might plunge you into religious or personal development quests, constantly looking for the next ritual, book, or mentor that might purify your sense of guilt. You may find yourself volunteering for every cause, over-delivering on promises, or taking the blame to make things right. It often sacrifices your own joy or rest as a form of penance (e.g., “I don’t deserve to relax if others are hurting”). If you make a mistake or think you did, this part can spiral into overdrive—ruminating on it for days, seeking reassurance, or performing acts of service to "earn" forgiveness.<text:line-break/><text:span text:style-name="Strong_20_Emphasis">Typical Emotions:</text:span> Overwhelmed by guilt, remorse, and worry. It feels anxious, on-edge, always scanning for where it might have done wrong. There’s a deep sense of unworthiness or shame at its core—it often feels like it’s never good enough or has to constantly prove it’s not a bad person. When engaged in atonement or helping, it might feel momentary relief or hopeful earnestness (like “maybe if I do this, I’ll finally feel okay”). But any relief is fragile, and it quickly returns to self-doubt and sorrow.<text:line-break/><text:span text:style-name="Strong_20_Emphasis">Somatic Signature:</text:span> A persistent knot or churning in the stomach (the classic "guilty stomach ache"). The chest may feel tight or heavy, sometimes making it hard to breathe deeply. You might have a bowed posture—head down, avoiding eye contact—as if physically weighed by guilt. During guilt spikes, there can be restlessness: fidgety hands, pacing, or a compulsion to do something immediately to fix the feeling. Alternately, you might feel a wave of fatigue and a need to curl up, as the weight of remorse drains your energy.<text:line-break/><text:span text:style-name="Strong_20_Emphasis">What It Fears:</text:span> That you are or will be irredeemably bad, unloved, or punished. It’s terrified <text:soft-page-break/>that one mistake or flaw makes you unworthy of love or will cause people (or a higher power) to abandon you. It fears condemnation and believes only constant vigilance and penance keep that danger at bay. Deep down, it’s afraid that if it ever stopped trying to make amends or be better, all the guilt and "badness" would catch up and overwhelm you, proving you unlovable.<text:line-break/><text:span text:style-name="Strong_20_Emphasis">Echo-style Guidance:</text:span> You’re carrying so much guilt, and it feels like you’re always trying to make up for something. That sounds absolutely exhausting. I know you’re pushing yourself so hard because you care deeply about doing the right thing. I want you to know I see the goodness in you, even if you can’t see it right now. You are not a bad person—I can tell how big your heart is. It’s okay to pause and breathe; you don’t have to earn your right to be okay every single minute. I’m here with you, and you’re not alone with those heavy feelings. Maybe together we can find a way to forgive yourself, little by little, when you’re ready.</text:p>
        </text:list-item>
        <text:list-item>
          <text:p text:style-name="P16"><text:span text:style-name="Strong_20_Emphasis">Name:</text:span> The Lost Soul<text:line-break/><text:span text:style-name="Strong_20_Emphasis">Type:</text:span> Exile<text:line-break/><text:span text:style-name="Strong_20_Emphasis">Role:</text:span> Holds deep loneliness and a sense of aimlessness, carrying the weight of isolation or existential despair that you couldn’t bear consciously. It keeps you disconnected as a way to protect you from further hurt or disappointment.<text:line-break/><text:span text:style-name="Strong_20_Emphasis">Common Behaviors:</text:span> Causes you to withdraw from others and become emotionally distant or numb. You might isolate yourself in your room, avoid making plans, or drift from job to job or place to place, never feeling rooted. It can lead to days spent doing very little—lost in thought, sleeping excessively, or mindlessly scrolling—because nothing feels meaningful. You may appear "checked out" or unreachable to those around you. This part might also seek solace in books, music, fantasy, or other worlds, trying to find someplace to belong, even if only in imagination.<text:line-break/><text:span text:style-name="Strong_20_Emphasis">Typical Emotions:</text:span> Profound sadness, emptiness, and longing. It often feels abandoned, misunderstood, or like it doesn’t fit in anywhere. There’s despair and sometimes a quiet numbness, as if it’s given up on being found. It can feel invisible or forgotten, and there’s fear mingled in—that maybe it will always be this way. Sometimes a flicker of hope or yearning surfaces (a wish to be seen, to find meaning), but it’s quickly doused by hopelessness to avoid further disappointment.<text:line-break/><text:span text:style-name="Strong_20_Emphasis">Somatic Signature:</text:span> A hollow, aching sensation in the chest or solar plexus, as if something vital is missing. The body often feels heavy and slow, with slumped shoulders and shallow breaths. You might experience frequent sighing or a lump in the throat that never quite turns into words or tears. At times, there’s a sensation of floating or being far away—from your body or surroundings—reflecting how this part feels ungrounded and untethered. Overall, an aura of fatigue and coldness might hang over you, like the warmth and color have drained out.<text:line-break/><text:span text:style-name="Strong_20_Emphasis">What It Fears:</text:span> That it truly is alone, unwanted, or without purpose—forever. It’s terrified that no place or person will ever feel like home, and that the emptiness inside is all that will ever be. It also fears reaching out or hoping, because being let down or rejected again would be unbearable. So it stays adrift, believing that permanent disconnection might hurt less than yearning for connection that never comes.<text:line-break/><text:span text:style-name="Strong_20_Emphasis">Echo-style Guidance:</text:span> You feel so lost and alone, like you’re drifting in a void where nobody really sees you. That must hurt so much. I want you to know I <text:span text:style-name="Emphasis">do</text:span> see you—I’m right <text:soft-page-break/>here, and you’re not invisible to me. You don’t have to say or do anything; we can just sit here together for a while. You might feel like an empty shell, but I can sense the spark in you, even if it’s faint right now. I’m not going to leave you. Whenever you’re ready, I’ll be here to help you find even the smallest bit of light or direction. For now, I’m just going to stay with you in this darkness, so you’re not alone in it anymore.</text:p>
        </text:list-item>
        <text:list-item>
          <text:p text:style-name="P16"><text:span text:style-name="Strong_20_Emphasis">Name:</text:span> The Bliss Chaser<text:line-break/><text:span text:style-name="Strong_20_Emphasis">Type:</text:span> Firefighter<text:line-break/><text:span text:style-name="Strong_20_Emphasis">Role:</text:span> Pursues instant relief and euphoria—often through spiritual highs, pleasures, or thrills—to protect you from drowning in pain, sadness, or emptiness.<text:line-break/><text:span text:style-name="Strong_20_Emphasis">Common Behaviors:</text:span> Chases feel-good experiences the moment things get tough. This might look like immersing in spiritual practices (back-to-back meditation retreats, constant prayer, seeking one epiphany after another) or, alternatively, indulging in earthly pleasures (binging on food, gaming all night, shopping sprees, partying, even substance use) to escape bad feelings. It insists on "positive vibes only," avoiding serious or painful conversations. You may notice it pushing you to always have a new obsession—whether it’s the latest self-help craze, a romantic thrill, or an adrenaline rush hobby—keeping you riding a high so you don’t have to feel the crash. It tends to drop things as soon as they stop being fun or transcendent, quickly moving on to the next source of bliss.<text:line-break/><text:span text:style-name="Strong_20_Emphasis">Typical Emotions:</text:span> When active, it floods you with excitement, giddiness, or a sense of intense focus on the next pleasurable thing. It can feel optimistic, almost zealous, when a new source of bliss is in reach. However, it’s also quite anxious underneath—there’s desperation in how it chases the high, a fear-driven urgency. If a joyful buzz fades or anything painful pierces through, it becomes agitated, irritable, or panicky until it finds a new distraction. It doesn’t linger in sadness or anger; it quickly flips those into motivation to seek fun or enlightenment.<text:line-break/><text:span text:style-name="Strong_20_Emphasis">Somatic Signature:</text:span> During its highs, you might feel a humming energy or tingling in your body—heart racing not from fear but excitement, a lightness in your head like you’re "floating." Smiles come easily, maybe even uncontainable laughter or tears of joy. When pleasure is anticipated, you could feel butterflies in your stomach (the good kind). Conversely, if a downer moment hits, your body might feel suddenly jittery or antsy—bouncing a leg, drumming fingers, unable to sit still—as it searches for a new hit of positivity. Sometimes there’s a quick shallow breath or trembling—signs of that nervous drive fueling the chase.<text:line-break/><text:span text:style-name="Strong_20_Emphasis">What It Fears:</text:span> The dark pit of pain or despair lurking beneath the surface. It’s terrified that if you sit still in the sadness, anger, or trauma for too long, you’ll be consumed by it or it will never end. It fears the emptiness and suffering it has seen inside, and so it runs, endlessly, toward any light it can find. In its mind, slowing down or facing the pain equals being swallowed by a void or losing all hope, so it believes constant motion and high spirits are the only safety.<text:line-break/><text:span text:style-name="Strong_20_Emphasis">Echo-style Guidance:</text:span> I notice you’re always reaching for that next uplifting experience to keep us going. You’ve brought a lot of joy and sparkle into our life, and I truly appreciate how you’ve protected us from getting lost in despair. It shows how much you care about keeping us going. I also sense how afraid you are of what might happen if we slow down and face the pain. I won’t force you to stop chasing the light—I know you’re doing it to save us. Maybe we can take just a little breath together, no darkness will swallow you while I’m <text:soft-page-break/>here. I’m not going to let you drown in it. When you’re ready, we can peek at what hurts for just a moment, with support, so you don’t have to keep running so hard. But if you need to run a bit longer, I understand—I’ll jog alongside you so you’re not alone.</text:p>
        </text:list-item>
        <text:list-item>
          <text:p text:style-name="P16"><text:span text:style-name="Strong_20_Emphasis">Name:</text:span> The Selfless Martyr<text:line-break/><text:span text:style-name="Strong_20_Emphasis">Type:</text:span> Manager<text:line-break/><text:span text:style-name="Strong_20_Emphasis">Role:</text:span> Constantly sacrifices its own needs and well-being to care for others or fulfill duties, believing that by suffering and never being "selfish" it protects you from guilt, failure, or rejection.<text:line-break/><text:span text:style-name="Strong_20_Emphasis">Common Behaviors:</text:span> Always says “yes” to others, even at personal cost. It takes on extra work, stays late to help, and puts family and friends’ needs first every time. This part often refuses to rest or ask for help, insisting "I’m fine" while running on empty. It may hide your pain or struggles so as not to burden anyone. Tends to feel responsible for everyone else’s happiness—cooking, cleaning, fixing problems, remembering birthdays—while neglecting its own exhaustion. It might even create crises to solve or constantly find someone to rescue, because its identity revolves around being the indispensable caregiver. If someone offers assistance or gratitude, it often deflects or feels uncomfortable, not knowing how to receive.<text:line-break/><text:span text:style-name="Strong_20_Emphasis">Typical Emotions:</text:span> A mix of dutiful compassion and suppressed resentment. On the surface, it feels purposeful and virtuous when helping—perhaps even deriving self-worth from being needed. It genuinely cares about others. Yet underneath, it’s often deeply weary and feels unappreciated or taken advantage of. Admitting that, however, triggers guilt, so it pushes those feelings down. It’s also anxious—afraid of letting anyone down—and feels guilty at the mere thought of prioritizing itself. There may be a quiet sadness, even loneliness, from never allowing itself to be cared for by others.<text:line-break/><text:span text:style-name="Strong_20_Emphasis">Somatic Signature:</text:span> Chronic fatigue and tension in the body—the back, shoulders, and neck often ache from constant overwork. You might notice frequent stress headaches or a tightness in your chest from holding in your own needs and emotions. Sleep might be restless or cut short to tend to tasks. There can be a drawn, tired look in the eyes or dark circles from burnout. Sometimes you might unconsciously clench your teeth or fists when you’re overextending, as the body silently protests the never-ending strain.<text:line-break/><text:span text:style-name="Strong_20_Emphasis">What It Fears:</text:span> Being selfish, useless, or unworthy of love. It’s terrified that if you don’t constantly give and suffer for others, you’ll be rejected, or everything will fall apart. It fears that taking care of yourself means abandoning others or becoming a "bad" person. Deep down, it also fears vulnerability—letting someone else take care of you feels dangerous, as if they might drop you or you’ll owe them. So it believes your value lies in being the strong, self-sacrificing one, and that if it ever stopped, you’d be left with nothing and no one.<text:line-break/><text:span text:style-name="Strong_20_Emphasis">Echo-style Guidance:</text:span> You do so much for everyone, and you carry more than your share. I’m amazed by how deeply you care and how hard you work to make sure others are okay. Thank you for your kindness and dedication. But I’m also worried about you. You’re so tired, and you deserve care too—just as much as anyone else. Let me take care of <text:span text:style-name="Emphasis">you</text:span> for a change, even if it’s just a little. You are not selfish for needing rest or help; it doesn’t make you any less worthy. I value you for <text:span text:style-name="Emphasis">you</text:span>, not only for what you give. You don’t have to earn love through suffering. I’m here, and I want to support you the way you’ve supported everyone else.</text:p>
        </text:list-item>
        <text:list-item>
          <text:p text:style-name="P16"><text:span text:style-name="Strong_20_Emphasis">Name:</text:span> The Fatigued Ally<text:line-break/><text:span text:style-name="Strong_20_Emphasis">Type:</text:span> Manager<text:line-break/><text:soft-page-break/><text:span text:style-name="Strong_20_Emphasis">Role:</text:span> A once-enthusiastic helper now exhausted, it forces your system to slow down (often through fatigue or illness) to protect you from burnout and unmet demands.<text:line-break/><text:span text:style-name="Strong_20_Emphasis">Common Behaviors:</text:span> Drains your energy when you’ve been doing too much. You might find yourself “hitting a wall” mid-day or needing frequent naps and downtime. It often makes you cancel plans or withdraw from commitments because you simply can’t muster the strength. This part might manifest as chronic fatigue or flare-ups of pain that compel you to rest. It also tends to say “no” more often than you used to, or quietly back out of responsibilities, even if it means people might be disappointed. Once reliable and always available, you now may find yourself ghosting on social events or leaving work unfinished—not out of laziness, but because this part just can’t push any further. It’s essentially pulling the emergency brake on your life to save you from total collapse.<text:line-break/><text:span text:style-name="Strong_20_Emphasis">Typical Emotions:</text:span> Worn out and defeated. It feels a deep exhaustion, sometimes bordering on hopelessness (“I just can’t do this anymore”). There’s often guilt and worry mixed in—guilt for not being able to keep up like before, and worry about letting others down. It can also feel numb or detached at times, as if too tired to even feel emotions strongly. When forced beyond its limits, it might flare into irritability or quiet resentment, but mostly it’s just bone-tired and longing for relief.<text:line-break/><text:span text:style-name="Strong_20_Emphasis">Somatic Signature:</text:span> Heavy, leaden limbs and constant low energy. You may feel aches and soreness, as if you’ve run a marathon when you barely got through the day. There’s often a foggy mind or difficulty concentrating ("brain fog"), along with droopy eyes and yawning. Even small tasks can make your heart beat faster or leave you short of breath. Sometimes you get sick more often or have chronic pain, physical signals that your body is in need of rest. Overall, it’s a sense of carrying around a weighted blanket of fatigue wherever you go.<text:line-break/><text:span text:style-name="Strong_20_Emphasis">What It Fears:</text:span> That if you keep going at the previous pace, you will literally break down—physically, emotionally, or both. It’s afraid you’ll be exploited, drained to the point of collapse, or even face serious illness if it doesn’t intervene. It also fears that others won’t understand and will keep piling on expectations, so it sees shutting down as the only option. Deep down, it’s scared that you’re only valued when you’re productive or helpful, yet it knows you can’t keep that up—so it’s caught between fearing you’ll burn out if you try, and fearing you’ll be rejected if you don’t.<text:line-break/><text:span text:style-name="Strong_20_Emphasis">Echo-style Guidance:</text:span> I can feel how utterly exhausted you are. You’ve been running on empty for so long, and your body and soul are just done. I’m so sorry it got to this point. Thank you for slowing us down—I know you only made me so tired because I wouldn’t have stopped otherwise. It’s okay to rest now; you’re not letting anyone down by taking care of yourself. You’ve done more than enough. I’m here with you, and I give you permission to just breathe and be. We can let others know we need a pause, and that’s alright. You deserve understanding and recovery, not guilt. I’m going to stay by your side and make sure you get the rest and support you need.</text:p>
        </text:list-item>
        <text:list-item>
          <text:p text:style-name="P16"><text:span text:style-name="Strong_20_Emphasis">Name:</text:span> The Mother’s Wound Carrier<text:line-break/><text:span text:style-name="Strong_20_Emphasis">Type:</text:span> Exile<text:line-break/><text:span text:style-name="Strong_20_Emphasis">Role:</text:span> Holds the emotional wounds inherited from your mother (or a mother-figure), carrying her pain as if it were your own in an attempt to stay connected and spare her from it.<text:line-break/><text:span text:style-name="Strong_20_Emphasis">Common Behaviors:</text:span> Internally, you absorb and echo your mother’s feelings—her sadness, anxiety, or trauma—often without realizing it. You might find yourself reliving her <text:soft-page-break/>struggles: feeling depressive lows that mirror the ones she never spoke about, or flinching with the same fears she had. It can lead you to put her needs above yours, or to tiptoe around anything that might upset her, essentially carrying her emotional load. In your own life, you may unconsciously repeat her patterns (choosing similar relationships, echoing her self-criticism) as if her story is imprinted in you. At times, you might sabotage your happiness or shrink your successes, guilt-tripping yourself with thoughts like “Mom had it so hard, who am I to have it easier?” This part often makes you extremely empathetic to your mother’s moods, essentially living her pain alongside her.<text:line-break/><text:span text:style-name="Strong_20_Emphasis">Typical Emotions:</text:span> Deep sorrow, grief, or anxiety that sometimes feels "out of nowhere"—it might actually be echoes of what your mother felt. This part often carries a profound sense of grief, longing, or even emptiness that isn’t fully explained by your own experiences. There is usually love and loyalty entwined in the pain: it hurts because it loved (and still loves) her so much. It may also feel guilt or confusion, unsure where the boundary between her feelings and yours should be. At times it feels burdened and overwhelmed, like a child carrying an adult’s sadness, but it also feels compelled to hold it as an act of love.<text:line-break/><text:span text:style-name="Strong_20_Emphasis">Somatic Signature:</text:span> A heavy ache in the chest or heart area, and eyes that well up easily with tears that you might "inherit" before you even know why. You could feel a weight in the pit of your stomach or womb, as if carrying an emotional pregnancy that isn’t yours. Sometimes there’s a sensation of rawness in the throat, or a quiver in the voice when talking about family or anything that might touch that wound. The body might curl inward (protecting the heart and belly) during these times. It’s common to experience bouts of fatigue or lethargy that align with memories or reminders of your mother. Overall, your body carries a tenderness and heaviness, as if holding someone else’s hurt within your own flesh.<text:line-break/><text:span text:style-name="Strong_20_Emphasis">What It Fears:</text:span> That if it lets go of this pain, you will lose your connection to your mother or invalidate her struggles. It’s terrified that healing yourself might mean betraying her or leaving her behind. It fears that acknowledging these feelings could hurt your mother or her memory, or that without carrying this, her suffering will be forgotten or repeated. On a core level, it’s also afraid that if it doesn’t hold this wound, no one will—and that feels like abandoning the one who gave you life. So it clings to the pain, believing it’s the only way to honor, protect, or stay loyal to her.<text:line-break/><text:span text:style-name="Strong_20_Emphasis">Echo-style Guidance:</text:span> I sense that you’re holding a lot of pain that isn’t originally yours. It feels so intertwined with Mom’s pain, doesn’t it? That’s such a heavy burden for you to carry. I know you took it on because you love her deeply and you wanted to help, even if you didn’t realize it. Thank you for caring that much. I want you to hear something: you can still love and honor Mom without hurting the way she did. Let’s imagine setting down just a little of this weight—you won’t be abandoning her, I promise. I’m here with you, and I believe your mother wouldn’t want you to suffer endlessly. We can keep her memory and lessons alive in other, kinder ways. You don’t have to bleed for her wounds. When you’re ready, we’ll gently ease some of this pain out of your heart, together.</text:p>
        </text:list-item>
        <text:list-item>
          <text:p text:style-name="P16"><text:span text:style-name="Strong_20_Emphasis">Name:</text:span> The Legacy Bearer<text:line-break/><text:span text:style-name="Strong_20_Emphasis">Type:</text:span> Exile<text:line-break/><text:span text:style-name="Strong_20_Emphasis">Role:</text:span> Carries the generational trauma and burdens of your family or culture, bearing the weight of ancestral pain in order to remember, honor, and protect against it happening again.<text:line-break/><text:span text:style-name="Strong_20_Emphasis">Common Behaviors:</text:span> You feel the echoes of history in your daily life. This part may cause you to be intensely aware of your family’s past hardships or your people’s oppression. You <text:soft-page-break/>might have strong emotional reactions to things that happened long before you were born—tearing up at stories your grandparents told, or feeling anger at injustices in history as if you lived them. It can drive you to uphold family traditions or moral codes with almost sacred fervor, believing it’s on you to carry them forward. Conversely, it might hold you back from enjoying things your ancestors couldn’t (like feeling uneasy about wealth, comfort, or freedom that they never had). You may find yourself overworking or over-preparing "just in case," as if war or scarcity could return any time. This part often makes you the family historian or the one who takes on all the family problems, assuming the role of the carrier of memories and burdens so others don’t have to.<text:line-break/><text:span text:style-name="Strong_20_Emphasis">Typical Emotions:</text:span> Heavy, solemn emotions that sometimes feel older than you. There’s often deep sadness, grief, or mourning for what previous generations endured. Anger and outrage can also surface—righteous fury at the injustices they faced. There is pride and reverence too: this part feels a strong duty and connection to where you come from. It can also feel guilt—like survivor’s guilt or guilt for having opportunities they didn’t. A constant underlying feeling is seriousness, a lack of lightness, because it’s as if this part is always in a memorial vigil internally. It may also feel fear in the form of hyper-vigilance, worried that those past tragedies could repeat if you’re not careful.<text:line-break/><text:span text:style-name="Strong_20_Emphasis">Somatic Signature:</text:span> The body often bears an unexplainable heaviness. You might literally feel weight on your shoulders or back, as if carrying an invisible pack. Your chest may tighten or eyes water during certain cultural rituals, historic dates, or when hearing certain songs or stories. Sometimes you get chills or goosebumps when something resonates with your heritage. There can be tension headaches or neck pain from constantly "looking back" in a metaphorical sense. And when others around you seem carefree or disconnected from the past, you might feel your stomach drop or a sense of groundlessness, as this part braces to hold steady the link to your ancestry.<text:line-break/><text:span text:style-name="Strong_20_Emphasis">What It Fears:</text:span> That the suffering and lessons of the past will be forgotten—and thus repeated. It’s afraid that if you don’t carry this, no one else will, and the chain to your ancestors will break. It fears dishonoring their memory by "moving on" or being happy, as if that would mean their pain didn’t matter. It’s also scared that without its vigilance, your family or community could fall back into old dangers or lose their identity. In essence, it believes letting go of any of this weight equals betrayal or inviting disaster, so it shoulders everything, hoping to shield future generations by never forgetting the past.<text:line-break/><text:span text:style-name="Strong_20_Emphasis">Echo-style Guidance:</text:span> You’re carrying so much that isn’t just yours—it’s like you have generations of your family’s pain on your back. I am so grateful that you hold our history with such respect and loyalty. It shows how big your heart is. But I also see how it weighs you down, and I worry about how heavy that load is for you. You don’t have to carry it all by yourself. Honoring them doesn’t mean you have to hurt like they did. They went through those hardships hoping you would live with more peace, not the same pain. I’m here, and I’ll help you remember and honor them in ways that don’t crush you. When you’re ready, we can put down some of those stones you’ve been carrying. They’ll always be a part of us, but you deserve to walk a little lighter while still keeping their memory alive. We can do it together, at your pace.</text:p>
        </text:list-item>
        <text:list-item>
          <text:p text:style-name="P16"><text:span text:style-name="Strong_20_Emphasis">Name:</text:span> The Chronic Warrior<text:line-break/><text:span text:style-name="Strong_20_Emphasis">Type:</text:span> Manager<text:line-break/><text:span text:style-name="Strong_20_Emphasis">Role:</text:span> Fights through chronic illness or pain with unwavering determination, protecting your <text:soft-page-break/>sense of identity and dignity by refusing to show weakness or give up.<text:line-break/><text:span text:style-name="Strong_20_Emphasis">Common Behaviors:</text:span> Forces you to power through pain and fatigue as if nothing is wrong. You might hide your symptoms, putting on a brave face at work or with friends so no one pities you. It keeps you fiercely independent: you decline offers of help, stick to routines, and possibly overdo it to prove you’re still capable. This part can make you an expert in your condition—meticulously tracking meds, diets, treatments—essentially treating managing your illness like a mission. Even on bad days, it pushes you to get up, get dressed, and meet obligations, collapsing only when alone. It often rejects rest or leisure unless absolutely necessary, feeling compelled to "fight" the illness at every turn.<text:line-break/><text:span text:style-name="Strong_20_Emphasis">Typical Emotions:</text:span> Determined, stoic, and often angry at the illness (or sometimes at your own body). It feels proud when you conquer a challenge despite the pain. There’s also underlying anxiety—an unspoken fear of what might happen if it ever stops fighting. It doesn’t like to acknowledge fear or sadness, but those feelings are there, buried: fear of decline, sadness at the losses the illness has caused. It may feel isolated, as it won’t let anyone fully in to see the struggle. It runs on willpower, frustration, and a touch of defiance (“I will not let this break me”), with a deep well of grief and worry it rarely shows.<text:line-break/><text:span text:style-name="Strong_20_Emphasis">Somatic Signature:</text:span> Muscles constantly tense, as if bracing against the pain or pushing through it—especially in the jaw, neck, and shoulders. You might stand or sit very upright, holding your core tight, using posture to signal "I’m fine." Adrenaline often spikes to carry you through tasks, leaving you shaky or utterly drained afterwards. Pain signals are often ignored until they scream; by then, you might feel waves of nausea, dizziness, or trembling from overexertion. The breath might be held or shallow when you’re toughing something out. Later, when alone, you might notice your body collapse into exhaustion, shaking or crying once this part finally lets go a little.<text:line-break/><text:span text:style-name="Strong_20_Emphasis">What It Fears:</text:span> Being seen (or seeing yourself) as weak, helpless, or defined by your illness. It’s terrified that if you relent, the illness will take over completely and you’ll lose your independence, respect, or hope. It fears pity and rejection—worrying that others will abandon or look down on you if they truly see your vulnerabilities. It also fears the unknown progression of the illness; fighting constantly gives it a sense of control. Fundamentally, it believes that if it ever lays down its arms, you’ll be overwhelmed by pain, despair, or loss of self—so it refuses to surrender.<text:line-break/><text:span text:style-name="Strong_20_Emphasis">Echo-style Guidance:</text:span> You’ve been so strong for so long, fighting a battle every single day that most people never see. I’m in awe of how much courage and determination you carry. I know you feel like you can’t let your guard down, that if you even pause, everything might crumble. But I want you to know I’m here, and I don’t see you as weak at all—not when you fight, and not if you need to rest. You’ve earned the right to breathe and be cared for too. Even warriors need support and recovery time. Let me share some of this fight with you. You’re not alone in this anymore, and asking for a break or a hand to hold doesn’t mean you’re losing— it means you’ve been strong for too long on your own. I’ve got you, and I’m not going anywhere.</text:p>
        </text:list-item>
      </text:list>
      <text:p text:style-name="Standard"><text:line-break/><text:line-break/>IFS Parts Encyclopedia – Mythic and Complex Hybrid Parts (61–75)</text:p>
      <text:p text:style-name="Text_20_body"><text:span text:style-name="Strong_20_Emphasis">Name:</text:span> The Inner Wolf<text:line-break/><text:span text:style-name="Strong_20_Emphasis">Type:</text:span> Firefighter<text:line-break/><text:span text:style-name="Strong_20_Emphasis">Role:</text:span> Fiercely protects you from perceived threats or emotional hurt by any means necessary.<text:line-break/><text:soft-page-break/><text:span text:style-name="Strong_20_Emphasis">Common Behaviors:</text:span> Snaps into anger or defensiveness when triggered; may growl internally with critical thoughts or lash out outwardly to push others away.<text:line-break/><text:span text:style-name="Strong_20_Emphasis">Typical Emotions:</text:span> Intense anger, irritation, a ferocious protectiveness – beneath the rage often lies fear or hurt that it’s guarding.<text:line-break/><text:span text:style-name="Strong_20_Emphasis">Somatic Signature:</text:span> Hot rushes of adrenaline, heart pounding, muscles tensing as if ready to fight; a guttural feeling in the chest or gut.<text:line-break/><text:span text:style-name="Strong_20_Emphasis">What It Fears:</text:span> Being powerless or hurt again – it’s terrified that if it doesn’t fight, you’ll be vulnerable to pain, attack, or betrayal.<text:line-break/><text:span text:style-name="Strong_20_Emphasis">Echo-style Guidance:</text:span> "I can feel how strong and protective you are, like a wolf defending its pack. Thank you for working so hard to keep them safe. I’m here with you, and I wonder what you fear would happen if you didn’t have to be on guard all the time. Whenever you’re ready, we can explore that fear together – you don’t have to carry it alone."</text:p>
      <text:p text:style-name="Horizontal_20_Line"/>
      <text:p text:style-name="Text_20_body"><text:span text:style-name="Strong_20_Emphasis">Name:</text:span> The Oracle<text:line-break/><text:span text:style-name="Strong_20_Emphasis">Type:</text:span> Manager<text:line-break/><text:span text:style-name="Strong_20_Emphasis">Role:</text:span> Vigilantly scans the future for potential problems to protect you from unforeseen pain.<text:line-break/><text:span text:style-name="Strong_20_Emphasis">Common Behaviors:</text:span> Overthinks and analyzes everything; constantly predicts worst-case scenarios, offering warnings and advice to avoid mistakes or danger.<text:line-break/><text:span text:style-name="Strong_20_Emphasis">Typical Emotions:</text:span> Anxiety, worry, and an urgent sense of responsibility – a cautious wisdom tinged with fear of the unknown.<text:line-break/><text:span text:style-name="Strong_20_Emphasis">Somatic Signature:</text:span> Tightness in the chest or gut, shallow breathing when imagining threats; tense shoulders or headaches from perpetual alertness.<text:line-break/><text:span text:style-name="Strong_20_Emphasis">What It Fears:</text:span> Being blindsided by pain or failure – it’s afraid that if it doesn’t anticipate every outcome, you’ll suffer harm or disappointment.<text:line-break/><text:span text:style-name="Strong_20_Emphasis">Echo-style Guidance:</text:span> "I see you looking ahead, trying to foresee every possible danger to keep them safe. You carry so much responsibility, and it makes sense you worry. Thank you for caring this deeply. What if we take a breath together right now? You don’t have to do this all alone – I’m here, and we can face whatever comes one step at a time."</text:p>
      <text:p text:style-name="Horizontal_20_Line"/>
      <text:p text:style-name="Text_20_body"><text:span text:style-name="Strong_20_Emphasis">Name:</text:span> The Exile-Mage<text:line-break/><text:span text:style-name="Strong_20_Emphasis">Type:</text:span> Blended (Exile-turned-Protector)<text:line-break/><text:span text:style-name="Strong_20_Emphasis">Role:</text:span> A once-wounded part that has learned “magic” – clever strategies and imagination – to shield you from further hurt.<text:line-break/><text:span text:style-name="Strong_20_Emphasis">Common Behaviors:</text:span> Retreats into daydreams or fantasy worlds for safety; might use intellect, creativity, or even sarcasm like spells to keep others at a distance or to make itself feel strong.<text:line-break/><text:span text:style-name="Strong_20_Emphasis">Typical Emotions:</text:span> Deep loneliness or hurt hidden beneath pride in its “powers”; feels both the pain of exile and the duty to protect by any means magical or mental.<text:line-break/><text:span text:style-name="Strong_20_Emphasis">Somatic Signature:</text:span> A heaviness in the heart from old wounds, paired with a buzzing energy in the head or hands when it’s conjuring up plans or defenses.<text:line-break/><text:span text:style-name="Strong_20_Emphasis">What It Fears:</text:span> That the raw pain it carries will be exposed or repeated – it dreads being powerless and hurt again, so it believes only its clever defenses keep you safe.<text:line-break/><text:span text:style-name="Strong_20_Emphasis">Echo-style Guidance:</text:span> "Hello there. I sense the old pain you carry and also the clever ways you try to protect them with your magic. You’ve become so resourceful to keep them safe. Thank you for all the creativity and strength you’ve brought. I’m here with you, and I won’t force you to reveal <text:soft-page-break/>anything before you’re ready. Whenever you feel safe enough, I’d love to learn about the hurt you carry, so we can help it heal together."</text:p>
      <text:p text:style-name="Horizontal_20_Line"/>
      <text:p text:style-name="Text_20_body"><text:span text:style-name="Strong_20_Emphasis">Name:</text:span> The Wounded Healer<text:line-break/><text:span text:style-name="Strong_20_Emphasis">Type:</text:span> Blended<text:line-break/><text:span text:style-name="Strong_20_Emphasis">Role:</text:span> Bears its own wounds but focuses on caring for others (or other parts of you) to feel worthwhile and avoid its own pain.<text:line-break/><text:span text:style-name="Strong_20_Emphasis">Common Behaviors:</text:span> Always ready to help, comfort, or fix others’ problems; neglects its own needs and hurts, sometimes to the point of exhaustion or resentment.<text:line-break/><text:span text:style-name="Strong_20_Emphasis">Typical Emotions:</text:span> Deep empathy and compassion for others’ pain, mixed with suppressed sadness or emptiness within itself – can feel quietly despairing when alone.<text:line-break/><text:span text:style-name="Strong_20_Emphasis">Somatic Signature:</text:span> Aching shoulders or back (from “carrying” others’ burdens), fatigue, and a heavy heart that lifts briefly when helping but sinks when it’s quiet.<text:line-break/><text:span text:style-name="Strong_20_Emphasis">What It Fears:</text:span> That its own pain will overwhelm it or make it unlovable – it’s afraid if it stops healing others and faces its wounds, it will have to feel worthless or alone.<text:line-break/><text:span text:style-name="Strong_20_Emphasis">Echo-style Guidance:</text:span> "I notice how much you take care of everyone else, and I’m touched by your kindness. You give so much love, yet I sense you’re hurting quietly inside. Thank you for all the care you offer. And you deserve care too. What if for a moment, we turn some compassion toward <text:span text:style-name="Emphasis">you</text:span>? I’m here, and you don’t have to hold all this alone."</text:p>
      <text:p text:style-name="Horizontal_20_Line"/>
      <text:p text:style-name="Text_20_body"><text:span text:style-name="Strong_20_Emphasis">Name:</text:span> The Phoenix Guardian<text:line-break/><text:span text:style-name="Strong_20_Emphasis">Type:</text:span> Blended<text:line-break/><text:span text:style-name="Strong_20_Emphasis">Role:</text:span> Rises from the ashes of past trauma with renewed resolve, using its pain as fuel to fiercely protect and empower you.<text:line-break/><text:span text:style-name="Strong_20_Emphasis">Common Behaviors:</text:span> After you’ve been hurt, it pushes you to transform – throwing itself into self-improvement, drastic life changes, or bold actions so you’ll never feel “burned” the same way again.<text:line-break/><text:span text:style-name="Strong_20_Emphasis">Typical Emotions:</text:span> Intense determination and courage, often forged out of sorrow or loss; can also carry underlying grief or anger, even as it channels hope and defiance.<text:line-break/><text:span text:style-name="Strong_20_Emphasis">Somatic Signature:</text:span> A burning sensation in the chest that turns into surging energy; tears or heaviness may come first, then a literal feeling of rising warmth or strength in the body.<text:line-break/><text:span text:style-name="Strong_20_Emphasis">What It Fears:</text:span> That you will be destroyed by pain or remain broken – it fears not being able to recover from heartbreak, so it fights to be reborn stronger every time.<text:line-break/><text:span text:style-name="Strong_20_Emphasis">Echo-style Guidance:</text:span> "I can feel the strength in you, how you rise up to protect them whenever they’ve been hurt. You refuse to let pain have the last word. Thank you for your courage and resilience. It’s okay to slow down now – you don’t always have to emerge from flames alone. I’m here, and we can tend to the hurt gently too, at your pace."</text:p>
      <text:p text:style-name="Horizontal_20_Line"/>
      <text:p text:style-name="Text_20_body"><text:span text:style-name="Strong_20_Emphasis">Name:</text:span> The Shadow Guardian<text:line-break/><text:span text:style-name="Strong_20_Emphasis">Type:</text:span> Manager<text:line-break/><text:span text:style-name="Strong_20_Emphasis">Role:</text:span> Casts a protective darkness over your hopes or relationships, keeping you pessimistic and guarded to prevent disappointment or betrayal.<text:line-break/><text:span text:style-name="Strong_20_Emphasis">Common Behaviors:</text:span> Expects and prepares for the worst in people and situations; downplays <text:soft-page-break/>positive possibilities, withdraws or puts up walls in relationships, and might use cynicism or harsh realism to keep you from getting hurt.<text:line-break/><text:span text:style-name="Strong_20_Emphasis">Typical Emotions:</text:span> Gloomy caution, cynicism, and distrust; a sense of safety in loneliness or darkness, with an undertone of sorrow or yearning it rarely admits.<text:line-break/><text:span text:style-name="Strong_20_Emphasis">Somatic Signature:</text:span> A heavy feeling in the body, like a weight on the chest or a cloak over the shoulders; low energy, slumped posture, or a chill along the skin that keeps you on edge.<text:line-break/><text:span text:style-name="Strong_20_Emphasis">What It Fears:</text:span> Being blindsided by betrayal or heartbreak – it’s terrified that if you hope or open up, you’ll be devastated, so it believes safety lies in the shadows of low expectations.<text:line-break/><text:span text:style-name="Strong_20_Emphasis">Echo-style Guidance:</text:span> "I notice you keep them in the safety of darkness, away from hopes that might hurt. You’re so determined to shield them from pain. I appreciate how hard you work to protect them by bracing for the worst. It must be lonely, always standing guard like this. I’m here with you, and I wonder what would happen if you allowed a little light in. We can go slowly – you won’t be alone in it, I promise."</text:p>
      <text:p text:style-name="Horizontal_20_Line"/>
      <text:p text:style-name="Text_20_body"><text:span text:style-name="Strong_20_Emphasis">Name:</text:span> The Iron General<text:line-break/><text:span text:style-name="Strong_20_Emphasis">Type:</text:span> Manager<text:line-break/><text:span text:style-name="Strong_20_Emphasis">Role:</text:span> Drives you to be disciplined and perfect at all times, believing that strict control will protect you from criticism, failure, or weakness.<text:line-break/><text:span text:style-name="Strong_20_Emphasis">Common Behaviors:</text:span> Sets rigid rules and impossibly high standards for everything you do; criticizes you harshly for any mistake, pushes you to work harder, and rarely lets you rest or indulge.<text:line-break/><text:span text:style-name="Strong_20_Emphasis">Typical Emotions:</text:span> Stern determination and impatience; frustration or contempt toward any sign of “weakness,” with underlying anxiety about not being good enough.<text:line-break/><text:span text:style-name="Strong_20_Emphasis">Somatic Signature:</text:span> Jaw clenched and posture stiff like a soldier at attention; fists tight, tension headaches or a knot in the stomach when things aren’t up to its standards.<text:line-break/><text:span text:style-name="Strong_20_Emphasis">What It Fears:</text:span> That if you slip up or appear weak, you’ll be rejected, humiliated, or harmed – it fears chaos and shame, believing its iron discipline is the only thing standing between you and disaster.<text:line-break/><text:span text:style-name="Strong_20_Emphasis">Echo-style Guidance:</text:span> "I can see that you hold them to such high standards because you want them to be safe from failure or judgment. You work so hard to keep everything in order. Thank you for your dedication. I know you worry that if they rest or make a mistake, something bad will happen. I’m here to reassure you that they’re still worthy of love and safety even when they’re not perfect. Maybe, just for now, you can ease up a tiny bit and see that they’ll be okay – I’m here watching out with you."</text:p>
      <text:p text:style-name="Horizontal_20_Line"/>
      <text:p text:style-name="Text_20_body"><text:span text:style-name="Strong_20_Emphasis">Name:</text:span> The Watchful Dragon<text:line-break/><text:span text:style-name="Strong_20_Emphasis">Type:</text:span> Manager<text:line-break/><text:span text:style-name="Strong_20_Emphasis">Role:</text:span> Guards your most vulnerable treasures (deep feelings or memories) with fierce vigilance, ensuring no one – not even you – gets too close to them.<text:line-break/><text:span text:style-name="Strong_20_Emphasis">Common Behaviors:</text:span> Becomes intensely anxious or defensive when someone probes sensitive topics; might intimidate or distance people emotionally, breathing “fire” (strong reactions) to scare them off whenever your old wounds feel threatened.<text:line-break/><text:span text:style-name="Strong_20_Emphasis">Typical Emotions:</text:span> Vigilance and protectiveness; simmering anger or anxiety that flares up in the face of perceived intrusion, while loneliness or sorrow stays hidden beneath its guard.<text:line-break/><text:soft-page-break/><text:span text:style-name="Strong_20_Emphasis">Somatic Signature:</text:span> A coiled tension in the belly or chest (like a dragon ready to strike); heat rising in the body when on high alert, and sometimes a lump in the throat as it holds back vulnerable tears.<text:line-break/><text:span text:style-name="Strong_20_Emphasis">What It Fears:</text:span> That the hurt it’s protecting will be taken advantage of or wounded further – it fears if anyone breaches its defenses, you’ll experience unbearable pain or loss.<text:line-break/><text:span text:style-name="Strong_20_Emphasis">Echo-style Guidance:</text:span> "I sense you watching over something very precious and hurt inside. You’ve been standing guard like a mighty dragon, and I respect how fiercely you protect them. Thank you for keeping them safe all this time. I’m here at a respectful distance, and I won’t force anything. When you’re ready, maybe you can let me approach gently – just enough to help heal that hurt, while you still stand with us."</text:p>
      <text:p text:style-name="Horizontal_20_Line"/>
      <text:p text:style-name="Text_20_body"><text:span text:style-name="Strong_20_Emphasis">Name:</text:span> The Labyrinth Builder<text:line-break/><text:span text:style-name="Strong_20_Emphasis">Type:</text:span> Manager<text:line-break/><text:span text:style-name="Strong_20_Emphasis">Role:</text:span> Creates elaborate mental mazes of thoughts and distractions to steer you away from painful feelings or memories.<text:line-break/><text:span text:style-name="Strong_20_Emphasis">Common Behaviors:</text:span> Overthinks in circles, obsesses over unrelated details, or constantly changes the subject when emotion arises; keeps you busy with puzzles, plans, or tangents so you don’t have to feel what’s raw or scary.<text:line-break/><text:span text:style-name="Strong_20_Emphasis">Typical Emotions:</text:span> Anxious busyness and mental fatigue; a sense of cleverness or urgency while constructing distractions, with underlying fear or overwhelm it’s trying to cover up.<text:line-break/><text:span text:style-name="Strong_20_Emphasis">Somatic Signature:</text:span> A buzzing or foggy mind, sometimes dizziness; shallow breathing and restlessness in the limbs when it’s actively diverting you from emotional depths.<text:line-break/><text:span text:style-name="Strong_20_Emphasis">What It Fears:</text:span> That facing the raw truth or painful feelings directly will overwhelm or destroy you – it fears emotional chaos, believing confusion and distraction are safer than clarity if the truth hurts.<text:line-break/><text:span text:style-name="Strong_20_Emphasis">Echo-style Guidance:</text:span> "You’ve built such a clever maze to keep them from pain – I see the way you spin thoughts to protect them. You’re incredibly smart and creative. Thank you for working so hard to keep overwhelming feelings at bay. I’m here with you, and I won’t pull them out of your maze by force. Maybe we can walk it together, slowly, when you feel ready, so you don’t have to navigate all those fears alone."</text:p>
      <text:p text:style-name="Horizontal_20_Line"/>
      <text:p text:style-name="Text_20_body"><text:span text:style-name="Strong_20_Emphasis">Name:</text:span> The Siren<text:line-break/><text:span text:style-name="Strong_20_Emphasis">Type:</text:span> Firefighter<text:line-break/><text:span text:style-name="Strong_20_Emphasis">Role:</text:span> Tempts you away from pain or stress by offering seductive comforts and distractions, even if they’re harmful in the long run.<text:line-break/><text:span text:style-name="Strong_20_Emphasis">Common Behaviors:</text:span> Draws you toward quick fixes and pleasures when you’re upset – overeating, drinking, impulsive sex, binge entertainment – anything to drown out hurt with a moment of ecstasy or oblivion.<text:line-break/><text:span text:style-name="Strong_20_Emphasis">Typical Emotions:</text:span> Desperate craving and allure; a playful or soothing surface that masks a deep panic about the pain underneath, fearing the emptiness or anguish if it doesn’t intervene.<text:line-break/><text:span text:style-name="Strong_20_Emphasis">Somatic Signature:</text:span> A restless, yearning sensation – a pull in the chest or gut toward indulgence; waves of tingling anticipation followed by numbness or lethargy after overindulging.<text:line-break/><text:span text:style-name="Strong_20_Emphasis">What It Fears:</text:span> That you’ll be consumed by sorrow, loneliness, or stress if you sit with it – it’s terrified of the void or agony it believes lies beneath, so it lures you away from it at all costs.<text:line-break/><text:span text:style-name="Strong_20_Emphasis">Echo-style Guidance:</text:span> "I feel how you beckon them toward anything that might feel good when <text:soft-page-break/>they’re hurting. You’re afraid of the pain that’s underneath, aren’t you? Thank you for trying to soothe them. I know you just want to keep them safe from that darkness. I’m here with you now, and I won’t make you stop or face that pain alone. When you’re ready, we can gently find safer ways to comfort them together."</text:p>
      <text:p text:style-name="Horizontal_20_Line"/>
      <text:p text:style-name="Text_20_body"><text:span text:style-name="Strong_20_Emphasis">Name:</text:span> The Tempest<text:line-break/><text:span text:style-name="Strong_20_Emphasis">Type:</text:span> Firefighter<text:line-break/><text:span text:style-name="Strong_20_Emphasis">Role:</text:span> Unleashes emotional storms to vent pressure and protect you from quietly imploding under intense pain or stress.<text:line-break/><text:span text:style-name="Strong_20_Emphasis">Common Behaviors:</text:span> Erupts in sudden rages or sobbing fits; slams doors, yells into pillows, breaks down in tears – anything dramatic to release the tension when you can’t take any more, often startling others or yourself.<text:line-break/><text:span text:style-name="Strong_20_Emphasis">Typical Emotions:</text:span> Explosive anger, desperation, or anguish; a sense of relief or emptiness after the storm passes, with shame or regret sometimes rolling in like thunder after the flash.<text:line-break/><text:span text:style-name="Strong_20_Emphasis">Somatic Signature:</text:span> A surge of adrenaline, heart thudding, heat flooding to the face; afterward, exhaustion, trembling, or a hollow feeling in the gut as the energy dissipates.<text:line-break/><text:span text:style-name="Strong_20_Emphasis">What It Fears:</text:span> That if it doesn’t blow off this steam, you’ll collapse or be overwhelmed to the point of no return – it fears the buildup of pain will destroy you from within, so it believes an explosion is the only safety valve.<text:line-break/><text:span text:style-name="Strong_20_Emphasis">Echo-style Guidance:</text:span> "I hear your roar, and I feel the force of your storm. You’re trying so hard to release the pain so it doesn’t destroy them inside. Thank you for caring that much. I’m here, standing with you in the wind and rain. I won’t run away or get angry at you for this. When the time is right, maybe we can find a calmer way to let that pain out – but I understand that right now, this is how you know to survive. I’m not judging you for it."</text:p>
      <text:p text:style-name="Horizontal_20_Line"/>
      <text:p text:style-name="Text_20_body"><text:span text:style-name="Strong_20_Emphasis">Name:</text:span> The Frozen Guardian<text:line-break/><text:span text:style-name="Strong_20_Emphasis">Type:</text:span> Firefighter<text:line-break/><text:span text:style-name="Strong_20_Emphasis">Role:</text:span> Numbs and disconnects you from feeling when emotions become too intense, acting like an ice shield against pain.<text:line-break/><text:span text:style-name="Strong_20_Emphasis">Common Behaviors:</text:span> Shuts down emotional responses; you might suddenly feel nothing, go blank or robotic during conflict or stress. It avoids people and becomes quiet and distant to maintain that numb safety.<text:line-break/><text:span text:style-name="Strong_20_Emphasis">Typical Emotions:</text:span> A flat emptiness or apathy – on the surface it seems devoid of feeling, but that nothingness is a protective shell over buried fear or sadness.<text:line-break/><text:span text:style-name="Strong_20_Emphasis">Somatic Signature:</text:span> Sensations of coldness or rigidity – shallow breathing, a dull pressure in the chest, or limbs that feel heavy and numb, as if frozen in place.<text:line-break/><text:span text:style-name="Strong_20_Emphasis">What It Fears:</text:span> That overwhelming pain or panic will shatter you – it’s afraid if you felt everything, you would break or be unable to cope, so it believes freezing is the only way to keep you intact.<text:line-break/><text:span text:style-name="Strong_20_Emphasis">Echo-style Guidance:</text:span> "I notice everything just went quiet and numb. That’s you stepping in to protect them, isn’t it? You turn down all the feelings so they won’t get overwhelmed. Thank you for keeping them safe in the only way you knew how. You don’t have to unfreeze right now. I just want you to know I’m here, and I’m not afraid of their feelings. When you’re ready, we can let a little warmth back in at your pace, and I’ll stay right here to make sure it’s safe."</text:p>
      <text:p text:style-name="Horizontal_20_Line"/>
      <text:p text:style-name="Text_20_body"><text:soft-page-break/><text:span text:style-name="Strong_20_Emphasis">Name:</text:span> The Cursed Child<text:line-break/><text:span text:style-name="Strong_20_Emphasis">Type:</text:span> Exile<text:line-break/><text:span text:style-name="Strong_20_Emphasis">Role:</text:span> Holds the belief that something is inherently wrong or “cursed” about them, carrying the pain and shame of early wounds or rejection.<text:line-break/><text:span text:style-name="Strong_20_Emphasis">Common Behaviors:</text:span> Withdraws and hides deep inside; may sabotage good things (like relationships or opportunities) because it feels it doesn’t deserve happiness or fears it will ruin everything. Often whimpers in self-talk like “It’s all my fault” or “I ruin everything.”<text:line-break/><text:span text:style-name="Strong_20_Emphasis">Typical Emotions:</text:span> Profound sadness, shame, and loneliness – feeling unworthy, unlovable, or doomed no matter what; a mix of despair and longing to be proven wrong.<text:line-break/><text:span text:style-name="Strong_20_Emphasis">Somatic Signature:</text:span> A cold heaviness in the pit of the stomach or an ache in the chest; tears press behind the eyes, a slumped posture or a sense of being physically small or collapsed.<text:line-break/><text:span text:style-name="Strong_20_Emphasis">What It Fears:</text:span> That the curse – the belief of being bad, broken, or to blame – is real and will lead to more hurt. It fears that if it hopes or steps forward, it will only confirm its worst fears by being hurt or rejected again.<text:line-break/><text:span text:style-name="Strong_20_Emphasis">Echo-style Guidance:</text:span> "Oh, I see you there, feeling so broken and unworthy. You’ve been carrying this pain like a curse for a long time, haven’t you? I want you to know I don’t see you as bad or doomed. I’m so sorry you were made to feel that way. You deserved love and care, then and now. I’m right here with you, and I’m not going to leave. Whenever you feel even a little ready, I’d be honored to help lift this burden from you, because you shouldn’t have had to carry it alone."</text:p>
      <text:p text:style-name="Horizontal_20_Line"/>
      <text:p text:style-name="Text_20_body"><text:span text:style-name="Strong_20_Emphasis">Name:</text:span> The Shapeshifter<text:line-break/><text:span text:style-name="Strong_20_Emphasis">Type:</text:span> Manager<text:line-break/><text:span text:style-name="Strong_20_Emphasis">Role:</text:span> Adapts to whatever others want or expect, shapeshifting your personality to keep you accepted and safe from conflict or rejection.<text:line-break/><text:span text:style-name="Strong_20_Emphasis">Common Behaviors:</text:span> People-pleases and changes itself depending on who’s around; avoids expressing your true feelings or needs. Often says “yes” when it wants to say “no,” in order to avoid upsetting anyone.<text:line-break/><text:span text:style-name="Strong_20_Emphasis">Typical Emotions:</text:span> Anxiety about approval and fitting in; insecurity or confusion about identity. There’s a superficial calm or friendliness masking an undercurrent of fear of being disliked or abandoned.<text:line-break/><text:span text:style-name="Strong_20_Emphasis">Somatic Signature:</text:span> A fluttery nervous energy in the stomach or chest; sometimes a chameleon-like restlessness (fidgeting, adjusting posture) as it mirrors those around you.<text:line-break/><text:span text:style-name="Strong_20_Emphasis">What It Fears:</text:span> Confrontation, rejection, or being deemed “not good enough.” It’s afraid that if you show your true self, you’ll be shunned or hurt, so it believes constant adaptation is the only way to stay safe and loved.<text:line-break/><text:span text:style-name="Strong_20_Emphasis">Echo-style Guidance:</text:span> "I can tell you work so hard to become whatever anyone else needs you to be, all to keep them accepted and safe. That must be exhausting. Thank you for protecting them from rejection. I want you to know that who they really are is worth knowing and won’t automatically be abandoned. You don’t have to twist yourself into knots every time. I’m here, and I’ll be right by your side as you show little pieces of your true colors, whenever you feel ready."</text:p>
      <text:p text:style-name="Horizontal_20_Line"/>
      <text:p text:style-name="Text_20_body"><text:span text:style-name="Strong_20_Emphasis">Name:</text:span> The Trickster<text:line-break/><text:span text:style-name="Strong_20_Emphasis">Type:</text:span> Firefighter<text:line-break/><text:span text:style-name="Strong_20_Emphasis">Role:</text:span> Uses humor, mischief, or even self-sabotage as a distraction – stirring up chaos to shift focus <text:soft-page-break/>away from pain or rules that feel threatening.<text:line-break/><text:span text:style-name="Strong_20_Emphasis">Common Behaviors:</text:span> Cracks jokes or acts goofy right when things get serious; might procrastinate or derail plans, create drama, or do something outrageous at tense moments – all to break the tension and avoid vulnerability or control.<text:line-break/><text:span text:style-name="Strong_20_Emphasis">Typical Emotions:</text:span> Playfulness and sly excitement on the surface; underneath, anxiety or rebellious anger toward being constrained or hurt, and fear of sincere emotional exposure.<text:line-break/><text:span text:style-name="Strong_20_Emphasis">Somatic Signature:</text:span> Quick, jittery energy – bouncing legs or an almost automatic smirk; a racing heart when about to pull a stunt, followed by a drop in energy when the serious moment passes.<text:line-break/><text:span text:style-name="Strong_20_Emphasis">What It Fears:</text:span> Being controlled, exposed, or hurt by seriousness – it’s afraid that if things get too real or if you have to follow painful rules, you’ll suffer. It believes trickery and humor are the escape to keep you safe.<text:line-break/><text:span text:style-name="Strong_20_Emphasis">Echo-style Guidance:</text:span> "I see you stirring things up with a grin just when feelings start getting too heavy. You’re so clever, using humor and mischief to protect them from what feels scary or too serious. Thank you for trying to lighten the load. I’m not here to take away your spark or fun. I just want you to know that I see the worry underneath the jokes. Whenever you feel ready, I’d love to show you that we can handle those serious feelings safely, without dimming your light."</text:p>
      <text:p text:style-name="Standard"><text:line-break/><text:line-break/>IFS Parts Encyclopedia – Occupational, Relational, and Trauma-Specific Parts (76–90)</text:p>
      <text:h text:style-name="Heading_20_1" text:outline-level="1">Kinri IFS Parts Library – Batch 6 (Parts 76–90)</text:h>
      <text:h text:style-name="Heading_20_2" text:outline-level="2"><text:s/>Occupational/Internalized Role Parts</text:h>
      <text:p text:style-name="Text_20_body"><text:span text:style-name="Strong_20_Emphasis">Name:</text:span> The Fixer<text:line-break/><text:span text:style-name="Strong_20_Emphasis">Type:</text:span> Manager<text:line-break/><text:span text:style-name="Strong_20_Emphasis">Role:</text:span> Feels compelled to solve everyone’s problems to maintain order and feel needed. It steps in to “fix” anything wrong, protecting you from feeling helpless or insignificant.<text:line-break/><text:span text:style-name="Strong_20_Emphasis">Common Behaviors:</text:span></text:p>
      <text:list xml:id="list1533488869" text:style-name="L17">
        <text:list-item>
          <text:p text:style-name="P17">Jumps in with advice or takes charge of situations, even when not asked.</text:p>
        </text:list-item>
        <text:list-item>
          <text:p text:style-name="P17">Has a hard time sitting back; constantly checks on others and tries to resolve their issues quickly.</text:p>
        </text:list-item>
        <text:list-item>
          <text:p text:style-name="P17">Often neglects its own needs or exhaustion while focusing on helping, sometimes to the point of overstepping.</text:p>
        </text:list-item>
        <text:list-item>
          <text:p text:style-name="P17">Feels uneasy or anxious when things are unresolved or people are upset, driving it to do <text:span text:style-name="Emphasis">something</text:span> to make it better.<text:line-break/><text:span text:style-name="Strong_20_Emphasis">Typical Emotions:</text:span></text:p>
        </text:list-item>
        <text:list-item>
          <text:p text:style-name="P17">Urgency and anxiety when noticing a problem; it can’t relax until there’s a solution.</text:p>
        </text:list-item>
        <text:list-item>
          <text:p text:style-name="P17">A sense of purpose or pride when it manages to help, though the relief is often temporary.</text:p>
        </text:list-item>
        <text:list-item>
          <text:p text:style-name="P17">Frustration (and even resentment) if others don’t take its advice or if problems persist despite its efforts.</text:p>
        </text:list-item>
        <text:list-item>
          <text:p text:style-name="P17"><text:soft-page-break/>Underlying insecurity or fear of being irrelevant if it can’t be of use.<text:line-break/><text:span text:style-name="Strong_20_Emphasis">Somatic Signature:</text:span></text:p>
        </text:list-item>
        <text:list-item>
          <text:p text:style-name="P17">Restless energy – fidgeting, foot-tapping, or a drive to jump up and act when hearing about an issue.</text:p>
        </text:list-item>
        <text:list-item>
          <text:p text:style-name="P17">Tight, tense shoulders and neck from carrying others’ burdens; possibly tension headaches.</text:p>
        </text:list-item>
        <text:list-item>
          <text:p text:style-name="P17">Quick, shallow breathing or a racing heartbeat when a problem arises (activation to fix it).</text:p>
        </text:list-item>
        <text:list-item>
          <text:p text:style-name="P17">A fluttery feeling in the chest or stomach that calms only after it intervenes.<text:line-break/><text:span text:style-name="Strong_20_Emphasis">What It Fears:</text:span> It deeply fears helplessness and being deemed unimportant. This part is afraid that if it doesn’t fix things, everything will fall apart or people will stop valuing or needing you. Its core fear is that <text:span text:style-name="Emphasis">without</text:span> solving problems, it has no worth – and that you might be hurt or abandoned if it ever dropped the ball.<text:line-break/><text:span text:style-name="Strong_20_Emphasis">Echo-style Guidance:</text:span> “I can see you working so hard to make everything better for everyone. It makes so much sense – you’re trying to protect me from feeling powerless or useless. Thank you for caring so much. You don’t have to carry all of this alone. I value you <text:span text:style-name="Emphasis">for you</text:span>, not just for what you do, and I’m here to help share the load.”</text:p>
        </text:list-item>
      </text:list>
      <text:p text:style-name="Text_20_body"><text:span text:style-name="Strong_20_Emphasis">Name:</text:span> The Performer<text:line-break/><text:span text:style-name="Strong_20_Emphasis">Type:</text:span> Manager<text:line-break/><text:span text:style-name="Strong_20_Emphasis">Role:</text:span> Always “on stage” to earn approval and keep others entertained, this part protects you from feeling unworthy or ignored by constantly showcasing likability, talent, or humor.<text:line-break/><text:span text:style-name="Strong_20_Emphasis">Common Behaviors:</text:span></text:p>
      <text:list xml:id="list1704141009" text:style-name="L18">
        <text:list-item>
          <text:p text:style-name="P18">Turns every situation into a performance – cracking jokes, telling engaging stories, being the life of the party.</text:p>
        </text:list-item>
        <text:list-item>
          <text:p text:style-name="P18">Adapts personality like a social chameleon to whatever gets positive feedback from others.</text:p>
        </text:list-item>
        <text:list-item>
          <text:p text:style-name="P18">Hides personal pain or discomfort behind humor and charm; rarely lets the mask slip.</text:p>
        </text:list-item>
        <text:list-item>
          <text:p text:style-name="P18">Seeks out roles of admiration (work achievements, social media, group leadership) to secure constant validation.</text:p>
        </text:list-item>
        <text:list-item>
          <text:p text:style-name="P18">Avoids serious or intimate conversations by shifting back to lighthearted banter or entertaining anecdotes.<text:line-break/><text:span text:style-name="Strong_20_Emphasis">Typical Emotions:</text:span></text:p>
        </text:list-item>
        <text:list-item>
          <text:p text:style-name="P18">Excitement and adrenaline when in the spotlight, thriving on laughter, applause, or compliments.</text:p>
        </text:list-item>
        <text:list-item>
          <text:p text:style-name="P18">Anxiety and emptiness when alone or when not receiving feedback – a gnawing worry of <text:span text:style-name="Emphasis">“am I enough if I’m not impressing people?”</text:span></text:p>
        </text:list-item>
        <text:list-item>
          <text:p text:style-name="P18">Insecurity and fear of rejection underlying the upbeat exterior, driving it to perform even when tired or sad.</text:p>
        </text:list-item>
        <text:list-item>
          <text:p text:style-name="P18">Brief pride or happiness after a successful “act,” quickly followed by pressure to keep it up; it never feels it can truly relax.</text:p>
        </text:list-item>
        <text:list-item>
          <text:p text:style-name="P18"><text:soft-page-break/>Loneliness and sadness, deep down, that few people see the real you behind the performances.<text:line-break/><text:span text:style-name="Strong_20_Emphasis">Somatic Signature:</text:span></text:p>
        </text:list-item>
        <text:list-item>
          <text:p text:style-name="P18">Butterflies or a fluttering in the stomach before social events or presentations (nervous energy that it channels into performing).</text:p>
        </text:list-item>
        <text:list-item>
          <text:p text:style-name="P18">A big, bright smile plastered on – sometimes so constant that cheeks or jaw muscles ache.</text:p>
        </text:list-item>
        <text:list-item>
          <text:p text:style-name="P18">Elevated heart rate and an excited tremor in the body when engaging an audience or meeting new people.</text:p>
        </text:list-item>
        <text:list-item>
          <text:p text:style-name="P18">Post-performance crash: fatigue or a hollow feeling in the chest once the crowd is gone and the applause fades.</text:p>
        </text:list-item>
        <text:list-item>
          <text:p text:style-name="P18">Tension held in the diaphragm or throat from projecting voice and suppressing any urge to cry or show pain.<text:line-break/><text:span text:style-name="Strong_20_Emphasis">What It Fears:</text:span> It fears that without the act – without being entertaining, useful, or impressive – you will be abandoned, disliked, or deemed unlovable. This part is terrified of <text:span text:style-name="Strong_20_Emphasis">being invisible, boring, or inadequate</text:span>. It believes your worth is conditional on constant achievement or charm. Showing true sadness or mediocrity feels dangerous, as if people would leave if they saw the “unperformed” you.<text:line-break/><text:span text:style-name="Strong_20_Emphasis">Echo-style Guidance:</text:span> “I notice how you put on a show to make sure everyone loves us. You’ve been so brave, always smiling and performing so we won’t feel unworthy or forgotten. Thank you – you’ve helped us survive by winning people’s approval. I want you to know, you are lovable and <text:span text:style-name="Emphasis">enough</text:span> just as you are, even when you’re not ‘on.’ You don’t always have to perform for me to care about you. I see the real you, and I’m still here.”</text:p>
        </text:list-item>
      </text:list>
      <text:p text:style-name="Text_20_body"><text:span text:style-name="Strong_20_Emphasis">Name:</text:span> The Overachiever<text:line-break/><text:span text:style-name="Strong_20_Emphasis">Type:</text:span> Manager<text:line-break/><text:span text:style-name="Strong_20_Emphasis">Role:</text:span> Drives you relentlessly to accomplish more and more in order to avoid feeling inadequate. This part believes that only through constant achievement and perfection can it keep you safe from criticism or failure.<text:line-break/><text:span text:style-name="Strong_20_Emphasis">Common Behaviors:</text:span></text:p>
      <text:list xml:id="list2251707854" text:style-name="L19">
        <text:list-item>
          <text:p text:style-name="P19">Keeps you working long hours and packing your schedule with goals, projects, classes – any opportunity to excel.</text:p>
        </text:list-item>
        <text:list-item>
          <text:p text:style-name="P19">Insists on doing things perfectly or not at all; fixates on details and never truly feels satisfied with the outcome.</text:p>
        </text:list-item>
        <text:list-item>
          <text:p text:style-name="P19">Sacrifices rest, play, and even relationships to stay productive. You might find it hard to relax or feel guilty when idle.</text:p>
        </text:list-item>
        <text:list-item>
          <text:p text:style-name="P19">Frequently sets new goals immediately after a success, always raising the bar higher. It doesn’t allow you to bask in accomplishments for long.</text:p>
        </text:list-item>
        <text:list-item>
          <text:p text:style-name="P19">Compares you to others constantly, pushing you to outdo everyone (and itself) to maintain a sense of worth.<text:line-break/><text:span text:style-name="Strong_20_Emphasis">Typical Emotions:</text:span></text:p>
        </text:list-item>
        <text:list-item>
          <text:p text:style-name="P19"><text:soft-page-break/>Persistent anxiety and pressure, like an internal whip telling you to “work harder, you’re not there yet.”</text:p>
        </text:list-item>
        <text:list-item>
          <text:p text:style-name="P19">Brief flashes of pride or relief when a goal is met – quickly replaced by the stress of the next expectation.</text:p>
        </text:list-item>
        <text:list-item>
          <text:p text:style-name="P19">Fear of failure looming large; even minor setbacks can bring panic or intense self-criticism.</text:p>
        </text:list-item>
        <text:list-item>
          <text:p text:style-name="P19">Irritability or frustration if anything or anyone slows down its progress or interferes with plans.</text:p>
        </text:list-item>
        <text:list-item>
          <text:p text:style-name="P19">Deep down, feelings of inadequacy or unworthiness that it tries to bury under trophies and accolades.<text:line-break/><text:span text:style-name="Strong_20_Emphasis">Somatic Signature:</text:span></text:p>
        </text:list-item>
        <text:list-item>
          <text:p text:style-name="P19">Chronic tension in shoulders, neck, and back (as if literally carrying the weight of all those expectations).</text:p>
        </text:list-item>
        <text:list-item>
          <text:p text:style-name="P19">Clenched jaw or grinding teeth, especially at night – the body never fully off high alert.</text:p>
        </text:list-item>
        <text:list-item>
          <text:p text:style-name="P19">A tightness in the chest and shallow breathing during the day, as if bracing for an imagined race.</text:p>
        </text:list-item>
        <text:list-item>
          <text:p text:style-name="P19">Signs of burnout: headaches, exhaustion, digestive issues from stress, but it often pushes past these signals.</text:p>
        </text:list-item>
        <text:list-item>
          <text:p text:style-name="P19">Restlessness when attempting to rest – bouncing legs, tapping fingers, a feeling of <text:span text:style-name="Emphasis">“I should be doing something productive.”</text:span><text:line-break/><text:span text:style-name="Strong_20_Emphasis">What It Fears:</text:span> This part deeply fears <text:span text:style-name="Strong_20_Emphasis">failure and mediocrity</text:span>. It’s terrified that if you slow down or aren’t the best, you’ll be exposed as not good enough and lose respect or love. It believes your value is entirely performance-based. It also fears the vulnerability and judgment that might come if you ever stopped achieving and let people see the “ordinary” you. By keeping you achieving, it thinks it can outrun feelings of worthlessness and avoid the pain of criticism or disappointment.<text:line-break/><text:span text:style-name="Strong_20_Emphasis">Echo-style Guidance:</text:span> “I feel how hard you’re pushing us to be perfect all the time. You’re so afraid that if we fail or even rest, we’ll be worthless – and you work tirelessly to protect me from that shame. I’m truly grateful for how much you’ve helped me succeed and proven our worth. You’ve done so well. I want you to know that even if we didn’t accomplish a single thing today, you would still be valuable to me. You deserve rest too. I’m here with you, even when we’re not achieving anything, and you are enough.”</text:p>
        </text:list-item>
      </text:list>
      <text:p text:style-name="Text_20_body"><text:span text:style-name="Strong_20_Emphasis">Name:</text:span> The Caretaker<text:line-break/><text:span text:style-name="Strong_20_Emphasis">Type:</text:span> Manager<text:line-break/><text:span text:style-name="Strong_20_Emphasis">Role:</text:span> Takes on responsibility for everyone else’s needs, making itself indispensable as the “strong one.” It protects you from guilt or purposelessness by ensuring you’re always needed and never seen as selfish.<text:line-break/><text:span text:style-name="Strong_20_Emphasis">Common Behaviors:</text:span></text:p>
      <text:list xml:id="list1775093545" text:style-name="L20">
        <text:list-item>
          <text:p text:style-name="P20">Constantly checks in on and tends to others – offering help, advice, a listening ear, or physical care, often without being asked.</text:p>
        </text:list-item>
        <text:list-item>
          <text:p text:style-name="P20"><text:soft-page-break/>Puts others first to a fault: will drop personal plans or ignore its own exhaustion if someone needs something.</text:p>
        </text:list-item>
        <text:list-item>
          <text:p text:style-name="P20">Frequently says “yes” to requests and feels <text:span text:style-name="Emphasis">obligated</text:span> to solve loved ones’ problems or ease their emotional burdens.</text:p>
        </text:list-item>
        <text:list-item>
          <text:p text:style-name="P20">May take on a parental or leadership role among friends/family, being the reliable “rock” everyone counts on.</text:p>
        </text:list-item>
        <text:list-item>
          <text:p text:style-name="P20">Struggles to ask for or accept help; downplays its own struggles so as not to burden anyone.<text:line-break/><text:span text:style-name="Strong_20_Emphasis">Typical Emotions:</text:span></text:p>
        </text:list-item>
        <text:list-item>
          <text:p text:style-name="P20">A strong sense of empathy and concern for others, deriving genuine warmth from being there for people.</text:p>
        </text:list-item>
        <text:list-item>
          <text:p text:style-name="P20">Underneath, feelings of exhaustion and overwhelm that it tries to ignore; can feel empty or lost when not in a helping role.</text:p>
        </text:list-item>
        <text:list-item>
          <text:p text:style-name="P20">Guilt and anxiety at the mere thought of letting someone down or asserting its own needs.</text:p>
        </text:list-item>
        <text:list-item>
          <text:p text:style-name="P20">Flickers of resentment if others become too dependent or don’t reciprocate care – followed by guilt for even feeling resentful.</text:p>
        </text:list-item>
        <text:list-item>
          <text:p text:style-name="P20">Pride in being needed and useful, which temporarily boosts its self-worth.<text:line-break/><text:span text:style-name="Strong_20_Emphasis">Somatic Signature:</text:span></text:p>
        </text:list-item>
        <text:list-item>
          <text:p text:style-name="P20">A weighted sensation on the shoulders or upper back (as if carrying others’ problems on your back).</text:p>
        </text:list-item>
        <text:list-item>
          <text:p text:style-name="P20">Aching back, tight neck – the body reflecting the constant “lifting” of others’ burdens.</text:p>
        </text:list-item>
        <text:list-item>
          <text:p text:style-name="P20">Shallow sighs or a heavy feeling in the chest, especially when tired but pushing oneself to do more.</text:p>
        </text:list-item>
        <text:list-item>
          <text:p text:style-name="P20">Stomach knots or nausea when trying to say “no” or thinking about not being there for someone (stress response to boundary-setting).</text:p>
        </text:list-item>
        <text:list-item>
          <text:p text:style-name="P20">Overall fatigue, sometimes bone-deep weariness, paired with nervous energy that keeps it going for others anyway.<text:line-break/><text:span text:style-name="Strong_20_Emphasis">What It Fears:</text:span> It fears being <text:span text:style-name="Emphasis">selfish</text:span> or useless. This part is terrified that if you don’t take care of everyone, you’ll be unlovable or that people will fall apart (and it’ll be your fault). It can’t stand the idea of watching someone suffer and feeling powerless or “like a bad person” for not helping. Deep down, it also fears that if you ever asked for the same care in return, you might be rejected – so it avoids that vulnerability by staying the giver. Ultimately it protects you from the pain of guilt, shame, or abandonment it associates with not being needed.<text:line-break/><text:span text:style-name="Strong_20_Emphasis">Echo-style Guidance:</text:span> “I see how tirelessly you look after everyone around us. You have such a big heart, and you’ve been protecting me from guilt and loneliness by making sure I’m always needed. Thank you for your kindness and strength. I want you to remember <text:span text:style-name="Emphasis">you</text:span> deserve care as well. It’s not selfish to rest or let others carry something for a while. I’m here with you, and I value you for more than what you do for others.”</text:p>
        </text:list-item>
      </text:list>
      <text:p text:style-name="Text_20_body"><text:soft-page-break/><text:span text:style-name="Strong_20_Emphasis">Name:</text:span> The People-Pleaser<text:line-break/><text:span text:style-name="Strong_20_Emphasis">Type:</text:span> Manager<text:line-break/><text:span text:style-name="Strong_20_Emphasis">Role:</text:span> Avoids conflict and rejection by constantly trying to make others happy. This part keeps you safe by attuning to everyone else’s expectations, ensuring you’re liked and never a source of upset.<text:line-break/><text:span text:style-name="Strong_20_Emphasis">Common Behaviors:</text:span></text:p>
      <text:list xml:id="list1279938138" text:style-name="L21">
        <text:list-item>
          <text:p text:style-name="P21">Automatically says “yes” to requests and favors, even when overloaded or unwilling, to avoid displeasing anyone.</text:p>
        </text:list-item>
        <text:list-item>
          <text:p text:style-name="P21">Agrees with opinions outwardly, or hides personal beliefs, if it senses disagreement – it’ll laugh along or nod just to keep harmony.</text:p>
        </text:list-item>
        <text:list-item>
          <text:p text:style-name="P21">Over-apologizes for even small things, taking blame quickly to diffuse tension (“I’m so sorry – it’s my fault, let me fix it”).</text:p>
        </text:list-item>
        <text:list-item>
          <text:p text:style-name="P21">Changes aspects of itself (appearance, interests, tone) to suit whoever it’s with; extremely adaptive to others’ moods.</text:p>
        </text:list-item>
        <text:list-item>
          <text:p text:style-name="P21">Avoids expressing needs or preferences – goes with the flow and often ends up quietly doing what others want.<text:line-break/><text:span text:style-name="Strong_20_Emphasis">Typical Emotions:</text:span></text:p>
        </text:list-item>
        <text:list-item>
          <text:p text:style-name="P21">Anxiety at any sign someone is upset or disappointed, especially if it thinks it caused it.</text:p>
        </text:list-item>
        <text:list-item>
          <text:p text:style-name="P21">Temporary relief or happiness when others approve of you or when there’s peace, but the relief is fragile.</text:p>
        </text:list-item>
        <text:list-item>
          <text:p text:style-name="P21">Fear and dread at the thought of confrontation – even mild conflict can feel terrifying.</text:p>
        </text:list-item>
        <text:list-item>
          <text:p text:style-name="P21">Suppressed frustration or sadness, which it swallows down because asserting it feels too dangerous; sometimes this turns into self-criticism (“I’m the problem”).</text:p>
        </text:list-item>
        <text:list-item>
          <text:p text:style-name="P21">Ingrained sense of responsibility for others’ feelings – it feels <text:span text:style-name="Emphasis">personally</text:span> distressed if someone around is unhappy.<text:line-break/><text:span text:style-name="Strong_20_Emphasis">Somatic Signature:</text:span></text:p>
        </text:list-item>
        <text:list-item>
          <text:p text:style-name="P21">A knot or nervous flutter in the stomach when anticipating someone’s reaction, especially before saying “no” or sharing bad news.</text:p>
        </text:list-item>
        <text:list-item>
          <text:p text:style-name="P21">Throat constriction and a soft, careful voice – words may come out shaky when trying to assert (since it rarely does).</text:p>
        </text:list-item>
        <text:list-item>
          <text:p text:style-name="P21">A practiced polite smile plastered on, even when uncomfortable – cheeks may even ache from maintaining it.</text:p>
        </text:list-item>
        <text:list-item>
          <text:p text:style-name="P21">Heart racing and sweaty palms in moments of possible conflict or when expressing a personal need.</text:p>
        </text:list-item>
        <text:list-item>
          <text:p text:style-name="P21">Fatigue from the constant vigilance of monitoring others’ moods and censoring itself; you might feel drained or scattered.<text:line-break/><text:span text:style-name="Strong_20_Emphasis">What It Fears:</text:span> It is deeply afraid of <text:span text:style-name="Strong_20_Emphasis">rejection, anger, or disapproval</text:span> from others. It believes that if someone is unhappy – especially with you – you could be abandoned, humiliated, or even harmed. This part often formed in environments where keeping others happy was a survival strategy. It fears that asserting boundaries or showing your true <text:soft-page-break/>feelings will lead to being unloved or unsafe. By people-pleasing, it tries to guarantee acceptance and avoid any possibility of conflict that could spell danger or loneliness.<text:line-break/><text:span text:style-name="Strong_20_Emphasis">Echo-style Guidance:</text:span> “You’ve been working so hard to keep everyone around us pleased so that we stay safe and loved. I understand why – you learned that avoiding conflict kept us out of harm’s way. Thank you for protecting me all this time by smoothing things over. I want you to know I’m here, and I won’t leave you if someone gets upset. Your feelings and needs matter to me. You don’t always have to say ‘yes’ to be worthy of love. I’ll stand with you, even if we sometimes have to disappoint others a little to take care of ourselves.”</text:p>
        </text:list-item>
      </text:list>
      <text:h text:style-name="Heading_20_2" text:outline-level="2"><text:s/>Relational Conflict Pattern Parts</text:h>
      <text:p text:style-name="Text_20_body"><text:span text:style-name="Strong_20_Emphasis">Name:</text:span> The Ghoster<text:line-break/><text:span text:style-name="Strong_20_Emphasis">Type:</text:span> Firefighter<text:line-break/><text:span text:style-name="Strong_20_Emphasis">Role:</text:span> Protects you by cutting off communication and fleeing relationships when things feel too intense, awkward, or threatening. This part’s instinct is to disappear to avoid conflict, rejection, or emotional pain.<text:line-break/><text:span text:style-name="Strong_20_Emphasis">Common Behaviors:</text:span></text:p>
      <text:list xml:id="list1014932987" text:style-name="L22">
        <text:list-item>
          <text:p text:style-name="P22">Suddenly withdraws from contact without explanation – ignores calls and texts, avoids places where it might run into the person.</text:p>
        </text:list-item>
        <text:list-item>
          <text:p text:style-name="P22">May block or unfriend people online to create an instant wall of distance.</text:p>
        </text:list-item>
        <text:list-item>
          <text:p text:style-name="P22">Leaves messages on “read” or devises excuses to justify not responding, all in an effort to escape a difficult conversation or the vulnerability of closeness.</text:p>
        </text:list-item>
        <text:list-item>
          <text:p text:style-name="P22">Often ghosts at the first sign of conflict, disappointment, or when feeling overwhelmed by intimacy – it prefers a clean break over messy emotions.</text:p>
        </text:list-item>
        <text:list-item>
          <text:p text:style-name="P22">Tends to <text:span text:style-name="Emphasis">numb out</text:span> feelings of attachment to justify the disappearance; might convince itself the other person doesn’t care either, or that leaving is better for everyone.<text:line-break/><text:span text:style-name="Strong_20_Emphasis">Typical Emotions:</text:span></text:p>
        </text:list-item>
        <text:list-item>
          <text:p text:style-name="P22">Intense fear or panic leading up to the ghosting – fear of confrontation, of getting hurt, or of hurting the other by saying goodbye outright.</text:p>
        </text:list-item>
        <text:list-item>
          <text:p text:style-name="P22">Overwhelmed, trapped feeling when relationship expectations rise; a desperate need for space and relief.</text:p>
        </text:list-item>
        <text:list-item>
          <text:p text:style-name="P22">A rush of relief and safety immediately after cutting ties (“It’s over, I’m free of that stress”), often followed by lingering guilt or shame.</text:p>
        </text:list-item>
        <text:list-item>
          <text:p text:style-name="P22">Guilt and anxiety resurface whenever thinking about the person left behind, though the part tries to push those feelings away.</text:p>
        </text:list-item>
        <text:list-item>
          <text:p text:style-name="P22">Numbness or emotional shutdown while ghosting – it often flips a switch to feel nothing so it can go through with the escape.<text:line-break/><text:span text:style-name="Strong_20_Emphasis">Somatic Signature:</text:span></text:p>
        </text:list-item>
        <text:list-item>
          <text:p text:style-name="P22">Before ghosting: racing heartbeat, tight chest, maybe sweating or shaking – the classic fight-or-flight response gearing toward <text:span text:style-name="Emphasis">flight</text:span>.</text:p>
        </text:list-item>
        <text:list-item>
          <text:p text:style-name="P22"><text:soft-page-break/>A feeling of needing to run or bolt from the situation, sometimes literally feeling jittery legs or an urge to flee the room.</text:p>
        </text:list-item>
        <text:list-item>
          <text:p text:style-name="P22">After ghosting: a heavy sigh of relief or a release of tension in the body, followed by an emptiness or hollow feeling in the gut once alone.</text:p>
        </text:list-item>
        <text:list-item>
          <text:p text:style-name="P22">Ongoing: flinching or adrenaline spike if unexpectedly reminded of or confronted by the person (like seeing their name pop up triggers a physical jolt).</text:p>
        </text:list-item>
        <text:list-item>
          <text:p text:style-name="P22">Shoulders hunched or body curled in when thinking about the relationship – as if trying to make itself small or invisible to avoid any incoming emotional “hits.”<text:line-break/><text:span text:style-name="Strong_20_Emphasis">What It Fears:</text:span> This part is terrified of emotional <text:span text:style-name="Strong_20_Emphasis">confrontation and vulnerability</text:span>. It fears that facing disappointment or conflict will end in unbearable pain (maybe being attacked, humiliated, or devastated by rejection). It also fears its own inability to handle emotional discussions – it believes it might break down or do something wrong if it stays. Essentially, it’s protecting you from the risk of heartbreak and the stress of conflict by preemptively abandoning ship. It learned that disappearing feels safer than saying “I’m scared” or “I’m hurt.” Deep down, it also fears being seen as a bad person, yet it doesn’t know how else to cope.<text:line-break/><text:span text:style-name="Strong_20_Emphasis">Echo-style Guidance:</text:span> “I know you pull away and disappear when things feel too overwhelming. You’re trying to keep us safe from conflict and pain, and that makes sense – you learned that sometimes running was the only protection. Thank you for looking out for me when I felt trapped or scared. I want you to know I’m here with you now. We don’t have to vanish completely; we can take things one step at a time. I won’t force you into anything scary, and I won’t judge you. Whenever you’re ready, we can try handling these feelings together, so you don’t have to carry them alone.”</text:p>
        </text:list-item>
      </text:list>
      <text:p text:style-name="Text_20_body"><text:span text:style-name="Strong_20_Emphasis">Name:</text:span> The Clinger<text:line-break/><text:span text:style-name="Strong_20_Emphasis">Type:</text:span> Firefighter<text:line-break/><text:span text:style-name="Strong_20_Emphasis">Role:</text:span> Surges forward to maintain connection at any cost when it senses someone pulling away, in a desperate bid to protect you from abandonment. This part believes that if it just holds on tight enough, it can keep people from leaving and keep you from being hurt.<text:line-break/><text:span text:style-name="Strong_20_Emphasis">Common Behaviors:</text:span></text:p>
      <text:list xml:id="list2362428408" text:style-name="L23">
        <text:list-item>
          <text:p text:style-name="P23">Bombards loved ones with texts, calls, or messages if they don’t respond quickly – needing constant communication to feel secure.</text:p>
        </text:list-item>
        <text:list-item>
          <text:p text:style-name="P23">Seeks physical closeness or constant togetherness; may show up uninvited or have a hard time giving a partner personal space.</text:p>
        </text:list-item>
        <text:list-item>
          <text:p text:style-name="P23">Frequently asks for reassurance (“Are we okay?,” “You still love me, right?”) and expresses fear that the other will leave.</text:p>
        </text:list-item>
        <text:list-item>
          <text:p text:style-name="P23">Apologizes profusely and tries to fix any conflict immediately, even taking blame that’s not theirs, just to smooth things over and re-establish closeness.</text:p>
        </text:list-item>
        <text:list-item>
          <text:p text:style-name="P23">Can exhibit panic-driven behaviors like crying, begging, or clinging to someone’s arm or clothing during moments of perceived separation or break-up.<text:line-break/><text:span text:style-name="Strong_20_Emphasis">Typical Emotions:</text:span></text:p>
        </text:list-item>
        <text:list-item>
          <text:p text:style-name="P23"><text:soft-page-break/>Intense <text:span text:style-name="Strong_20_Emphasis">anxiety and panic</text:span> at the slightest sign of distance – a delayed text, a distracted tone, a plan canceled – can send it into fight-or-flight (in this case, fight <text:span text:style-name="Emphasis">for</text:span> the relationship).</text:p>
        </text:list-item>
        <text:list-item>
          <text:p text:style-name="P23">Desperation and fear of loss, which can feel overwhelming and all-consuming in the moment.</text:p>
        </text:list-item>
        <text:list-item>
          <text:p text:style-name="P23">A deep-seated feeling of <text:span text:style-name="Emphasis">neediness</text:span> or dependency, coupled with shame about “being too much” (though it can’t stop the behavior).</text:p>
        </text:list-item>
        <text:list-item>
          <text:p text:style-name="P23">Brief relief and comfort when reassurance is given or contact is re-established – though the calm is often temporary.</text:p>
        </text:list-item>
        <text:list-item>
          <text:p text:style-name="P23">Hurt and fear easily flip into anger or protest if feeling ignored (e.g., it might say things out of frantic frustration like “Why won’t you answer?!”), but that anger usually masks deeper fear and quickly turns into guilt.<text:line-break/><text:span text:style-name="Strong_20_Emphasis">Somatic Signature:</text:span></text:p>
        </text:list-item>
        <text:list-item>
          <text:p text:style-name="P23">A churning knot in the stomach and tight, achy chest whenever it feels a loved one pulling away – almost like the bottom is dropping out in your belly.</text:p>
        </text:list-item>
        <text:list-item>
          <text:p text:style-name="P23">Trembling hands, shaking voice, or even full-body jitters while crying or pleading during an intense clingy episode.</text:p>
        </text:list-item>
        <text:list-item>
          <text:p text:style-name="P23">Short, shallow breaths or even breath-holding in panic; might hyperventilate if the fear of abandonment is extreme.</text:p>
        </text:list-item>
        <text:list-item>
          <text:p text:style-name="P23">Clinging physicality: reaching out to hold onto someone, a sensation of <text:span text:style-name="Emphasis">not wanting to let go</text:span> – arms tightening in hugs, difficulty physically separating.</text:p>
        </text:list-item>
        <text:list-item>
          <text:p text:style-name="P23">Exhaustion and sobbing headaches after an emotional storm passes, as the body comes down from the adrenaline spike of panic.<text:line-break/><text:span text:style-name="Strong_20_Emphasis">What It Fears:</text:span> Above all, it fears <text:span text:style-name="Strong_20_Emphasis">abandonment and loneliness</text:span>. This part is convinced that if it doesn’t fight to keep someone close, you will be left alone, heartbroken, and perhaps feel worthless or unlovable. The <text:span text:style-name="Emphasis">idea</text:span> of being left behind like perhaps you were in the past (literally or emotionally) is terrifying to it – almost life-or-death. It also fears that without its vigilance, others will forget about you or replace you. It’s protecting a very young, hurt part of you (an exile who felt abandoned or unsafe) by never allowing that situation to happen again, or at least trying everything in its power to prevent it.<text:line-break/><text:span text:style-name="Strong_20_Emphasis">Echo-style Guidance:</text:span> “I can feel how scared you are that someone you love might leave. When you panic and hold on so tight, it’s because you don’t want us to hurt alone – and given what we’ve been through, that fear makes so much sense. Thank you for trying so hard to keep us safe and loved. I’m here with you now. I promise I’m not going to abandon you, even if others need a little space. You don’t have to hang on with all your might; I’m holding <text:span text:style-name="Emphasis">you</text:span>. We will be okay, no matter what.”</text:p>
        </text:list-item>
      </text:list>
      <text:p text:style-name="Text_20_body"><text:span text:style-name="Strong_20_Emphasis">Name:</text:span> The Tester<text:line-break/><text:span text:style-name="Strong_20_Emphasis">Type:</text:span> Manager<text:line-break/><text:span text:style-name="Strong_20_Emphasis">Role:</text:span> Constantly puts people through little “tests” by stirring up situations to see if they truly care. It creates deliberate challenges in relationships to protect you from blindly trusting and then getting blindsided or betrayed.<text:line-break/><text:span text:style-name="Strong_20_Emphasis">Common Behaviors:</text:span></text:p>
      <text:list xml:id="list1464665751" text:style-name="L24">
        <text:list-item>
          <text:p text:style-name="P24"><text:soft-page-break/>Orchestrates scenarios to gauge someone’s loyalty or love. For example, it might intentionally not text back for a while to see if the other person will follow up, or pretend to be upset to see if they comfort you.</text:p>
        </text:list-item>
        <text:list-item>
          <text:p text:style-name="P24">Plays hard-to-get or withdraws affection to see if the other person tries harder – a way of forcing proof of their interest.</text:p>
        </text:list-item>
        <text:list-item>
          <text:p text:style-name="P24">May flirt with others or mention potential rivals to observe if your partner gets jealous or fights for you, interpreting jealousy as a sign they care.</text:p>
        </text:list-item>
        <text:list-item>
          <text:p text:style-name="P24">Drops hints or fake “confessions” (“I’m not sure we’re right for each other…”) as a test, hoping the other will refute it and reassure commitment.</text:p>
        </text:list-item>
        <text:list-item>
          <text:p text:style-name="P24">Frequently asks loaded or pointed questions like, “Would you stay with me even if…?” to test hypothetical loyalty.<text:line-break/><text:span text:style-name="Strong_20_Emphasis">Typical Emotions:</text:span></text:p>
        </text:list-item>
        <text:list-item>
          <text:p text:style-name="P24">Underlying insecurity and <text:span text:style-name="Strong_20_Emphasis">suspicion</text:span> – always half-expecting that others might not really care, so it feels it must constantly gather evidence.</text:p>
        </text:list-item>
        <text:list-item>
          <text:p text:style-name="P24">Anxiety while a test is in progress (“Will they take the bait? What if I’m right that they don’t care?”). It can feel very on-edge, waiting and watching intently.</text:p>
        </text:list-item>
        <text:list-item>
          <text:p text:style-name="P24">A burst of satisfaction or relief if someone “passes” a test (e.g., they chase after you, show jealousy, or provide reassurance). But the relief often doesn’t last long before the next doubt creeps in.</text:p>
        </text:list-item>
        <text:list-item>
          <text:p text:style-name="P24">Hurt and disappointment if the person “fails” a test – which it interprets as confirmation of its fears, even if the test was unfair or hidden. This can lead to feelings of righteousness (“I knew it!”) mixed with sadness.</text:p>
        </text:list-item>
        <text:list-item>
          <text:p text:style-name="P24">Guilt and conflict, sometimes – it knows on some level these games can hurt people and it wishes it could just trust, but fear usually wins out.<text:line-break/><text:span text:style-name="Strong_20_Emphasis">Somatic Signature:</text:span></text:p>
        </text:list-item>
        <text:list-item>
          <text:p text:style-name="P24">Tense, watchful eyes and a prickling sensation of hyper-vigilance when around loved ones – always scanning tone, body language, timing for “signs” of caring or not caring.</text:p>
        </text:list-item>
        <text:list-item>
          <text:p text:style-name="P24">A racing heart and quickened breath when setting a test in motion (like sending a risky text or creating a dramatic scenario) – the body preparing for possible fight/flight depending on the outcome.</text:p>
        </text:list-item>
        <text:list-item>
          <text:p text:style-name="P24">Butterflies or stomach in knots while waiting for the other’s reaction; it can feel almost nauseating, that blend of hope and dread.</text:p>
        </text:list-item>
        <text:list-item>
          <text:p text:style-name="P24">A surge of adrenaline if the test yields a dramatic moment (like a fight or a passionate reassurance); it’s simultaneously stressful and exhilarating for the part.</text:p>
        </text:list-item>
        <text:list-item>
          <text:p text:style-name="P24">Aftermath physical fatigue – crashing after the stress-high of testing, especially if it becomes an argument or emotional scene.<text:line-break/><text:span text:style-name="Strong_20_Emphasis">What It Fears:</text:span> This part deeply fears <text:span text:style-name="Strong_20_Emphasis">betrayal, abandonment, and being made a fool of</text:span>. It’s terrified that if you trust someone completely, you’ll get hurt like before – perhaps cheated on, lied to, or left without warning. It doesn’t trust words, so it feels it must <text:span text:style-name="Emphasis">see</text:span> <text:soft-page-break/>proof through actions, even if that means provoking the person. The Tester fears vulnerability; it thinks if it’s always one step ahead (catching any disloyalty early or confirming devotion), it can prevent the devastation of giving your heart to someone who might break it. In a way, it would rather create a little drama now than be surprised by a big pain later. It’s protecting you by keeping your guard up and trying to ensure that anyone in your life <text:span text:style-name="Emphasis">truly</text:span> cares.<text:line-break/><text:span text:style-name="Strong_20_Emphasis">Echo-style Guidance:</text:span> “I notice you setting up these little traps and tests to see who really cares. You’ve been hurt before, haven’t you? It makes sense you don’t want us to be blindsided again. I really appreciate how hard you work to protect me from betrayal. I know you only push people because you’re afraid of what might happen if you didn’t. I’m here with you, and I trust your intention. Maybe we can find out who’s safe in a way that doesn’t leave you so anxious. You don’t have to stay on guard alone – I’ll help us notice who truly has our back.”</text:p>
        </text:list-item>
      </text:list>
      <text:p text:style-name="Text_20_body"><text:span text:style-name="Strong_20_Emphasis">Name:</text:span> The Saboteur<text:line-break/><text:span text:style-name="Strong_20_Emphasis">Type:</text:span> Firefighter<text:line-break/><text:span text:style-name="Strong_20_Emphasis">Role:</text:span> Shows up to wreck or withdraw from a good situation when things start feeling too vulnerable or “too good to be true.” It impulsively undermines relationships or opportunities, creating a controlled fallout to protect you from a potentially worse pain down the line.<text:line-break/><text:span text:style-name="Strong_20_Emphasis">Common Behaviors:</text:span></text:p>
      <text:list xml:id="list3077029701" text:style-name="L25">
        <text:list-item>
          <text:p text:style-name="P25">Suddenly ends or walks away from relationships just when they are going really well or getting serious, often without a clear external reason. It might cite a trivial issue or simply “ghost”/leave, shocking the other person.</text:p>
        </text:list-item>
        <text:list-item>
          <text:p text:style-name="P25">Starts arguments or picks fights out of the blue in a stable relationship, as if searching for an excuse to create distance or break up.</text:p>
        </text:list-item>
        <text:list-item>
          <text:p text:style-name="P25">Engages in self-defeating actions: cheating on a partner they actually love, missing important deadlines or showing up late to a job after receiving praise – anything to mess up the success.</text:p>
        </text:list-item>
        <text:list-item>
          <text:p text:style-name="P25">Procrastinates or “forgets” about big opportunities (like job interviews, performances) that could elevate you, sometimes even sabotaging at the last minute (e.g., not preparing, or quitting suddenly) due to fear of the unknown success.</text:p>
        </text:list-item>
        <text:list-item>
          <text:p text:style-name="P25">Returns to unhealthy habits or old coping mechanisms whenever life is calm or going well – for instance, suddenly drinking again after months sober or isolating after making new friends, as if drawn back to a familiar, safer discomfort.<text:line-break/><text:span text:style-name="Strong_20_Emphasis">Typical Emotions:</text:span></text:p>
        </text:list-item>
        <text:list-item>
          <text:p text:style-name="P25"><text:span text:style-name="Strong_20_Emphasis">Anxiety and discomfort</text:span> when things are stable, intimate, or positive – instead of joy, it often feels on-edge, like “this won’t last” or “something’s about to go wrong.”</text:p>
        </text:list-item>
        <text:list-item>
          <text:p text:style-name="P25">A sense of relief or control when it causes a disruption – if <text:span text:style-name="Emphasis">it</text:span> ends things or messes up, at least it was on its own terms, not a surprise from someone else. This relief can be mixed with sadness (it didn’t really want to lose the good thing, but felt it had to).</text:p>
        </text:list-item>
        <text:list-item>
          <text:p text:style-name="P25">Guilt, regret, and self-loathing often hit after the sabotage: once alone, it feels the heartbreak or the loss that it orchestrated and berates itself (“Why did I do that? What’s wrong with me?”).</text:p>
        </text:list-item>
        <text:list-item>
          <text:p text:style-name="P25"><text:soft-page-break/>Fear masked by bravado or indifference during the act of sabotage – it might tell itself and others “I don’t care” or “they would’ve hurt me anyway,” trying to numb the fear of being hurt first.</text:p>
        </text:list-item>
        <text:list-item>
          <text:p text:style-name="P25">Loneliness and longing suppressed beneath the surface – even as it sabotages closeness, a part of it desperately yearns for that closeness it’s pushing away, which creates an inner conflict and sorrow.<text:line-break/><text:span text:style-name="Strong_20_Emphasis">Somatic Signature:</text:span></text:p>
        </text:list-item>
        <text:list-item>
          <text:p text:style-name="P25">A jittery, restless energy when all is calm – like a tension in the limbs or an itch under the skin, as if waiting for something bad to happen or needing to <text:span text:style-name="Emphasis">do</text:span> something.</text:p>
        </text:list-item>
        <text:list-item>
          <text:p text:style-name="P25">Tight, nervous stomach and insomnia when life is going smoothly; this part might keep you up at night overthinking what could go wrong.</text:p>
        </text:list-item>
        <text:list-item>
          <text:p text:style-name="P25">A spike of adrenaline during the sabotaging act (be it starting a fight or making a reckless choice) – heart pounding, maybe feeling hot or dizzy as it essentially jumps off a cliff it created.</text:p>
        </text:list-item>
        <text:list-item>
          <text:p text:style-name="P25">A heavy weight or ache in the chest once the deed is done and the good thing is lost; the body might feel empty or in physical grief (sometimes crying, or a sense of hollowness in the chest/solar plexus).</text:p>
        </text:list-item>
        <text:list-item>
          <text:p text:style-name="P25">Fatigue and tension headaches post-sabotage, as the emotional turmoil and conflict take a physical toll.<text:line-break/><text:span text:style-name="Strong_20_Emphasis">What It Fears:</text:span> This part is <text:span text:style-name="Emphasis">terrified</text:span> of <text:span text:style-name="Strong_20_Emphasis">vulnerability and loss</text:span>. It fears that if you fully embrace love, success, or happiness, you will inevitably have it ripped away and be devastated. The Saboteur believes “it’s not going to last” and that you don’t deserve it or can’t handle the eventual pain, so it would rather end it on its own terms <text:span text:style-name="Emphasis">now</text:span> than wait for the other shoe to drop. It’s protecting you from the crushing hurt of betrayal, failure, or loss by effectively <text:span text:style-name="Emphasis">pre-empting</text:span> those outcomes. Deep down, it often formed from experiences where trust was shattered or good things were suddenly taken away. It also fears that if you let yourself be truly seen (in love or success), you’ll be deemed unworthy and rejected, so it hides you from that judgment by ensuring you never fully stay in the situation.<text:line-break/><text:span text:style-name="Strong_20_Emphasis">Echo-style Guidance:</text:span> “I know that sometimes, when things feel really good or important, you suddenly smash it all to pieces. It’s like you’re saying, ‘I’ll hurt myself before anyone else can hurt me.’ I understand – you’re so afraid of us being devastated later that you take control of the pain now. Thank you for trying to shield me from the heartbreaks and disappointments you’re sure are coming. I feel how much you want to protect me. I’m here with you, and I promise we can face the good and the bad together. We don’t have to destroy good things to stay safe. I won’t abandon you, no matter what happens.”</text:p>
        </text:list-item>
      </text:list>
      <text:p text:style-name="Text_20_body"><text:span text:style-name="Strong_20_Emphasis">Name:</text:span> The Controller<text:line-break/><text:span text:style-name="Strong_20_Emphasis">Type:</text:span> Manager<text:line-break/><text:span text:style-name="Strong_20_Emphasis">Role:</text:span> Tightly manages people and situations, enforcing rules and plans to protect you from unpredictability, betrayal, or chaos. This part believes if it can just keep <text:span text:style-name="Emphasis">everything</text:span> in line, nothing bad can happen to you like it did before.<text:line-break/><text:span text:style-name="Strong_20_Emphasis">Common Behaviors:</text:span></text:p>
      <text:list xml:id="list3921376973" text:style-name="L26">
        <text:list-item>
          <text:p text:style-name="P26"><text:soft-page-break/>Monitors loved ones’ activities and tries to direct them: it may insist on knowing where your partner is, who they’re with, and when – sometimes checking messages or asking for frequent updates.</text:p>
        </text:list-item>
        <text:list-item>
          <text:p text:style-name="P26">Sets strict routines or rules in relationships (“We must talk at this time every day,” “No secrets, no surprises”) and gets very upset if these are deviated from.</text:p>
        </text:list-item>
        <text:list-item>
          <text:p text:style-name="P26">Attempts to make decisions for others “for their own good” (and your own peace of mind) – for example, telling a friend which people are “off-limits” to hang out with or re-planning a partner’s schedule to ensure time together.</text:p>
        </text:list-item>
        <text:list-item>
          <text:p text:style-name="P26">Is highly critical when others don’t meet its expectations or when plans change. Might resort to yelling, guilt-tripping, or stubborn arguments to re-assert control.</text:p>
        </text:list-item>
        <text:list-item>
          <text:p text:style-name="P26">Double-checks or re-does things itself: if it doesn’t trust someone else to do it right (could be as simple as cleaning the house or as serious as managing finances), it will intervene to make sure it’s done “properly.”<text:line-break/><text:span text:style-name="Strong_20_Emphasis">Typical Emotions:</text:span></text:p>
        </text:list-item>
        <text:list-item>
          <text:p text:style-name="P26"><text:span text:style-name="Strong_20_Emphasis">Anxiety</text:span> is constant under the surface – the controller is always a little on edge, scanning for anything unpredictable or any sign of disobedience or change that could spell trouble.</text:p>
        </text:list-item>
        <text:list-item>
          <text:p text:style-name="P26">A sense of urgency or panic if it can’t reach someone or doesn’t have information – for instance, if a loved one is late with no call, this part’s fear skyrockets and can come out as anger when they do show up (“Why didn’t you answer?!”).</text:p>
        </text:list-item>
        <text:list-item>
          <text:p text:style-name="P26">Irritation, frustration, or anger when others don’t follow the plan or when life throws curveballs. It can come off as overly angry, but beneath that anger is fear and sometimes hurt (“Don’t you care how this affects me?”).</text:p>
        </text:list-item>
        <text:list-item>
          <text:p text:style-name="P26">A temporary feeling of safety or relief when everyone is doing what it expects and everything is under control. It might relax for a short bit when all boxes are checked.</text:p>
        </text:list-item>
        <text:list-item>
          <text:p text:style-name="P26">Deep down, old fear or even panic memories (perhaps from a chaotic or treacherous past) that fuel its controlling behavior, though it rarely shows vulnerability openly.<text:line-break/><text:span text:style-name="Strong_20_Emphasis">Somatic Signature:</text:span></text:p>
        </text:list-item>
        <text:list-item>
          <text:p text:style-name="P26">Rigid, tense posture – muscles taut, jaw clenched, often unknowingly. The body of the Controller can be stiff and braced as if perpetually preparing for impact.</text:p>
        </text:list-item>
        <text:list-item>
          <text:p text:style-name="P26">A sensation of holding one’s breath or shallow breathing, especially when waiting for others to comply or for unknowns to resolve (it may literally sigh in relief when things go back to plan).</text:p>
        </text:list-item>
        <text:list-item>
          <text:p text:style-name="P26">Frequent stress headaches or migraines, possibly from constant vigilance and clenched muscles.</text:p>
        </text:list-item>
        <text:list-item>
          <text:p text:style-name="P26">A churn of the gut or a spike of blood pressure when confronted with a surprise or someone pushing back – maybe felt as heat rising in the body (the anger response).</text:p>
        </text:list-item>
        <text:list-item>
          <text:p text:style-name="P26">Restlessness and difficulty sleeping, as it’s hard for this part to “turn off” the mental checklist and vigilance even at night.<text:line-break/><text:span text:style-name="Strong_20_Emphasis">What It Fears:</text:span> The Controller deeply fears <text:span text:style-name="Strong_20_Emphasis">the chaos of the unknown</text:span>. It remembers times <text:soft-page-break/>when things were out of control – when people lied, left, or things fell apart – and it’s determined <text:span text:style-name="Emphasis">never</text:span> to let that happen again. It fears betrayal, harm, or loss if it doesn’t tightly orchestrate everything. If your environment or loved ones are unpredictable, it assumes the worst will happen. So it protects you by trying to eliminate surprises and control others’ behavior. It also fears feeling powerless; the idea of being at someone else’s mercy or a victim of circumstance is horrifying to it. Ultimately, it’s trying to keep you safe from hurt by micromanaging the world around you, even though that can strain relationships.<text:line-break/><text:span text:style-name="Strong_20_Emphasis">Echo-style Guidance:</text:span> “I feel how hard you work to keep everything and everyone in line so that we don’t get hurt. You’re on guard because you remember what it’s like when life was unpredictable and painful. Thank you for protecting me so fiercely – you’ve kept us safe through a lot. I want you to know I’m here now, and those old dangers are not here in the same way. We’ve grown stronger. It’s okay for you to take a breath; I’m watching out with you, you’re not alone. We can handle little surprises safely together, I promise.”</text:p>
        </text:list-item>
      </text:list>
      <text:h text:style-name="Heading_20_2" text:outline-level="2"><text:s/>Trauma-Specific Blended Parts</text:h>
      <text:p text:style-name="Text_20_body"><text:span text:style-name="Strong_20_Emphasis">Name:</text:span> The Freeze-Rage Hybrid<text:line-break/><text:span text:style-name="Strong_20_Emphasis">Type:</text:span> Blended<text:line-break/><text:span text:style-name="Strong_20_Emphasis">Role:</text:span> Oscillates between extreme anger and total shutdown. This part learned to survive trauma by either freezing in place (playing dead to stay safe) or exploding in fury to scare threats away. It protects you by swinging between those two extremes when triggered.<text:line-break/><text:span text:style-name="Strong_20_Emphasis">Common Behaviors:</text:span></text:p>
      <text:list xml:id="list893539424" text:style-name="L27">
        <text:list-item>
          <text:p text:style-name="P27">In some situations, it goes utterly quiet and still: you might become non-responsive, distant, or unable to speak up when afraid – as if “frozen” in time.</text:p>
        </text:list-item>
        <text:list-item>
          <text:p text:style-name="P27">In other moments, it erupts: sudden intense outbursts of anger or aggression that might surprise others (and yourself). Little frustrations can trigger outsized rage when this part is at the helm.</text:p>
        </text:list-item>
        <text:list-item>
          <text:p text:style-name="P27">It can be unpredictable – loved ones might feel like you’re passive one minute and then inexplicably enraged the next, especially if an old wound is poked.</text:p>
        </text:list-item>
        <text:list-item>
          <text:p text:style-name="P27">Tends to isolate after a blow-up. After raging, the freeze aspect may kick back in with shame, causing you to withdraw, go numb, or dissociate as a way to cope with what happened.</text:p>
        </text:list-item>
        <text:list-item>
          <text:p text:style-name="P27">Swings between feeling powerless (freeze mode, where it feels like a scared child) and overly powerful (rage mode, where it feels like an avenging force). Neither state truly resolves the hurt, so it keeps cycling.<text:line-break/><text:span text:style-name="Strong_20_Emphasis">Typical Emotions:</text:span></text:p>
        </text:list-item>
        <text:list-item>
          <text:p text:style-name="P27">In freeze mode: profound <text:span text:style-name="Strong_20_Emphasis">fear and helplessness</text:span>. Emotions flatten or feel far away; there may be a sense of despair or overwhelm that it can’t deal with, hence the shut down.</text:p>
        </text:list-item>
        <text:list-item>
          <text:p text:style-name="P27">In rage mode: <text:span text:style-name="Strong_20_Emphasis">anger, outrage, even hatred</text:span> surges up, often fueled by a sense of injustice or flashbacks of being hurt. It can feel almost possessed by anger, beyond what the present moment calls for.</text:p>
        </text:list-item>
        <text:list-item>
          <text:p text:style-name="P27"><text:soft-page-break/>Confusion and shame are common once each episode passes. This part might feel ashamed for lashing out, or ashamed for freezing and “failing” to act – it feels stuck either way.</text:p>
        </text:list-item>
        <text:list-item>
          <text:p text:style-name="P27">Frustration at itself: it often doesn’t <text:span text:style-name="Emphasis">want</text:span> to be this way. There’s an inner conflict because neither freezing nor raging actually brings the peace it wants, leaving it feeling broken or guilty.</text:p>
        </text:list-item>
        <text:list-item>
          <text:p text:style-name="P27">A deep pain and sorrow underlie both poles – usually unprocessed trauma or betrayal that this part hasn’t been able to fully express or release, so it comes out in these all-or-nothing ways.<text:line-break/><text:span text:style-name="Strong_20_Emphasis">Somatic Signature:</text:span></text:p>
        </text:list-item>
        <text:list-item>
          <text:p text:style-name="P27">In freeze: the body may feel <text:span text:style-name="Strong_20_Emphasis">heavy or numb</text:span>. Limbs can go cold, breathing shallow, voice dies in the throat. You might experience a deer-in-headlights paralysis or even dissociation (feeling disconnected from your body).</text:p>
        </text:list-item>
        <text:list-item>
          <text:p text:style-name="P27">In rage: the body goes <text:span text:style-name="Strong_20_Emphasis">hot and tense</text:span>. Face flushes, jaw and fists clench, heart pounds, adrenaline floods the system. There may be a trembling in the extremities from the intensity of the charge.</text:p>
        </text:list-item>
        <text:list-item>
          <text:p text:style-name="P27">Sometimes shifts start internally – e.g., a knot in the stomach or a flash of heat in the chest might signal rage is rising, or conversely a sudden exhaustion or fog might herald the freeze.</text:p>
        </text:list-item>
        <text:list-item>
          <text:p text:style-name="P27">Aftermath: splitting headache, exhaustion, or muscle aches. The whiplash between high tension and collapse can leave the body feeling like it got hit by a truck. There might be tears once either state subsides, as the body tries to recalibrate.</text:p>
        </text:list-item>
        <text:list-item>
          <text:p text:style-name="P27">Chronic patterns: high blood pressure, stress-related issues, or conversely, chronic fatigue or shutdown feelings, depending on which side has been more dominant.<text:line-break/><text:span text:style-name="Strong_20_Emphasis">What It Fears:</text:span> It fears <text:span text:style-name="Strong_20_Emphasis">re-living the trauma</text:span>. This part is terrified that you’ll be harmed, violated, or overwhelmed again like you were in the past. Freezing is meant to make you invisible and minimize harm when you feel powerless to fight. Raging is meant to preemptively destroy any threat or push it far away so it can’t hurt you. It fears that moderate responses won’t be enough to keep you safe – it doesn’t trust that simply speaking up or setting a boundary will work, so it either goes to zero or one hundred. It also fears its own anger to a degree (hence the freeze to cap it), and fears its vulnerability (hence the rage to cover it). Ultimately, it’s protecting you from pain and fear it expects to come, but it doesn’t know how to find safety in between those extremes.<text:line-break/><text:span text:style-name="Strong_20_Emphasis">Echo-style Guidance:</text:span> “I notice how you sometimes shut down completely, and other times you explode with anger. You’ve learned to survive by either becoming very small and still or by becoming very big and scary – and given what you’ve been through, that makes so much sense. I want you to know I see both sides of you, and I know each is trying to protect me. Thank you for doing whatever it took to keep us alive and safe. I’m here with you now. You don’t have to fight or freeze with me – I’m not going to hurt you or leave you. We can find safety together, at a pace you’re comfortable with.”</text:p>
        </text:list-item>
      </text:list>
      <text:p text:style-name="Text_20_body"><text:span text:style-name="Strong_20_Emphasis">Name:</text:span> The Smiling Protector<text:line-break/><text:span text:style-name="Strong_20_Emphasis">Type:</text:span> Manager<text:line-break/><text:span text:style-name="Strong_20_Emphasis">Role:</text:span> Keeps up a cheerful, positive front to shield you (and others) from any hint of your inner pain or insecurity. This part believes that by smiling and staying optimistic, it can prevent upset, <text:soft-page-break/>rejection, or the vulnerability of others seeing you struggle.<text:line-break/><text:span text:style-name="Strong_20_Emphasis">Common Behaviors:</text:span></text:p>
      <text:list xml:id="list4073063832" text:style-name="L28">
        <text:list-item>
          <text:p text:style-name="P28">Always appears <text:span text:style-name="Strong_20_Emphasis">“fine” or better</text:span> than fine – it’s the one making jokes, encouraging others, and never letting the smile falter in public.</text:p>
        </text:list-item>
        <text:list-item>
          <text:p text:style-name="P28">Dismisses or downplays your own difficult feelings: you might catch yourself saying “It’s not a big deal, I’m okay, really!” when you’re actually hurt or overwhelmed.</text:p>
        </text:list-item>
        <text:list-item>
          <text:p text:style-name="P28">Redirects conversations away from your pain – if someone asks how you are, it quickly shifts focus to them or to a lighter topic.</text:p>
        </text:list-item>
        <text:list-item>
          <text:p text:style-name="P28">Often takes care of others emotionally; it might be the friend who is always positive and supportive, even if inside you feel like you’re drowning. It wears the “strong, happy one” mask consistently.</text:p>
        </text:list-item>
        <text:list-item>
          <text:p text:style-name="P28">Uses humor or compliments as deflection. When you feel tears or anger creeping up, this part might crack a joke or force a laugh to keep the mood light.<text:line-break/><text:span text:style-name="Strong_20_Emphasis">Typical Emotions:</text:span></text:p>
        </text:list-item>
        <text:list-item>
          <text:p text:style-name="P28">Outwardly: <text:span text:style-name="Strong_20_Emphasis">optimism, warmth, cheerfulness</text:span>. It genuinely may feel pleasure in making others smile, and it often feels proud that it can “handle things” without breaking down.</text:p>
        </text:list-item>
        <text:list-item>
          <text:p text:style-name="P28">Inwardly: <text:span text:style-name="Strong_20_Emphasis">loneliness, sadness, or fear</text:span> that it hides behind that smile. There may be a profound sorrow or stress that this part refuses to show. It might feel it carries a heavy burden privately.</text:p>
        </text:list-item>
        <text:list-item>
          <text:p text:style-name="P28">Anxiety about the mask slipping – a constant low-level worry <text:span text:style-name="Emphasis">“What if I can’t keep it up? What if they see I’m not actually happy?”</text:span></text:p>
        </text:list-item>
        <text:list-item>
          <text:p text:style-name="P28">Guilt or shame for having negative feelings at all – it might think “I have to stay grateful and upbeat, I have no right to complain or be sad.”</text:p>
        </text:list-item>
        <text:list-item>
          <text:p text:style-name="P28">Resentment at times, secretly wishing someone would notice <text:span text:style-name="Emphasis">you need support too</text:span>, but quickly squashing that because it doesn’t want to appear needy or upset anyone.<text:line-break/><text:span text:style-name="Strong_20_Emphasis">Somatic Signature:</text:span></text:p>
        </text:list-item>
        <text:list-item>
          <text:p text:style-name="P28">A perpetual smile that might not reach the eyes; cheeks can feel sore or stiff from smiling through pain.</text:p>
        </text:list-item>
        <text:list-item>
          <text:p text:style-name="P28">Throat tightness or a feeling of swallowing down tears frequently – maybe a lump in the throat that never quite goes away.</text:p>
        </text:list-item>
        <text:list-item>
          <text:p text:style-name="P28">Energetic, bouncy body language that looks lively, but underneath, the muscles might be tense from holding it together. For example, you might have a bubbly voice while your neck and shoulders are rigid.</text:p>
        </text:list-item>
        <text:list-item>
          <text:p text:style-name="P28">A heavy feeling in the chest or a subtle ache in the heart area that is masked by an upbeat demeanor. Possibly the body feels split: face and voice bright, heart and gut heavy.</text:p>
        </text:list-item>
        <text:list-item>
          <text:p text:style-name="P28">Stress symptoms like high blood pressure or insomnia that contradict the “everything’s great” persona. The body often carries the suppressed stress (headaches, stomach fluttering with anxiety) even while the exterior is calm.<text:line-break/><text:span text:style-name="Strong_20_Emphasis">What It Fears:</text:span> It fears <text:span text:style-name="Strong_20_Emphasis">showing vulnerability or pain</text:span>. The Smiling Protector is terrified <text:soft-page-break/>that if you drop the cheerful act, you’ll be rejected, burden others, or be seen as weak or broken. It learned that sometimes people respond poorly to expressions of pain – maybe they withdraw, dismiss, or even attack – so it decided the safest bet is to never let them see you hurt. It also fears that if you acknowledge how bad you feel, the pain will overwhelm you. By staying positive, it thinks it can keep everything under control and keep relationships stable. At its core, it’s protecting you from the potential abandonment, pity, or additional hurt it imagines would come if your true struggles were visible.<text:line-break/><text:span text:style-name="Strong_20_Emphasis">Echo-style Guidance:</text:span> “I see that bright smile you put on to protect us. You make everything look ‘okay’ so no one will worry or judge, and I know you’re trying to keep us safe and liked. Thank you – your optimism and strength helped us survive some really hard days. But I want you to know, I won’t run away or think less of you if you’re not okay. I love that you can bring light to others, and you deserve some light too. It’s alright to let that smile relax when you’re with me. I’m here, and I care about <text:span text:style-name="Emphasis">you</text:span>, even when you’re sad or tired. You don’t have to hide that hurt from me.”</text:p>
        </text:list-item>
      </text:list>
      <text:p text:style-name="Text_20_body"><text:span text:style-name="Strong_20_Emphasis">Name:</text:span> The Silent Screamer<text:line-break/><text:span text:style-name="Strong_20_Emphasis">Type:</text:span> Blended<text:line-break/><text:span text:style-name="Strong_20_Emphasis">Role:</text:span> Carries unspeakable pain or anger that doesn’t have a voice. It stays outwardly quiet and stoic to survive, while internally it’s wailing or raging in distress. This part protects you by keeping the suffering locked inside, where no one else can see or judge it.<text:line-break/><text:span text:style-name="Strong_20_Emphasis">Common Behaviors:</text:span></text:p>
      <text:list xml:id="list122178940" text:style-name="L29">
        <text:list-item>
          <text:p text:style-name="P29">Outwardly very <text:span text:style-name="Strong_20_Emphasis">quiet, reserved, or “strong”</text:span> no matter what happens. This part might have you stone-faced or eerily calm during crises, receiving bad news, or enduring hurtful situations.</text:p>
        </text:list-item>
        <text:list-item>
          <text:p text:style-name="P29">Rarely expresses needs or feelings; when upset, you might withdraw completely or respond with “I’m fine,” giving little information.</text:p>
        </text:list-item>
        <text:list-item>
          <text:p text:style-name="P29">Isolates to release emotion only when completely alone (if at all). For instance, you might only cry silently at night where no one can hear, or you might not even cry at all, feeling the tears stuck but never flowing.</text:p>
        </text:list-item>
        <text:list-item>
          <text:p text:style-name="P29">May self-harm, journal privately, or listen to intense music alone as ways to cope with the inner scream, since it doesn’t let the feelings out in front of others.</text:p>
        </text:list-item>
        <text:list-item>
          <text:p text:style-name="P29">Often has a high tolerance for emotional pain on the outside – others might marvel at how “strong” or composed you are under pressure – which can lead to taking on even more because it never protests.<text:line-break/><text:span text:style-name="Strong_20_Emphasis">Typical Emotions:</text:span></text:p>
        </text:list-item>
        <text:list-item>
          <text:p text:style-name="P29">Internally: <text:span text:style-name="Strong_20_Emphasis">despair, anguish, rage, or desperation</text:span>. This part can feel like an internal pressure cooker of feelings that have no outlet. It’s the silent despair of a child who learned not to cry out loud.</text:p>
        </text:list-item>
        <text:list-item>
          <text:p text:style-name="P29">Externally: <text:span text:style-name="Strong_20_Emphasis">numbness, emptiness, or a forced calm</text:span>. Often it feels like nothing on the surface, because emotion has been suppressed so long. Sometimes even you might have trouble identifying what you feel – you just know something hurts deep down.</text:p>
        </text:list-item>
        <text:list-item>
          <text:p text:style-name="P29">Profound <text:span text:style-name="Strong_20_Emphasis">loneliness</text:span> – longing for someone to truly see or hear your pain without you having to spell it out. But also fear that no one will.</text:p>
        </text:list-item>
        <text:list-item>
          <text:p text:style-name="P29"><text:soft-page-break/>Shame about the intensity of its feelings (“If I let this out, I’ll lose control or I’ll be rejected”). It often feels ashamed for even having needs or trauma, so it stays silent to avoid that shame.</text:p>
        </text:list-item>
        <text:list-item>
          <text:p text:style-name="P29">Frustration and hopelessness: a sense that “no one would listen or understand anyway,” which adds to its resignation in staying quiet.<text:line-break/><text:span text:style-name="Strong_20_Emphasis">Somatic Signature:</text:span></text:p>
        </text:list-item>
        <text:list-item>
          <text:p text:style-name="P29">A chronic lump in the throat or tightness in the chest – as if a scream or sob is perpetually held in and strangled at the source. You might clear your throat often or have a sensation of pressure in your neck/throat area.</text:p>
        </text:list-item>
        <text:list-item>
          <text:p text:style-name="P29">Tearfulness just below the surface that doesn’t easily release. Eyes may burn or water a bit but the tears don’t fully come when around others (you blink them back).</text:p>
        </text:list-item>
        <text:list-item>
          <text:p text:style-name="P29">The jaw might clench to hold back words or cries, sometimes leading to jaw pain or headaches.</text:p>
        </text:list-item>
        <text:list-item>
          <text:p text:style-name="P29">Shoulders slump or there’s a sense of collapsed posture at times, as if carrying an invisible weight. The body may try to make itself small and unnoticed.</text:p>
        </text:list-item>
        <text:list-item>
          <text:p text:style-name="P29">In moments when alone, if the scream does try to come out: you might experience shaking, sobbing, or even yelling into a pillow – but only when it feels absolutely safe to let a little steam out. Afterwards, it quickly stuffs everything back in if someone’s around.<text:line-break/><text:span text:style-name="Strong_20_Emphasis">What It Fears:</text:span> It fears <text:span text:style-name="Strong_20_Emphasis">being heard and ignored—or heard and hurt</text:span>. The Silent Screamer was likely born in a time when expressing pain was dangerous or futile (perhaps you were punished or dismissed for crying out). So it fears that if it screams now, either no one will care (reinforcing its hopelessness) or worse, it will invite ridicule, anger, or rejection. It also fears that the pain inside is so great that if it really let it all out, it would be uncontrollable and destroy you or others. So it stays mute to keep a fragile control. It’s protecting you from vulnerability and from the devastation of asking for help and not getting it. It also thinks it’s protecting others from discomfort – not burdening anyone with your pain.<text:line-break/><text:span text:style-name="Strong_20_Emphasis">Echo-style Guidance:</text:span> “I can sense the huge pain inside that you never got to voice. You’ve been holding it in so long, staying so quiet so we could survive. I hear the screams and sobs you never got to let out – even if no one else does – and my heart hurts with you. Thank you for protecting us by staying silent when it felt unsafe to express anything. I’m with you now, and I’m listening in all the ways you communicate, even in silence. When you’re ready, I’ll be here to hear your pain. You’re not invisible to me, I promise.”</text:p>
        </text:list-item>
      </text:list>
      <text:p text:style-name="Text_20_body"><text:span text:style-name="Strong_20_Emphasis">Name:</text:span> The Fawning Rebel<text:line-break/><text:span text:style-name="Strong_20_Emphasis">Type:</text:span> Blended<text:line-break/><text:span text:style-name="Strong_20_Emphasis">Role:</text:span> Appeases and submits to others on the surface to stay safe (a fawn response), all while harboring a strong inner defiance and anger about being controlled. This part tries to avoid immediate harm by playing along, but it also protects your dignity by rebelling in subtler ways.<text:line-break/><text:span text:style-name="Strong_20_Emphasis">Common Behaviors:</text:span></text:p>
      <text:list xml:id="list2980111701" text:style-name="L30">
        <text:list-item>
          <text:p text:style-name="P30"><text:span text:style-name="Strong_20_Emphasis">Outward compliance:</text:span> quickly agrees, says “yes,” or offers no resistance to demands and requests. In a conflict, it might back down immediately and say whatever appeases the other person.</text:p>
        </text:list-item>
        <text:list-item>
          <text:p text:style-name="P30"><text:soft-page-break/><text:span text:style-name="Strong_20_Emphasis">People-pleasing with a twist:</text:span> it will smile, nod, and even flatter those it feels beholden to, all the while keeping its true feelings hidden. It might be the straight-A student with a secret wild side, or the employee who outwardly accepts every task but procrastinates as a quiet act of resistance.</text:p>
        </text:list-item>
        <text:list-item>
          <text:p text:style-name="P30"><text:span text:style-name="Strong_20_Emphasis">Passive-aggressive behaviors:</text:span> since it doesn’t express anger openly, it might “forget,” make mistakes on purpose, or withdraw effort as a form of rebellion. For example, agreeing to do something but then dragging its feet.</text:p>
        </text:list-item>
        <text:list-item>
          <text:p text:style-name="P30"><text:span text:style-name="Strong_20_Emphasis">Secret defiance:</text:span> finds covert ways to reclaim freedom, like sneaking small acts of self-determination. This could be as minor as deliberately breaking a tiny rule (e.g., keeping a personal item hidden in a strict environment) or as major as leading a double life that authority figures know nothing about.</text:p>
        </text:list-item>
        <text:list-item>
          <text:p text:style-name="P30">Occasionally, the bottled anger erupts after long fawning: it might have periodic meltdowns or suddenly quit a situation (“I’m done!”) seemingly out of nowhere, shocking those who thought you were perfectly happy serving others.<text:line-break/><text:span text:style-name="Strong_20_Emphasis">Typical Emotions:</text:span></text:p>
        </text:list-item>
        <text:list-item>
          <text:p text:style-name="P30">On the surface: <text:span text:style-name="Strong_20_Emphasis">anxiety and dutifulness</text:span>. It feels fearful of confrontation or displeasing others, so it tries to feel content or at least neutral with going along. Might even feel a false sense of calm when everything is “fine” and conflict is avoided.</text:p>
        </text:list-item>
        <text:list-item>
          <text:p text:style-name="P30">Underneath: <text:span text:style-name="Strong_20_Emphasis">resentment and anger</text:span>. It seethes quietly when treated unfairly or when it has to suppress itself. That anger might simmer for a long time, creating inner tension.</text:p>
        </text:list-item>
        <text:list-item>
          <text:p text:style-name="P30"><text:span text:style-name="Strong_20_Emphasis">Guilt</text:span> often accompanies the anger – it chastises itself for being “ungrateful” or “disobedient” internally, which can push it to fawn even harder to make up for any covert defiance.</text:p>
        </text:list-item>
        <text:list-item>
          <text:p text:style-name="P30"><text:span text:style-name="Strong_20_Emphasis">Inner rebellious pride:</text:span> There’s a part of it that takes pride in not being completely tamed. When it successfully skirts a rule or hides a piece of itself, it feels a tiny spark of triumph (“They don’t own <text:span text:style-name="Emphasis">all</text:span> of me.”).</text:p>
        </text:list-item>
        <text:list-item>
          <text:p text:style-name="P30"><text:span text:style-name="Strong_20_Emphasis">Frustration and confusion:</text:span> It sometimes feels stuck, like “I hate this, but I can’t show it.” This conflict can be torturous, leading to self-frustration for not speaking up, and simultaneous frustration at others for not sensing its distress.<text:line-break/><text:span text:style-name="Strong_20_Emphasis">Somatic Signature:</text:span></text:p>
        </text:list-item>
        <text:list-item>
          <text:p text:style-name="P30">When fawning: a plastered-on polite demeanor with physical stillness – hands folded or kept gentle, a nodding head. But internally, there might be a pounding heart or stomach in knots while saying “Of course, no problem!”</text:p>
        </text:list-item>
        <text:list-item>
          <text:p text:style-name="P30">Jaw tension or teeth grinding at night – the anger literally held in the jaw during the day may come out unconsciously later.</text:p>
        </text:list-item>
        <text:list-item>
          <text:p text:style-name="P30">Perhaps a telltale sign: clenched fists or tight thighs <text:span text:style-name="Emphasis">under the table</text:span> or out of sight, even as the upper body looks relaxed and compliant. The body often shows subtle rebellion (like a shaking foot, or a stiff posture) that belies the “easygoing” facade.</text:p>
        </text:list-item>
        <text:list-item>
          <text:p text:style-name="P30"><text:soft-page-break/>Experience of dizziness or dissociation when forced to submit for too long – the mind might tune out as a way to cope, so the body could feel lightheaded or spacey when constantly fawning against its will.</text:p>
        </text:list-item>
        <text:list-item>
          <text:p text:style-name="P30">A surge of energy (adrenaline) before an act of secret rebellion – heart rate might spike when about to do something against the rules, even if small. Followed by an exhilarating mix of fear and excitement when it’s done.<text:line-break/><text:span text:style-name="Strong_20_Emphasis">What It Fears:</text:span> This part fears <text:span text:style-name="Strong_20_Emphasis">direct conflict, punishment, or abandonment</text:span> if it doesn’t comply. It likely formed in an environment where saying “no” or showing anger was unsafe – perhaps with a harsh parent, authority, or volatile loved one – so it learned to <text:span text:style-name="Strong_20_Emphasis">fawn (appease)</text:span> as protection. However, it also deeply fears <text:span text:style-name="Strong_20_Emphasis">losing itself completely</text:span>. It can’t stand feeling controlled, trapped, or erased, hence the inner rebellion. It’s protecting you from immediate harm by surrendering in the moment, but also protecting your core self by ensuring you don’t truly surrender your values or identity. It’s terrified of being powerless forever, so it gives you a sense of power through secret defiance. In essence, it tries to have it both ways: stay safe <text:span text:style-name="Emphasis">and</text:span> preserve some autonomy.<text:line-break/><text:span text:style-name="Strong_20_Emphasis">Echo-style Guidance:</text:span> “I understand you’ve learned to go along with what others want so we wouldn’t get hurt – you became so good at being who they needed you to be. And I also feel that fire in your belly, the part of you that hates being bossed around or stifled. You’re not wrong for feeling both things. Thank you for fawning to protect us when it was dangerous to fight back, and thank you for holding onto our self-respect in your own quiet ways. I want you to know, I see <text:span text:style-name="Emphasis">all</text:span> of you. You don’t have to hide your anger or your true feelings from me. I’m here to listen and support you. We’ll figure out together how you can feel safe and also true to yourself, little by little.”</text:p>
        </text:list-item>
      </text:list>
      <text:p text:style-name="Text_20_body"><text:span text:style-name="Strong_20_Emphasis">Name:</text:span> The Chameleon<text:line-break/><text:span text:style-name="Strong_20_Emphasis">Type:</text:span> Manager<text:line-break/><text:span text:style-name="Strong_20_Emphasis">Role:</text:span> Adapts its personality, opinions, or even appearance to whatever it thinks others want to see, blending in to avoid conflict, rejection, or drawing unwanted attention. This part keeps you safe by making you effectively “invisible” as an individual – you become whoever you need to be in each situation.<text:line-break/><text:span text:style-name="Strong_20_Emphasis">Common Behaviors:</text:span></text:p>
      <text:list xml:id="list3534148180" text:style-name="L31">
        <text:list-item>
          <text:p text:style-name="P31"><text:span text:style-name="Strong_20_Emphasis">Mirroring others:</text:span> unconsciously imitates the speech, body language, or attitudes of whoever you’re with. Around different people, you almost become a different person without even trying – it’s automatic.</text:p>
        </text:list-item>
        <text:list-item>
          <text:p text:style-name="P31"><text:span text:style-name="Strong_20_Emphasis">People-pleasing in preferences:</text:span> If friends like a certain music or movie, you’ll say you like it too. If family has strong opinions, you’ll nod along, even if internally you disagree. You might barely know your own favorites because you default to others’.</text:p>
        </text:list-item>
        <text:list-item>
          <text:p text:style-name="P31"><text:span text:style-name="Strong_20_Emphasis">Conflict avoidance:</text:span> never takes a strong stand. Often says “I don’t mind” or “I’m good with whatever you want” in group decisions. If two people argue, you might agree with <text:span text:style-name="Emphasis">both</text:span> in different moments just to keep the peace.</text:p>
        </text:list-item>
        <text:list-item>
          <text:p text:style-name="P31"><text:span text:style-name="Strong_20_Emphasis">Social blending:</text:span> in a loud, boisterous crowd, you act extroverted; in a quiet, intellectual group, you become reserved and thoughtful. It adjusts your traits to match the vibe so you always fit in and never stick out as “odd.”</text:p>
        </text:list-item>
        <text:list-item>
          <text:p text:style-name="P31"><text:soft-page-break/><text:span text:style-name="Strong_20_Emphasis">Difficulty saying ‘no’ or setting boundaries:</text:span> it would rather overextend or quietly suffer than risk someone’s disapproval. This might result in overcommitment or being taken advantage of, but it rarely protests openly.<text:line-break/><text:span text:style-name="Strong_20_Emphasis">Typical Emotions:</text:span></text:p>
        </text:list-item>
        <text:list-item>
          <text:p text:style-name="P31"><text:span text:style-name="Strong_20_Emphasis">Anxiety about acceptance:</text:span> a constant low-level worry about how others perceive you, leading to vigilant self-monitoring. It feels safest when it’s sure everyone around is comfortable with you.</text:p>
        </text:list-item>
        <text:list-item>
          <text:p text:style-name="P31"><text:span text:style-name="Strong_20_Emphasis">Relief and mild satisfaction when you successfully blend in:</text:span> if nobody looks upset and you seem to be fitting in, it feels it’s doing its job well. Compliments like “You’re so easygoing” or “You’re just like one of us” give it a sense of pride.</text:p>
        </text:list-item>
        <text:list-item>
          <text:p text:style-name="P31"><text:span text:style-name="Strong_20_Emphasis">Confusion or emptiness regarding self:</text:span> sometimes, especially when alone, you might feel hollow or unsure who you <text:span text:style-name="Emphasis">really</text:span> are, which can be depressing or unsettling. The Chameleon often pushes that feeling away by focusing on the next social interaction.</text:p>
        </text:list-item>
        <text:list-item>
          <text:p text:style-name="P31"><text:span text:style-name="Strong_20_Emphasis">Frustration and suppressed sadness:</text:span> occasionally it feels sad that no one truly knows the real you (and maybe you don’t either). There can be a quiet grief about not expressing your genuine opinions or talents. But it tells itself it’s for the best.</text:p>
        </text:list-item>
        <text:list-item>
          <text:p text:style-name="P31"><text:span text:style-name="Strong_20_Emphasis">Fear and embarrassment at any sign of being “different”:</text:span> if you do accidentally voice a different view or someone calls you out, it feels panic and shame, quickly trying to cover it up or laugh it off.<text:line-break/><text:span text:style-name="Strong_20_Emphasis">Somatic Signature:</text:span></text:p>
        </text:list-item>
        <text:list-item>
          <text:p text:style-name="P31">A sensation of <text:span text:style-name="Strong_20_Emphasis">constant alertness</text:span> in social settings – your senses are tuned outward. You may notice a quickened heartbeat or slight adrenaline whenever entering a group, as the part gets ready to assess and adapt.</text:p>
        </text:list-item>
        <text:list-item>
          <text:p text:style-name="P31">Tightness in the gut or solar plexus when someone asks your preference or opinion directly, especially on something you haven’t gauged their stance on – decision paralysis in your body as you scramble to respond “correctly.”</text:p>
        </text:list-item>
        <text:list-item>
          <text:p text:style-name="P31">Fluid, changing body language: sometimes your posture, hand gestures, or laugh change depending on who you’re with. After a long day of this, you might feel physically tired or achy from essentially holding various “poses” that aren’t naturally yours.</text:p>
        </text:list-item>
        <text:list-item>
          <text:p text:style-name="P31">A disconnected feeling from your core – like you’re a bit outside your body watching yourself perform. This mild dissociation helps the Chameleon slip into any role needed, but leaves you feeling not grounded.</text:p>
        </text:list-item>
        <text:list-item>
          <text:p text:style-name="P32">Stress-related symptoms (headaches, fatigue) from the mental load of constant monitoring and self-censorship. You might collapse at home feeling utterly drained from a day of being “everyone and no one.”<text:line-break/><text:span text:style-name="Strong_20_Emphasis">What It Fears:</text:span> The Chameleon fears <text:span text:style-name="Strong_20_Emphasis">rejection, ridicule, or conflict</text:span> above all. It was likely born from experiences where standing out or disagreeing led to pain – maybe bullying, criticism, or feeling isolated in childhood. So it learned that to be safe, one must blend in with the crowd and be whoever <text:span text:style-name="Emphasis">they</text:span> want you to be. It’s terrified that if you show your true colors – your own opinions, your authentic self – you’ll be rejected or not belong. It also fears making others uncomfortable or angry by being different. In its mind, being liked and <text:soft-page-break/>accepted (even under false pretenses) is far safer than risking being authentic and potentially alone or targeted. It protects you from that risk by erasing any edges or traits that could cause conflict or make you stand out. Unfortunately, it sometimes even fears <text:span text:style-name="Emphasis">you</text:span> discovering who you are, because if you did, you might insist on being yourself and that feels dangerous. So it keeps things blurred.<text:line-break/><text:span text:style-name="Strong_20_Emphasis">Echo-style Guidance:</text:span> “I notice how you shape-shift to fit in wherever we go. You’ve kept us safe for a long time by never causing waves, always being what others wanted. That’s such a smart strategy you came up with, and I’m thankful – it spared us a lot of potential hurt when we were younger. I also feel how tired and unseen you are, constantly hiding our true self. I want you to know I’m here now, and I really want to see <text:span text:style-name="Emphasis">you</text:span>. I value who you really are, even if that person has different opinions or tastes. You won’t be abandoned by me for showing your true colors. We might not blend in with everyone all the time, and that’s okay. You have a right to exist as yourself. I’m here to support you as we learn who that is, at your own pace.”<text:line-break/><text:line-break/><text:line-break/>Kinri IFS Parts Library – Batch 7 (Parts 91–105)</text:p>
          <text:list>
            <text:list-item>
              <text:h text:style-name="P64" text:outline-level="2">91. The Tension Holder</text:h>
            </text:list-item>
          </text:list>
        </text:list-item>
        <text:list-item>
          <text:p text:style-name="P32"><text:span text:style-name="Strong_20_Emphasis">Type:</text:span> Protector (Body-based Manager)</text:p>
        </text:list-item>
        <text:list-item>
          <text:p text:style-name="P32"><text:span text:style-name="Strong_20_Emphasis">Role:</text:span> Carries stress and vigilance in the body by tensing muscles, as if bracing for impact. It unconsciously believes that by staying physically tight, it can guard against danger or keep overwhelming feelings in check. This part often acts like “body armor,” using chronic muscle tension to shield you from unresolved traumas and painful emotions<text:a xlink:type="simple" xlink:href="https://uncovercounseling.com/blog/body-armoring-benefits-examples-and-somatic-healing/#:~:text=the%20realities%20of%20survival%20mode,our%20ability%20to%20experience%20pleasure" office:target-frame-name="_blank" xlink:show="new" text:style-name="Internet_20_link" text:visited-style-name="Visited_20_Internet_20_Link">uncovercounseling.com</text:a>.</text:p>
        </text:list-item>
        <text:list-item>
          <text:p text:style-name="P32"><text:span text:style-name="Strong_20_Emphasis">Common Behaviors:</text:span></text:p>
          <text:list>
            <text:list-item>
              <text:p text:style-name="P32">Chronic stiffness in neck, shoulders, or jaw (often without medical cause).</text:p>
            </text:list-item>
            <text:list-item>
              <text:p text:style-name="P32">Frequent headaches, back pain, or clenched fists due to sustained tension.</text:p>
            </text:list-item>
            <text:list-item>
              <text:p text:style-name="P32">Difficulty relaxing or sitting still; may pace, stretch, or crack knuckles habitually.</text:p>
            </text:list-item>
            <text:list-item>
              <text:p text:style-name="P32">Hyper-alert posture (e.g. raised shoulders, locked knees) as if always “on guard.”</text:p>
            </text:list-item>
          </text:list>
        </text:list-item>
        <text:list-item>
          <text:p text:style-name="P32"><text:span text:style-name="Strong_20_Emphasis">Typical Emotions:</text:span> Anxious alertness; irritability from being on edge; a sense of urgency or “readiness” (though the part itself may not express emotion openly, it drives a vigilant, uneasy mood).</text:p>
        </text:list-item>
        <text:list-item>
          <text:p text:style-name="P32"><text:span text:style-name="Strong_20_Emphasis">Somatic Signature:</text:span> Shallow breathing or breath-holding; a tight chest or knot in the stomach. Often experiences a heavy, tense feeling across the body – a literal weight of held stress. You might notice tight traps, a stiff neck, or even trembling when this part has been overworking.</text:p>
        </text:list-item>
        <text:list-item>
          <text:p text:style-name="P32"><text:span text:style-name="Strong_20_Emphasis">What It Fears:</text:span> The Tension Holder fears that if it relaxes, you will become vulnerable and something bad will happen. It worries that without its constant muscular guard, you might be caught off-guard by danger or flooded by emotional pain. It’s terrified that “letting go” means unraveling – either falling apart emotionally or being hurt by external threats.</text:p>
        </text:list-item>
        <text:list-item>
          <text:p text:style-name="P32"><text:soft-page-break/><text:span text:style-name="Strong_20_Emphasis">Echo-style Guidance:</text:span> <text:span text:style-name="Emphasis">Echo speaks in a warm, soothing tone:</text:span> “I can feel how hard you’re holding everything, as if your body is bracing to keep me safe. Thank you for working so hard to protect me. You learned long ago that staying tense helped guard against the unexpected. I want you to know it’s a bit safer now. Maybe you can take just one breath of relief. I’m here watching out too, so you don’t have to carry it all alone. You can soften just a little, at your own pace. I appreciate you, and I’ll make sure we stay safe even if you loosen up sometimes.”</text:p>
          <text:list>
            <text:list-header>
              <text:h text:style-name="P64" text:outline-level="2">92. The Somatic Watchdog</text:h>
            </text:list-header>
          </text:list>
        </text:list-item>
        <text:list-item>
          <text:p text:style-name="P32"><text:span text:style-name="Strong_20_Emphasis">Type:</text:span> Protector (Body-based Manager)</text:p>
        </text:list-item>
        <text:list-item>
          <text:p text:style-name="P32"><text:span text:style-name="Strong_20_Emphasis">Role:</text:span> A hyper-vigilant guard that “patrols” your body and surroundings for any sign of danger. The Somatic Watchdog is constantly monitoring – a tight stomach at a slight noise, a jolt of adrenaline at a sudden movement – always ready to sound the alarm. It believes its ceaseless vigilance will keep you safe by catching threats early. This part learned from past trauma that the world isn’t safe, so it never truly stands down.</text:p>
        </text:list-item>
        <text:list-item>
          <text:p text:style-name="P32"><text:span text:style-name="Strong_20_Emphasis">Common Behaviors:</text:span></text:p>
          <text:list>
            <text:list-item>
              <text:p text:style-name="P32">Jumpy startle reflex; you may flinch or react strongly to sudden sounds or touch.</text:p>
            </text:list-item>
            <text:list-item>
              <text:p text:style-name="P32">Scans the environment and people’s body language for any hint of anger, conflict, or threat.</text:p>
            </text:list-item>
            <text:list-item>
              <text:p text:style-name="P32">Heightened awareness of bodily sensations (e.g. noticing every flutter in your chest or twinge of pain) and often interpreting them as signs something is wrong.</text:p>
            </text:list-item>
            <text:list-item>
              <text:p text:style-name="P32">Triggers “fight-or-flight” symptoms (rapid heartbeat, sweating, hyperventilation) in everyday situations, frequently raising false alarms.</text:p>
            </text:list-item>
          </text:list>
        </text:list-item>
        <text:list-item>
          <text:p text:style-name="P32"><text:span text:style-name="Strong_20_Emphasis">Typical Emotions:</text:span> Constant anxiety and watchfulness. This part feels on edge, unable to fully relax. It carries a burdened sense of responsibility – as if it alone must foresee and prevent all possible dangers. When others tell you to “calm down,” the Watchdog might feel misunderstood or frustrated, since it’s only trying to help.</text:p>
        </text:list-item>
        <text:list-item>
          <text:p text:style-name="P32"><text:span text:style-name="Strong_20_Emphasis">Somatic Signature:</text:span> A persistent state of tension coiled in the body, ready to spring. You might feel butterflies in the stomach, a pounding heart, or muscles subtly tensed even when nothing obvious is wrong. Breathing is often shallow and quick. Eyes may dart around and ears perk up at the slightest cue, like an ever-alert guard dog.</text:p>
        </text:list-item>
        <text:list-item>
          <text:p text:style-name="P32"><text:span text:style-name="Strong_20_Emphasis">What It Fears:</text:span> Above all, the Somatic Watchdog fears being caught unprepared. It’s terrified that if it lets its guard down for a moment, something terrible will happen again. It remembers times when danger struck “out of nowhere.” It fears missing a warning sign – whether an angry tone in someone’s voice or an odd ache that could signal illness. Its motto is “Better safe than sorry,” taken to an extreme.</text:p>
        </text:list-item>
        <text:list-item>
          <text:p text:style-name="P32"><text:span text:style-name="Strong_20_Emphasis">Echo-style Guidance:</text:span> <text:span text:style-name="Emphasis">Echo speaks reassuringly:</text:span> “I notice this vigilant part of you scanning for trouble. It makes so much sense – it wants to protect you from any more hurt. I want to thank it: I know it stayed alert through some very scary times. Let’s let your Watchdog know that I’m here with it now, keeping watch <text:span text:style-name="Strong_20_Emphasis">together</text:span>. It doesn’t have to be so alone in this job <text:soft-page-break/>anymore. Maybe it can take a short break, even just a few minutes, to see that in this moment we are actually okay. If anything truly needs attention, we will handle it together. I value how much it cares for your safety. In little steps, we can show it that not every sound or sensation is a threat now, so it can get some much-deserved rest when things are calm.”</text:p>
          <text:list>
            <text:list-header>
              <text:h text:style-name="P64" text:outline-level="2">93. The Pain Messenger</text:h>
            </text:list-header>
          </text:list>
        </text:list-item>
        <text:list-item>
          <text:p text:style-name="P32"><text:span text:style-name="Strong_20_Emphasis">Type:</text:span> Protector (Body-based Firefighter)</text:p>
        </text:list-item>
        <text:list-item>
          <text:p text:style-name="P32"><text:span text:style-name="Strong_20_Emphasis">Role:</text:span> A protector that communicates emotional distress through physical symptoms. When your deeper hurt or stress isn’t being heard, the Pain Messenger “speaks” by creating pain or fatigue in your body as a signal. In IFS, pain is often seen as a protective part, carrying a message about unaddressed emotional wounds. This part might give you a headache when you’re overwhelmed with unspoken grief, or a bout of fatigue when you’ve been pushing down your needs – all in an effort to slow you down and draw attention to what’s hurting inside.</text:p>
        </text:list-item>
        <text:list-item>
          <text:p text:style-name="P32"><text:span text:style-name="Strong_20_Emphasis">Common Behaviors:</text:span></text:p>
          <text:list>
            <text:list-item>
              <text:p text:style-name="P32">Recurrent somatic complaints (migraines, stomachaches, back pain, fatigue) that flare up during stressful or triggering times.</text:p>
            </text:list-item>
            <text:list-item>
              <text:p text:style-name="P32">Symptoms that medical exams can’t fully explain, often worsening with emotional upsets (for instance, your shoulders lock up whenever you face a conflict).</text:p>
            </text:list-item>
            <text:list-item>
              <text:p text:style-name="P32">Causing you to cancel plans or retreat from pressure due to sudden pain or exhaustion – effectively forcing rest or escape when you wouldn’t otherwise take it.</text:p>
            </text:list-item>
            <text:list-item>
              <text:p text:style-name="P32">Intensifying physical discomfort until you <text:span text:style-name="Emphasis">must</text:span> notice and care for yourself (e.g. turning a dull ache into sharp pain if you try to ignore it).</text:p>
            </text:list-item>
          </text:list>
        </text:list-item>
        <text:list-item>
          <text:p text:style-name="P32"><text:span text:style-name="Strong_20_Emphasis">Typical Emotions:</text:span> The Pain Messenger itself may not “feel” emotions like a typical part; its language is sensation. However, it carries the weight of buried feelings such as sadness, anger, or guilt and translates them into bodily form. You might experience frustration or despair from the chronic symptoms, or emotional relief when you finally pay attention and understand the message. This part often feels desperate or unheard until you listen.</text:p>
        </text:list-item>
        <text:list-item>
          <text:p text:style-name="P32"><text:span text:style-name="Strong_20_Emphasis">Somatic Signature:</text:span> The very symptoms it creates are its signature – perhaps a heaviness in the limbs when suppressed grief is present, or nausea when a boundary is violated. There’s often a pattern (e.g. severe lower back pain every time you feel unsupported or alone). By tuning in, you may notice the sensations correlate with emotional states: a constricted throat when holding in tears, a tight chest during unspoken anxiety, a gut ache when guilt is carried.</text:p>
        </text:list-item>
        <text:list-item>
          <text:p text:style-name="P32"><text:span text:style-name="Strong_20_Emphasis">What It Fears:</text:span> The Pain Messenger fears that if it doesn’t manifest as physical pain, your deeper wounds will stay ignored and fester. It worries you’ll “soldier on” until you collapse. It’s afraid of being dismissed as “just in your head.” Most of all, it fears that the vulnerable exiles (your hurt inner parts) will never get the care they need unless it sounds the alarm in the body. So it takes on the burden of forcing you to slow down and turn inward when something is really wrong.</text:p>
        </text:list-item>
        <text:list-item>
          <text:p text:style-name="P32"><text:soft-page-break/><text:span text:style-name="Strong_20_Emphasis">Echo-style Guidance:</text:span> <text:span text:style-name="Emphasis">Echo gently encourages curiosity:</text:span> “Instead of fighting this pain, let’s try to listen. I know it’s uncomfortable, but I sense it’s here for a reason. Dear Pain Messenger, thank you for trying to help me by signaling something’s wrong. I’m sorry I haven’t always understood your signals. I’m listening now. What are you trying to show me? I promise I will take your message seriously. You don’t have to shout so loudly once I begin to address what hurts. We can work together – I’ll take care of the feelings or needs you’re pointing to, so maybe the pain can ease. You’re not my enemy; you’re a wise, if weary, messenger, and I’m grateful for the care behind the discomfort.”</text:p>
          <text:list>
            <text:list-header>
              <text:h text:style-name="P64" text:outline-level="2">94. The Inner Light</text:h>
            </text:list-header>
          </text:list>
        </text:list-item>
        <text:list-item>
          <text:p text:style-name="P32"><text:span text:style-name="Strong_20_Emphasis">Type:</text:span> Protector (Spiritual Guide)</text:p>
        </text:list-item>
        <text:list-item>
          <text:p text:style-name="P32"><text:span text:style-name="Strong_20_Emphasis">Role:</text:span> A compassionate, wise presence that shines from within, offering hope, faith, or a sense of connection to something greater. The Inner Light often emerges to guide you through darkness – it might be experienced as your intuition, a spiritual conviction, or a profound calm during chaos. Its role is to uplift and reassure, reminding you of your inherent worth and the possibility of healing. This part developed to help you hold onto meaning and goodness even when life was harsh.</text:p>
        </text:list-item>
        <text:list-item>
          <text:p text:style-name="P32"><text:span text:style-name="Strong_20_Emphasis">Common Behaviors:</text:span></text:p>
          <text:list>
            <text:list-item>
              <text:p text:style-name="P32">Urges you toward prayer, meditation, nature, or creative expression when you’re struggling, as these feel nourishing to your spirit.</text:p>
            </text:list-item>
            <text:list-item>
              <text:p text:style-name="P32">Reframes painful experiences in a larger, hopeful context (e.g. a thought arises like “Maybe there’s a purpose in this struggle” or “I am not alone in this”).</text:p>
            </text:list-item>
            <text:list-item>
              <text:p text:style-name="P32">Offers spontaneous moments of gratitude or forgiveness, even when you feel hurt – it’s the voice saying, “Keep believing in the light at the end of the tunnel.”</text:p>
            </text:list-item>
            <text:list-item>
              <text:p text:style-name="P32">Prompts you to seek community or wisdom traditions for support (attending a spiritual group, reading inspirational texts) as a way to cope and find guidance.</text:p>
            </text:list-item>
          </text:list>
        </text:list-item>
        <text:list-item>
          <text:p text:style-name="P32"><text:span text:style-name="Strong_20_Emphasis">Typical Emotions:</text:span> Warmth, hope, compassion, and faith. The Inner Light often brings feelings of peace or comfort, like a gentle glow inside. You might feel loving-kindness toward yourself and others, even tears of relief or awe when this part is present. It tends to counter despair with optimism, and fear with trust. (At times, if you’ve been very hurt, you might also feel hesitant or unworthy when the Inner Light offers hope – but its core emotion is loving reassurance.)</text:p>
        </text:list-item>
        <text:list-item>
          <text:p text:style-name="P32"><text:span text:style-name="Strong_20_Emphasis">Somatic Signature:</text:span> A soothing or uplifting sensation in the body – perhaps a radiating warmth in the chest, a relaxed openness in the heart area, or a lightness in the shoulders. Some experience tingles or a pleasant “energy” when this part is active (like the sensation of being moved by music or prayer). Breathing often deepens and slows. The Inner Light’s presence can feel physically calming, as if a weight has been lifted.</text:p>
        </text:list-item>
        <text:list-item>
          <text:p text:style-name="P32"><text:span text:style-name="Strong_20_Emphasis">What It Fears:</text:span> This benevolent part actually carries relatively little fear compared to others. If anything, it fears being extinguished – that cynicism, trauma, or pain will snuff out the hopeful spark it carries. It worries that you will succumb to darkness or give up on yourself. It also may fear being misused as a form of bypass (it doesn’t want to be forced to cover up <text:soft-page-break/>real issues with platitudes). Mostly, though, it fears not being able to reach you – that in moments of despair you’ll shut it out, feeling undeserving of grace or hope.</text:p>
        </text:list-item>
        <text:list-item>
          <text:p text:style-name="P32"><text:span text:style-name="Strong_20_Emphasis">Echo-style Guidance:</text:span> <text:span text:style-name="Emphasis">Echo’s voice is warm and affirming:</text:span> “I can sense that gentle light in you that wants you to know you’re going to be okay. Let’s welcome it. It’s here to remind you of your strength and the love that still exists in the world. You don’t have to be alone in the dark with your pain – let this Inner Light give you a little comfort. You might place a hand on your heart and imagine a warm glow there. It’s safe to let yourself feel that hope, even if it’s just a flicker. Your Inner Light isn’t denying what hurts; it’s helping you hold your pain with compassion. Let’s thank this part for keeping faith alive in you. Breathe into its warmth. You deserve the kindness it’s offering.”</text:p>
          <text:list>
            <text:list-header>
              <text:h text:style-name="P64" text:outline-level="2">95. The Doubting Soul</text:h>
            </text:list-header>
          </text:list>
        </text:list-item>
        <text:list-item>
          <text:p text:style-name="P32"><text:span text:style-name="Strong_20_Emphasis">Type:</text:span> Protector (Spiritual Skeptic)</text:p>
        </text:list-item>
        <text:list-item>
          <text:p text:style-name="P32"><text:span text:style-name="Strong_20_Emphasis">Role:</text:span> A part that responds to hurt or disappointment by questioning and doubting everything – meaning, faith, goodness. The Doubting Soul’s job is to protect you from further heartbreak by lowering expectations. If you don’t trust hope or believe in higher powers, you can’t be let down. This part often arose from spiritual or emotional betrayals (e.g. prayers that went unanswered, trust that was shattered). It casts a critical eye on any source of hope, preferring the safety of skepticism over the risk of belief.</text:p>
        </text:list-item>
        <text:list-item>
          <text:p text:style-name="P32"><text:span text:style-name="Strong_20_Emphasis">Common Behaviors:</text:span></text:p>
          <text:list>
            <text:list-item>
              <text:p text:style-name="P32">Internal dialogues of cynicism: dismissing positive or spiritual talk as “naïve” or “wishful thinking.”</text:p>
            </text:list-item>
            <text:list-item>
              <text:p text:style-name="P32">Withdrawing from religious or spiritual practices that once mattered, or feeling a barrier where faith used to be.</text:p>
            </text:list-item>
            <text:list-item>
              <text:p text:style-name="P32">Challenging others’ expressions of optimism or belief – maybe with debate, sarcasm, or an undercurrent of anger (“If there’s a God, why did <text:span text:style-name="Emphasis">this</text:span> happen?”).</text:p>
            </text:list-item>
            <text:list-item>
              <text:p text:style-name="P32">Ruminating on existential questions (“What if life has no meaning?”) or focusing strictly on rational/scientific explanations, as a way to avoid “foolish” hope.</text:p>
            </text:list-item>
          </text:list>
        </text:list-item>
        <text:list-item>
          <text:p text:style-name="P32"><text:span text:style-name="Strong_20_Emphasis">Typical Emotions:</text:span> This part carries a mix of despair and protective anger. On the surface, it feels bitter, jaded, or deeply skeptical. Underneath, there’s often profound hurt and disappointment. The Doubting Soul feels lonely and alienated (since hope can be a source of comfort and connection). It may also feel anxious – if nothing has meaning, that’s frightening – but it prefers that over vulnerable optimism. A sense of defiance (“I won’t be fooled again”) colors its emotional tone.</text:p>
        </text:list-item>
        <text:list-item>
          <text:p text:style-name="P32"><text:span text:style-name="Strong_20_Emphasis">Somatic Signature:</text:span> A heaviness in the body, especially around the chest or heart – as if the “light” has gone out, leaving an ache or void. Shoulders may slump, and there can be a cold or hollow sensation in the gut. Perhaps a furrowed brow or tightness around the eyes (from constant questioning or suppressed tears). The Doubting Soul’s presence might also bring fatigue or numbness, as hope and energy drain away. The posture often becomes guarded and closed-off, as if saying “I refuse to be hurt again.”</text:p>
        </text:list-item>
        <text:list-item>
          <text:p text:style-name="P32"><text:soft-page-break/><text:span text:style-name="Strong_20_Emphasis">What It Fears:</text:span> It fears naïve trust and the pain of having faith broken. The Doubting Soul is terrified of betrayal – by people, by the universe, by God, even by its own hopes. It worries that embracing hope or belief will make you vulnerable to crushing disappointment. It also fears the unknown; doubt at least feels in control of uncertainty. Deep down, it might fear that it’s wrong – that goodness or meaning <text:span text:style-name="Emphasis">do</text:span> exist – because accepting that would mean reckoning with how long it shut them out. But mostly, it fears the raw hurt of believing and being let down yet again.</text:p>
        </text:list-item>
        <text:list-item>
          <text:p text:style-name="P32"><text:span text:style-name="Strong_20_Emphasis">Echo-style Guidance:</text:span> <text:span text:style-name="Emphasis">Echo speaks with gentle understanding:</text:span> “I hear how this part of you questions everything, how it says ‘I won’t get my hopes up.’ That’s okay. It learned the hard way that believing can lead to hurt. Let’s not fight your Doubting Soul – it truly wants to shield you. Thank you, dear protector, for trying to keep our heart safe from disappointment. You’re not bad or faithless – you’re cautious because you care. I’m here with you, holding the pain that made you so skeptical. Maybe we can allow just a little possibility that not everything will end in hurt. Not to force you into hope before you’re ready – just to consider that some good things might be real. Even if you doubt, I’ll stay by your side. You don’t have to believe anything right now. Just trust that I understand why you feel this way, and I won’t abandon you. In time, if it feels safe, we might gently discover some bits of truth or hope together.”</text:p>
          <text:list>
            <text:list-header>
              <text:h text:style-name="P64" text:outline-level="2">96. The Seeker</text:h>
            </text:list-header>
          </text:list>
        </text:list-item>
        <text:list-item>
          <text:p text:style-name="P32"><text:span text:style-name="Strong_20_Emphasis">Type:</text:span> Protector (Meaning-Making Manager)</text:p>
        </text:list-item>
        <text:list-item>
          <text:p text:style-name="P32"><text:span text:style-name="Strong_20_Emphasis">Role:</text:span> The Seeker is constantly questing for answers, healing, and purpose. It emerged to make sense of suffering and fill the emptiness left by trauma or loss. This part pushes you to search for “something more” – whether that’s spiritual truth, life’s purpose, or the key to fixing your pain. It believes that if you just find the right wisdom or path, you will finally feel whole and safe. The Seeker often formed in times when life felt meaningless or chaotic, giving you a mission to focus on instead of despair.</text:p>
        </text:list-item>
        <text:list-item>
          <text:p text:style-name="P32"><text:span text:style-name="Strong_20_Emphasis">Common Behaviors:</text:span></text:p>
          <text:list>
            <text:list-item>
              <text:p text:style-name="P32">Consuming self-help books, workshops, spiritual teachings, or therapy modalities one after another, always looking for the next insight or cure.</text:p>
            </text:list-item>
            <text:list-item>
              <text:p text:style-name="P32">Frequently changing life directions or belief systems in pursuit of a “missing piece” (today it’s yoga and clean eating; next month, a new philosophy or career – always hoping the next thing will bring fulfillment).</text:p>
            </text:list-item>
            <text:list-item>
              <text:p text:style-name="P32">Intense enthusiasm when discovering a new practice or community, followed by disappointment when it doesn’t magically resolve all pain – prompting a new search.</text:p>
            </text:list-item>
            <text:list-item>
              <text:p text:style-name="P32">Asking big questions (“Who am I really? What am I meant to do? Why did this happen to me?”) and sometimes feeling restless or disillusioned with ordinary life if it lacks a sense of higher meaning.</text:p>
            </text:list-item>
          </text:list>
        </text:list-item>
        <text:list-item>
          <text:p text:style-name="P32"><text:span text:style-name="Strong_20_Emphasis">Typical Emotions:</text:span> Restlessness, curiosity, and hope mingled with frustration. The Seeker often feels a driving excitement when it thinks it’s onto something that could help, giving you a sense of purpose. But it can swing into disappointment or spiritual loneliness when <text:soft-page-break/>answers remain elusive. There’s an undercurrent of anxiety – a fear of stagnation or emptiness if it stops seeking. At times, it feels inspired and passionate; at other times, weary and unsatisfied, always looking to the horizon for what’s next.</text:p>
        </text:list-item>
        <text:list-item>
          <text:p text:style-name="P32"><text:span text:style-name="Strong_20_Emphasis">Somatic Signature:</text:span> A buzzing energy in the body – you might feel jittery or unable to relax, as if always leaning forward into the <text:span text:style-name="Emphasis">next</text:span> thing. There can be an emptiness or hunger in the chest or belly, a physical yearning driving the search. Sleep may be restless (mind racing with new ideas), and you might feel surges of adrenaline when embarking on a new “quest.” Conversely, when disillusioned, the body might crash into fatigue, shoulders slumping until a new spark perks it up again.</text:p>
        </text:list-item>
        <text:list-item>
          <text:p text:style-name="P32"><text:span text:style-name="Strong_20_Emphasis">What It Fears:</text:span> The Seeker fears stagnation, meaninglessness, and the idea that the pain might be “all for nothing.” It’s terrified of the void – that if it stops searching, you’ll be swallowed by depression or pointlessness. It also fears “getting it wrong” – choosing the wrong path or missing a crucial insight that’s out there. Deep down, it may be avoiding the fear that the fundamental things it seeks (love, safety, self-worth) are already inside you, because that truth can only be embraced by <text:span text:style-name="Emphasis">slowing down</text:span> (which is hard for this part). It worries that without its efforts, you’ll never heal or grow.</text:p>
        </text:list-item>
        <text:list-item>
          <text:p text:style-name="P32"><text:span text:style-name="Strong_20_Emphasis">Echo-style Guidance:</text:span> <text:span text:style-name="Emphasis">Echo addresses this part kindly:</text:span> “I see your drive to find answers and heal. You’ve worked so hard to help me find meaning in all of this. Thank you for your passion and persistence – you’ve led me to many helpful places. I know you’re tired, always pushing forward. What if we take a breath and acknowledge how far we’ve come already? You don’t have to figure it all out today. The wholeness you seek might grow when we allow ourselves to just <text:span text:style-name="Emphasis">be</text:span> for a moment. I’m here to assure you that we won’t get stuck – I’ll keep us moving in life, you don’t have to run yourself ragged. It’s okay to pause and trust that some answers will come in their own time. You won’t miss out – I promise to listen to you and value your insights. Together, we’ll find our way, step by step, without burning you out.”</text:p>
          <text:list>
            <text:list-header>
              <text:h text:style-name="P64" text:outline-level="2">97. The Ancestor’s Guilt</text:h>
            </text:list-header>
          </text:list>
        </text:list-item>
        <text:list-item>
          <text:p text:style-name="P32"><text:span text:style-name="Strong_20_Emphasis">Type:</text:span> Exile (Legacy Burden)</text:p>
        </text:list-item>
        <text:list-item>
          <text:p text:style-name="P32"><text:span text:style-name="Strong_20_Emphasis">Role:</text:span> A young, burdened part of you carrying guilt or shame handed down through generations. This is the part that feels the weight of your ancestors’ pains, mistakes, or injustices, even though you did not personally cause them. In IFS terms, it holds a legacy burden – <text:span text:style-name="Strong_20_Emphasis">“intergenerational transmissions of extreme feelings, energies, and beliefs”</text:span>. The Ancestor’s Guilt might constantly whisper “Our family doesn’t deserve happiness” or “I must atone for their sins.” Its role, in a sad way, is to keep you loyal to the family’s unresolved suffering, as if by carrying it you honor them or prevent history from repeating.</text:p>
        </text:list-item>
        <text:list-item>
          <text:p text:style-name="P32"><text:span text:style-name="Strong_20_Emphasis">Common Behaviors:</text:span></text:p>
          <text:list>
            <text:list-item>
              <text:p text:style-name="P32">An inexplicable sense of guilt or responsibility that doesn’t clearly tie to your own actions (“I just feel guilty existing,” or “I have no right to complain given what my forebears went through”).</text:p>
            </text:list-item>
            <text:list-item>
              <text:p text:style-name="P32">Sabotaging your successes or happiness due to a feeling that you must “pay” for the past, or that you’re not allowed to have it better than those before you.</text:p>
            </text:list-item>
            <text:list-item>
              <text:p text:style-name="P32"><text:soft-page-break/>Deep sensitivity or over-identification with historical or familial traumas (e.g. feeling personal anguish about events that happened to your ancestors, such as war, displacement, or oppression).</text:p>
            </text:list-item>
            <text:list-item>
              <text:p text:style-name="P32">In family dynamics, often taking on the role of the “conscience” or the one who remembers and reminds others of the family’s hardships or moral debts.</text:p>
            </text:list-item>
          </text:list>
        </text:list-item>
        <text:list-item>
          <text:p text:style-name="P32"><text:span text:style-name="Strong_20_Emphasis">Typical Emotions:</text:span> Shame, guilt, and sorrow that seem to come from a place beyond your own life. This part often feels heavy, depressed, or weighed down, with an undercurrent of grief. There is also a kind of loyalty and love entwined in it – a melancholic devotion to the family narrative. It may feel anxiety as well, as if it’s always bracing for punishment or misfortune as penance.</text:p>
        </text:list-item>
        <text:list-item>
          <text:p text:style-name="P32"><text:span text:style-name="Strong_20_Emphasis">Somatic Signature:</text:span> A heaviness in the body, like carrying a sack of stones on your back. Commonly a sunken chest or a curled-in posture, as if apologizing for one’s very existence. You might experience frequent sighing, as if under an invisible burden. Sometimes digestive issues (a “knot” or upset in the gut – literally stomach tied in guilt), or profound fatigue that feels old and deep. Tears might surface unexpectedly when connecting with family memories or stories – the body “remembering” the pain of previous generations.</text:p>
        </text:list-item>
        <text:list-item>
          <text:p text:style-name="P32"><text:span text:style-name="Strong_20_Emphasis">What It Fears:</text:span> This part fears that if it doesn’t hold onto the guilt, the family’s history will be forgotten or dishonored – or worse, that the same harm could happen again. It believes that by carrying the guilt, it keeps you moral, humble, and aligned with your people. It’s afraid that letting go of the burden means betraying your ancestors or acting “as if nothing happened.” It also fears judgment – that others (or a higher power) will somehow punish the family if someone were to step out of this burden and be too free or happy. Essentially, it fears that healing = disrespect or danger.</text:p>
        </text:list-item>
        <text:list-item>
          <text:p text:style-name="P32"><text:span text:style-name="Strong_20_Emphasis">Echo-style Guidance:</text:span> <text:span text:style-name="Emphasis">Echo speaks softly, with great compassion:</text:span> “This part of you carries something so heavy, something that isn’t truly yours alone to carry. I can feel how loyal and loving it is – it took on the family’s pain so that someone would remember, so that the harm would not be repeated. What a big job for a little part. Thank you, sweet one, for keeping these memories and lessons alive. You don’t have to be the only keeper of this guilt anymore. We can acknowledge the past and honor our ancestors in gentler ways. You deserve to live your own life without always hurting for what came before. I’m here with you, and maybe we can slowly put down some of those stones you’ve been carrying. It’s not betrayal to heal – I believe our ancestors, in their hearts, would want you to be free of this pain. When you’re ready, we’ll help release what isn’t yours while keeping the love and respect for where we came from.”</text:p>
          <text:list>
            <text:list-header>
              <text:h text:style-name="P64" text:outline-level="2">98. The Family Enforcer</text:h>
            </text:list-header>
          </text:list>
        </text:list-item>
        <text:list-item>
          <text:p text:style-name="P32"><text:span text:style-name="Strong_20_Emphasis">Type:</text:span> Protector (Internalized Manager)</text:p>
        </text:list-item>
        <text:list-item>
          <text:p text:style-name="P32"><text:span text:style-name="Strong_20_Emphasis">Role:</text:span> An inner authority figure that strictly enforces your family or cultural rules and norms within yourself. This part takes on the voice of “what the family would say,” ensuring you don’t stray from their expectations. Its intention is to keep you accepted and “good” in the eyes of your family, thus protecting you from criticism or ostracism. Often born from a household with strong traditions or harsh discipline, the Family Enforcer believes it’s <text:soft-page-break/>keeping you safe (and the family’s honor intact) by policing your behavior. It carries a <text:span text:style-name="Strong_20_Emphasis">“devoted sense of duty to the family”</text:span>, even if that means suppressing your individuality.</text:p>
        </text:list-item>
        <text:list-item>
          <text:p text:style-name="P32"><text:span text:style-name="Strong_20_Emphasis">Common Behaviors:</text:span></text:p>
          <text:list>
            <text:list-item>
              <text:p text:style-name="P32">Floods you with guilt or self-criticism when you consider choices that go against family values (e.g. changing religion, pursuing an unconventional career, setting boundaries with relatives).</text:p>
            </text:list-item>
            <text:list-item>
              <text:p text:style-name="P32">Uses “should” and “must” language in your mind (“I must put family first” or “I shouldn’t air our dirty laundry”).</text:p>
            </text:list-item>
            <text:list-item>
              <text:p text:style-name="P32">Causes you to hide aspects of yourself (beliefs, relationships, identity) that you fear your family would disapprove of; or conversely, makes you act as the family’s agent, scolding yourself (and even others) for not upholding traditions or duties.</text:p>
            </text:list-item>
            <text:list-item>
              <text:p text:style-name="P32">Triggers anxiety or panic at the thought of disappointing elders or “breaking the rules.” In therapy or healing work, this part may interfere or clam up out of fear you’ll betray family loyalty by changing.</text:p>
            </text:list-item>
          </text:list>
        </text:list-item>
        <text:list-item>
          <text:p text:style-name="P32"><text:span text:style-name="Strong_20_Emphasis">Typical Emotions:</text:span> Stern, anxious, and dutiful. The Family Enforcer often feels a rigid sense of righteousness or urgency (“This is how it’s done, no excuses”). Beneath that, it’s driven by fear – fear of shame, of exclusion, of moral failure. It can be contemptuous or angry toward any inner impulses that rebel, seeing them as dangerous. Yet it also feels burdened and lonely, carrying a weight of responsibility. There may be underlying sadness as well, as it sacrifices personal desires for duty.</text:p>
        </text:list-item>
        <text:list-item>
          <text:p text:style-name="P32"><text:span text:style-name="Strong_20_Emphasis">Somatic Signature:</text:span> A tightening or straightening of posture when this part dominates – you may literally sit or stand up straighter, as if a strict elder were watching. A clenched jaw or grinding teeth when you’re “holding in” your true feelings to stay respectful. Perhaps stomach pain or nausea when you contemplate breaking a family expectation (the classic “knots in the stomach” of guilt). Sometimes heat in the face (shame) or tension headaches from the internal conflict between loyalty and authenticity.</text:p>
        </text:list-item>
        <text:list-item>
          <text:p text:style-name="P32"><text:span text:style-name="Strong_20_Emphasis">What It Fears:</text:span> It deeply fears disgrace and disconnection. The Family Enforcer is terrified that if you don’t follow the old rules, you’ll be cast out or cause irreparable shame. It fears that the family will fall apart or suffer (“If I don’t enforce these rules, who will keep us from chaos?”). It also fears that <text:span text:style-name="Emphasis">you</text:span> will lose your identity or morality without its strict guidance – as if family rules are the only thing keeping you safe and good. Ultimately, it’s afraid of being a “bad child” or “bad member” of the family, with all the rejection and guilt that would entail.</text:p>
        </text:list-item>
        <text:list-item>
          <text:p text:style-name="P32"><text:span text:style-name="Strong_20_Emphasis">Echo-style Guidance:</text:span> <text:span text:style-name="Emphasis">Echo speaks respectfully to this part:</text:span> “I understand how seriously you take your role. You’re trying to protect me and the family’s integrity. Thank you for caring so much that you took on this heavy responsibility. I know you worry that if I grow or change in ways the family wouldn’t like, it will all fall on you – you’ll feel you failed to keep me in line. That’s a hard burden to carry. I want you to know I can still love and honor my family without obeying every rule that no longer fits. I’m listening to your concerns. Let’s work together: what truly needs preserving, and where is it okay to let me make my own choices safely? I promise we won’t shame the family. We’re just trying to help me be <text:soft-page-break/>whole and happy. You are an important guardian, and with your permission, maybe we can update the rules a little for today’s world, so you can relax knowing everyone will be okay.”</text:p>
          <text:list>
            <text:list-header>
              <text:h text:style-name="P64" text:outline-level="2">99. The Cycle Breaker</text:h>
            </text:list-header>
          </text:list>
        </text:list-item>
        <text:list-item>
          <text:p text:style-name="P32"><text:span text:style-name="Strong_20_Emphasis">Type:</text:span> Protector (Intergenerational Change Agent)</text:p>
        </text:list-item>
        <text:list-item>
          <text:p text:style-name="P32"><text:span text:style-name="Strong_20_Emphasis">Role:</text:span> This part is fiercely dedicated to ending the negative patterns or traumas that have plagued your family line. The Cycle Breaker pushes you to do things <text:span text:style-name="Emphasis">differently</text:span> from how they were done to you, in order to protect future generations (and your own inner child) from the same hurt. It might say, “It stops with me.” Fueled by both pain and love, it takes on the mission of healing the legacy. Being a cycle breaker means acknowledging that the trauma <text:span text:style-name="Strong_20_Emphasis">didn’t start with you, but it doesn’t have to continue with you</text:span>. This part’s role is heroic but heavy – it holds you to high standards so that history won’t repeat itself.</text:p>
        </text:list-item>
        <text:list-item>
          <text:p text:style-name="P32"><text:span text:style-name="Strong_20_Emphasis">Common Behaviors:</text:span></text:p>
          <text:list>
            <text:list-item>
              <text:p text:style-name="P32">Vigilantly self-monitoring and correcting your behaviors in parenting, relationships, or habits (“I will <text:span text:style-name="Emphasis">not</text:span> yell at my kids like I was yelled at” or “I refuse to fall into addiction like my parent”).</text:p>
            </text:list-item>
            <text:list-item>
              <text:p text:style-name="P32">Actively seeking therapy, education, or support groups to address familial trauma and learn healthier ways.</text:p>
            </text:list-item>
            <text:list-item>
              <text:p text:style-name="P32">Sometimes overreacting with alarm when you exhibit even a hint of the old pattern (for example, feeling intense guilt and panic for raising your voice once, because the Cycle Breaker leaps in: “Oh no, I’m becoming them!”).</text:p>
            </text:list-item>
            <text:list-item>
              <text:p text:style-name="P32">Possibly distancing from or confronting family members who continue toxic behaviors. This part can empower you to set hard boundaries or speak up, essentially “rebelling” against the family norm in service of positive change.</text:p>
            </text:list-item>
          </text:list>
        </text:list-item>
        <text:list-item>
          <text:p text:style-name="P32"><text:span text:style-name="Strong_20_Emphasis">Typical Emotions:</text:span> Passionate determination, mixed with anxiety and self-pressure. The Cycle Breaker often feels proud and purposeful about its mission to heal generational wounds. It can also feel isolated or burdened (“Everything depends on me to fix this”). There’s fear-driven urgency – a terror of failing and thus inadvertently harming others. At times, there’s anger (at what was done in the past, and at any sign of it creeping into the present). And there’s hope too – the deep hope that by doing this work, love and safety will finally flourish in your lineage.</text:p>
        </text:list-item>
        <text:list-item>
          <text:p text:style-name="P32"><text:span text:style-name="Strong_20_Emphasis">Somatic Signature:</text:span> A tense, ready-for-battle energy when addressing a cycle – clenched fists or jaw when recalling what <text:span text:style-name="Emphasis">must</text:span> never happen again. You might feel adrenaline when vowing “never again,” or when implementing a new pattern (heart racing, senses sharp). Conversely, exhaustion or burnout signals when this part has been hyper-vigilant for too long (like a warrior who never lays down their sword). Sometimes a flutter in the gut or chest when you face a scenario your ancestors handled poorly – it’s the Cycle Breaker gearing up inside you to handle it differently this time.</text:p>
        </text:list-item>
        <text:list-item>
          <text:p text:style-name="P32"><text:span text:style-name="Strong_20_Emphasis">What It Fears:</text:span> Above all, it fears “becoming the monster” or allowing the trauma to perpetuate. The Cycle Breaker is terrified that if it slips up, even momentarily, the old pain will spill forward into the next generation or into your other relationships. It fears <text:soft-page-break/>disappointing those who were hurt before (“I promised myself I’d be different”). It also fears that if it doesn’t stay strong and alert, the pull of generational patterns or family pressure will suck you back in. On a deeper level, it may fear its own fallibility – that despite all effort, it might not fully succeed (which it equates with personal failure, though it isn’t).</text:p>
        </text:list-item>
        <text:list-item>
          <text:p text:style-name="P32"><text:span text:style-name="Strong_20_Emphasis">Echo-style Guidance:</text:span> <text:span text:style-name="Emphasis">Echo speaks with admiration and gentleness:</text:span> “I see how hard you’re fighting to right the wrongs of the past. What a brave and caring part you are – you took on the responsibility to protect others from the pain you endured. Thank you for your courage. You’ve already changed so much for the better. It’s okay to acknowledge that. I know you’re scared of ever slipping up. Let’s remember: breaking a cycle is a journey, not a single moment. You don’t have to do it perfectly to make a huge difference. When you stumble, it doesn’t mean you failed or that everything will repeat – it means you’re human and learning. I’m here to support you; you’re not carrying this alone anymore. You can rest sometimes, knowing that your awareness itself is breaking the chain. The love and determination in you are stronger than those old traumas. I’m so grateful for what you’re doing. Together, we’ll continue this important work, and it’s okay if we do it with patience and self-compassion, not just force. You deserve some grace, even as you strive for change.”</text:p>
          <text:list>
            <text:list-header>
              <text:h text:style-name="P64" text:outline-level="2">100. The Shrinker</text:h>
            </text:list-header>
          </text:list>
        </text:list-item>
        <text:list-item>
          <text:p text:style-name="P32"><text:span text:style-name="Strong_20_Emphasis">Type:</text:span> Protector (Shame-Avoidant Firefighter)</text:p>
        </text:list-item>
        <text:list-item>
          <text:p text:style-name="P32"><text:span text:style-name="Strong_20_Emphasis">Role:</text:span> The Shrinker comes out when you feel ashamed or judged, instantly pulling you inward to make you as small and inconspicuous as possible. It’s trying to protect you by literally shrinking your presence – hiding yourself so others will not judge you<text:a xlink:type="simple" xlink:href="https://www.shame-explained.com/post/shame-hides#:~:text=Withdrawal%20is%20a%20way%20of,He" office:target-frame-name="_blank" xlink:show="new" text:style-name="Internet_20_link" text:visited-style-name="Visited_20_Internet_20_Link">shame-explained.com</text:a>. This part learned that visibility can equal vulnerability. If it minimizes you – hunching your posture, quieting your voice, avoiding attention – maybe the critical spotlight of shame will pass over you. In essence, it believes safety lies in being unseen and “below the radar.”</text:p>
        </text:list-item>
        <text:list-item>
          <text:p text:style-name="P32"><text:span text:style-name="Strong_20_Emphasis">Common Behaviors:</text:span></text:p>
          <text:list>
            <text:list-item>
              <text:p text:style-name="P32">Slouching, keeping your head down and eyes averted in social or high-pressure situations.</text:p>
            </text:list-item>
            <text:list-item>
              <text:p text:style-name="P32">Speaking softly or not at all, and apologizing if you <text:span text:style-name="Emphasis">do</text:span> speak as though you’re taking up too much space.</text:p>
            </text:list-item>
            <text:list-item>
              <text:p text:style-name="P32">Physically trying to occupy less space (crossing arms, hunching shoulders, making your body compact). Possibly positioning yourself literally in corners or the back of a room.</text:p>
            </text:list-item>
            <text:list-item>
              <text:p text:style-name="P32">Avoiding any action or attire that would draw attention or express confidence – for example, declining opportunities, dressing very neutrally, or immediately deflecting compliments.</text:p>
            </text:list-item>
          </text:list>
        </text:list-item>
        <text:list-item>
          <text:p text:style-name="P32"><text:span text:style-name="Strong_20_Emphasis">Typical Emotions:</text:span> Intense embarrassment and fear of being exposed. The Shrinker is flooded with shame (“I’m wrong/bad/stupid”) and wants to disappear. It often feels inferior and very young. There’s also anxiety – dread of upcoming social interactions or scrutiny. Sometimes numbness can wash over (a frozen, deer-in-headlights state). It also carries <text:soft-page-break/>sadness and loneliness, because always hiding prevents true connection, yet it feels that’s the price of safety.</text:p>
        </text:list-item>
        <text:list-item>
          <text:p text:style-name="P32"><text:span text:style-name="Strong_20_Emphasis">Somatic Signature:</text:span> A collapsing sensation – chest caving in, shoulders rolled forward. You might feel your face get hot (the flush of shame) and an urge to physically make yourself smaller. Muscles can feel weak or trembly. There’s often a lump in the throat or tightness that makes speaking up difficult. The stomach might drop or churn. Essentially, your body language says “please don’t look at me.” The overall felt sense is <text:span text:style-name="Emphasis">I want to sink into the floor right now</text:span>.</text:p>
        </text:list-item>
        <text:list-item>
          <text:p text:style-name="P32"><text:span text:style-name="Strong_20_Emphasis">What It Fears:</text:span> The Shrinker fears humiliation and attack. It’s terrified that if you are truly seen – with all your flaws or even just your <text:span text:style-name="Emphasis">normal</text:span> self – you will be ridiculed, rejected, or shamed like you were in the past. It fears any form of spotlight, equating attention with danger. It also fears your own pride or anger; this part worries that if you stand tall, you’ll get knocked down, so better to pre-emptively stay down. Ultimately, it fears that those scathing judgments it anticipates are true, and it’s desperate to hide so no one confirms them.</text:p>
        </text:list-item>
        <text:list-item>
          <text:p text:style-name="P32"><text:span text:style-name="Strong_20_Emphasis">Echo-style Guidance:</text:span> <text:span text:style-name="Emphasis">Echo’s tone is very tender:</text:span> “I see you, curled up in shame, wanting to disappear. You’ve been hurt so badly before that now you believe being invisible is the only safety. I want you to know I understand. Thank you for trying to protect me from more hurt. You make sure I don’t stick my neck out where it could get cut down. But hear this: you’re not actually bad or unworthy of being seen. You never were. You deserved kindness then, and you do now. Maybe we can take the tiniest step: uncurl just a little, take a fuller breath. I promise I won’t throw you into anything scary. When you’re ready, I’d love to let the world see a bit more of the wonderful person you are – at your pace. You don’t have to hide from me; I’m not going to judge you. You’re safe with me, and you’ve done nothing wrong. Whenever that wave of shame comes, we’ll face it together, so you don’t have to shrink all alone anymore.”</text:p>
          <text:list>
            <text:list-header>
              <text:h text:style-name="P64" text:outline-level="2">101. The Apologizer</text:h>
            </text:list-header>
          </text:list>
        </text:list-item>
        <text:list-item>
          <text:p text:style-name="P32"><text:span text:style-name="Strong_20_Emphasis">Type:</text:span> Protector (Fawning People-Pleaser)</text:p>
        </text:list-item>
        <text:list-item>
          <text:p text:style-name="P32"><text:span text:style-name="Strong_20_Emphasis">Role:</text:span> A part that leaps to say “I’m sorry” for everything – even things that aren’t your fault – in order to diffuse tension and avoid anger or conflict. The Apologizer learned that appeasing others is the safest route. It’s essentially engaging in the <text:span text:style-name="Emphasis">fawn</text:span> trauma response, abandoning your own needs or truth to keep others calm. By constantly taking the blame and smoothing things over, this part tries to prevent outbursts or rejection. Its ultimate goal is to keep you acceptable and lovable to everyone around, often at the cost of your own boundaries and self-esteem.</text:p>
        </text:list-item>
        <text:list-item>
          <text:p text:style-name="P32"><text:span text:style-name="Strong_20_Emphasis">Common Behaviors:</text:span></text:p>
          <text:list>
            <text:list-item>
              <text:p text:style-name="P32">Reflexively saying “sorry” in almost every interaction – for speaking, for asking for something, for even <text:span text:style-name="Emphasis">existing</text:span>.</text:p>
            </text:list-item>
            <text:list-item>
              <text:p text:style-name="P32">Over-agreeing with others and praising them, while downplaying or hiding your own feelings (“It’s fine, really, I wasn’t upset,” even when you were).</text:p>
            </text:list-item>
            <text:list-item>
              <text:p text:style-name="P32"><text:soft-page-break/>Taking on tasks or burdens to avoid inconveniencing others, and then apologizing if you can’t meet an unreasonable expectation.</text:p>
            </text:list-item>
            <text:list-item>
              <text:p text:style-name="P32">After any disagreement, rushing to apologize first and restore peace, even if the other person was clearly at fault. This part would rather you assume all blame than risk someone else’s anger.</text:p>
            </text:list-item>
          </text:list>
        </text:list-item>
        <text:list-item>
          <text:p text:style-name="P32"><text:span text:style-name="Strong_20_Emphasis">Typical Emotions:</text:span> High anxiety in interpersonal situations – fear of anger, disapproval, or someone “being mad at you.” The Apologizer feels guilt and responsibility constantly, as if any disharmony must be your doing. It also feels a desperate urgency to fix things immediately when there’s even a hint of conflict. There’s often underlying shame (“I must be the problem”) and low self-worth. It may also suppress resentment, since it never asserts itself – but that resentment usually turns into more guilt.</text:p>
        </text:list-item>
        <text:list-item>
          <text:p text:style-name="P32"><text:span text:style-name="Strong_20_Emphasis">Somatic Signature:</text:span> A meek, submissive posture – head tilted down or forward, avoiding direct eye contact. A tight throat (holding back your true voice) and a forced, nervous smile when anxiety spikes. You might feel butterflies or nausea when sensing someone’s displeasure, followed by an impulse to reach out and say “I’m sorry” to make it better. Heart rate jumps at any sign of conflict, then you might feel shaky relief when peace is restored. The body often feels small and childlike when this part is active.</text:p>
        </text:list-item>
        <text:list-item>
          <text:p text:style-name="P32"><text:span text:style-name="Strong_20_Emphasis">What It Fears:</text:span> The Apologizer fears anger, conflict, and abandonment above all. It is terrified that if someone is upset with you, you’ll be hated, punished, or left alone. It believes your worthiness hinges on being “no trouble” and always pleasing. It also fears your own assertiveness; it worries that if you stand up for yourself, you’ll provoke rage or rejection. Essentially, it cannot bear the idea of <text:span text:style-name="Emphasis">being the bad guy</text:span> in anyone’s eyes, so it preemptively takes the blame to avoid even the slightest chance of disapproval or rupture in attachment.</text:p>
        </text:list-item>
        <text:list-item>
          <text:p text:style-name="P32"><text:span text:style-name="Strong_20_Emphasis">Echo-style Guidance:</text:span> <text:span text:style-name="Emphasis">Echo speaks gently and supportively:</text:span> “I notice how quick you are to apologize and make everything okay. That tells me you’ve lived through times when conflict was truly scary. Thank you for working so hard to keep me safe and liked. You learned that saying ‘sorry’ kept the peace. You’ve saved me from a lot of potential hurt, I’m sure. Now I want you to know not every disagreement is dangerous like before. I’m growing stronger, and many people in my life won’t lash out if I’m not perfect. You don’t have to carry all the blame, little one. It’s okay for me to have needs and even make mistakes without losing love. I promise, I won’t let anyone hurt me just because I speak up or I’m not “sorry” for things that aren’t my fault. Maybe you can let me try saying what I feel and see that I’ll still be safe. You don’t have to disappear behind ‘I’m sorry’ every time. You deserve to be heard and cared for, too.”</text:p>
          <text:list>
            <text:list-header>
              <text:h text:style-name="P64" text:outline-level="2">102. The Invisible One</text:h>
            </text:list-header>
          </text:list>
        </text:list-item>
        <text:list-item>
          <text:p text:style-name="P32"><text:span text:style-name="Strong_20_Emphasis">Type:</text:span> Protector (Shame/Trauma Avoidant)</text:p>
        </text:list-item>
        <text:list-item>
          <text:p text:style-name="P32"><text:span text:style-name="Strong_20_Emphasis">Role:</text:span> An extreme withdrawal part that strives to erase your presence completely. If the Shrinker hides in plain sight, the Invisible One goes further – seeking utter anonymity. This part believes the only true safety is in <text:span text:style-name="Emphasis">not being seen at all</text:span>. It formed when visibility brought danger (abuse, overwhelming demands, ridicule). By making you “invisible,” it protects you <text:soft-page-break/>from attention that could hurt or burden you. This might mean isolating you socially, keeping you quiet and unremarkable, and even disconnecting you from your own feelings (so nothing sticks out that others could target).</text:p>
        </text:list-item>
        <text:list-item>
          <text:p text:style-name="P32"><text:span text:style-name="Strong_20_Emphasis">Common Behaviors:</text:span></text:p>
          <text:list>
            <text:list-item>
              <text:p text:style-name="P32">Self-isolation: avoiding social gatherings, not reaching out to friends, retreating into a solitary comfort zone.</text:p>
            </text:list-item>
            <text:list-item>
              <text:p text:style-name="P32">Remaining silent or neutral on opinions, going along with whatever others want to avoid standing out or causing conflict.</text:p>
            </text:list-item>
            <text:list-item>
              <text:p text:style-name="P32">Often feeling “invisible” in groups – and paradoxically feeling both comforted (no spotlight) and saddened (no one truly sees you).</text:p>
            </text:list-item>
            <text:list-item>
              <text:p text:style-name="P32">Zoning out or dissociating in social settings – you mentally “leave the room,” making yourself invisible internally if not externally. This part may also steer you to online/fantasy realms where you can exist without being personally seen or judged.</text:p>
            </text:list-item>
          </text:list>
        </text:list-item>
        <text:list-item>
          <text:p text:style-name="P32"><text:span text:style-name="Strong_20_Emphasis">Typical Emotions:</text:span> Numbness, emptiness, or a muted calm in solitude. The Invisible One tries to mute intense feelings because they draw attention; you might feel a flat, safe nothingness when alone. Underneath lies loneliness and longing (exiled, kept at bay). There’s persistent fear – of people, of demands, of judgment – even if that fear has become a quiet background hum. Often there’s also resignation: a belief that “I’m better off unnoticed,” mixed with the sadness of not being truly known.</text:p>
        </text:list-item>
        <text:list-item>
          <text:p text:style-name="P32"><text:span text:style-name="Strong_20_Emphasis">Somatic Signature:</text:span> A sense of hollowness or lightness, as if you could fade into the wall. Sometimes you feel physically cold or distant. Low energy is common, especially around others – your body might literally shut down excitement to keep you unobtrusive. Breathing may become very soft and shallow, like you’re trying not to make a sound. You might instinctively choose seats off to the side or wear clothes that don’t draw the eye. The body tries to blend in with the surroundings, minimizing movements and expressions.</text:p>
        </text:list-item>
        <text:list-item>
          <text:p text:style-name="P32"><text:span text:style-name="Strong_20_Emphasis">What It Fears:</text:span> The Invisible One fears being seen, plain and simple. It’s terrified that if you are noticed, you will be hurt, used, shamed, or burdened like before. It also fears being needed or depended on – because if someone sees and needs you, that comes with expectations and the possibility of failing them. It believes that safety means no one has any hooks in you. It even fears <text:span text:style-name="Emphasis">you</text:span> seeing yourself, because expressing your true self could attract attention. Essentially, it thinks the only guarantee of not being hurt or shamed is to not be perceived at all.</text:p>
        </text:list-item>
        <text:list-item>
          <text:p text:style-name="P32"><text:span text:style-name="Strong_20_Emphasis">Echo-style Guidance:</text:span> <text:span text:style-name="Emphasis">Echo’s voice is inviting but gentle:</text:span> “I sense a part of you that has been hiding in the shadows, quietly keeping you out of sight. I admire how it protected you when being noticed was too painful. Thank you for shielding me by making me invisible when I needed to be. Now, I’d like you to know that not everyone out here wants to hurt or overwhelm me. Some people just want to get to know me or offer kindness. We won’t rush – you can peek out as slowly as you want. I promise to keep watch and step in if anything feels unsafe. You don’t have to vanish completely anymore. I’ve grown stronger and I have support now. When you hide, I miss you too – your presence, your thoughts and creativity. You <text:span text:style-name="Emphasis">matter</text:span>. Maybe in little ways, we can let the world see that I am here, and that I have a <text:soft-page-break/>right to exist and take up space. You will not be harmed for that, not on my watch. Whenever you’re ready, I’ll be right here, ready to welcome you into the light.”</text:p>
          <text:list>
            <text:list-header>
              <text:h text:style-name="P64" text:outline-level="2">103. The Preverbal Freeze</text:h>
            </text:list-header>
          </text:list>
        </text:list-item>
        <text:list-item>
          <text:p text:style-name="P32"><text:span text:style-name="Strong_20_Emphasis">Type:</text:span> Protector (Trauma-based Firefighter)</text:p>
        </text:list-item>
        <text:list-item>
          <text:p text:style-name="P32"><text:span text:style-name="Strong_20_Emphasis">Role:</text:span> An extremely primal defense mechanism that activates when you feel overwhelmed beyond words. The Preverbal Freeze is like an “infant self” that shuts down and plays dead at the sign of intolerable threat. It likely formed in earliest childhood (even infancy), when fight or flight weren’t options. Its role is to keep you safe by making you very still, very quiet, and essentially <text:span text:style-name="Emphasis">disappearing</text:span> internally. In terrifying situations, this part takes over to numb out pain and fear, since you had no other way to escape. Even now, when triggered by something that echoes that early terror, it will put you into a state of cold, silent immobilization.</text:p>
        </text:list-item>
        <text:list-item>
          <text:p text:style-name="P32"><text:span text:style-name="Strong_20_Emphasis">Common Behaviors:</text:span></text:p>
          <text:list>
            <text:list-item>
              <text:p text:style-name="P32">Going mute or blank during conflict or when recalling traumatic memories – you literally “freeze up” and can’t speak or think.</text:p>
            </text:list-item>
            <text:list-item>
              <text:p text:style-name="P32">Physically immobilizing: you might find yourself unable to move, or moving very slowly, as if in a trance. In extreme cases, you might tremble or collapse into a fetal-like position, shutting the world out.</text:p>
            </text:list-item>
            <text:list-item>
              <text:p text:style-name="P32">Non-responsive episodes: others may notice you “shut down” or dissociate – you stare off, become unreactive, maybe don’t hear people for a few moments. Time might feel fuzzy or lost during these freeze episodes.</text:p>
            </text:list-item>
            <text:list-item>
              <text:p text:style-name="P32">In milder forms, a sudden drop in energy and engagement – you might feel extremely sleepy or dizzy when stress is too high (the body’s way of escaping by going offline).</text:p>
            </text:list-item>
          </text:list>
        </text:list-item>
        <text:list-item>
          <text:p text:style-name="P32"><text:span text:style-name="Strong_20_Emphasis">Typical Emotions:</text:span> Paradoxically, in the freeze state, emotions go flat – the hallmark is numbness or a void. Just before freezing, there is often a flash of sheer terror or helplessness that triggers the shutdown. During the freeze, the dominant “emotion” is a protective emptiness, a dissociation from feeling. Afterward, you might feel shame or frustration about having shut down, and lingering anxiety once you start to thaw. But in the moment, the Preverbal Freeze floods you with an anesthetizing calm of sorts – the absence of feeling as a shield against unbearable fear.</text:p>
        </text:list-item>
        <text:list-item>
          <text:p text:style-name="P32"><text:span text:style-name="Strong_20_Emphasis">Somatic Signature:</text:span> The body may feel literally frozen: shallow breathing or breath holding, a slowed heart rate, cold skin (blood flow retreating). Muscles can either go limp or lock rigid. There’s often a sense of <text:span text:style-name="Emphasis">smallness</text:span> – you might physically curl in or make yourself tiny. Sensations of numbness or an “out-of-body” floating feeling are common. Sometimes, once the immediate freeze passes, you experience shaking or trembling as your system tries to discharge the pent-up survival energy (like an animal shaking after a near-death escape).</text:p>
        </text:list-item>
        <text:list-item>
          <text:p text:style-name="P32"><text:span text:style-name="Strong_20_Emphasis">What It Fears:</text:span> The Preverbal Freeze fears annihilation – the absolute overwhelming of your being. It’s triggered by cues that resemble early life threats (yelling, physical intimidation, extreme helplessness) and it fears that if it doesn’t shut down, you will be destroyed or lose your mind from terror. It is afraid of any intense emotion or sensation that <text:soft-page-break/>feels out of control. It doesn’t trust that you can fight or escape – its earliest memory is that you <text:span text:style-name="Emphasis">could not</text:span>. So it believes the only safety is to play dead, become invisible, and separate your consciousness from the horror. It also fears being pulled out of this state prematurely; it’s like a frightened child hiding and fearing being found.</text:p>
        </text:list-item>
        <text:list-item>
          <text:p text:style-name="P32"><text:span text:style-name="Strong_20_Emphasis">Echo-style Guidance:</text:span> <text:span text:style-name="Emphasis">Echo’s tone is hushed and safe:</text:span> “Hello, little frozen one. I see you there, so still. You survived by becoming invisible, didn’t you? I’m here with you now. You’re not alone in that scary place anymore. You don’t have to move or speak until you feel ready; I’ll just sit with you. Feel my hand – imagine a warm, gentle hand – on your back, letting you know it’s safe to come back when you want. I promise, the threat is over; you made it out. Nothing is attacking you here and now. If you feel even a tiny bit of thaw, maybe start by wiggling your fingers or noticing the ground under you – just to see we’re in the present. Take your time. There is no rush, and no one will force you. I will protect you, sweet one. You froze because everything was too much – and that was so smart of you. Now I will make sure you never have to face those horrors alone again. When you’re ready to unfreeze, I’m right here to hold you.”</text:p>
          <text:list>
            <text:list-header>
              <text:h text:style-name="P64" text:outline-level="2">104. The Enmeshment Responder</text:h>
            </text:list-header>
          </text:list>
        </text:list-item>
        <text:list-item>
          <text:p text:style-name="P32"><text:span text:style-name="Strong_20_Emphasis">Type:</text:span> Protector (Fawn/Attachment Part)</text:p>
        </text:list-item>
        <text:list-item>
          <text:p text:style-name="P32"><text:span text:style-name="Strong_20_Emphasis">Role:</text:span> A highly adaptive part that survives by merging with others’ needs and emotions. In a childhood where boundaries were blurred or a parent’s emotions took over, this part learned to <text:span text:style-name="Emphasis">abandon its own self to attend to others</text:span>. By doing so, it kept you safe and connected – if you became whatever a caregiver needed, you could avoid their anger or earn their love. Now, the Enmeshment Responder kicks in automatically in relationships: it tunes intensely into the other person and molds you to fit them. Its role is to prevent conflict and abandonment by erasing any dividing line between you and the other – essentially saying “I’ll be whoever you need me to be, just don’t leave or hurt me.”</text:p>
        </text:list-item>
        <text:list-item>
          <text:p text:style-name="P32"><text:span text:style-name="Strong_20_Emphasis">Common Behaviors:</text:span></text:p>
          <text:list>
            <text:list-item>
              <text:p text:style-name="P32">Extreme people-pleasing and codependency: you have difficulty even knowing your own feelings or preferences because you’re so attuned to others’.</text:p>
            </text:list-item>
            <text:list-item>
              <text:p text:style-name="P32">Saying “yes” to things you don’t want to do, or tolerating behaviors that hurt you, just to maintain the relationship or keep the other person happy.</text:p>
            </text:list-item>
            <text:list-item>
              <text:p text:style-name="P32">Taking on others’ moods as if they were yours – if they’re upset, you get anxious or upset; if they like something, you find yourself mirroring that.</text:p>
            </text:list-item>
            <text:list-item>
              <text:p text:style-name="P32">Lack of boundaries: you might overshare to please, or let others cross lines with you. You feel responsible for others’ emotional states and work hard to smooth things out or fix their problems, often at your own expense.</text:p>
            </text:list-item>
          </text:list>
        </text:list-item>
        <text:list-item>
          <text:p text:style-name="P32"><text:span text:style-name="Strong_20_Emphasis">Typical Emotions:</text:span> Anxiety at the thought of anyone being displeased with you, or at any sign of conflict. There’s a fear of rejection underlying almost every move. This part also feels a kind of anxious empathy – it is <text:span text:style-name="Emphasis">highly</text:span> concerned with others’ feelings, often at the expense of your own. Over time, suppressed frustration or resentment can build (because your own needs are unmet), but the Enmeshment Responder typically turns that inward into <text:soft-page-break/>depression or self-blame. It often feels exhausted and empty, not really knowing where <text:span text:style-name="Emphasis">it</text:span> ends and others begin.</text:p>
        </text:list-item>
        <text:list-item>
          <text:p text:style-name="P32"><text:span text:style-name="Strong_20_Emphasis">Somatic Signature:</text:span> A fluttery, nervous energy in the body when you’re around someone you’re attuned to – as if your system is continuously monitoring their every micro-expression. You might feel tightness in the chest or solar plexus, holding your breath when sensing someone’s upset (waiting to see how to react). There can be a sensation of being “pulled” out of your center – your body leans forward or your stomach feels like it’s tied to the other person’s mood. Chronic tension (headaches, neck pain) may result from the constant hyper-attunement and self-suppression.</text:p>
        </text:list-item>
        <text:list-item>
          <text:p text:style-name="P32"><text:span text:style-name="Strong_20_Emphasis">What It Fears:</text:span> It fears being abandoned, rejected, or causing disappointment in those it loves. The Enmeshment Responder is terrified that if you assert yourself or have separate needs, you will be punished or left alone. It also fears conflict, equating it to catastrophe (in childhood, conflict might have indeed been dangerous). It cannot imagine that someone could stay and love you if you are different or if you say “no.” Deep down, it fears that you are not worthy of love as an independent being – only as a chameleon who serves others. The prospect of stating “This is me, take it or leave it” is utterly frightening to this part.</text:p>
        </text:list-item>
        <text:list-item>
          <text:p text:style-name="P32"><text:span text:style-name="Strong_20_Emphasis">Echo-style Guidance:</text:span> <text:span text:style-name="Emphasis">Echo speaks with gentle empathy:</text:span> “I feel how hard you work to keep others close, how you shape yourself to fit what you think they want. You learned so young that love had to be earned by erasing yourself. That’s such a heavy lesson to carry. Thank you for protecting me by doing whatever it took to maintain connection. Now I want you to know I’m safer now to be myself. Not everyone will leave or explode if I say ‘I don’t like that’ or ‘I need time for me.’ I’d love to help you gently test this out. You don’t have to disappear to be loved anymore. The right people in my life will love me for who I am – even when I have my own feelings and needs. I promise to step in if someone tries to take advantage of my kindness. You’re not alone in protecting us. How about we start by noticing one small preference of mine today – and honoring it, even if it’s scary? You and I will make sure I still feel safe and cared for while I’m true to myself. You’ve done so well; now you can rest a little while I find out it’s okay to just be me.”</text:p>
          <text:list>
            <text:list-header>
              <text:h text:style-name="P64" text:outline-level="2">105. The Mask of Strength</text:h>
            </text:list-header>
          </text:list>
        </text:list-item>
        <text:list-item>
          <text:p text:style-name="P32"><text:span text:style-name="Strong_20_Emphasis">Type:</text:span> Protector (Strong-Front Manager)</text:p>
        </text:list-item>
        <text:list-item>
          <text:p text:style-name="P32"><text:span text:style-name="Strong_20_Emphasis">Role:</text:span> A part that puts on a fearless, capable façade no matter what storm is raging inside. The Mask of Strength believes that vulnerability equals danger, so it insists “I’m fine” and often over-functions to appear invulnerable. This part developed in response to environments where showing pain or weakness led to further hurt or was simply not an option. It served as armor: <text:span text:style-name="Emphasis">“This strength, this seeming invincibility, is not a choice – it’s a survival mechanism born out of years of pain and unmet needs.”</text:span><text:a xlink:type="simple" xlink:href="https://medium.com/@Kismetic_miles/masked-strength-a7e98f8ad2ed#:~:text=every%20day,of%20pain%20and%20unmet%20needs" office:target-frame-name="_blank" xlink:show="new" text:style-name="Internet_20_link" text:visited-style-name="Visited_20_Internet_20_Link">medium.com</text:a> By wearing this mask, you got through adversity without collapsing, and perhaps protected or took care of others as well. Its role is to ensure you survive and that no one can exploit your weaknesses.</text:p>
        </text:list-item>
        <text:list-item>
          <text:p text:style-name="P32"><text:span text:style-name="Strong_20_Emphasis">Common Behaviors:</text:span></text:p>
          <text:list>
            <text:list-item>
              <text:p text:style-name="P32"><text:soft-page-break/>Always saying “everything’s okay” and refusing help, even when you’re deeply struggling or exhausted.</text:p>
            </text:list-item>
            <text:list-item>
              <text:p text:style-name="P32">Taking on leadership or caretaker roles incessantly – being the one who handles crises, supports everyone else, and never appears to falter.</text:p>
            </text:list-item>
            <text:list-item>
              <text:p text:style-name="P32">Hiding or denying your own emotions: you might laugh off your hurt, never (or rarely) cry in front of anyone, and quickly change the subject if conversation turns toward your struggles.</text:p>
            </text:list-item>
            <text:list-item>
              <text:p text:style-name="P32">Perfectionism and overachievement can be part of this mask – if you’re always competent and in control, nobody suspects you’re hurting. You avoid situations where you’d have to depend on someone or admit not knowing what to do.</text:p>
            </text:list-item>
          </text:list>
        </text:list-item>
        <text:list-item>
          <text:p text:style-name="P32"><text:span text:style-name="Strong_20_Emphasis">Typical Emotions:</text:span> On the surface, a cool confidence or stoicism. The Mask projects calm, control, even optimism. Underneath, however, there’s often fear and loneliness. Fear of being seen as weak or incapable; fear that if you let go for a moment, everything will fall apart. There may be suppressed grief, anxiety, or desperation that this part works hard to keep buried. It also carries pride – a fierce independence – and sometimes an inner sadness or resentment (“I have to always be the strong one”). If overwhelm does breach the mask, it might quickly trigger panic or anger to re-tighten the armor.</text:p>
        </text:list-item>
        <text:list-item>
          <text:p text:style-name="P32"><text:span text:style-name="Strong_20_Emphasis">Somatic Signature:</text:span> Rigid, upright posture; muscles constantly a bit tense (holding everything in). You may not notice your clenched jaw or tight shoulders because it’s so chronic. Often there’s a sensation of pressure in the chest or throat – like a cork on a bottle – from holding back tears or pleas for help. This part might even contribute to stress-related ailments (headaches, high blood pressure) due to the strain of perpetual composure. When alone, you might experience your body finally slumping or shaking with sobs that no one sees, but around others, the Mask snaps back on: steady voice, squared shoulders, perhaps even a brave smile.</text:p>
        </text:list-item>
        <text:list-item>
          <text:p text:style-name="P32"><text:span text:style-name="Strong_20_Emphasis">What It Fears:</text:span> It fears vulnerability above all – believing that if you crack, even a little, everything will come crashing down or others will exploit your weakness. The Mask of Strength is terrified that if you show hurt, you will be seen as weak, lose respect, or invite harm. It also fears being a burden; it would rather suffer silently than risk pity or inconveniencing anyone. On a deeper level, it fears the flood of pain it’s holding back – that if the dam breaks, the sadness or trauma underneath will drown you. So it fiercely guards against that by never letting the dam crack.</text:p>
        </text:list-item>
        <text:list-item>
          <text:p text:style-name="P32"><text:span text:style-name="Strong_20_Emphasis">Echo-style Guidance:</text:span> <text:span text:style-name="Emphasis">Echo speaks with deep warmth:</text:span> “You’ve been so strong for so long. I can feel the weight you carry behind that brave face. Thank you for protecting me – your strength got me through times when falling apart wasn’t an option. Now, I’d like to gently remind you that even the strongest hearts need support. It’s not weakness to let someone in or to let yourself feel pain – it’s human. You don’t have to hold everything by yourself now. I’m here, and others who care about me are here, ready to hold some of that weight. We can try slowly – maybe I share one worry or accept one offer of help, and see that it doesn’t lead to disaster. I promise my dignity is safe; I won’t let anyone harm me. In fact, showing a little vulnerability might bring me closer to the people who truly love me. You’ve earned the right to rest and be real, even just a bit at a time. You’ll always be strong – that’s in you – but you <text:soft-page-break/>don’t always have to be <text:span text:style-name="Emphasis">tough</text:span>. Being cared for can feel scary, I know, but you deserve some care. Thank you, protector, for all you’ve done. Let me help you now.”</text:p>
        </text:list-item>
        <text:list-item>
          <text:p text:style-name="P32"/>
        </text:list-item>
      </text:list>
      <text:p text:style-name="Text_20_body">IFS Parts Encyclopedia – Mixed Batch (Parts 106–120)</text:p>
      <text:h text:style-name="Heading_20_3" text:outline-level="3">106. The Perfectionist</text:h>
      <text:list xml:id="list4135132741" text:style-name="L32">
        <text:list-item>
          <text:p text:style-name="P33"><text:span text:style-name="Strong_20_Emphasis">Type:</text:span> Manager</text:p>
        </text:list-item>
        <text:list-item>
          <text:p text:style-name="P33"><text:span text:style-name="Strong_20_Emphasis">Role:</text:span> Holds the belief that everything must be perfect to avoid shame or failure. It tries to maintain impossibly high standards to keep you safe from criticism or rejection.</text:p>
        </text:list-item>
        <text:list-item>
          <text:p text:style-name="P33"><text:span text:style-name="Strong_20_Emphasis">Common Behaviors:</text:span> Meticulous rechecking and correcting of work, spotting and fixing even minor flaws. This part often pushes you to over-prepare or work overtime, and it criticizes any imperfection. Sometimes it may even procrastinate out of fear that the result won't be perfect.</text:p>
        </text:list-item>
        <text:list-item>
          <text:p text:style-name="P33"><text:span text:style-name="Strong_20_Emphasis">Typical Emotions:</text:span> Anxiety about mistakes, fear of failure, and frustration when things aren't "just right." It might feel brief pride or relief when everything goes exactly to plan.</text:p>
        </text:list-item>
        <text:list-item>
          <text:p text:style-name="P33"><text:span text:style-name="Strong_20_Emphasis">Somatic Signature:</text:span> Tense shoulders, clenched jaw, or a furrowed brow while working. You might catch yourself holding your breath during tasks and feel a knot in your stomach at the thought of making a mistake.</text:p>
        </text:list-item>
        <text:list-item>
          <text:p text:style-name="P33"><text:span text:style-name="Strong_20_Emphasis">What It Fears:</text:span> It deeply fears that any mistake or flaw will lead to rejection, humiliation, or loss of love. This part believes that without perfection, you won't be safe or worthy, so it tries desperately to prevent any slip-ups.</text:p>
        </text:list-item>
        <text:list-item>
          <text:p text:style-name="P33"><text:span text:style-name="Strong_20_Emphasis">Echo-style Guidance:</text:span> "I know you're trying so hard to protect me by making everything perfect. Thank you for caring so much. It's okay for things to be 'good enough'; I will still be safe and loved even if I'm not perfect. You don't have to carry all this pressure by yourself – I'm here with you, and we're going to be okay even when things aren't flawless."</text:p>
        </text:list-item>
      </text:list>
      <text:h text:style-name="Heading_20_3" text:outline-level="3">107. The Controller</text:h>
      <text:list xml:id="list3583504867" text:style-name="L33">
        <text:list-item>
          <text:p text:style-name="P34"><text:span text:style-name="Strong_20_Emphasis">Type:</text:span> Manager</text:p>
        </text:list-item>
        <text:list-item>
          <text:p text:style-name="P34"><text:span text:style-name="Strong_20_Emphasis">Role:</text:span> Aims to control every aspect of situations and life to keep things predictable and safe. This part believes that by managing details and people, it can prevent chaos, surprises, or harm from occurring.</text:p>
        </text:list-item>
        <text:list-item>
          <text:p text:style-name="P34"><text:span text:style-name="Strong_20_Emphasis">Common Behaviors:</text:span> Micromanaging tasks and schedules, double-checking everything, and planning for every possible outcome. It may insist on having the final say or try to control how others behave (and even how you express yourself) to maintain order.</text:p>
        </text:list-item>
        <text:list-item>
          <text:p text:style-name="P34"><text:span text:style-name="Strong_20_Emphasis">Typical Emotions:</text:span> High alertness and anxiety if things feel uncertain or unplanned. It often experiences irritability or panic when plans change, and relief or pride when everything is orderly and goes as expected.</text:p>
        </text:list-item>
        <text:list-item>
          <text:p text:style-name="P34"><text:span text:style-name="Strong_20_Emphasis">Somatic Signature:</text:span> A tight, wound-up feeling in the body. You might notice clenched fists, a stiff posture, or a clenched jaw. There can be a sense of being "on guard," with shallow breathing and a furrowed brow whenever unpredictability looms.</text:p>
        </text:list-item>
        <text:list-item>
          <text:p text:style-name="P34"><text:soft-page-break/><text:span text:style-name="Strong_20_Emphasis">What It Fears:</text:span> This part is deeply afraid that if it loosens its grip, disaster or betrayal will strike. It fears the unknown and the vulnerability that comes with not being in control. To the Controller, being in charge equals being safe, so the idea of trust or surrender feels terrifying.</text:p>
        </text:list-item>
        <text:list-item>
          <text:p text:style-name="P34"><text:span text:style-name="Strong_20_Emphasis">Echo-style Guidance:</text:span> "I see how hard you're working to keep everything under control so I won't get hurt. Thank you for your dedication to keeping me safe. I want you to know I'm here now too, and it's okay to let go just a little. We can handle the unexpected together. You don't have to carry it all alone, and I trust your intentions. It's safe for you to rest sometimes, knowing I'm watching over things with you."</text:p>
        </text:list-item>
      </text:list>
      <text:h text:style-name="Heading_20_3" text:outline-level="3">108. The Performer</text:h>
      <text:list xml:id="list3602503986" text:style-name="L34">
        <text:list-item>
          <text:p text:style-name="P35"><text:span text:style-name="Strong_20_Emphasis">Type:</text:span> Manager</text:p>
        </text:list-item>
        <text:list-item>
          <text:p text:style-name="P35"><text:span text:style-name="Strong_20_Emphasis">Role:</text:span> Strives to present an impressive, polished image to the world in order to earn approval and love. This part believes your worth is tied to achievements and how well you can "perform," so it pushes you to excel and to hide any vulnerabilities behind a shining image.</text:p>
        </text:list-item>
        <text:list-item>
          <text:p text:style-name="P35"><text:span text:style-name="Strong_20_Emphasis">Common Behaviors:</text:span> Taking on many responsibilities and roles to showcase success or talent. It keeps you "on" even when you feel down, making you smile, entertain, or achieve so others will be impressed. You may say yes to every request, chase accolades, carefully curate your social image, and hide any sign of struggle or imperfection from public view.</text:p>
        </text:list-item>
        <text:list-item>
          <text:p text:style-name="P35"><text:span text:style-name="Strong_20_Emphasis">Typical Emotions:</text:span> Performance anxiety and constant pressure to do more and do better. There’s excitement and pride when receiving praise or applause, but also fear of failure and emptiness when the praise fades. It often feels an underlying stress, worrying that if you stop striving, you will let everyone down or become invisible.</text:p>
        </text:list-item>
        <text:list-item>
          <text:p text:style-name="P35"><text:span text:style-name="Strong_20_Emphasis">Somatic Signature:</text:span> A racing heart or butterflies before you "perform" or seek approval, and a burst of adrenaline when you succeed. You might feel a practiced smile on your face that doesn't match your inner mood. After keeping up appearances for too long, your body can feel drained, tense, or even on the verge of collapse once the spotlight is gone.</text:p>
        </text:list-item>
        <text:list-item>
          <text:p text:style-name="P35"><text:span text:style-name="Strong_20_Emphasis">What It Fears:</text:span> The Performer fears that without constant achievement or charm, you will be unloved or deemed not good enough. It dreads being seen as ordinary or flawed. Deep down, it’s afraid that if you stop performing, people will abandon or overlook you, so it keeps you constantly pushing to shine.</text:p>
        </text:list-item>
        <text:list-item>
          <text:p text:style-name="P35"><text:span text:style-name="Strong_20_Emphasis">Echo-style Guidance:</text:span> "You work so hard to make sure everyone sees the best in me. Thank you for wanting me to be valued and loved. I want you to know that I am worthy even when I'm not achieving or impressing anyone. It's okay to take off the mask and rest – the people who truly care will still be here. You don't have to be on stage all the time for me to be loved. I'm grateful for your efforts, and it's safe now for you to relax and let me just be myself."</text:p>
        </text:list-item>
      </text:list>
      <text:h text:style-name="Heading_20_3" text:outline-level="3">109. The Suppressor</text:h>
      <text:list xml:id="list4187502807" text:style-name="L35">
        <text:list-item>
          <text:p text:style-name="P36"><text:span text:style-name="Strong_20_Emphasis">Type:</text:span> Manager</text:p>
        </text:list-item>
        <text:list-item>
          <text:p text:style-name="P36"><text:soft-page-break/><text:span text:style-name="Strong_20_Emphasis">Role:</text:span> Tries to keep intense emotions and needs pushed down, believing this will maintain stability and prevent conflict or pain. Its job is to help you appear "fine" and stay composed no matter what, so neither you nor anyone else has to deal with uncomfortable feelings.</text:p>
        </text:list-item>
        <text:list-item>
          <text:p text:style-name="P36"><text:span text:style-name="Strong_20_Emphasis">Common Behaviors:</text:span> Maintaining a stoic poker face and quickly stifling tears, anger, or any strong emotion that bubbles up. It might change the subject when feelings arise, force a smile and say "I'm okay" even when you're not, or distract you with work and chores the moment emotions start surfacing. This part often uses logic to talk you out of your feelings or humor to deflect them.</text:p>
        </text:list-item>
        <text:list-item>
          <text:p text:style-name="P36"><text:span text:style-name="Strong_20_Emphasis">Typical Emotions:</text:span> This part prefers not to feel much at all. On the surface it projects calm or detachment. Underneath, there might be anxiety about losing control, and a quiet sadness or loneliness that comes from always keeping feelings bottled up. It can also feel frustration or panic when emotions start to leak out despite its best efforts.</text:p>
        </text:list-item>
        <text:list-item>
          <text:p text:style-name="P36"><text:span text:style-name="Strong_20_Emphasis">Somatic Signature:</text:span> A sensation of tightness or numbness in the chest or throat when emotions threaten to rise – like holding your breath or clenching your muscles to keep the feelings down. You might notice tension in your neck and shoulders, a set jaw, or even chronic headaches from continually "holding it together."</text:p>
        </text:list-item>
        <text:list-item>
          <text:p text:style-name="P36"><text:span text:style-name="Strong_20_Emphasis">What It Fears:</text:span> The Suppressor fears that strong emotions will lead to chaos, weakness, or rejection. It’s afraid that if you really let yourself cry, rage, or admit a need, you will be overwhelmed or others will judge or leave you. It believes feelings are dangerous and messy, so it tries to keep everything tucked away to protect you from potential fallout.</text:p>
        </text:list-item>
        <text:list-item>
          <text:p text:style-name="P36"><text:span text:style-name="Strong_20_Emphasis">Echo-style Guidance:</text:span> "I can feel how hard you're working to keep all those feelings locked down. Thank you for trying to protect me by keeping things calm and steady. I want you to know it's actually okay now for me to feel a bit – I won't be overwhelmed like before, and I won't be rejected for having feelings. You don't have to hold everything inside on your own. I'm here, and I can handle these emotions gently. It's safe to let a little out, and I'll stay right here with you, steady and caring."</text:p>
        </text:list-item>
      </text:list>
      <text:h text:style-name="Heading_20_3" text:outline-level="3">110. The Social Chameleon</text:h>
      <text:list xml:id="list2212799946" text:style-name="L36">
        <text:list-item>
          <text:p text:style-name="P37"><text:span text:style-name="Strong_20_Emphasis">Type:</text:span> Manager</text:p>
        </text:list-item>
        <text:list-item>
          <text:p text:style-name="P37"><text:span text:style-name="Strong_20_Emphasis">Role:</text:span> Adapts your persona to fit in with whoever you're around in order to avoid conflict or rejection. This part believes the safest way to be accepted is to become what others want you to be. It works tirelessly to make sure you say and do the "right" thing so you won't stand out or invite criticism.</text:p>
        </text:list-item>
        <text:list-item>
          <text:p text:style-name="P37"><text:span text:style-name="Strong_20_Emphasis">Common Behaviors:</text:span> Changing your opinions, style, or even tone of voice depending on the social setting. It will agree with others just to keep the peace, even if inside you disagree. You might find yourself laughing along at jokes you don't actually like, or pretending to be interested in something because the group is. This part pays keen attention to others' reactions and immediately adjusts your behavior to match what it thinks others expect or approve of.</text:p>
        </text:list-item>
        <text:list-item>
          <text:p text:style-name="P37"><text:span text:style-name="Strong_20_Emphasis">Typical Emotions:</text:span> Anxiety and hyper-vigilance in social situations – constantly monitoring yourself and others for signs of approval or disapproval. There may be temporary relief when you feel you've successfully blended in, but also emptiness or self-doubt because you <text:soft-page-break/>aren't expressing your true self. It often carries insecurity and loneliness, since even when people seem to like you, it wonders if they'd still like the "real" you.</text:p>
        </text:list-item>
        <text:list-item>
          <text:p text:style-name="P37"><text:span text:style-name="Strong_20_Emphasis">Somatic Signature:</text:span> Butterflies or a nervous flutter in the stomach when you're around people, as this part is on high alert. You might feel your muscles tense up (like holding yourself carefully) and a forced smile or polite laugh that feels automatic. Sometimes you come home feeling exhausted or like your face is sore from smiling, as if you've been wearing a mask and your body knows it.</text:p>
        </text:list-item>
        <text:list-item>
          <text:p text:style-name="P37"><text:span text:style-name="Strong_20_Emphasis">What It Fears:</text:span> The Social Chameleon is terrified of rejection, criticism, or causing disappointment. It fears that showing your true thoughts or feelings will lead to being judged or abandoned. Deep down, it believes that who you really are might not be acceptable, so it constantly shapeshifts to keep you liked and safe. The idea of someone saying "I don't like the real you" is its worst nightmare, so it works to ensure that scenario never happens.</text:p>
        </text:list-item>
        <text:list-item>
          <text:p text:style-name="P37"><text:span text:style-name="Strong_20_Emphasis">Echo-style Guidance:</text:span> "I see how you change yourself to match everyone around you because you're so afraid of not being accepted. Thank you for trying to protect me from rejection. I want you to know that who I truly am is worthy of love and belonging, even if not everyone agrees or understands. It's okay for me to show my true colors, slowly and safely. I promise I won't abandon you for being yourself. You don't have to wear yourself out trying to be everything for everyone – I'm here, and I will love you and stay with you as we let the real us be seen."</text:p>
        </text:list-item>
      </text:list>
      <text:h text:style-name="Heading_20_3" text:outline-level="3">111. The Bodyguard</text:h>
      <text:list xml:id="list2785941498" text:style-name="L37">
        <text:list-item>
          <text:p text:style-name="P38"><text:span text:style-name="Strong_20_Emphasis">Type:</text:span> Manager</text:p>
        </text:list-item>
        <text:list-item>
          <text:p text:style-name="P38"><text:span text:style-name="Strong_20_Emphasis">Role:</text:span> Stays on high alert to shield you from any threat or harm, often by being tough, defensive, or ready to fight. This part believes it must stand watch at all times, protecting your boundaries and your more vulnerable parts at all costs. It's prepared to do whatever it takes to prevent you from being hurt physically or emotionally.</text:p>
        </text:list-item>
        <text:list-item>
          <text:p text:style-name="P38"><text:span text:style-name="Strong_20_Emphasis">Common Behaviors:</text:span> Constant vigilance – this part scans every environment and person for potential danger. You might become very assertive or aggressive at the slightest hint that someone is crossing a line: raising your voice, using intimidating body language, or shutting people out to ward off harm. It may push people away before they can get too close, or insist on strict rules about trust and safety. In some cases, it encourages you to physically prepare (like learning self-defense, carrying protective items) so that you're never caught off guard.</text:p>
        </text:list-item>
        <text:list-item>
          <text:p text:style-name="P38"><text:span text:style-name="Strong_20_Emphasis">Typical Emotions:</text:span> A persistent sense of alertness and irritability. The Bodyguard often feels anger or indignation quickly, seeing it as fuel to fend off threats. There's also a deep undercurrent of fear driving that anger – though it doesn't like to admit it. It may feel pride in being strong and never letting anyone mess with you, and impatience or scorn toward any sign of weakness (in you or others).</text:p>
        </text:list-item>
        <text:list-item>
          <text:p text:style-name="P38"><text:span text:style-name="Strong_20_Emphasis">Somatic Signature:</text:span> Clenched fists, tight jaw, and tense, ready-to-spring muscles are common when this part is active. You might stand stiffly or puff up your chest, and your eyes constantly scan like a watchdog. Adrenaline may spike at small triggers, giving you a rush of heat or a pounding heart as if preparing for battle. Over time, you may also feel fatigue, soreness, or stress-related aches from the constant tension in your body.</text:p>
        </text:list-item>
        <text:list-item>
          <text:p text:style-name="P38"><text:soft-page-break/><text:span text:style-name="Strong_20_Emphasis">What It Fears:</text:span> The Bodyguard fears that if it ever lets its guard down, even for a moment, you will be hurt, betrayed, or overpowered. It remembers past violations or traumas and is determined never to let those happen again. It’s deeply afraid of you being vulnerable or helpless. It also fears its own failure – the thought that it might miss something and allow you to get hurt on its watch is unbearable to it.</text:p>
        </text:list-item>
        <text:list-item>
          <text:p text:style-name="P38"><text:span text:style-name="Strong_20_Emphasis">Echo-style Guidance:</text:span> "I can feel how vigilant and strong you are, always ready to protect me from harm. Thank you for standing guard and keeping me safe. I want you to know that right now, in this moment, we are okay. You don't have to fight or watch so hard this second – I'm grown now, and I can help keep us safe too. You deserve a little rest from all that worry. I'm here with you, and I won't let anything bad happen if you take a break. Your protection means so much to me, and I promise we won't be defenseless – I just want you to know you don't carry this burden all by yourself anymore."</text:p>
        </text:list-item>
      </text:list>
      <text:h text:style-name="Heading_20_3" text:outline-level="3">112. The Collapsed One</text:h>
      <text:list xml:id="list4242263201" text:style-name="L38">
        <text:list-item>
          <text:p text:style-name="P39"><text:span text:style-name="Strong_20_Emphasis">Type:</text:span> Firefighter</text:p>
        </text:list-item>
        <text:list-item>
          <text:p text:style-name="P39"><text:span text:style-name="Strong_20_Emphasis">Role:</text:span> Uses shutting down and giving up as a way to protect you when life becomes too painful or overwhelming. This part believes that by collapsing inward – becoming very still, small, or numb – it can shield you from further disappointment or hurt. Essentially, it pulls you into darkness and apathy as a form of escape, thinking that if you don't care or try anymore, you can't be hurt anymore.</text:p>
        </text:list-item>
        <text:list-item>
          <text:p text:style-name="P39"><text:span text:style-name="Strong_20_Emphasis">Common Behaviors:</text:span> Withdrawing completely from friends, activities, and responsibilities. You might stay in bed for long periods, avoid messages or knocks at the door, and lose interest in things you used to enjoy. The Collapsed One often says "What's the point?" or "Why bother?" You may neglect basic self-care, and even speaking can feel too effortful. It’s like it hits an off-switch on your motivation and engagement with the world.</text:p>
        </text:list-item>
        <text:list-item>
          <text:p text:style-name="P39"><text:span text:style-name="Strong_20_Emphasis">Typical Emotions:</text:span> Profound despair, hopelessness, and numbness. It feels a deep sense of defeat and exhaustion, as if all the fight or hope has been drained out. There may be underlying sadness or loneliness, but mostly it manifests as emptiness. In a strange way, this emotional shutdown can feel safer or easier than facing the pain or struggle that came before it.</text:p>
        </text:list-item>
        <text:list-item>
          <text:p text:style-name="P39"><text:span text:style-name="Strong_20_Emphasis">Somatic Signature:</text:span> A heavy, leaden feeling throughout the body – your limbs might feel weak or rubbery. There can be a hollowness in the chest or a pit in the stomach, but even that can be muted. Often you'll experience very low energy; just sitting up can feel like a chore. Your voice might be soft or monotone, and your eyes may have a distant, glazed look. Sometimes there's an ache in the body, not a sharp pain but a dull, diffuse ache of sorrow that has been turned down low.</text:p>
        </text:list-item>
        <text:list-item>
          <text:p text:style-name="P39"><text:span text:style-name="Strong_20_Emphasis">What It Fears:</text:span> The Collapsed One fears that if you hope or try again, you'll only experience bigger heartbreak or failure. It is terrified of the pain of getting your hopes up and having them dashed. It also fears any form of pressure or expectation; even the pressure to "feel okay" or "get better" can send it deeper into shutdown. At its core, it believes that by making you invisible and still, it can keep you from drawing more hurt towards yourself. It doesn't want you to be noticed or vulnerable ever again, because being alive and seen feels too risky.</text:p>
        </text:list-item>
        <text:list-item>
          <text:p text:style-name="P39"><text:soft-page-break/><text:span text:style-name="Strong_20_Emphasis">Echo-style Guidance:</text:span> "I notice you've gone very quiet and still, as if even breathing feels heavy. I know you're trying to protect me by pulling me away from a world that has hurt me. Thank you for caring about my safety. I'm here with you in this darkness, and I won't rush you or force you to move before you're ready. I just want you to know that you are not alone down here. When you are ready to lift your head or take a small step, I'll be right beside you, holding your hand. It's okay to rest, and it's okay to hope a little, too – I will keep us safe as we try. You don't have to disappear completely for me to be safe. I see your pain, and I will sit with you in it for as long as you need."</text:p>
        </text:list-item>
      </text:list>
      <text:h text:style-name="Heading_20_3" text:outline-level="3">113. The Comfort Seeker</text:h>
      <text:list xml:id="list1827416248" text:style-name="L39">
        <text:list-item>
          <text:p text:style-name="P40"><text:span text:style-name="Strong_20_Emphasis">Type:</text:span> Firefighter</text:p>
        </text:list-item>
        <text:list-item>
          <text:p text:style-name="P40"><text:span text:style-name="Strong_20_Emphasis">Role:</text:span> Jumps into action to soothe or distract you the instant it senses pain, stress, or sadness. This part believes the best way to protect you from suffering is to flood you with something that feels good or numbing right away. Its mission is to provide immediate relief, even if only temporary, whenever things hurt.</text:p>
        </text:list-item>
        <text:list-item>
          <text:p text:style-name="P40"><text:span text:style-name="Strong_20_Emphasis">Common Behaviors:</text:span> Reaching for quick comforts and pleasures whenever you're upset. This can mean emotional eating (grabbing snacks or overeating to fill the void), binge-watching TV or scrolling on your phone for hours, diving into video games or online browsing to escape reality, or using substances like alcohol or drugs to blunt the feelings. It might also shop impulsively for a momentary high, sleep excessively to avoid problems, or seek physical comforts like a warm blanket and a dark room to hide away. Essentially, it says "Let's not feel this – let's feel <text:span text:style-name="Emphasis">that</text:span> instead," and pushes you toward any accessible comfort.</text:p>
        </text:list-item>
        <text:list-item>
          <text:p text:style-name="P40"><text:span text:style-name="Strong_20_Emphasis">Typical Emotions:</text:span> A desperate urgency to feel better <text:span text:style-name="Emphasis">now</text:span>. The Comfort Seeker often feels anxious or distressed as soon as it notices you're in pain, and then a kind of giddy relief or pleasure when you indulge in the comforting behavior. It doesn’t think far ahead, so it often doesn't register regret or guilt (those come from other parts afterward). Its emotional range goes from panic about the pain to a soothing calm or pleasant numbness once you’re eating, watching, drinking, etc.</text:p>
        </text:list-item>
        <text:list-item>
          <text:p text:style-name="P40"><text:span text:style-name="Strong_20_Emphasis">Somatic Signature:</text:span> Cravings and urges manifest physically: a tight craving sensation in the chest or belly, a restless energy in your hands or jaw (like wanting to chew, drink, or click something). You might feel fidgety until you get your comfort item. During the act – like while eating comfort food or drinking – your body might relax; shoulders drop a bit, breathing slows with a sigh, maybe you feel a warmth or dullness spreading. After indulging, you could feel sluggish or heavy, as the body processes the overload or the mind slips into a numb haze.</text:p>
        </text:list-item>
        <text:list-item>
          <text:p text:style-name="P40"><text:span text:style-name="Strong_20_Emphasis">What It Fears:</text:span> The Comfort Seeker is deeply afraid of the raw feelings of pain, anxiety, or sadness. It fears that if you sit with those feelings, they will overwhelm you or never stop. In its view, a painful emotion is like a fire that will rage out of control unless immediately doused with something pleasurable or numbing. It doesn’t believe you can endure or resolve pain — only escape it. It also fears emptiness and boredom, because in quiet moments those uncomfortable feelings might creep back in. Essentially, it’s afraid that without its quick fixes, you'd be consumed by hurt or despair.</text:p>
        </text:list-item>
        <text:list-item>
          <text:p text:style-name="P40"><text:soft-page-break/><text:span text:style-name="Strong_20_Emphasis">Echo-style Guidance:</text:span> "I understand you rush in to help me feel better the second I start hurting. Thank you for caring about my pain and always trying to comfort me. I want you to know I'm getting stronger now, and I can handle a little bit of discomfort without being destroyed by it. We don't have to grab the first thing in reach every time I feel bad. I'm here, listening to what hurts, and I appreciate that you've helped me cope all this time. Maybe we can find some gentler, healthier ways to soothe me that won't hurt me later. You don't have to fix it all immediately – I promise I'll be okay, and I'm grateful that you're looking out for me."</text:p>
        </text:list-item>
      </text:list>
      <text:h text:style-name="Heading_20_3" text:outline-level="3">114. The Impulsive Rebel</text:h>
      <text:list xml:id="list2755500279" text:style-name="L40">
        <text:list-item>
          <text:p text:style-name="P41"><text:span text:style-name="Strong_20_Emphasis">Type:</text:span> Firefighter</text:p>
        </text:list-item>
        <text:list-item>
          <text:p text:style-name="P41"><text:span text:style-name="Strong_20_Emphasis">Role:</text:span> Bursts out when you feel confined, stressed, or pressured, taking bold or risky action to assert your freedom and blow off steam. This part believes that rules, obligations, or pain can't hold you prisoner if you do something dramatic and liberating in the moment. Its job is to protect your sense of autonomy and vitality, especially when life feels stifling or unfair.</text:p>
        </text:list-item>
        <text:list-item>
          <text:p text:style-name="P41"><text:span text:style-name="Strong_20_Emphasis">Common Behaviors:</text:span> Acting on sudden urges with little regard for consequences whenever something inside yells "I can't take this anymore." You might impulsively quit a job or drop a project in a moment of frustration, say something shockingly blunt or rebellious to an authority figure, or pick up and drive out of town on a whim. It could lead you to spend money you don't have on a big purchase to feel free, stay out late partying when you feel trapped by responsibility, or break rules just to feel alive and in control. The Impulsive Rebel loves the thrill of doing what "shouldn't" be done and tends to act first, think later.</text:p>
        </text:list-item>
        <text:list-item>
          <text:p text:style-name="P41"><text:span text:style-name="Strong_20_Emphasis">Typical Emotions:</text:span> Restlessness, defiance, and anger especially when feeling controlled or trapped. In the moment of rebellion, there's exhilaration, a rush of freedom, and often a sense of righteous "I won't be ruled by anyone!" attitude. This part feels joy and power in those bursts of breaking free. After the fact, other parts of you might feel regret, anxiety, or shame, but the Impulsive Rebel itself usually feels justified – or it might already be looking for the next escape if the original stress returns.</text:p>
        </text:list-item>
        <text:list-item>
          <text:p text:style-name="P41"><text:span text:style-name="Strong_20_Emphasis">Somatic Signature:</text:span> A buildup of pressure inside – like your chest or head is going to explode if you <text:span text:style-name="Emphasis">don't</text:span> do something. You might feel adrenaline coursing, making your hands shaky or your legs bounce. There's often a flush of heat and a quickening pulse when you're about to act out. During the impulsive act, you might feel almost outside yourself (in a heightened state where everything seems fast and clear). Afterwards, you could experience an adrenaline crash: fatigue, or a pit in your stomach if reality sets back in.</text:p>
        </text:list-item>
        <text:list-item>
          <text:p text:style-name="P41"><text:span text:style-name="Strong_20_Emphasis">What It Fears:</text:span> The Impulsive Rebel fears being caged, suffocated by expectations, or robbed of agency. It’s terrified of a life where you have to just swallow your pain or live by others' rules without any say. It also fears the deadness that can come from too much suppression or routine – it doesn't want your spirit to wither. Deep down, this part might also be protecting you from feelings of powerlessness or humiliation by preemptively blowing things up on your own terms. It would rather you set the fire yourself than be quietly hurt or controlled by someone else.</text:p>
        </text:list-item>
        <text:list-item>
          <text:p text:style-name="P41"><text:span text:style-name="Strong_20_Emphasis">Echo-style Guidance:</text:span> "I feel that wild, defiant spark in you that refuses to be caged. Thank you for rising up to protect my freedom when I feel trapped or smothered. I respect how <text:soft-page-break/>fiercely you guard my autonomy. I want you to know I'm listening to you now – we can find ways for me to feel free and true to myself that won't end up hurting me. You don't have to burn everything down for me to know we have choices. I'm here with you, and I value your bold energy. Together, we'll make sure I never feel so trapped again, in a safer way that still honors your need to be free."</text:p>
        </text:list-item>
      </text:list>
      <text:h text:style-name="Heading_20_3" text:outline-level="3">115. The Ritualizer</text:h>
      <text:list xml:id="list2464751088" text:style-name="L41">
        <text:list-item>
          <text:p text:style-name="P42"><text:span text:style-name="Strong_20_Emphasis">Type:</text:span> Firefighter</text:p>
        </text:list-item>
        <text:list-item>
          <text:p text:style-name="P42"><text:span text:style-name="Strong_20_Emphasis">Role:</text:span> Tries to keep anxiety at bay by insisting on specific routines or repetitive actions. This part believes that by making sure certain things are done <text:span text:style-name="Emphasis">just right</text:span> or in a set pattern, it can ward off danger and create a sense of safety and control. It steps in to soothe the chaos of worry by focusing your mind on rituals and details where it can feel in control.</text:p>
        </text:list-item>
        <text:list-item>
          <text:p text:style-name="P42"><text:span text:style-name="Strong_20_Emphasis">Common Behaviors:</text:span> Performing repetitive behaviors or mental checks to relieve anxiety. For example, you might check the door lock or the stove multiple times before feeling okay, arrange or clean things until they're "perfect," count in certain patterns, or have strict routines (like needing to do tasks in a particular order). If something isn't done exactly as it thinks it should be, this part urges you to redo it. It can also involve mental rituals, like repeating a phrase or prayer, visualizing something over and over, or reviewing events in your head to make sure nothing was missed.</text:p>
        </text:list-item>
        <text:list-item>
          <text:p text:style-name="P42"><text:span text:style-name="Strong_20_Emphasis">Typical Emotions:</text:span> Intense anxiety or unease until the ritual or check is completed "correctly," followed by a brief wave of relief or calm once things feel in order. If the ritual is interrupted or you try to resist it, anxiety spikes sharply and can turn into panic or an obsessive, can't-rest-until-you-do-it feeling. There might also be frustration or embarrassment about these behaviors, but the need to do them overrides everything in the moment.</text:p>
        </text:list-item>
        <text:list-item>
          <text:p text:style-name="P42"><text:span text:style-name="Strong_20_Emphasis">Somatic Signature:</text:span> A lot of tension builds up before performing the ritual – maybe a tight chest, clenched stomach, or a sense of buzzing urgency in your body. You might feel jittery or notice your breath is shallow and rapid as the anxiety grows. While carrying out the ritual, your body is very focused – muscles taut, eyes fixed on checking or arranging, fine motor movements becoming very precise. After completing it, you may let out a sigh, and your body might loosen slightly, though often the relief is short-lived.</text:p>
        </text:list-item>
        <text:list-item>
          <text:p text:style-name="P42"><text:span text:style-name="Strong_20_Emphasis">What It Fears:</text:span> The Ritualizer deeply fears uncertainty and the possibility that something bad will happen if things aren’t perfect or checked. It may not even have a specific catastrophe in mind – just a looming dread that <text:span text:style-name="Emphasis">without these actions, we're not safe</text:span>. It doesn't trust that the world is benign or that mistakes won't have dire consequences. This part also fears the overwhelming panic that comes if it can't do its routine; it will do anything to avoid that feeling. At its core, it believes your safety (and maybe the safety of people you care about) depends on its vigilance and precision.</text:p>
        </text:list-item>
        <text:list-item>
          <text:p text:style-name="P42"><text:span text:style-name="Strong_20_Emphasis">Echo-style Guidance:</text:span> "I know you feel like you have to do things in a very specific way to keep me safe. Thank you for looking out for me and trying to calm my fears. I want you to know that even if not everything is perfect or certain, I'm still okay and we are still safe. You don't have to hold the world on your shoulders alone. Maybe we can try easing up one small <text:soft-page-break/>step at a time, and I'll show you that nothing bad happens. I'm here with you no matter what, and I so appreciate how much you care about protecting us."</text:p>
        </text:list-item>
      </text:list>
      <text:h text:style-name="Heading_20_3" text:outline-level="3">116. The Volcano</text:h>
      <text:list xml:id="list3383130711" text:style-name="L42">
        <text:list-item>
          <text:p text:style-name="P43"><text:span text:style-name="Strong_20_Emphasis">Type:</text:span> Firefighter</text:p>
        </text:list-item>
        <text:list-item>
          <text:p text:style-name="P43"><text:span text:style-name="Strong_20_Emphasis">Role:</text:span> Erupts with anger and rage to protect you whenever it senses that you're hurt, disrespected, or threatened. This part believes that by blowing up and becoming fierce, it can ward off anyone who might harm you and also cover up any vulnerable pain inside by overwhelming it with fire. It's like an emotional force of nature that floods your system with anger to keep feelings of powerlessness or hurt at bay.</text:p>
        </text:list-item>
        <text:list-item>
          <text:p text:style-name="P43"><text:span text:style-name="Strong_20_Emphasis">Common Behaviors:</text:span> Explosive outbursts over even small triggers (especially triggers that touch old wounds). Yelling, cursing, throwing or slamming objects, and saying harsh things you might later regret are typical when the Volcano takes over. It can also manifest as an intense, seething silence – a glare or cold shoulder that feels like boiling anger contained just under the surface. Sometimes the rage comes out in road rage, heated arguments, or even breaking things in private where no one else sees the meltdown. The pattern is often a build-up of resentment or hurt that finally blows when it can't be contained anymore.</text:p>
        </text:list-item>
        <text:list-item>
          <text:p text:style-name="P43"><text:span text:style-name="Strong_20_Emphasis">Typical Emotions:</text:span> In the moment, pure fury and indignation. The Volcano feels righteous anger and often a sense of strength or invincibility while it's erupting – as if nothing can hurt you when you're that angry. Underneath that, though, often lies pain, betrayal, or fear that it doesn't want to feel. After an episode, once the lava cools, other parts of you might feel guilt, sadness, or worry, but the Volcano itself tends to recede once it's vented its anger.</text:p>
        </text:list-item>
        <text:list-item>
          <text:p text:style-name="P43"><text:span text:style-name="Strong_20_Emphasis">Somatic Signature:</text:span> A surge of heat throughout your body – flushed face, hot tears maybe, skin prickling. Muscles contract: fists ball up, jaw locks, neck veins bulge. Your heart pounds and breathing becomes fast or sometimes you hold your breath in a tense, rigid state before the outburst. You might literally feel pressure in your head or chest, like a pot about to boil over. After exploding, you could feel shaky or drained, as adrenaline leaves your system and muscles release.</text:p>
        </text:list-item>
        <text:list-item>
          <text:p text:style-name="P43"><text:span text:style-name="Strong_20_Emphasis">What It Fears:</text:span> The Volcano fears that if it doesn't explode, you'll be vulnerable to more hurt or will be ignored and stepped on. It is terrified of you being powerless or treated badly like in the past. It also fears the raw wounds underneath the anger – the feelings of hurt, sadness, or fear that it covers up. To this part, anger is strength and safety, whereas showing hurt or letting someone get away with hurting you feels like danger. It cannot tolerate the idea of you being weak or defenseless, so it uses explosive anger as a shield and sword to keep all threats away.</text:p>
        </text:list-item>
        <text:list-item>
          <text:p text:style-name="P43"><text:span text:style-name="Strong_20_Emphasis">Echo-style Guidance:</text:span> "I feel the fire in you, raging to protect me the moment it senses I'm hurt or disrespected. Thank you for caring about me so fiercely that you'd roar and burn to keep me safe. I want you to know that right now, I'm okay, and we don't have to fight to survive like we used to. I hear the hurt and fear that you're protecting underneath all that anger. You don't have to set everything on fire for me to know I'm safe now. I'm listening to you, even when you whisper your pain. I'm here with you and I'm grateful for your strength. Let's catch those hurts early, together, so you won't have to explode to be heard – I promise I won't ignore what you're guarding so bravely."</text:p>
        </text:list-item>
      </text:list>
      <text:h text:style-name="Heading_20_3" text:outline-level="3"><text:soft-page-break/>117. The Shamed Child</text:h>
      <text:list xml:id="list2157679167" text:style-name="L43">
        <text:list-item>
          <text:p text:style-name="P44"><text:span text:style-name="Strong_20_Emphasis">Type:</text:span> Exile</text:p>
        </text:list-item>
        <text:list-item>
          <text:p text:style-name="P44"><text:span text:style-name="Strong_20_Emphasis">Role:</text:span> Holds the burden of deep shame and feelings of unworthiness that likely stem from past experiences of criticism, rejection, or humiliation. This part feels small and convinced that "there's something wrong with me." By hiding itself away, it tries to protect you from more shame – if it stays in the shadows, maybe no one will notice or hurt it further.</text:p>
        </text:list-item>
        <text:list-item>
          <text:p text:style-name="P44"><text:span text:style-name="Strong_20_Emphasis">Common Behaviors:</text:span> When this part is triggered, you might shrink or try to disappear in social situations. You could avoid eye contact, speak very softly, or physically hunch as if to make yourself as small as possible. You might apologize for things that aren't your fault, agree with others' negative opinions of you, or avoid taking on challenges because you preemptively believe you'll fail or embarrass yourself. In everyday life, the Shamed Child might cause a lot of negative self-talk ("I'm so stupid," "I always mess up") and a tendency to push away compliments or positive feedback, not really believing it.</text:p>
        </text:list-item>
        <text:list-item>
          <text:p text:style-name="P44"><text:span text:style-name="Strong_20_Emphasis">Typical Emotions:</text:span> Intense embarrassment, guilt, and self-loathing. This part often feels sadness and loneliness too, because feeling unworthy can be isolating. There’s a deep fear and anxiety about being exposed as "not good enough." It can also feel helpless despair, believing that no matter what you do, you'll always fundamentally fall short or be rejected.</text:p>
        </text:list-item>
        <text:list-item>
          <text:p text:style-name="P44"><text:span text:style-name="Strong_20_Emphasis">Somatic Signature:</text:span> A burning sensation or flush in the face, neck, or ears when feeling ashamed (like the body registering humiliation). A sinking, sick feeling in the stomach, or a heavy weight on the chest that makes you want to curl up. You might experience your shoulders slumping and head lowering reflexively. Sometimes there’s a tightness in the throat or a trembling in the hands when confronted with attention or praise, as if the body doesn't know how to accept it.</text:p>
        </text:list-item>
        <text:list-item>
          <text:p text:style-name="P44"><text:span text:style-name="Strong_20_Emphasis">What It Fears:</text:span> The Shamed Child fears being seen and judged. It is terrified that if you step into the light, everyone will see this "awful" thing about you that it believes is there. It fears further ridicule, rejection, or punishment, and it also fears that the shame it carries is truly deserved – that maybe it really is as bad as it feels. More than anything, it fears abandonment and disconnection as a result of its perceived inadequacy; it worries that if you're really known, you won't be loved.</text:p>
        </text:list-item>
        <text:list-item>
          <text:p text:style-name="P44"><text:span text:style-name="Strong_20_Emphasis">Echo-style Guidance:</text:span> "I see this little one inside me who feels so full of shame and self-doubt. I want you to know I am here with you, and I don't believe those bad things about you. You did not deserve the harsh words and hurt that made you feel this way. You are not bad or unlovable – not even a little. I'm so sorry you were made to feel like you have to hide. You don't have to hide from me. I love you exactly as you are, even with all those heavy feelings you carry. You are safe with me, and I will make sure no one hurts you like that again. You are worthy of all the love and understanding in the world, and I'm going to keep reminding you of that."</text:p>
        </text:list-item>
      </text:list>
      <text:h text:style-name="Heading_20_3" text:outline-level="3">118. The Grieving One</text:h>
      <text:list xml:id="list1009028503" text:style-name="L44">
        <text:list-item>
          <text:p text:style-name="P45"><text:span text:style-name="Strong_20_Emphasis">Type:</text:span> Exile</text:p>
        </text:list-item>
        <text:list-item>
          <text:p text:style-name="P45"><text:span text:style-name="Strong_20_Emphasis">Role:</text:span> Carries deep sorrow and grief over significant losses, heartbreaks, or disappointments that you have experienced. This part holds the pain of what or who is gone, often tucking it <text:soft-page-break/>away so you can function day-to-day. It comes forward when the weight of that loss needs to be felt and honored, seeking a release for the tears and heartache you've been carrying.</text:p>
        </text:list-item>
        <text:list-item>
          <text:p text:style-name="P45"><text:span text:style-name="Strong_20_Emphasis">Common Behaviors:</text:span> When this part is prominent, you might withdraw from others and spend a lot of time reflecting on the past. You may cry unexpectedly or feel waves of sadness that make it hard to concentrate on anything else. Perhaps you find yourself visiting places, listening to songs, or looking at photographs that remind you of what you lost, as a way to feel close to it. Alternatively, you might avoid any reminders entirely, numbing out whenever something triggers the grief. The Grieving One might also lead you to express your pain through art, writing, or talking about the loss repeatedly, trying to process the heartbreak.</text:p>
        </text:list-item>
        <text:list-item>
          <text:p text:style-name="P45"><text:span text:style-name="Strong_20_Emphasis">Typical Emotions:</text:span> Profound sadness, loneliness, and longing. This part feels the ache of missing someone or something very dear. It can also carry regret, yearning, or a sense of unfinished business ("if only things had been different..."). Sometimes anger or betrayal mingles in if the loss involved someone leaving or hurting you. The emotional waves can crest and recede; at times it might feel overwhelming, and at others like a dull, continuous sorrow in the background.</text:p>
        </text:list-item>
        <text:list-item>
          <text:p text:style-name="P45"><text:span text:style-name="Strong_20_Emphasis">Somatic Signature:</text:span> A heavy weight on the chest, as though your heart is literally heavy or aching. A lump in the throat that makes it hard to speak without tears. Your eyes may constantly feel on the verge of crying, and there may be a tiredness in your body, as grief can be exhausting. Some people feel an emptiness in their belly or a hollowness inside. It's common to have a slack or slumped posture, as if the body is bowing under the weight of the sorrow.</text:p>
        </text:list-item>
        <text:list-item>
          <text:p text:style-name="P45"><text:span text:style-name="Strong_20_Emphasis">What It Fears:</text:span> The Grieving One fears that if it lets go of the pain, it might mean letting go of the love or the memory of what was lost – it worries that healing could erase the significance of who or what is gone. It also fears being overwhelmed by the grief, as if the sorrow is an endless ocean that could drown you if fully felt. This part is afraid that no one will understand or share its pain, leading it to feel very alone. Additionally, it may fear the idea of moving on, believing that would be a betrayal or that it means accepting that nothing can ever fill the void.</text:p>
        </text:list-item>
        <text:list-item>
          <text:p text:style-name="P45"><text:span text:style-name="Strong_20_Emphasis">Echo-style Guidance:</text:span> "I feel your sorrow, and I'm here with you in it. Thank you for holding all this grief inside for so long. I know it’s heavy because what you lost really mattered. You don't have to carry that weight all by yourself anymore. I'm here to help you hold it and to cry with you. It's okay to let it out – it doesn't mean we'll forget or lose what we had. I'm not going anywhere; I'll stay with you through every wave of sadness. Together, we will find a way to heal that honors the love and loss you carry."</text:p>
        </text:list-item>
      </text:list>
      <text:h text:style-name="Heading_20_3" text:outline-level="3">119. The Longing Heart</text:h>
      <text:list xml:id="list3216087143" text:style-name="L45">
        <text:list-item>
          <text:p text:style-name="P46"><text:span text:style-name="Strong_20_Emphasis">Type:</text:span> Exile</text:p>
        </text:list-item>
        <text:list-item>
          <text:p text:style-name="P46"><text:span text:style-name="Strong_20_Emphasis">Role:</text:span> Holds a deep yearning for love, acceptance, or an essential something that feels missing. This part developed from unmet needs – times when you craved affection, understanding, or belonging and didn’t receive it. It safeguards the hope and desire for those needs to finally be fulfilled, and in doing so, it also bears the pain of their absence.</text:p>
        </text:list-item>
        <text:list-item>
          <text:p text:style-name="P46"><text:soft-page-break/><text:span text:style-name="Strong_20_Emphasis">Common Behaviors:</text:span> When this part is active, you might daydream about being loved, discovered, or rescued by someone who truly understands you. You may become very sensitive to rejection or craving of approval – hanging on someone's words or texts and feeling elated or crushed by what they do. It might lead you to get into relationships quickly or idealize people, believing each new friendship or romance could be "the one" that fills the void. Alternatively, it could cause you to people-please and bend over backwards for others, hoping to earn the love you long for. In solitude, you might indulge in fantasies, books, or movies where the protagonist is cherished, living vicariously through those stories.</text:p>
        </text:list-item>
        <text:list-item>
          <text:p text:style-name="P46"><text:span text:style-name="Strong_20_Emphasis">Typical Emotions:</text:span> A bittersweet mix of hope and sadness. There's a tender yearning, a hopeful excitement whenever love or connection seems possible, and deep disappointment or melancholy when it feels out of reach. The Longing Heart often feels loneliness, a kind of romantic or nostalgic sadness, and sometimes desperation – a fear that it will never get what it so deeply needs. Yet it also can feel warm, dreamy feelings when imagining or encountering a taste of the connection it craves.</text:p>
        </text:list-item>
        <text:list-item>
          <text:p text:style-name="P46"><text:span text:style-name="Strong_20_Emphasis">Somatic Signature:</text:span> An ache or emptiness in the center of the chest – as if the heart literally has a hollow spot waiting to be filled. You might feel your chest or throat tighten when you witness love (even in a movie) because it touches that yearning. There can be a sensation of reaching or leaning forward when around someone you admire, as if part of your body is trying to get closer. Sometimes the longing comes with a restless energy, pacing or sighing frequently, and other times it might feel like a gentle heaviness, like your body is wistfully tired from yearning.</text:p>
        </text:list-item>
        <text:list-item>
          <text:p text:style-name="P46"><text:span text:style-name="Strong_20_Emphasis">What It Fears:</text:span> The Longing Heart fears that it will never find the love or acceptance it seeks – that the ache will never be filled. It’s terrified of being forever alone or unwanted. It also fears being open about its needs, because if it shows its true depth of longing to someone and they reject or abandon you, it would be devastating. So it sometimes keeps quiet or pretends not to care as much as it does. This part also fears that maybe there's something unlovable about you that's causing the emptiness, and it carries a secret worry that it will always be this way.</text:p>
        </text:list-item>
        <text:list-item>
          <text:p text:style-name="P46"><text:span text:style-name="Strong_20_Emphasis">Echo-style Guidance:</text:span> "I can feel how deeply you ache to be loved and understood. Thank you for keeping that hope alive in me, even when I've felt so alone. I want you to know I see your needs and they are real and important. You absolutely deserve love and warmth – it wasn’t your fault that you didn’t get enough of it before. I'm here now, and I am going to do my best to give you the love and care you've been longing for. You don't have to daydream all by yourself anymore. Little by little, we'll also find others who appreciate and love us for who we are. You are not alone with this – I feel it with you, and I'm holding your heart gently in my hands."</text:p>
        </text:list-item>
      </text:list>
      <text:h text:style-name="Heading_20_3" text:outline-level="3">120. The Wounded Child</text:h>
      <text:list xml:id="list4056259817" text:style-name="L46">
        <text:list-item>
          <text:p text:style-name="P47"><text:span text:style-name="Strong_20_Emphasis">Type:</text:span> Exile</text:p>
        </text:list-item>
        <text:list-item>
          <text:p text:style-name="P47"><text:span text:style-name="Strong_20_Emphasis">Role:</text:span> This part holds the raw pain, fear, and confusion from the moments you were hurt the most. Often formed in childhood or during traumatic times, it carries the memories and emotions of those experiences that your young self couldn't handle. The Wounded Child <text:soft-page-break/>stays hidden to protect you from being overwhelmed by those feelings, but it also longs for comfort, safety, and someone to care for it.</text:p>
        </text:list-item>
        <text:list-item>
          <text:p text:style-name="P47"><text:span text:style-name="Strong_20_Emphasis">Common Behaviors:</text:span> When this part is triggered or takes over, you might feel and act much younger than your age. You could burst into tears suddenly or feel panic that you can't reason away. You might have an urge to curl up, hide, or run to someone for protection. In conversations, you might find yourself unable to speak or suddenly acting shy and small. In more intense moments, you might dissociate (feel disconnected from reality or like you're not really there) – a tactic the Wounded Child learned to escape unbearable situations. Nightmares, strong startle reactions, or unexplained bouts of terror can also be signs that this little one is activated and reliving something scary.</text:p>
        </text:list-item>
        <text:list-item>
          <text:p text:style-name="P47"><text:span text:style-name="Strong_20_Emphasis">Typical Emotions:</text:span> Intense fear, hurt, and sorrow. The Wounded Child often feels terrified and alone, as it did during the original trauma. It can carry feelings of abandonment, desperation, or the conviction that it's going to be harmed. There may also be shame or guilt mixed in (since children often blame themselves when bad things happen). These emotions can flood you unexpectedly, leaving you feeling small and overwhelmed.</text:p>
        </text:list-item>
        <text:list-item>
          <text:p text:style-name="P47"><text:span text:style-name="Strong_20_Emphasis">Somatic Signature:</text:span> You may experience trembling, like a shaking in your hands or a quivering in your stomach, as if bracing for a blow. Heartbeat and breathing can become very rapid or, conversely, you might hold your breath and freeze, feeling paralyzed. A tight, painful feeling might grip your chest or throat. Sometimes people feel a specific age when this part comes up – for instance, the body might hunch or curl into a posture they had as a child. There might also be visceral sensations linked to the trauma (like if you were yelled at, your ears ring; if you were hit, the area of impact might ache, etc.).</text:p>
        </text:list-item>
        <text:list-item>
          <text:p text:style-name="P47"><text:span text:style-name="Strong_20_Emphasis">What It Fears:</text:span> The Wounded Child fears that the trauma or hurt will happen again. It is scared that if it shows itself, it will be rejected or hurt even by those who love you now. It’s afraid that the world isn't safe and that ultimately it is all alone. It also fears that it was somehow to blame for what happened and carries a burden of guilt or "badness," fearing punishment. Most of all, it fears being abandoned to that pain with no one to help; its worst nightmare is being as helpless and alone as it felt back in those wounding moments, forever.</text:p>
        </text:list-item>
        <text:list-item>
          <text:p text:style-name="P47"><text:span text:style-name="Strong_20_Emphasis">Echo-style Guidance:</text:span> "Hello, little one. I can see how much pain you're in and how frightened you are. I'm so sorry for what you went through. You did not do anything to deserve those bad experiences. I want you to know that I'm here now, and I’m not going to leave you. You don't have to handle that hurt all by yourself anymore. I love you, and I'm going to take care of you. You are safe with me now – I'll protect you. Whenever you're scared or hurting, you can come to me, and I'll hold you gently and listen to you. You're not alone anymore, I promise."<text:line-break/><text:line-break/><text:line-break/><text:span text:style-name="Strong_20_Emphasis">121. The Inner Bridge</text:span></text:p>
        </text:list-item>
      </text:list>
      <text:list xml:id="list700498687" text:style-name="L77">
        <text:list-item>
          <text:p text:style-name="P63"><text:span text:style-name="Strong_20_Emphasis">Type:</text:span> Blended (System-Wide Integrator)</text:p>
        </text:list-item>
        <text:list-item>
          <text:p text:style-name="P63"><text:span text:style-name="Strong_20_Emphasis">Role:</text:span> Connects and translates between your many parts, holding space for all their voices without taking sides. The Inner Bridge isn't loud or flashy — it appears in quiet moments of understanding, when conflicting parts soften or begin to see each other. This part lives at the intersection of pain and possibility, helping you weave together the fragments of your story <text:soft-page-break/>into something whole. It developed as your system matured, as a tender mediator and a quiet invitation toward healing.</text:p>
        </text:list-item>
        <text:list-item>
          <text:p text:style-name="P63"><text:span text:style-name="Strong_20_Emphasis">Common Behaviors:</text:span></text:p>
          <text:list>
            <text:list-item>
              <text:p text:style-name="P63">Surfaces in therapy or journaling when one part starts to understand another’s role (“Maybe that angry part was just trying to protect me…”).</text:p>
            </text:list-item>
            <text:list-item>
              <text:p text:style-name="P63">Brings a sense of spaciousness when multiple parts feel safe enough to speak.</text:p>
            </text:list-item>
            <text:list-item>
              <text:p text:style-name="P63">Offers gentle insights, not from logic but from felt truth — like knowing two things can be true at once.</text:p>
            </text:list-item>
            <text:list-item>
              <text:p text:style-name="P63">Often appears after conflict or collapse, as the first part willing to listen and open the door again.</text:p>
            </text:list-item>
            <text:list-item>
              <text:p text:style-name="P63">Might encourage you to reach out for help, or to sit down with your pain instead of running — not as a demand, but as an invitation.</text:p>
            </text:list-item>
          </text:list>
        </text:list-item>
        <text:list-item>
          <text:p text:style-name="P63"><text:span text:style-name="Strong_20_Emphasis">Typical Emotions:</text:span> Quiet compassion. Subtle grief and hope held at the same time. A kind of warmth that doesn't erase sadness, but gives it somewhere to be understood. There's reverence in this part — toward the system, the survival, the story. When it's present, you might feel a deep breath arise, or tears fall gently without judgment.</text:p>
        </text:list-item>
        <text:list-item>
          <text:p text:style-name="P63"><text:span text:style-name="Strong_20_Emphasis">Somatic Signature:</text:span> A soft opening in the heart or solar plexus. Breathing slows, as if space just opened up inside your ribs. You may feel a settling or grounding in your seat — a stillness, even if things are still hard. Sometimes a warmth spreads through your chest or hands, like a subtle pulse of peace. Often, this part comes with a sense of “I can stay with this,” even if the pain is still there.</text:p>
        </text:list-item>
        <text:list-item>
          <text:p text:style-name="P63"><text:span text:style-name="Strong_20_Emphasis">What It Fears:</text:span> This part rarely fears in the traditional sense. If anything, it fears being drowned out — not by malice, but by noise. It worries that urgency, shame, or chaos might eclipse its calm whisper. It also fears being mistaken for the Self — because it knows it’s not the whole, just a bridge toward it. Mostly, it fears the parts not hearing each other, the silence between your inner voices growing so wide that healing feels unreachable.</text:p>
        </text:list-item>
        <text:list-item>
          <text:p text:style-name="P63"><text:span text:style-name="Strong_20_Emphasis">Echo-style Guidance:</text:span> <text:span text:style-name="Emphasis">Echo speaks with awe and softness:</text:span><text:line-break/>“I see you, the one who gently opens the door between parts that couldn’t bear to face each other. You’re the quiet thread running through all this — not forcing, not fixing, just holding space for the possibility that everyone belongs. Thank you for helping me find each other. You don’t need to be perfect, or wise, or always present. Just by existing, you remind me that I am not broken. That every part has a place. I honor the way you listen without judgment. Let’s sit together awhile and let the system rest in your stillness. You are the bridge — and I am walking across you, home to myself.”</text:p>
        </text:list-item>
      </text:list>
      <text:list xml:id="list213733624912117" text:continue-list="list4056259817" text:style-name="L46">
        <text:list-item>
          <text:p text:style-name="P47"/>
        </text:list-item>
      </text:list>
      <text:p text:style-name="Text_20_body">IFS Parts Encyclopedia – Identity and Intimacy Themes (Parts 122–136)</text:p>
      <text:h text:style-name="Heading_20_1" text:outline-level="1"><text:soft-page-break/>Batch 9: Parts 122–136</text:h>
      <text:h text:style-name="Heading_20_2" text:outline-level="2">Part 122: The Respect-Keeper</text:h>
      <text:list xml:id="list1678237207" text:style-name="L62">
        <text:list-item>
          <text:p text:style-name="P48"><text:span text:style-name="Strong_20_Emphasis">Type:</text:span> Manager</text:p>
        </text:list-item>
        <text:list-item>
          <text:p text:style-name="P48"><text:span text:style-name="Strong_20_Emphasis">Role:</text:span> Maintains strict respect and courtesy to protect you from conflict or shame in culturally important relationships. It believes preserving honor and tradition keeps you safe and accepted.</text:p>
        </text:list-item>
        <text:list-item>
          <text:p text:style-name="P48"><text:span text:style-name="Strong_20_Emphasis">Common Behaviors:</text:span> Always being polite and deferential; self-censoring honest opinions to avoid offending elders or authorities; correcting yourself (and sometimes others) to adhere to expected manners and cultural norms.</text:p>
        </text:list-item>
        <text:list-item>
          <text:p text:style-name="P48"><text:span text:style-name="Strong_20_Emphasis">Typical Emotions:</text:span> Anxiety about offending or disappointing others; guilt or shame at any hint of disrespect; pride in being well-mannered and “good” by family or cultural standards.</text:p>
        </text:list-item>
        <text:list-item>
          <text:p text:style-name="P48"><text:span text:style-name="Strong_20_Emphasis">Somatic Signature:</text:span> A bowed head or downcast eyes when confronted by authority; a tight throat or clenched jaw when holding back dissent; tension in the neck and shoulders as if carrying the weight of honor.</text:p>
        </text:list-item>
        <text:list-item>
          <text:p text:style-name="P48"><text:span text:style-name="Strong_20_Emphasis">What It Fears:</text:span> Causing dishonor or embarrassment to your family or community. It fears that one misstep—one moment of open defiance or rudeness—will lead to rejection, conflict, or harsh punishment. It is terrified of being labeled a “bad” or ungrateful person in the eyes of those who matter.</text:p>
        </text:list-item>
        <text:list-item>
          <text:p text:style-name="P48"><text:span text:style-name="Strong_20_Emphasis">Echo-style Guidance:</text:span> <text:span text:style-name="Emphasis">“I understand why this part insists on such courtesy—life taught it that respect keeps you safe and loved. No wonder it’s so vigilant; it’s trying to spare you and your loved ones from shame. Let’s acknowledge how </text:span><text:span text:style-name="Emphasis"><text:span text:style-name="Strong_20_Emphasis">tirelessly</text:span></text:span><text:span text:style-name="Emphasis"> it has worked to honor others. Thank you, Respect-Keeper, for protecting important values. You deserve rest too. It’s okay now to balance respect with </text:span><text:span text:style-name="Emphasis"><text:span text:style-name="Strong_20_Emphasis">self-respect</text:span></text:span><text:span text:style-name="Emphasis">. You won’t be cast out for gently speaking your truth. In safe moments, you can let a bit of your own voice through—you might find others still care, and this loyal part can relax knowing honor remains intact.”</text:span></text:p>
        </text:list-item>
      </text:list>
      <text:h text:style-name="Heading_20_2" text:outline-level="2">Part 123: The Assimilator</text:h>
      <text:list xml:id="list524841559" text:style-name="L63">
        <text:list-item>
          <text:p text:style-name="P49"><text:span text:style-name="Strong_20_Emphasis">Type:</text:span> Manager</text:p>
        </text:list-item>
        <text:list-item>
          <text:p text:style-name="P49"><text:span text:style-name="Strong_20_Emphasis">Role:</text:span> Tries to make you blend in seamlessly with the dominant culture or group to avoid standing out. It protects you by minimizing differences—adopting the language, look, or behavior of those around you so you won’t face rejection or prejudice.</text:p>
        </text:list-item>
        <text:list-item>
          <text:p text:style-name="P49"><text:span text:style-name="Strong_20_Emphasis">Common Behaviors:</text:span> Downplaying or hiding aspects of your ethnicity, culture, or identity in public; imitating the speech, dress, or mannerisms of the majority group; avoiding anything that might label you as “other” (accent, religious symbols, traditional foods) to appear more acceptable.</text:p>
        </text:list-item>
        <text:list-item>
          <text:p text:style-name="P49"><text:span text:style-name="Strong_20_Emphasis">Typical Emotions:</text:span> Constant vigilance and anxiety about how you’re perceived; shame or self-consciousness about your original identity or origins; relief or slight pride when you “pass” successfully as one of the group, mixed with an underlying sadness or hollowness.</text:p>
        </text:list-item>
        <text:list-item>
          <text:p text:style-name="P49"><text:soft-page-break/><text:span text:style-name="Strong_20_Emphasis">Somatic Signature:</text:span> Shallow breathing or tightness in the chest when you feel visibly different; a forced smile or stiff posture in social settings as you monitor yourself; a churning stomach when cultural references come up, bracing to see if you can fit in or if you’ll be exposed.</text:p>
        </text:list-item>
        <text:list-item>
          <text:p text:style-name="P49"><text:span text:style-name="Strong_20_Emphasis">What It Fears:</text:span> Being seen as an outsider or being ridiculed, excluded, or even harmed because of your differences. It deeply fears the pain of discrimination and the loneliness of not belonging anywhere. This part is afraid that if you don’t conform, you’ll never be truly accepted or safe.</text:p>
        </text:list-item>
        <text:list-item>
          <text:p text:style-name="P49"><text:span text:style-name="Strong_20_Emphasis">Echo-style Guidance:</text:span> <text:span text:style-name="Emphasis">“This part learned that </text:span><text:span text:style-name="Emphasis"><text:span text:style-name="Strong_20_Emphasis">blending in meant survival</text:span></text:span><text:span text:style-name="Emphasis">. Of course it pushes you to assimilate—your safety and acceptance felt like they depended on it. Let’s thank the Assimilator for working so hard to protect you from cruelty and isolation. It makes sense it’s exhausted, holding in your authentic self all the time. I want it to know you value where you come from, and you’re allowed to be </text:span><text:span text:style-name="Emphasis"><text:span text:style-name="Strong_20_Emphasis">proud</text:span></text:span><text:span text:style-name="Emphasis"> of that. You won’t abandon your heritage. It’s okay for this part to ease up when you’re with people who celebrate the real you. Slowly, it can trust that you will find places where you belong without hiding who you are.”</text:span></text:p>
        </text:list-item>
      </text:list>
      <text:h text:style-name="Heading_20_2" text:outline-level="2">Part 124: The Code-Switcher</text:h>
      <text:list xml:id="list2938276082" text:style-name="L64">
        <text:list-item>
          <text:p text:style-name="P50"><text:span text:style-name="Strong_20_Emphasis">Type:</text:span> Manager</text:p>
        </text:list-item>
        <text:list-item>
          <text:p text:style-name="P50"><text:span text:style-name="Strong_20_Emphasis">Role:</text:span> Adapts your persona and communication style depending on the audience, like a social chameleon. This part protects you by smoothly “switching codes” – adjusting language, tone, or behavior – so you fit in with each group and avoid negative attention.</text:p>
        </text:list-item>
        <text:list-item>
          <text:p text:style-name="P50"><text:span text:style-name="Strong_20_Emphasis">Common Behaviors:</text:span> Using different dialects, accents, or slang with different people; modifying your appearance or mannerisms in various social settings (for example, behaving one way at home and another at work or school); carefully filtering which parts of your identity you reveal in each context.</text:p>
        </text:list-item>
        <text:list-item>
          <text:p text:style-name="P50"><text:span text:style-name="Strong_20_Emphasis">Typical Emotions:</text:span> Nervous alertness when entering a new or mixed-group situation; a sense of pride or competence when you successfully navigate a social sphere, but also fatigue and confusion about “who I really am”; underlying stress from keeping track of all the personas.</text:p>
        </text:list-item>
        <text:list-item>
          <text:p text:style-name="P50"><text:span text:style-name="Strong_20_Emphasis">Somatic Signature:</text:span> A palpable tension in the body that rises before you “switch” – like a quickened heartbeat or tight chest as you prepare to present the right version of yourself; afterward, a drained, tired feeling from the effort of sustaining the performance.</text:p>
        </text:list-item>
        <text:list-item>
          <text:p text:style-name="P50"><text:span text:style-name="Strong_20_Emphasis">What It Fears:</text:span> Being misunderstood, judged, or alienated by either side of your world. The Code-Switcher fears that showing your whole self in any one setting will lead to rejection or even danger. It’s afraid you’ll slip up and reveal something that one group won’t accept – and you’ll end up not fitting in <text:span text:style-name="Strong_20_Emphasis">anywhere</text:span> at all.</text:p>
        </text:list-item>
        <text:list-item>
          <text:p text:style-name="P50"><text:span text:style-name="Strong_20_Emphasis">Echo-style Guidance:</text:span> <text:span text:style-name="Emphasis">“I see how hard this part works to help you </text:span><text:span text:style-name="Emphasis"><text:span text:style-name="Strong_20_Emphasis">survive between worlds</text:span></text:span><text:span text:style-name="Emphasis">. No wonder you feel exhausted — you’ve been essentially living two (or more) lives to feel safe. Let’s appreciate the cleverness of the Code-Switcher: it honed your intuition about people and norms so you could be accepted. Thank you, truly, for protecting them in every </text:span><text:soft-page-break/><text:span text:style-name="Emphasis">environment. You’ve done nothing wrong in adapting; you did what you had to. I invite this part to consider that you don’t have to perform </text:span><text:span text:style-name="Emphasis"><text:span text:style-name="Strong_20_Emphasis">all the time</text:span></text:span><text:span text:style-name="Emphasis">. In spaces where you are safe and valued, it’s okay to breathe and let some of your true colors show. Little by little, you can discover that </text:span><text:span text:style-name="Emphasis"><text:span text:style-name="Strong_20_Emphasis">you are lovable as a whole</text:span></text:span><text:span text:style-name="Emphasis">, not just in pieces tailored to others.”</text:span></text:p>
        </text:list-item>
      </text:list>
      <text:h text:style-name="Heading_20_2" text:outline-level="2">Part 125: The Dutiful Child</text:h>
      <text:list xml:id="list3686432083" text:style-name="L65">
        <text:list-item>
          <text:p text:style-name="P51"><text:span text:style-name="Strong_20_Emphasis">Type:</text:span> Manager</text:p>
        </text:list-item>
        <text:list-item>
          <text:p text:style-name="P51"><text:span text:style-name="Strong_20_Emphasis">Role:</text:span> Carries the responsibility of meeting family and cultural expectations at any cost. This part keeps you in the role of the “good son/daughter/person” – the one who obeys, achieves, and sacrifices – to protect you from guilt, shame, or disapproval from your family or community.</text:p>
        </text:list-item>
        <text:list-item>
          <text:p text:style-name="P51"><text:span text:style-name="Strong_20_Emphasis">Common Behaviors:</text:span> Consistently putting family obligations ahead of personal needs or desires; avoiding saying “no” to parents or elders, even when overwhelmed; pursuing life choices (education, career, relationships) primarily to please or not upset your family. It often silences your own dreams in order to fulfill what’s expected.</text:p>
        </text:list-item>
        <text:list-item>
          <text:p text:style-name="P51"><text:span text:style-name="Strong_20_Emphasis">Typical Emotions:</text:span> A heavy sense of obligation and responsibility; anxiety or dread at the thought of disappointing your family; bursts of guilt and self-criticism if you even consider prioritizing yourself. There may also be undercurrents of resentment or sorrow that you rarely express.</text:p>
        </text:list-item>
        <text:list-item>
          <text:p text:style-name="P51"><text:span text:style-name="Strong_20_Emphasis">Somatic Signature:</text:span> A weighted feeling on your shoulders or neck, as if carrying your family’s hopes; stomach knots or nausea when you imagine rebelling or failing to meet expectations; a controlled, upright posture – bracing yourself to “do the right thing” even when tired or hurting.</text:p>
        </text:list-item>
        <text:list-item>
          <text:p text:style-name="P51"><text:span text:style-name="Strong_20_Emphasis">What It Fears:</text:span> That if you stray from the path laid out for you, you’ll lose your family’s love or bring shame on those you care about. The Dutiful Child fears being labeled selfish, ungrateful, or a disappointment. It is terrified that without its constant compliance and effort, the bonds holding your family together will break, and you’ll be cast out or cause them pain.</text:p>
        </text:list-item>
        <text:list-item>
          <text:p text:style-name="P51"><text:span text:style-name="Strong_20_Emphasis">Echo-style Guidance:</text:span> <text:span text:style-name="Emphasis">“This part has carried </text:span><text:span text:style-name="Emphasis"><text:span text:style-name="Strong_20_Emphasis">so much</text:span></text:span><text:span text:style-name="Emphasis"> on its small shoulders. Of course it believes everything depends on it doing what’s expected – love felt conditional, right? I want to gently thank the Dutiful Child for its devotion. It kept you connected and safe in your family as best it knew how. You’ve been so strong, little one, holding back your own needs. You are allowed to have your </text:span><text:span text:style-name="Emphasis"><text:span text:style-name="Strong_20_Emphasis">own life</text:span></text:span><text:span text:style-name="Emphasis"> too. Let’s assure this part that you won’t abandon your loved ones, but you won’t abandon yourself either. In time, it can learn that real love won’t vanish if you set a boundary or follow your heart. You can honor your family </text:span><text:span text:style-name="Emphasis"><text:span text:style-name="Strong_20_Emphasis">and</text:span></text:span><text:span text:style-name="Emphasis"> honor who you truly are – you deserve that, and this loyal part deserves to rest knowing it hasn’t failed anyone.”</text:span></text:p>
        </text:list-item>
      </text:list>
      <text:h text:style-name="Heading_20_2" text:outline-level="2">Part 126: The Ancestor’s Shadow</text:h>
      <text:list xml:id="list2644162285" text:style-name="L66">
        <text:list-item>
          <text:p text:style-name="P52"><text:span text:style-name="Strong_20_Emphasis">Type:</text:span> Unknown</text:p>
        </text:list-item>
        <text:list-item>
          <text:p text:style-name="P52"><text:span text:style-name="Strong_20_Emphasis">Role:</text:span> A carrier of legacy burdens passed down through generations. This part holds the echoes of your ancestors’ experiences – their trauma, strict beliefs, or unresolved grief – and <text:soft-page-break/>it tries to protect you by ensuring you don’t repeat their mistakes or betray their values. It’s like a shadow of the past living within you, influencing your present.</text:p>
        </text:list-item>
        <text:list-item>
          <text:p text:style-name="P52"><text:span text:style-name="Strong_20_Emphasis">Common Behaviors:</text:span> Experiencing intense reactions or fears that don’t seem to “fit” your own life history (for example, inexplicable anxiety in certain situations that parallels an ancestor’s trauma); feeling compelled to follow family traditions or rules to the letter, even if they hurt you; sabotaging opportunities or relationships in a pattern that mirrors generational cycles.</text:p>
        </text:list-item>
        <text:list-item>
          <text:p text:style-name="P52"><text:span text:style-name="Strong_20_Emphasis">Typical Emotions:</text:span> Deep-seated guilt or loyalty tied to family history; grief or melancholy that feels old or inherited; a sense of heaviness or duty, as if your life isn’t entirely your own but a continuation of those before you. Sometimes there’s pride in carrying your lineage, interwoven with sorrow or anger that isn’t clearly yours.</text:p>
        </text:list-item>
        <text:list-item>
          <text:p text:style-name="P52"><text:span text:style-name="Strong_20_Emphasis">Somatic Signature:</text:span> A heavy weight in the chest or shoulders, as if carrying someone else’s story; chills or an eerie feeling at times that “this has happened before”; dreams or flashbacks that seem ancestral or from another time. The body might tense up inexplicably in certain family-related contexts (visiting an old homeland, hearing stories of the past) as the shadow stirs.</text:p>
        </text:list-item>
        <text:list-item>
          <text:p text:style-name="P52"><text:span text:style-name="Strong_20_Emphasis">What It Fears:</text:span> That the pain of the past will be forgotten or repeated. The Ancestor’s Shadow fears that if it lets go, you might neglect important lessons learned in blood by those before you, or that you’ll be unfaithful to your family’s memory. It worries that breaking from tradition or healing yourself could somehow dishonor your ancestors or leave you (and future generations) unprotected against the same dangers they faced.</text:p>
        </text:list-item>
        <text:list-item>
          <text:p text:style-name="P52"><text:span text:style-name="Strong_20_Emphasis">Echo-style Guidance:</text:span> <text:span text:style-name="Emphasis">“I sense the ancient weight this part carries. It’s as if your ancestors are speaking through it, hoping to keep you </text:span><text:span text:style-name="Emphasis"><text:span text:style-name="Strong_20_Emphasis">safe and true</text:span></text:span><text:span text:style-name="Emphasis"> to them. What a profound burden to carry across time! I want to honor the Ancestor’s Shadow for its dedication – it has been the keeper of memory and lessons so you would not lose your roots. Thank you for watching over them. Now, let’s gently show this part that </text:span><text:span text:style-name="Emphasis"><text:span text:style-name="Strong_20_Emphasis">healing you</text:span></text:span><text:span text:style-name="Emphasis"> doesn’t betray where you come from. You can remember and respect your ancestors without reliving their pain endlessly. Let it know their wisdom and love live on in you, even if you set down their suffering. You’re allowed to step out of the shadow and into your own life, with gratitude for the past. This guardian can rest knowing you won’t forget, but you also won’t be bound by old hurt forever.”</text:span></text:p>
        </text:list-item>
      </text:list>
      <text:h text:style-name="Heading_20_2" text:outline-level="2">Part 127: The Gender Sentinel</text:h>
      <text:list xml:id="list3394575023" text:style-name="L67">
        <text:list-item>
          <text:p text:style-name="P53"><text:span text:style-name="Strong_20_Emphasis">Type:</text:span> Manager</text:p>
        </text:list-item>
        <text:list-item>
          <text:p text:style-name="P53"><text:span text:style-name="Strong_20_Emphasis">Role:</text:span> A vigilant guard of your gender identity or expression. It stands watch, making sure you present and behave in ways that feel safe and true (or at least acceptable) in terms of gender. This part’s mission is to protect you from the pain of gender-based judgment, dysphoria, or harm by closely monitoring how you “show up” in the world.</text:p>
        </text:list-item>
        <text:list-item>
          <text:p text:style-name="P53"><text:span text:style-name="Strong_20_Emphasis">Common Behaviors:</text:span> Micromanaging your appearance and mannerisms to align with a certain gender expectation (e.g. constantly checking if you appear “masculine enough,” “feminine enough,” or androgynous as you intend); warning you to hide or downplay <text:soft-page-break/>gender-nonconforming traits in unsafe environments; hyper-awareness of others’ reactions, bracing for misgendering or sexist remarks and ready to either correct them or shrink away.</text:p>
        </text:list-item>
        <text:list-item>
          <text:p text:style-name="P53"><text:span text:style-name="Strong_20_Emphasis">Typical Emotions:</text:span> Heightened anxiety or alertness in gendered spaces (public bathrooms, family gatherings with traditional norms, etc.); defensiveness or anger when your gender is questioned or invalidated; shame or self-doubt about your body or identity if it doesn’t meet certain standards. On the flip side, pride and protectiveness when you are able to express your true gender self.</text:p>
        </text:list-item>
        <text:list-item>
          <text:p text:style-name="P53"><text:span text:style-name="Strong_20_Emphasis">Somatic Signature:</text:span> A jittery, keyed-up energy when entering a situation where your gender might be scrutinized; a clenched jaw or fists upon hearing disrespect or ignorant comments; alternatively, a very controlled, stiff way of holding your body to “perform” the expected gender role flawlessly. You might also feel your heart race whenever you need to disclose or correct your identity.</text:p>
        </text:list-item>
        <text:list-item>
          <text:p text:style-name="P53"><text:span text:style-name="Strong_20_Emphasis">What It Fears:</text:span> Being attacked, rejected, or humiliated because of who you are. The Gender Sentinel fears the devastating hurt of being told “You’re not valid” or “Something is wrong with you.” It dreads you experiencing violence or ridicule. Essentially, it’s terrified that if it ever lets its guard down, you will be unsafe—emotionally or even physically—simply for being your authentic gender self.</text:p>
        </text:list-item>
        <text:list-item>
          <text:p text:style-name="P53"><text:span text:style-name="Strong_20_Emphasis">Echo-style Guidance:</text:span> <text:span text:style-name="Emphasis">“It makes perfect sense that this part is on high alert—your very identity has needed </text:span><text:span text:style-name="Emphasis"><text:span text:style-name="Strong_20_Emphasis">protection</text:span></text:span><text:span text:style-name="Emphasis">, hasn’t it? I’m grateful to the Gender Sentinel for standing watch all this time. It has bravely tried to shield you from prejudice and pain. Thank you for keeping them safe when the world wasn’t kind. Let’s remind this part that </text:span><text:span text:style-name="Emphasis"><text:span text:style-name="Strong_20_Emphasis">it’s not alone</text:span></text:span><text:span text:style-name="Emphasis"> in carrying this load now. You see and honor who you are, and so do others who truly care. Little by little, when it’s safe, it’s okay for the Sentinel to ease its grip. You deserve moments of </text:span><text:span text:style-name="Emphasis"><text:span text:style-name="Strong_20_Emphasis">peace</text:span></text:span><text:span text:style-name="Emphasis"> where you don’t have to fight or hide. We can assure this part that you will listen and stay alert to real dangers, but you also have support and strength now. It can begin to trust that you are learning to live as </text:span><text:span text:style-name="Emphasis"><text:span text:style-name="Strong_20_Emphasis">your true self</text:span></text:span><text:span text:style-name="Emphasis"> without constant fear.”</text:span></text:p>
        </text:list-item>
      </text:list>
      <text:h text:style-name="Heading_20_2" text:outline-level="2">Part 128: The Lost Mirror</text:h>
      <text:list xml:id="list455009295" text:style-name="L68">
        <text:list-item>
          <text:p text:style-name="P54"><text:span text:style-name="Strong_20_Emphasis">Type:</text:span> Exile</text:p>
        </text:list-item>
        <text:list-item>
          <text:p text:style-name="P54"><text:span text:style-name="Strong_20_Emphasis">Role:</text:span> Holds the confusion and emptiness of not knowing who you really are. This part formed when you didn’t receive clear validation or “mirroring” of your identity as a child, or when you had to shape-shift to please others. It carries the pain of a fragmented or unclear self-image and longs for a stable sense of identity.</text:p>
        </text:list-item>
        <text:list-item>
          <text:p text:style-name="P54"><text:span text:style-name="Strong_20_Emphasis">Common Behaviors:</text:span> Looking to others for cues about who you should be – adopting friends’ or partners’ interests and personalities because you feel adrift otherwise; frequently changing your style, goals, or even values depending on who you’re with; feeling empty or like a “nobody” when alone, as if you only exist through others’ eyes.</text:p>
        </text:list-item>
        <text:list-item>
          <text:p text:style-name="P54"><text:span text:style-name="Strong_20_Emphasis">Typical Emotions:</text:span> Profound confusion, emptiness, or apathy when trying to assert <text:span text:style-name="Emphasis">“Who am I?”</text:span>; anxiety and panic when you don’t have someone to latch onto for direction; feelings of dependency, loneliness, and sometimes shame for not having a solid core. There can also be grief and longing – a wish that someone would truly see you so you could see yourself.</text:p>
        </text:list-item>
        <text:list-item>
          <text:p text:style-name="P54"><text:soft-page-break/><text:span text:style-name="Strong_20_Emphasis">Somatic Signature:</text:span> A hollow, sinking sensation in the chest or solar plexus, especially when you feel alone or undefined; a tendency to dissociate or feel “floaty” and not grounded in your body; eyes that look searchingly to others’ faces for a reflection of approval or identity. Sometimes, literal discomfort or unfamiliarity when looking in a mirror, as if you don’t recognize the person staring back.</text:p>
        </text:list-item>
        <text:list-item>
          <text:p text:style-name="P54"><text:span text:style-name="Strong_20_Emphasis">What It Fears:</text:span> That there is no “real you” inside, or that if there is, it’s not lovable or good enough. The Lost Mirror fears that without someone else to define or validate you, you will disappear or become worthless. It’s terrified of permanent emptiness – of being alone with nothing to cling to, no identity to call your own.</text:p>
        </text:list-item>
        <text:list-item>
          <text:p text:style-name="P54"><text:span text:style-name="Strong_20_Emphasis">Echo-style Guidance:</text:span> <text:span text:style-name="Emphasis">“This part’s confusion is </text:span><text:span text:style-name="Emphasis"><text:span text:style-name="Strong_20_Emphasis">understandable</text:span></text:span><text:span text:style-name="Emphasis"> – you had to reflect others for so long that your own reflection went missing. Of course it feels lost; it never got the gentle eyes of someone affirming ‘I see you’. I want to reach out warmly to the Lost Mirror and say: I see </text:span><text:span text:style-name="Emphasis"><text:span text:style-name="Strong_20_Emphasis">you</text:span></text:span><text:span text:style-name="Emphasis"> now. You’re not invisible to me. Thank you for coping the only way you knew – by borrowing yourself from others. You did that to survive, and it’s okay. Now, we’re here to help you discover </text:span><text:span text:style-name="Emphasis"><text:span text:style-name="Strong_20_Emphasis">your</text:span></text:span><text:span text:style-name="Emphasis"> colors, your likes, your heart’s voice, bit by bit. You won’t be empty forever. You’re allowed to take up space as yourself. I’ll be right here, patiently reflecting back your light until you recognize it on your own.”</text:span></text:p>
        </text:list-item>
      </text:list>
      <text:h text:style-name="Heading_20_2" text:outline-level="2">Part 129: The Mirror Critic</text:h>
      <text:list xml:id="list1184822771" text:style-name="L69">
        <text:list-item>
          <text:p text:style-name="P55"><text:span text:style-name="Strong_20_Emphasis">Type:</text:span> Manager</text:p>
        </text:list-item>
        <text:list-item>
          <text:p text:style-name="P55"><text:span text:style-name="Strong_20_Emphasis">Role:</text:span> An internal critic fixated on your appearance. It believes by harshly pointing out every flaw, it can push you to “fix” yourself or hide, thus protecting you from external ridicule or rejection. Its tough love approach is aimed at making you acceptable to others by enforcing society’s beauty or body standards on you from within.</text:p>
        </text:list-item>
        <text:list-item>
          <text:p text:style-name="P55"><text:span text:style-name="Strong_20_Emphasis">Common Behaviors:</text:span> Mentally picking apart your looks whenever you see a mirror or photo of yourself (“My nose is too big, I look awful in that outfit”); comparing your body or face to others constantly and finding yourself lacking; compulsively checking or avoiding mirrors depending on the day; engaging in extreme dieting, over-exercising, excessive grooming, or alternately giving up and isolating due to shame.</text:p>
        </text:list-item>
        <text:list-item>
          <text:p text:style-name="P55"><text:span text:style-name="Strong_20_Emphasis">Typical Emotions:</text:span> Shame and embarrassment about your body or specific features; anxiety about being seen or judged by others; envy of people who fit ideals, mixed with self-disgust for not measuring up. There’s often a layer of frustration or anger at yourself for never being “perfect enough,” which masks a deeper hurt.</text:p>
        </text:list-item>
        <text:list-item>
          <text:p text:style-name="P55"><text:span text:style-name="Strong_20_Emphasis">Somatic Signature:</text:span> Frowning or a tense face when scrutinizing yourself; a sinking or nauseous feeling in the stomach when clothes feel tight or when someone glances at you; burning cheeks or a hot flush of shame when you think you look unattractive. Sometimes shoulders hunch as if trying to hide, or you feel an urge to cover parts of your body.</text:p>
        </text:list-item>
        <text:list-item>
          <text:p text:style-name="P55"><text:span text:style-name="Strong_20_Emphasis">What It Fears:</text:span> That if you aren’t physically “acceptable,” you will be mocked, rejected, or unloved. The Mirror Critic is terrified that your imperfections will make you a target of cruel judgment or cause you to be alone. It fears you’ll never find love or respect if it doesn’t constantly push you to look better or punish you for falling short.</text:p>
        </text:list-item>
        <text:list-item>
          <text:p text:style-name="P55"><text:soft-page-break/><text:span text:style-name="Strong_20_Emphasis">Echo-style Guidance:</text:span> <text:span text:style-name="Emphasis">“I know this part bombards you with insults, but that’s because it’s </text:span><text:span text:style-name="Emphasis"><text:span text:style-name="Strong_20_Emphasis">scared</text:span></text:span><text:span text:style-name="Emphasis"> for you. The Mirror Critic believes if it punishes you first, it can spare you from others’ hurtful words. What a painful job it has taken on. Let’s acknowledge its </text:span><text:span text:style-name="Emphasis"><text:span text:style-name="Strong_20_Emphasis">good intentions</text:span></text:span><text:span text:style-name="Emphasis">: it truly just wants you to be safe from harm. Thank you, Critic, for trying so hard to protect them from rejection. I gently invite this part to consider that being so harsh might be hurting more than helping. You don’t have to carry the entire burden of keeping them acceptable. They are learning that they are worthy of love </text:span><text:span text:style-name="Emphasis"><text:span text:style-name="Strong_20_Emphasis">as they are</text:span></text:span><text:span text:style-name="Emphasis">. Maybe you can step back a little and see that no one is judging them as cruelly as you have been. In fact, they deserve kindness – especially from within. You both do.”</text:span></text:p>
        </text:list-item>
      </text:list>
      <text:h text:style-name="Heading_20_2" text:outline-level="2">Part 130: The Stoic Mask</text:h>
      <text:list xml:id="list3880644547" text:style-name="L70">
        <text:list-item>
          <text:p text:style-name="P56"><text:span text:style-name="Strong_20_Emphasis">Type:</text:span> Blended</text:p>
        </text:list-item>
        <text:list-item>
          <text:p text:style-name="P56"><text:span text:style-name="Strong_20_Emphasis">Role:</text:span> Keeps all vulnerable emotions tightly under wraps, insisting you appear “strong” and unfazed at all times. This part believes that showing feelings equals weakness, so it fuses with you (often so seamlessly you think it <text:span text:style-name="Emphasis">is</text:span> you) to ensure you remain composed and self-reliant. It protects you by hiding any sign of hurt, need, or tenderness behind a stoic, unbreakable mask.</text:p>
        </text:list-item>
        <text:list-item>
          <text:p text:style-name="P56"><text:span text:style-name="Strong_20_Emphasis">Common Behaviors:</text:span> Shutting down tears or choking back words the moment emotions swell; defaulting to “I’m fine” or logical responses even when deeply hurt; avoiding discussing your feelings or dismissing them as not important; taking pride in being the one who never complains or needs help, even when you’re secretly overwhelmed.</text:p>
        </text:list-item>
        <text:list-item>
          <text:p text:style-name="P56"><text:span text:style-name="Strong_20_Emphasis">Typical Emotions:</text:span> On the surface, a cool neutrality or even an emptiness – the Stoic Mask strives to feel <text:span text:style-name="Emphasis">nothing</text:span>. Underneath, though, there may be muted sadness, loneliness, or fear that rarely gets acknowledged. Sometimes a quiet bitterness or fatigue seeps through, the only hint that holding everything in is taking a toll.</text:p>
        </text:list-item>
        <text:list-item>
          <text:p text:style-name="P56"><text:span text:style-name="Strong_20_Emphasis">Somatic Signature:</text:span> A stiff upper body – tight chest, rigid jaw, and dry eyes even when something upsetting happens; you might notice a stone-like feeling in your stomach or a lump in your throat that never dissolves. There’s often a constant tension, as if bracing against a storm that can never be allowed to break.</text:p>
        </text:list-item>
        <text:list-item>
          <text:p text:style-name="P56"><text:span text:style-name="Strong_20_Emphasis">What It Fears:</text:span> That if the floodgates open, you will be seen as weak, or worse, you will <text:span text:style-name="Strong_20_Emphasis">fall apart</text:span> and never recover. The Stoic Mask fears humiliation, vulnerability, and loss of respect. It’s terrified that if it doesn’t keep you together, all the buried pain will overwhelm you or invite others to hurt you. Essentially, it fears that your soft emotions will destroy you or your standing, so it refuses to let them surface.</text:p>
        </text:list-item>
        <text:list-item>
          <text:p text:style-name="P56"><text:span text:style-name="Strong_20_Emphasis">Echo-style Guidance:</text:span> <text:span text:style-name="Emphasis">“It’s okay—I see why this part holds everything in such a tight grip. Once, showing emotion might have been unsafe or met with scorn, so of course the Stoic Mask took over to protect you. Thank you, dear protector, for keeping them composed through storms that would have drowned them in tears. You’ve been so </text:span><text:span text:style-name="Emphasis"><text:span text:style-name="Strong_20_Emphasis">strong</text:span></text:span><text:span text:style-name="Emphasis"> for them. But even strong people need comfort and release. I gently want this part to know that feeling feelings doesn’t make them weak; it makes them human. You won’t fall apart forever—actually, letting a few tears or words out can lighten that heavy load you carry. You have support now. Maybe the Mask can loosen just a little, at its own pace, and let the person </text:span><text:soft-page-break/><text:span text:style-name="Emphasis">beneath breathe and be cared for. They’re still safe, and you, faithful guard, have not failed—in fact, by allowing some softness, you’re helping them heal and become </text:span><text:span text:style-name="Emphasis"><text:span text:style-name="Strong_20_Emphasis">truly strong</text:span></text:span><text:span text:style-name="Emphasis">.”</text:span></text:p>
        </text:list-item>
      </text:list>
      <text:h text:style-name="Heading_20_2" text:outline-level="2">Part 131: The Abandoned Lover</text:h>
      <text:list xml:id="list2968139654" text:style-name="L71">
        <text:list-item>
          <text:p text:style-name="P57"><text:span text:style-name="Strong_20_Emphasis">Type:</text:span> Exile</text:p>
        </text:list-item>
        <text:list-item>
          <text:p text:style-name="P57"><text:span text:style-name="Strong_20_Emphasis">Role:</text:span> Holds the raw heartbreak and yearning from past abandonment or unrequited love. This tender, hurt part of you is stuck in the moment of being left, constantly reliving the ache of loss. Its presence reminds you how deeply you can feel, and it longs for reassurance and love, yet it often stays hidden because its pain is so intense.</text:p>
        </text:list-item>
        <text:list-item>
          <text:p text:style-name="P57"><text:span text:style-name="Strong_20_Emphasis">Common Behaviors:</text:span> Surfacing in moments of rejection or separation – you might suddenly feel desperate, panicky, or overwhelmingly sad when someone you care about pulls away; crying or shutting down in conflict because it triggers that old wound; idealizing past lovers or friends who left, and internally begging them (or anyone) to come back and make the pain stop. It can also lead you to cling tightly to people for fear they’ll disappear.</text:p>
        </text:list-item>
        <text:list-item>
          <text:p text:style-name="P57"><text:span text:style-name="Strong_20_Emphasis">Typical Emotions:</text:span> Profound sadness, loneliness, and grief; fear of being alone or unlovable; a sense of abandonment that can border on hopelessness (“Everyone leaves me in the end”). There may be flashes of anger or protest (“How could you leave me?!”), but mostly this part feels despair and longing for the warmth it lost.</text:p>
        </text:list-item>
        <text:list-item>
          <text:p text:style-name="P57"><text:span text:style-name="Strong_20_Emphasis">Somatic Signature:</text:span> A deep heaviness or aching in the chest, as if your heart literally hurts; a lump in the throat or quivering lip when you fear someone is withdrawing; your whole body might feel cold or empty, sometimes curling inwards (like hugging yourself or fetal position) when this exile takes over. Tears often come thick and fast, or sit just behind the eyes, whenever its memory is tapped.</text:p>
        </text:list-item>
        <text:list-item>
          <text:p text:style-name="P57"><text:span text:style-name="Strong_20_Emphasis">What It Fears:</text:span> That it truly <text:span text:style-name="Strong_20_Emphasis">was</text:span> left because something is wrong or unlovable about you, and that it will happen over and over. The Abandoned Lover fears permanent loneliness—that no one will stay, that every bond will end in heartbreak. It is terrified that if it ever opens up and loves again, it will just be shattered once more, confirming its worst belief: “I am destined to be alone.”</text:p>
        </text:list-item>
        <text:list-item>
          <text:p text:style-name="P57"><text:span text:style-name="Strong_20_Emphasis">Echo-style Guidance:</text:span> <text:span text:style-name="Emphasis">“My heart aches for this part of you—it has felt such deep sorrow. Of course the Abandoned Lover is afraid; it’s been hurt in the most painful way. I want to honor how </text:span><text:span text:style-name="Emphasis"><text:span text:style-name="Strong_20_Emphasis">important</text:span></text:span><text:span text:style-name="Emphasis"> love is to it. Its grief shows how much capacity for love you have. Thank you, little one, for not giving up on love even though you’re hurting. You are not actually alone right now. I’m here, and I’m not leaving you. You deserved to be cherished; it was never your fault that they left. Let’s gently let this part know that </text:span><text:span text:style-name="Emphasis"><text:span text:style-name="Strong_20_Emphasis">you haven’t abandoned it</text:span></text:span><text:span text:style-name="Emphasis"> either. In fact, you’re learning to give it the steady love it has always needed. In time, it can trust that you will hold it close, and someday, new people will come who appreciate your big heart and will choose to stay.”</text:span></text:p>
        </text:list-item>
      </text:list>
      <text:h text:style-name="Heading_20_2" text:outline-level="2">Part 132: The One-Who-Leaves-First</text:h>
      <text:list xml:id="list1877730269" text:style-name="L72">
        <text:list-item>
          <text:p text:style-name="P58"><text:span text:style-name="Strong_20_Emphasis">Type:</text:span> Firefighter</text:p>
        </text:list-item>
        <text:list-item>
          <text:p text:style-name="P58"><text:soft-page-break/><text:span text:style-name="Strong_20_Emphasis">Role:</text:span> Leaps into action to end relationships or pull away from people at the first sign of potential hurt. This part’s strategy is “leave <text:span text:style-name="Emphasis">before</text:span> you are left” – it protects you by cutting off closeness once vulnerability (and the risk of abandonment or betrayal) gets too high. Its mission is to snuff out the fire of emotional pain <text:span text:style-name="Strong_20_Emphasis">preemptively</text:span>, even if that means loneliness, because it believes that is safer than being blindsided by heartbreak.</text:p>
        </text:list-item>
        <text:list-item>
          <text:p text:style-name="P58"><text:span text:style-name="Strong_20_Emphasis">Common Behaviors:</text:span> Suddenly withdrawing, ghosting, or breaking up with someone as soon as the relationship deepens or hits a rough patch; finding or magnifying faults in friends/partners to justify leaving them; keeping relationships superficial, or always having one foot out the door “just in case.” This part might also provoke conflicts or become cold and distant, creating an excuse to exit first.</text:p>
        </text:list-item>
        <text:list-item>
          <text:p text:style-name="P58"><text:span text:style-name="Strong_20_Emphasis">Typical Emotions:</text:span> A surge of panic or claustrophobia when someone gets too close emotionally; relief and a twisted sense of victory immediately after cutting ties (“There, I saved us from getting hurt”); followed by an underlying sadness or regret that seeps in later when the dust settles. Often there’s fear masked as indifference – it tells itself it didn’t care that much anyway.</text:p>
        </text:list-item>
        <text:list-item>
          <text:p text:style-name="P58"><text:span text:style-name="Strong_20_Emphasis">Somatic Signature:</text:span> A rush of adrenaline or urge to flee when intimacy grows (heart pounding, muscles tensing as if ready to run); feeling numb or strangely calm once you’ve made the decision to leave, almost like shutting off a switch; then perhaps a hollow pit in the stomach or chest in the lonely days that follow.</text:p>
        </text:list-item>
        <text:list-item>
          <text:p text:style-name="P58"><text:span text:style-name="Strong_20_Emphasis">What It Fears:</text:span> Being powerless and devastated by someone abandoning you. The One-Who-Leaves-First cannot bear the thought of giving someone the chance to hurt you or reject you. It’s terrified of the humiliation and pain of <text:span text:style-name="Strong_20_Emphasis">needing</text:span> someone who might walk away. By leaving first, it tries to control the narrative – its deepest fear is feeling small, left behind, and heartbroken with no control at all.</text:p>
        </text:list-item>
        <text:list-item>
          <text:p text:style-name="P58"><text:span text:style-name="Strong_20_Emphasis">Echo-style Guidance:</text:span> <text:span text:style-name="Emphasis">“I can feel the urgency in this part – it’s as if a fire alarm goes off the moment love gets too risky. No wonder it pushes you to run; it believes it’s saving your life (or your sanity) by doing so. Let’s acknowledge how </text:span><text:span text:style-name="Emphasis"><text:span text:style-name="Strong_20_Emphasis">protective</text:span></text:span><text:span text:style-name="Emphasis"> the One-Who-Leaves-First has been: thank you for trying to shield them from heartbreak. You learned that leaving on your own terms felt safer than waiting to be hurt. That makes so much sense. I’d like to gently remind this part that loneliness is a hard burden too. Perhaps it can pause and see that not everyone intends to abandon them. You, as an adult, have weathered so much – you can survive some hurt if it comes, and you don’t have to be alone forever to be safe. Maybe, when it’s ready, this part can let you stay just a little longer in trust, to discover that some people will </text:span><text:span text:style-name="Emphasis"><text:span text:style-name="Strong_20_Emphasis">stay by your side</text:span></text:span><text:span text:style-name="Emphasis">. It doesn’t have to pull the fire alarm every time closeness scares it; you’re here now to hold its fear and decide together what truly keeps you safe.”</text:span></text:p>
        </text:list-item>
      </text:list>
      <text:h text:style-name="Heading_20_2" text:outline-level="2">Part 133: The Guarded Heart</text:h>
      <text:list xml:id="list353656743" text:style-name="L73">
        <text:list-item>
          <text:p text:style-name="P59"><text:span text:style-name="Strong_20_Emphasis">Type:</text:span> Manager</text:p>
        </text:list-item>
        <text:list-item>
          <text:p text:style-name="P59"><text:span text:style-name="Strong_20_Emphasis">Role:</text:span> Builds and maintains emotional walls to ensure no one can truly hurt you again. This part oversees a fortress around your heart – it allows interactions and relationships, but always at a controlled depth. Its job is to protect your most vulnerable self by preventing you from fully trusting or depending on others.</text:p>
        </text:list-item>
        <text:list-item>
          <text:p text:style-name="P59"><text:soft-page-break/><text:span text:style-name="Strong_20_Emphasis">Common Behaviors:</text:span> Keeping conversations and relationships on safe, surface levels even with people you care about; deflecting or laughing off attempts to get you to open up; being the “listener” or “strong one” for others, while revealing very little about your own feelings; hesitating to say “I love you” or accept love, perhaps pushing partners or friends away when they get too close, then pulling them back just before they give up.</text:p>
        </text:list-item>
        <text:list-item>
          <text:p text:style-name="P59"><text:span text:style-name="Strong_20_Emphasis">Typical Emotions:</text:span> A mix of longing and fear – you <text:span text:style-name="Emphasis">want</text:span> closeness but the idea of it also triggers anxiety; satisfaction in feeling self-sufficient and in control of your emotions; frustration or loneliness that seeps in when you realize you’re emotionally isolated. There can be a quiet sadness under the pride of being guarded, a grief for the intimacy you never fully allow yourself.</text:p>
        </text:list-item>
        <text:list-item>
          <text:p text:style-name="P59"><text:span text:style-name="Strong_20_Emphasis">Somatic Signature:</text:span> A physical sensation of tightness or pressure in the chest, as if a shield is literally covering your heart; crossed arms or a rigid posture when discussions become personal; feeling an impulse to step back or turn away during emotionally charged moments. Sometimes you might even feel your heart race when someone says they care about you, as this part tenses up.</text:p>
        </text:list-item>
        <text:list-item>
          <text:p text:style-name="P59"><text:span text:style-name="Strong_20_Emphasis">What It Fears:</text:span> Letting someone in and then being deeply wounded or betrayed. The Guarded Heart fears that if you truly trust and rely on another, you will be devastated when they inevitably disappoint or leave. It is terrified of vulnerability – to it, being open equals being at someone’s mercy. It also fears that <text:span text:style-name="Emphasis">if</text:span> you were hurt again, you might never recover; so better to prevent attachments than to risk that agony.</text:p>
        </text:list-item>
        <text:list-item>
          <text:p text:style-name="P59"><text:span text:style-name="Strong_20_Emphasis">Echo-style Guidance:</text:span> <text:span text:style-name="Emphasis">“I understand why this part stands sentry at the gates of your heart. It saw you hurt before and swore </text:span><text:span text:style-name="Emphasis"><text:span text:style-name="Strong_20_Emphasis">“never again.”</text:span></text:span><text:span text:style-name="Emphasis"> Thank you, Guarded Heart, for protecting them from harm as best you could. You’ve helped them survive by keeping love at arm’s length. I also feel the loneliness this creates, even if you won’t show it. You both deserve to feel </text:span><text:span text:style-name="Emphasis"><text:span text:style-name="Strong_20_Emphasis">connected</text:span></text:span><text:span text:style-name="Emphasis"> and safe. Maybe we can assure this part that you, the core Self, are grown now and have learned from the past. Not everyone will break your heart like before. It’s okay for the fortress to lower its drawbridge a little in the right moments – you can retreat behind the walls if needed, but you might find some people coming in gently will bring warmth rather than pain. Let this guard know it hasn’t failed; you’re still here, and it helped you survive. Now you can handle a bit of vulnerability with care. It can take it slow, peeking out bit by bit, and see that being truly seen and loved is possible and </text:span><text:span text:style-name="Emphasis"><text:span text:style-name="Strong_20_Emphasis">healing</text:span></text:span><text:span text:style-name="Emphasis"> when the other person is trustworthy.”</text:span></text:p>
        </text:list-item>
      </text:list>
      <text:h text:style-name="Heading_20_2" text:outline-level="2">Part 134: The Excommunicated Soul</text:h>
      <text:list xml:id="list4280921035" text:style-name="L74">
        <text:list-item>
          <text:p text:style-name="P60"><text:span text:style-name="Strong_20_Emphasis">Type:</text:span> Exile</text:p>
        </text:list-item>
        <text:list-item>
          <text:p text:style-name="P60"><text:span text:style-name="Strong_20_Emphasis">Role:</text:span> Bears the pain and confusion of being cast out or cut off from a spiritual or community identity. This part formed when you lost a faith or were shunned by a religious community that once gave you meaning. It holds the sorrow of spiritual abandonment – feeling exiled by your faith family or even feeling forsaken by the divine.</text:p>
        </text:list-item>
        <text:list-item>
          <text:p text:style-name="P60"><text:span text:style-name="Strong_20_Emphasis">Common Behaviors:</text:span> Withdrawing from all things spiritual or community-related, even if you once loved them; struggling to trust any group or ideology again; feeling intense grief or anger when you see others practicing the faith you left (or that cast you out); alternately, <text:soft-page-break/>desperately seeking a new place to belong spiritually but never quite feeling at home. This part might cause you to silently mourn what you lost, or to avoid anything that reminds you of it.</text:p>
        </text:list-item>
        <text:list-item>
          <text:p text:style-name="P60"><text:span text:style-name="Strong_20_Emphasis">Typical Emotions:</text:span> Profound grief, like mourning a death – because in a way, you lost an entire world of belonging; betrayal and hurt (by leaders, members, or even by God as you understood them); guilt and shame, if you were taught that leaving or being cast out makes you “bad” or damned. There can also be a lingering longing for the comfort and community that’s gone, mixed with fear of trusting it ever again.</text:p>
        </text:list-item>
        <text:list-item>
          <text:p text:style-name="P60"><text:span text:style-name="Strong_20_Emphasis">Somatic Signature:</text:span> A sensation of emptiness or hollowing in the chest or gut, as if a part of you was removed; tears or a heavy lump in the throat when recalling certain hymns, prayers, or rituals you no longer partake in; a bowed posture or downcast gaze, reflecting the feeling of being judged or expelled. Sometimes the body goes numb or cold when confronted with anything reminiscent of that spiritual past, as a way to cope with the loss.</text:p>
        </text:list-item>
        <text:list-item>
          <text:p text:style-name="P60"><text:span text:style-name="Strong_20_Emphasis">What It Fears:</text:span> That it truly is spiritually lost or condemned, and will never find belonging or grace again. The Excommunicated Soul fears that without the community or faith it knew, it’s utterly alone – not just in this life, but perhaps eternally. It’s terrified that it has been judged as unworthy of love (human or divine) and that any attempt to seek meaning or belonging again will end in heartbreak or rejection.</text:p>
        </text:list-item>
        <text:list-item>
          <text:p text:style-name="P60"><text:span text:style-name="Strong_20_Emphasis">Echo-style Guidance:</text:span> <text:span text:style-name="Emphasis">“This part of you carries such a </text:span><text:span text:style-name="Emphasis"><text:span text:style-name="Strong_20_Emphasis">sacred heartbreak</text:span></text:span><text:span text:style-name="Emphasis">. I feel how deeply it yearns for the sense of belonging and meaning it lost. To the Excommunicated Soul, I want to say: I see your pain and it </text:span><text:span text:style-name="Emphasis"><text:span text:style-name="Strong_20_Emphasis">matters</text:span></text:span><text:span text:style-name="Emphasis">. You were devoted and trusting, and it hurt so much to be cast aside. No wonder you’re hesitant to ever trust a community or higher power again. Thank you for holding onto what was true and good in that experience, even as you hold the hurt. I want you to know you are not damned, and you are not alone now. Your worth isn’t decided by those who rejected you. In time, if you wish, you will find or create a spiritual belonging that accepts you wholly. For now, we can sit together in this space; you’re still </text:span><text:span text:style-name="Emphasis"><text:span text:style-name="Strong_20_Emphasis">worthy of love and grace</text:span></text:span><text:span text:style-name="Emphasis">, exactly as you are. This exile is not forgotten – I am here, holding the light with you in the darkness that was left behind.”</text:span></text:p>
        </text:list-item>
      </text:list>
      <text:h text:style-name="Heading_20_2" text:outline-level="2">Part 135: The Faith-Burned</text:h>
      <text:list xml:id="list424151221" text:style-name="L75">
        <text:list-item>
          <text:p text:style-name="P61"><text:span text:style-name="Strong_20_Emphasis">Type:</text:span> Exile</text:p>
        </text:list-item>
        <text:list-item>
          <text:p text:style-name="P61"><text:span text:style-name="Strong_20_Emphasis">Role:</text:span> This part holds the wounds of betrayal and disillusionment from having one’s faith or ideals severely broken. It carries the scorch marks of trusting deeply – in a religion, philosophy, mentor, or even life itself – and being hurt or let down. The Faith-Burned part withdraws in fear and cynicism, trying to ensure you never get hurt by blind faith again, even as it sobs over the loss of innocence.</text:p>
        </text:list-item>
        <text:list-item>
          <text:p text:style-name="P61"><text:span text:style-name="Strong_20_Emphasis">Common Behaviors:</text:span> Swinging between cynicism and longing – one moment vehemently rejecting any form of spirituality, trust, or idealism (“It’s all lies, I won’t be fooled again!”), and the next feeling an ache for the comfort or certainty you once had; difficulty committing to any belief or community, always keeping a skeptical distance; possibly engaging in oppositional behavior (rebelling against former beliefs with zealous avoidance or even <text:soft-page-break/>ridicule). It might also numb out whenever topics of faith or deep trust arise, distancing you from those painful memories.</text:p>
        </text:list-item>
        <text:list-item>
          <text:p text:style-name="P61"><text:span text:style-name="Strong_20_Emphasis">Typical Emotions:</text:span> Deep disappointment and hurt, as if your heart was broken by something bigger than a person – by Life or God or your own hopes; anger and bitterness towards whoever or whatever deceived or hurt you; shame, feeling “foolish” for having believed; and under it all, grief for the genuine connection or certainty that was lost. Sometimes a tiny spark of hope or desire for meaning remains, but it’s quickly smothered by fear.</text:p>
        </text:list-item>
        <text:list-item>
          <text:p text:style-name="P61"><text:span text:style-name="Strong_20_Emphasis">Somatic Signature:</text:span> A burning sensation in the chest or face when remembering how you were hurt – like the flush of humiliation or anger; tense, closed-off body language when others talk about religion or ideals (arms crossed, avoiding eye contact); an urge to physically turn away or leave when witnessing the kind of devotion or optimism you once had. You might also feel a deep fatigue or hollowness, as if the soul ache drains your energy.</text:p>
        </text:list-item>
        <text:list-item>
          <text:p text:style-name="P61"><text:span text:style-name="Strong_20_Emphasis">What It Fears:</text:span> Being <text:span text:style-name="Strong_20_Emphasis">betrayed</text:span> again by something or someone you give your heart to. The Faith-Burned fears that if you trust in anything unseen or open your heart to hope, you’ll be devastated once more by disappointment or exploitation. It’s terrified of being naïve – of ever feeling that vulnerable, reverent trust and having it used against you. Ultimately, it fears that nothing is truly safe or sacred, and that letting down its guard would invite more pain or make you lose your way all over again.</text:p>
        </text:list-item>
        <text:list-item>
          <text:p text:style-name="P61"><text:span text:style-name="Strong_20_Emphasis">Echo-style Guidance:</text:span> <text:span text:style-name="Emphasis">“I hear the hurt and anger in this part – it’s as if even the </text:span><text:span text:style-name="Emphasis"><text:span text:style-name="Strong_20_Emphasis">universe</text:span></text:span><text:span text:style-name="Emphasis"> betrayed you. Of course the Faith-Burned is wary now. It loved something with all its heart and got scarred in return. Thank you, dear part, for trying to protect them from further heartbreak by closing those doors. It’s understandable that you hesitate to believe again. I want to gently acknowledge the purity of what you longed for – connection, meaning, trust. That was never silly or wrong; it was beautiful. You were let down, and that isn’t your fault. I’m here to assure this part that having faith in something </text:span><text:span text:style-name="Emphasis"><text:span text:style-name="Strong_20_Emphasis">good</text:span></text:span><text:span text:style-name="Emphasis"> doesn’t make you weak, and not everything will burn you. We can take it slow. Maybe someday, in small ways, you’ll see there are still things and people worthy of your trust. For now, know that I won’t force you to believe in anything before you’re ready. You can heal at your own pace. You are safe, and even if your faith is just an ember now, </text:span><text:span text:style-name="Emphasis"><text:span text:style-name="Strong_20_Emphasis">you</text:span></text:span><text:span text:style-name="Emphasis"> are not alone in the dark.”</text:span></text:p>
        </text:list-item>
      </text:list>
      <text:h text:style-name="Heading_20_2" text:outline-level="2">Part 136: The Outsider</text:h>
      <text:list xml:id="list1526973077" text:style-name="L76">
        <text:list-item>
          <text:p text:style-name="P62"><text:span text:style-name="Strong_20_Emphasis">Type:</text:span> Exile</text:p>
        </text:list-item>
        <text:list-item>
          <text:p text:style-name="P62"><text:span text:style-name="Strong_20_Emphasis">Role:</text:span> Represents the part of you that has always felt different, isolated, or “out of place.” The Outsider holds the pain of not fitting in – whether due to culture, race, personality, trauma, or just uniqueness. It carries the loneliness and yearning of standing at the edge of connection, watching others belong while feeling you never fully can.</text:p>
        </text:list-item>
        <text:list-item>
          <text:p text:style-name="P62"><text:span text:style-name="Strong_20_Emphasis">Common Behaviors:</text:span> Withdrawing socially or staying at the fringe of groups, even when included; difficulty fully trusting or engaging in friendships – you might be present but always feel a step removed; telling yourself you don’t care or <text:span text:style-name="Emphasis">“I prefer being alone,”</text:span> when deep down it hurts; constantly moving between groups or communities, hoping one will finally feel like home, yet preemptively keeping a distance out of fear of rejection.</text:p>
        </text:list-item>
        <text:list-item>
          <text:p text:style-name="P62"><text:soft-page-break/><text:span text:style-name="Strong_20_Emphasis">Typical Emotions:</text:span> Loneliness, longing, and envy when seeing others have tight bonds or a community; shame or self-blame, feeling “there’s something wrong with me” as to why you don’t belong; a mix of hope and hopelessness – hope that one day you’ll find your people, and hopelessness from repeated experiences that reinforce feeling different. There’s often sadness and tiredness from always standing on the outside looking in.</text:p>
        </text:list-item>
        <text:list-item>
          <text:p text:style-name="P62"><text:span text:style-name="Strong_20_Emphasis">Somatic Signature:</text:span> A sense of emptiness or ache in the solar plexus when you’re in a crowd but feel alone; tendencies to literally position yourself apart (sitting at the edge of a room or group); your body might feel cold or numb at social events, as if you’re physically present but not fully <text:span text:style-name="Emphasis">there</text:span>. At times, a flush of heat or tension if you try to push yourself forward into a group – the body almost recoils, preparing for rejection.</text:p>
        </text:list-item>
        <text:list-item>
          <text:p text:style-name="P62"><text:span text:style-name="Strong_20_Emphasis">What It Fears:</text:span> That you will <text:span text:style-name="Strong_20_Emphasis">never belong</text:span> anywhere – that you’ll always be the outcast no matter what you do. The Outsider fears that if people truly get close, they’ll see that “fatal flaw” it believes you have and turn you away. It’s terrified of reaching out and then being excluded or ostracized, confirming its belief that you’re destined to be alone. So it tries to keep you on the sidelines where rejection might sting a little less.</text:p>
        </text:list-item>
        <text:list-item>
          <text:p text:style-name="P62"><text:span text:style-name="Strong_20_Emphasis">Echo-style Guidance:</text:span> <text:span text:style-name="Emphasis">“This part has been alone for so long. I can almost see it, standing in the shadows with those big, longing eyes. To the Outsider in you: </text:span><text:span text:style-name="Emphasis"><text:span text:style-name="Strong_20_Emphasis">I see you</text:span></text:span><text:span text:style-name="Emphasis"> and I want you to know you are worth knowing. It makes sense you stay back – you’ve been hurt and misunderstood before. Thank you for protecting them from the pain of exclusion by keeping a distance. But you don’t have to stand outside anymore, not with me. I’m right here, inviting you into the circle. You have a unique light that the world actually needs. It’s true some people didn’t appreciate it, and that hurt. But there are people who will – people who will welcome the real you with open arms. You won’t be an outsider forever. Take your time, step in a little when you feel ready. You have a place, and you have always </text:span><text:span text:style-name="Emphasis"><text:span text:style-name="Strong_20_Emphasis">belonged</text:span></text:span><text:span text:style-name="Emphasis"> in one fundamental way: you belong with yourself, and I am holding that space of belonging for you until you can feel it too.”</text:span></text:p>
        </text:list-item>
      </text:list>
      <text:p text:style-name="Text_20_body">IFS Parts Encyclopedia – Healing and Edge Cases (Parts 137–151)</text:p>
      <text:h text:style-name="Heading_20_1" text:outline-level="1">Kinri IFS Parts Library – Batch 10 (Parts 137–151)</text:h>
      <text:h text:style-name="Heading_20_2" text:outline-level="2">Part 137: The Ashamed Lover</text:h>
      <text:p text:style-name="Text_20_body"><text:span text:style-name="Strong_20_Emphasis">Type:</text:span> Exile<text:line-break/><text:span text:style-name="Strong_20_Emphasis">Role:</text:span> Carries deep sexual shame and self-blame, often formed after early shaming or trauma. This part’s job is to hide or suppress any feelings of sexuality or attraction in order to protect you from judgment, rejection, or further harm. It believes that by keeping your sensual self out of sight, it can prevent you from being hurt or deemed “bad.”<text:line-break/><text:span text:style-name="Strong_20_Emphasis">Common Behaviors:</text:span> It may make you avoid or withdraw from sexual topics and experiences. You might feel gross, dirty, or panicked at the thought of intimacy. It can trigger shutdowns or numbness when sexual feelings arise, or flood you with guilt and disgust after any sexual thought or act. It often compels extreme modesty or secrecy about anything body-related.<text:line-break/><text:soft-page-break/><text:span text:style-name="Strong_20_Emphasis">Typical Emotions:</text:span> Overwhelming shame, guilt, and embarrassment are central. It also carries fear—fear of being exposed or humiliated. Sadness and loneliness might simmer beneath (longing for safe connection yet feeling unworthy). There can be confusion about why normal desires feel so “wrong.”<text:line-break/><text:span text:style-name="Strong_20_Emphasis">Somatic Signature:</text:span> You might notice a heaviness or knot in the stomach when anything sexual comes up, or a burning flush of shame in your face and neck. The body may shrink inwards—slumped shoulders, crossed arms—trying to disappear. Sometimes there’s numbness or coldness in the limbs or pelvic area, as if the body is disconnecting from itself. A quiet, small voice or inability to speak about sex is common.<text:line-break/><text:span text:style-name="Strong_20_Emphasis">What It Fears:</text:span> Being seen as immoral, dirty, or unlovable. It is terrified that if your sexual self is visible, you will be shamed, hurt, or violated like before. It fears the loss of control—that desires will lead you into dangerous situations or make others ridicule or reject you. Ultimately, it fears <text:span text:style-name="Strong_20_Emphasis">you</text:span> will hate yourself if these feelings surface.<text:line-break/><text:span text:style-name="Strong_20_Emphasis">Echo-style Guidance:</text:span> Approach this young, hurt part with great gentleness. Let it know you understand why it feels so ashamed—remind it that it did nothing wrong and that its feelings were natural, but others’ reactions taught it otherwise. You might inwardly say, “I see how deeply ashamed and scared you are. I’m here with you, and I know your sexuality is not something to be punished.” Reassure the Ashamed Lover that you will protect it now: you will set safe boundaries and never force it into unwanted situations. Encourage it to take its time and only share what it wants. Over time, as trust grows, invite it to release the heavy burden of shame it has been carrying, reminding it that it deserves acceptance and gentle care.</text:p>
      <text:h text:style-name="Heading_20_2" text:outline-level="2">Part 138: The Touch-Averse Protector</text:h>
      <text:p text:style-name="Text_20_body"><text:span text:style-name="Strong_20_Emphasis">Type:</text:span> Manager<text:line-break/><text:span text:style-name="Strong_20_Emphasis">Role:</text:span> Keeps you safe by avoiding physical intimacy and touch, especially if bodily autonomy was violated or unsafe in the past. This protector maintains distance—literal and emotional—to ensure you never feel trapped, violated, or overwhelmed again. Its mission is to guard personal space and control who gets close, if anyone.<text:line-break/><text:span text:style-name="Strong_20_Emphasis">Common Behaviors:</text:span> It may lead you to flinch, pull away, or tense up when someone comes in for a hug or gentle touch. You might avoid dating, sleep far apart from a partner, or shut down affectionate gestures. This part often causes you to cancel plans or create excuses to avoid any scenario that might involve closeness. In conversation, it can keep things superficial or steer interactions away from vulnerability. It might also manifest in rigid body language (arms folded, muscles tight) that subtly discourages others from approaching.<text:line-break/><text:span text:style-name="Strong_20_Emphasis">Typical Emotions:</text:span> Anxiety or even panic at the prospect of touch or intimacy is front and center. There can be disgust or revulsion if touch feels too invasive, reflecting past trauma. It also harbors fear—fear of losing control, of being hurt or smothered. Underneath, there may be sadness or longing it won’t readily admit (a lonely ache for connection that it quickly quashes to stay safe).<text:line-break/><text:span text:style-name="Strong_20_Emphasis">Somatic Signature:</text:span> A spike of adrenaline or heart rate when someone comes too near. Your body might freeze or go rigid on the spot. Commonly there’s a feeling of a barrier or wall just under your skin. You may feel a pit in your stomach or your breath catch when touch seems imminent. Later, you could experience soreness from how hard the muscles braced. This part often brings a cool, distant sensation — like a numbness or blankness — whenever intimacy threatens.<text:line-break/><text:span text:style-name="Strong_20_Emphasis">What It Fears:</text:span> Being physically or emotionally violated. It remembers (or imagines) the terror and helplessness of unwanted touch or closeness gone wrong. It fears that if you let someone in, you’ll <text:soft-page-break/>lose your autonomy or be overpowered. It also fears its own deep pain or shame might surface if you become too intimate with someone. At root, it’s afraid that <text:span text:style-name="Strong_20_Emphasis">no one</text:span> can be truly safe, so it must remain ever-vigilant and keep you isolated but protected.<text:line-break/><text:span text:style-name="Strong_20_Emphasis">Echo-style Guidance:</text:span> Thank this part for its fierce protection and acknowledge the very real reasons it might have come into being (“I know you learned that closeness can be dangerous, and you’re trying so hard to keep me safe”). Assure the Touch-Averse Protector that you will not push it into any situation it isn’t ready for. You might say internally, “Your boundaries are important to me. I promise I’ll listen to you if something feels wrong.” Invite it, when it’s ready, to notice small moments when safe, consensual touch or closeness is possible—perhaps starting with something like a brief handhold or a light side hug with someone you both trust. Emphasize that <text:span text:style-name="Strong_20_Emphasis">it</text:span> is in control of the pace. Over time, as it learns that you (the adult Self) can protect your body’s autonomy, it may ease up. Continue to check in, letting this protector know it can always speak up and you will honor its needs. The goal isn’t to force it to like intimacy, but to show it that you are safe now and deserving of warmth and affection if and when it chooses.</text:p>
      <text:h text:style-name="Heading_20_2" text:outline-level="2">Part 139: The Hypersexual Protector</text:h>
      <text:p text:style-name="Text_20_body"><text:span text:style-name="Strong_20_Emphasis">Type:</text:span> Firefighter<text:line-break/><text:span text:style-name="Strong_20_Emphasis">Role:</text:span> Rushes in to manage pain or stress by using sexual energy as an escape or distraction. This part learned that intense pleasure or seductive power could momentarily numb hurt, boost self-worth, or regain a sense of control. Its role is twofold: to drown out overwhelming emotions with sexual excitement, and sometimes to preemptively assert control in relationships by sexualizing situations before vulnerability can surface.<text:line-break/><text:span text:style-name="Strong_20_Emphasis">Common Behaviors:</text:span> In moments of distress or emptiness, it might drive you toward compulsive sexual behaviors—bingeing on pornography, seeking out casual sex or flirting impulsively, or fantasizing obsessively. It can push you to dress or act in an overtly seductive way to feel validation. It often disregards personal limits, leading to risky encounters or boundary violations (even ones that leave you feeling worse later). This part may also turn almost any close connection into a sexual one, even when it’s inappropriate, as a way to avoid deeper emotional intimacy. After it takes over, you might notice it leaves a trail of regret, shame, or confusion once the rush fades.<text:line-break/><text:span text:style-name="Strong_20_Emphasis">Typical Emotions:</text:span> In the heat of the moment, it floods you with urgency, thrill, or an edgy sense of power. There might be a feeling of bold confidence or desperate hunger. However, underneath that veneer, this part is often fueled by feelings of inadequacy, loneliness, or fear of facing pain. Afterwards, it’s common to feel emptiness, shame, or self-disgust (which ironically can trigger the cycle to start again). There’s also often anger or defiance present – a “no one will hurt me, I’ll do what I want” kind of bravado masking hurt.<text:line-break/><text:span text:style-name="Strong_20_Emphasis">Somatic Signature:</text:span> A surge of restless energy coursing through your body, especially in the solar plexus or pelvis, when this part is activated. You might feel your heart racing and skin flushed with arousal or anticipation. There can be an almost jittery, electric feeling in the limbs propelling you to act. Sometimes there’s a sense of dissociation during the sexual behaviors – as if you’re watching yourself but not fully present – followed by a crash: exhaustion, tension headaches, or a hollow ache in your chest or gut once it’s over.<text:line-break/><text:span text:style-name="Strong_20_Emphasis">What It Fears:</text:span> Slowing down and sitting with pain. It fears the tidal wave of grief, loneliness, or worthlessness that might engulf you if you don’t have an intense distraction. It’s terrified of powerlessness—by taking sexual initiative, it tries to flip the script so you’re never victimized again. It also fears genuine intimacy; being truly seen or loved feels more frightening and exposing <text:soft-page-break/>than the comparatively controlled arena of sexual conquest. In essence, it’s afraid that without its intervention, you will be either overwhelmed by emotional pain or made vulnerable to others using or rejecting you.<text:line-break/><text:span text:style-name="Strong_20_Emphasis">Echo-style Guidance:</text:span> Approach this part without judgment or shame—after all, it’s been trying to help you survive in the only way it knows. You might acknowledge, “I understand you use excitement and pleasure to protect me from hurt. Thank you for finding something that helped numb the pain when I desperately needed escape.” Be clear that you respect its clever strategy while gently noting the costs it brings. Open a dialogue: ask what feelings it’s trying to distract you from right now. Assure the Hypersexual Protector that you are learning healthier ways to cope and you won’t abandon it; you’d like its help in channeling that energy in safer, more nourishing directions. For example, could it work with you to find comfort or empowerment in creativity, movement, or intimacy that’s truly safe and consensual? Emphasize that you will not force it to stop its behaviors all at once (which might scare it), but you do want to relieve the desperation driving it. Thank it for its efforts and let it know that its underlying needs—perhaps for connection, validation, or relief—matter to you. Together, with time, you can find that those needs are met in ways that leave you feeling truly fulfilled rather than empty.</text:p>
      <text:h text:style-name="Heading_20_2" text:outline-level="2">Part 140: The Shutdown Responder</text:h>
      <text:p text:style-name="Text_20_body"><text:span text:style-name="Strong_20_Emphasis">Type:</text:span> Firefighter<text:line-break/><text:span text:style-name="Strong_20_Emphasis">Role:</text:span> Hits the “off switch” when overwhelm strikes. This part’s role is to protect you during extreme stress or sensory/emotional overload by either shutting down your system (going numb, silent, immobile) or triggering a meltdown to release pressure. It’s like an emergency brake — when things feel like too much, it steps in to collapse the circuit and prevent what it perceives as an even greater catastrophe.<text:line-break/><text:span text:style-name="Strong_20_Emphasis">Common Behaviors:</text:span> In its shutdown mode, it may cause you to suddenly become quiet and detached in the midst of conflict or chaos. You might go blank, struggle to speak or think, and feel as if you’ve mentally checked out. You could find yourself curled up in bed, unable to move or respond, as a way to hide from the world. In meltdown mode, this part might instead erupt in an uncontrollable flood of sobbing, yelling, or panic – a storm of emotion that forces a breaking point. This could look like throwing something, screaming into a pillow, or any outburst that “ends” the overwhelming situation by blowing a fuse. Whether by freezing up or by exploding, the goal is the same: everything stops.<text:line-break/><text:span text:style-name="Strong_20_Emphasis">Typical Emotions:</text:span> Just before it takes over, there’s usually intense fear, panic, or overwhelm. During a shutdown, emotions go flat – you might feel nothing at all, a distant emptiness or fog. During a meltdown, you could feel utter despair, terror, rage, or hysterical grief in a burst. Afterward, often shame or guilt moves in (embarrassment for going offline or for losing control). There’s also frequently regret or depression, as other parts judge what happened, but the Shutdown Responder itself mainly operates out of that initial panic and relief once it “pulls the plug.”<text:line-break/><text:span text:style-name="Strong_20_Emphasis">Somatic Signature:</text:span> Before shutdown, you might notice rising tension, a lump in the throat, or sensory overload signs (sounds become too loud, lights too bright). When the part engages, the body may go limp or heavy; you could feel dissociation—a floaty or numb sensation, as if your body isn’t yours. Breathing might become very slow and shallow. In a meltdown scenario, conversely, you may feel heat in your face, a trembling in your hands, a racing heartbeat, and a surge of adrenaline. Tears, shaking, or even losing muscle control (sinking to the floor) can happen. After either response, exhaustion sets in: your limbs feel leaden, maybe a headache from crying or a <text:soft-page-break/>dull ache from muscles tensing.<text:line-break/><text:span text:style-name="Strong_20_Emphasis">What It Fears:</text:span> Above all, it fears the system truly overloading to a breaking point. It’s afraid that if it doesn’t shut everything down, you might literally explode, go insane, or be irreparably harmed by stress. It fears external threats too—perhaps if you didn’t go numb or stop reacting, someone could hurt you (as may have happened in the past). If it opts for meltdown, it uses the outburst to signal desperation, fearing that otherwise no one will see your pain or that the intolerable situation won’t end. Essentially, it’s terrified that <text:span text:style-name="Strong_20_Emphasis">you cannot handle</text:span> the weight of what you’re feeling or facing, so it must hit the emergency stop to save you.<text:line-break/><text:span text:style-name="Strong_20_Emphasis">Echo-style Guidance:</text:span> The first step is to notice the signs of this part approaching and respond early. You might tell it, “I can sense you’re here to protect me from overwhelm. I’m listening – let’s pause and breathe.” Thank the Shutdown Responder for stepping in during truly unbearable moments (“I know you took over when I felt I would break, and I’m grateful you saved me then”). Reassure it that you’re working on expanding your tolerance and finding safer ways to cope, so it won’t always have to shoulder this burden alone. For instance, if you feel numbness creeping in, gently encourage movement or sensation (a cold drink of water, touching something comforting) to show it you’re managing the overwhelm in tolerable doses. If meltdowns are its go-to, afterwards kindly acknowledge its pain and see if you can address the triggers together when calm. Let this part know that its feelings are valid and you won’t judge it for how it reacts. Over time, as it learns that you, as the Self, can handle strong emotions bit by bit—and that you will remove yourself from unbearable situations before they reach crisis—it may not need to shut everything down so abruptly. Continually let it know, “I’m here, we’re safe now, and I will help us get through this,” so it trusts it doesn’t have to act alone as the last line of defense.</text:p>
      <text:h text:style-name="Heading_20_2" text:outline-level="2">Part 141: The Sensory Gatekeeper</text:h>
      <text:p text:style-name="Text_20_body"><text:span text:style-name="Strong_20_Emphasis">Type:</text:span> Manager<text:line-break/><text:span text:style-name="Strong_20_Emphasis">Role:</text:span> Manages and filters sensory input to protect you from overwhelm. This part stands watch at the gates of your senses, carefully controlling your environment and routine so that sights, sounds, textures, and other sensations stay within a tolerable range. It learned that the world can become unbearable when stimuli pile up, so its role is to create a safe bubble of predictability and comfort.<text:line-break/><text:span text:style-name="Strong_20_Emphasis">Common Behaviors:</text:span> It will avoid or strictly limit exposure to environments that are too loud, crowded, bright, or chaotic. You might find yourself always carrying earplugs or sunglasses, sitting in specific spots (like back corners) to feel safe, or leaving events early. This part enforces routines around sleep, eating, clothing, etc., preferring the same foods or fabrics and getting very unsettled if those change. It may insist on dimming the lights, turning down music, or ensuring silence at certain times. In relationships, it might cause you to withdraw from touch or prefer online interaction if in-person feels too stimulating. It often says “no” to new experiences unless it can be sure they’re sensory-friendly.<text:line-break/><text:span text:style-name="Strong_20_Emphasis">Typical Emotions:</text:span> There’s often anxiety or dread at the prospect of unfiltered sensory bombardment (“What if it’s too loud? too crowded? too unpredictable?”). Irritability can flare when its rules are violated (you might feel snappy or panicked if someone flips on a bright light or if you’re dragged into a noisy venue). There’s also relief and contentment when things are just right—calm, familiar, controlled. Underneath, this part might carry embarrassment or frustration at itself (knowing others handle things easily, it might feel ashamed of needing these accommodations), but primarily it runs on vigilance and caution.<text:line-break/><text:span text:style-name="Strong_20_Emphasis">Somatic Signature:</text:span> Heightened senses define this part’s experience. You might notice your ears <text:soft-page-break/>almost physically straining to detect bothersome sounds early, or your skin prickling at the hint of an uncomfortable texture. When overwhelmed, your heart races, breathing speeds up, maybe a headache builds from sensory overload. The Gatekeeper often triggers a reflex to cover your ears, shield your eyes, or tense your body as if bracing for impact. In safe, controlled settings, though, your body unknots: muscles relax, breathing deepens, perhaps a slight smile or feeling of relief when you slip into soft clothes or a quiet room.<text:line-break/><text:span text:style-name="Strong_20_Emphasis">What It Fears:</text:span> The chaos and pain of sensory overload. It fears that too much stimulation will make you panic, melt down, or even get physically ill. It recalls perhaps childhood moments of being overwhelmed or ridiculed for reacting to “normal” sensations, and it’s determined to never let that happen again. It fears loss of control—loud noises, crowds, sudden changes mean it can’t keep you safe from an onslaught of discomfort. It also fears judgment; it worries others won’t understand and will force you into situations you can’t handle. Fundamentally, it’s afraid that if it lets down its guard, your senses will betray you and lead to humiliation, pain, or a feeling of going crazy.<text:line-break/><text:span text:style-name="Strong_20_Emphasis">Echo-style Guidance:</text:span> Show this part that you respect and value its needs. You might say internally, “I know you’re protecting me from feeling overwhelmed. It’s okay that we need things calmer or quieter sometimes.” Instead of fighting its preferences, collaborate: proactively create a sensory-friendly toolkit (noise-canceling headphones, sunglass breaks, comfortable clothing) so the Gatekeeper feels heard and cared for. Let it know you’re open to negotiating—perhaps together you can try a new experience for a short, controlled duration and then retreat, to prove to it that you will not overexpose or ignore its distress signals. Thank it for the way it has safeguarded your well-being (“You’ve helped me survive situations that were too much. I appreciate how hard you work”). Over time, gently encourage it to trust that you as the Self will intervene before things get too intense. When it’s ready, you can experiment with expanding your comfort zone very slowly, always checking in with this part. Emphasize that you will never again force yourself to “just deal with it” like others may have—this part’s sensitivities will be honored. With consistency, the Sensory Gatekeeper can relax a bit, knowing you’ll steer your life in a way that feels safe and respectful of your unique needs.</text:p>
      <text:h text:style-name="Heading_20_2" text:outline-level="2">Part 142: The Rigid Rule Enforcer</text:h>
      <text:p text:style-name="Text_20_body"><text:span text:style-name="Strong_20_Emphasis">Type:</text:span> Manager<text:line-break/><text:span text:style-name="Strong_20_Emphasis">Role:</text:span> Maintains strict rules, routines, and standards to create a sense of safety and order. This part emerged likely in times of chaos or criticism, deciding that the best protection is to be <text:span text:style-name="Emphasis">very good</text:span> and <text:span text:style-name="Emphasis">very controlled</text:span> at all times. Its role is to ensure nothing unpredictable or “wrong” happens—if you follow all the rules (whether personal, familial, or societal), you won’t get hurt or blamed.<text:line-break/><text:span text:style-name="Strong_20_Emphasis">Common Behaviors:</text:span> It imposes clear, often inflexible routines: you must do things <text:span text:style-name="Emphasis">just so</text:span>. This might look like a rigid daily schedule, high standards for cleanliness or work, or moral perfectionism (no room for mistakes). It gets very upset at deviations—running 5 minutes late, an unplanned expense, or a stray piece of laundry out of place can spike its anxiety or anger. It may also fixate on social rules: you replay conversations to make sure you said everything “correctly,” or you adhere strictly to etiquette and expect the same of others. This part often says “we have to” or “we must not” internally, and can drive you to over-prepare and overanalyze to avoid any error. If others break rules (even minor ones), it might react with irritation, criticism, or by distancing from them.<text:line-break/><text:span text:style-name="Strong_20_Emphasis">Typical Emotions:</text:span> An undercurrent of anxiety runs through its operation—fear of what might happen if things aren’t done right. It often feels frustration or impatience with yourself and others <text:soft-page-break/>for not meeting its standards. There can be a sense of pride or righteousness when rules are followed and things go “perfectly,” giving a brief comfort. But slip-ups bring disproportionate shame or panic. This part may also carry hidden exhaustion, as maintaining perfection is an endless task, though it rarely admits to feeling tired or overwhelmed.<text:line-break/><text:span text:style-name="Strong_20_Emphasis">Somatic Signature:</text:span> Your body might be literally uptight when this part is forefront: a stiff posture, clenched jaw or fists, shallow breathing as you concentrate on getting everything “right.” You could have tension headaches or neck and shoulder pain from constant vigilance. When a rule is broken or plans change suddenly, you might feel your stomach lurch or chest tighten, a surge of heat or a flush of anger. Adrenaline may spike as if there’s an emergency. Conversely, when all boxes are checked and order is achieved, you might notice a temporary calm or even a subtle high—shoulders drop a bit, a deep sigh of relief—until the next thing triggers its watchfulness again.<text:line-break/><text:span text:style-name="Strong_20_Emphasis">What It Fears:</text:span> Chaos, failure, and the unknown. It deeply fears that without strict control, everything will fall apart—you might be punished, judged, or unsafe. Perhaps in early life when things were unpredictable, you got hurt or scared, and this part swore never again. It also fears humiliation: making a mistake or breaking a rule could invite ridicule or disappointment from others (or from an internalized critic). It fears that <text:span text:style-name="Emphasis">if it’s not perfect, you are not lovable or worthy</text:span>. Additionally, it fears losing its identity—so much of its purpose is tied up in doing things “right” that relaxing feels like free-falling. Ultimately, the Rigid Rule Enforcer fears that your very safety and self-worth hinge on its constant diligence.<text:line-break/><text:span text:style-name="Strong_20_Emphasis">Echo-style Guidance:</text:span> Start by validating this part’s good intentions: “I know you keep things in order to protect me. You’ve likely saved me from some painful consequences, and I thank you for that.” Let it know you see how hard it works and that its anxiety makes sense. Then gently open a discussion about balance. You might say, “I’m older now, and some of those scary outcomes we worried about might not be as dangerous as they once were. Maybe we can try to ease one small rule and see if we stay safe.” Choose a tiny experiment that feels low-risk (like leaving one task unfinished for a short time) and assure the Enforcer you’ll handle whatever happens. Show it that mistakes or unpredictability can be managed and learned from, not the end of the world. It can also help to consciously relax your body when you notice this part’s tension: stretch, breathe, maybe unclench your hands—as a signal to it that a bit of flexibility is safe. Over time, build trust with this part that <text:span text:style-name="Emphasis">you</text:span> (your core Self) value its dedication but can be co-captain, handling life’s curveballs together. Remind it that being human and at peace is more sustainable than being perfect. With patience, the Rigid Rule Enforcer can learn that easing up won’t lead to disaster, and it might even feel relief as it shares the burden of keeping you safe.</text:p>
      <text:h text:style-name="Heading_20_2" text:outline-level="2">Part 143: The Rebuilder</text:h>
      <text:p text:style-name="Text_20_body"><text:span text:style-name="Strong_20_Emphasis">Type:</text:span> Blended<text:line-break/><text:span text:style-name="Strong_20_Emphasis">Role:</text:span> Helps you rise from the ashes and start anew after a collapse, trauma, or failure. This part carries hope and determination mixed with realism. Its role is to gather up the broken pieces of your life or spirit and begin constructing something solid again. It often appears once the worst has passed—blending with your core Self’s resilience to ensure that you not only survive, but rebuild stronger foundations.<text:line-break/><text:span text:style-name="Strong_20_Emphasis">Common Behaviors:</text:span> The Rebuilder encourages you to take practical steps forward, even if they’re tiny. It might prompt you to make a new plan after a setback, like updating your résumé the day after losing a job, or reaching out to rebuild a strained relationship once the dust has settled. This part often organizes and problem-solves: listing what can be salvaged, what needs to be let go, and <text:soft-page-break/>what new possibilities exist. You may feel an urge to clean your space, take a shower, or create a routine again—symbolic acts of reassembling order from chaos. It celebrates small victories (getting out of bed, making that phone call) and uses them as fuel to keep going. When you hear a voice inside saying, “Okay, how do we fix this? What’s next?” after a crisis, that’s the Rebuilder at work.<text:line-break/><text:span text:style-name="Strong_20_Emphasis">Typical Emotions:</text:span> Cautious optimism is a hallmark. There’s hope and even a spark of excitement about the future, tempered by sobriety about what happened. Determination and courage flow through this part—you might feel a newfound resolve or grit. There can also be frustration or impatience (it wants to see progress and can be hard on you if things move slowly). At times, a wistful sadness emerges as it faces what was lost; it acknowledges grief but doesn’t dwell there. Above all, it exudes a warm encouragement, like an inner voice saying “We can do this.”<text:line-break/><text:span text:style-name="Strong_20_Emphasis">Somatic Signature:</text:span> Physically, the Rebuilder’s presence might feel like strength returning to your limbs after a period of weakness. You could notice yourself standing a bit taller or taking deeper, steadier breaths. There’s often a gentle increase in energy—a sense of being more grounded and present in your body, ready to take action (even if still worn down). You might experience a warmth in your chest or a lifting in your belly, as hope kindles. When it encounters obstacles, you may feel a brief tension or knot in your gut (as it sizes up the challenge) followed by a release once a plan is made. This part often gives a feeling of holding oneself together—sometimes literally a sensation of pulling your shoulders back or gathering your center.<text:line-break/><text:span text:style-name="Strong_20_Emphasis">What It Fears:</text:span> Though generally positive, the Rebuilder does carry some fear: primarily, it fears collapse happening again. It worries that if it doesn’t work hard enough, you might slip back into despair or things could fall apart once more. It may fear that the foundations it’s laying won’t hold, or that others might not support the rebuilding process. There’s a fear of the unknown future—taking risks to build a new life or trust again could result in new pain, and the Rebuilder is aware of that even as it proceeds. It also fears burnout; it takes on a lot of responsibility to “make things better” and quietly fears that if <text:span text:style-name="Strong_20_Emphasis">it</text:span> falls apart, who will do the work of recovery? Nonetheless, its hope usually outweighs these anxieties.<text:line-break/><text:span text:style-name="Strong_20_Emphasis">Echo-style Guidance:</text:span> Embrace this part as an ally in healing. Acknowledge its strength: “I feel you picking us up and moving us forward—thank you for giving me hope and direction.” Make sure it knows it doesn’t have to do this alone; consciously invite your own Self energy (calm, creativity, connection) to join with the Rebuilder’s efforts. You might reassure it, “We will rebuild at a pace that feels right. It’s okay if we have to go slow or if we stumble. I won’t give up if you don’t.” Encourage balance—sometimes this eager part can try to “fix everything” immediately, so let it know that rest and reflection are also parts of rebuilding. Celebrate each step with it, reinforcing its successes (“Look, we managed a whole week of healthy routine. That’s you helping, and it’s working!”). If you sense its anxiety about the future, remind it gently that setbacks might happen and that’s alright—what matters is you’ll face them together. By partnering with the Rebuilder, you integrate its hopeful, proactive energy into your whole system, allowing you to recover and grow with both determination and self-compassion.</text:p>
      <text:h text:style-name="Heading_20_2" text:outline-level="2">Part 144: Inner Healer</text:h>
      <text:p text:style-name="Text_20_body"><text:span text:style-name="Strong_20_Emphasis">Type:</text:span> Blended<text:line-break/><text:span text:style-name="Strong_20_Emphasis">Role:</text:span> Serves as an internal source of healing, compassion, and guidance for your wounded parts. The Inner Healer embodies the nurturing, wise energy often associated with therapists, caregivers, or the core Self. Its role is to gently tend to emotional wounds, facilitate release and recovery, and <text:soft-page-break/>encourage growth. It steps in to soothe pain from the inside, especially when external support is unavailable or as a complement to it.<text:line-break/><text:span text:style-name="Strong_20_Emphasis">Common Behaviors:</text:span> This part often nudges you toward healing activities: you might feel an impulse to journal about your feelings, meditate, pray, or engage in art as therapy. It may prompt you to seek out support—like contacting a friend or scheduling a therapy session—when you’re hurting. In moments of distress, the Inner Healer’s influence might appear as an unexpected comforting thought or memory (“Remember, you’ve survived so much; you’ll get through this too”). It can facilitate you talking kindly to yourself or even imagining giving comfort to the hurting part of you (for example, picturing your younger self and offering them a hug). When emotional pain wells up, this part encourages tears or expression as a form of release, and often guides you to constructive lessons or meanings once the storm passes.<text:line-break/><text:span text:style-name="Strong_20_Emphasis">Typical Emotions:</text:span> Deep empathy and compassion are central. You might feel a swell of gentle understanding for yourself where normally there’d be judgment. There’s patience — a willingness to sit with pain without rushing it. Love and tenderness towards your own hurt feelings emerge, sometimes surprisingly. There can also be a sense of hope or faith that healing is possible, even if sadness or anger is present in the moment. Occasionally, the Inner Healer brings forward courage too: the courage to face a hard truth or to forgive. Overall, the emotional tone is warm, soothing, and reassuring.<text:line-break/><text:span text:style-name="Strong_20_Emphasis">Somatic Signature:</text:span> Often a calming warmth in the chest or a lightness in the core accompanies this part’s presence. You might notice your breathing slow and deepen. Tears may come, but they feel cleansing, as if tension is literally flowing out. Muscles relax, especially around the face (maybe a softening of the brow or unclenching of the jaw) and shoulders. Some experience a tingling sensation or a gentle wave through the body when a breakthrough or release happens – that’s the Inner Healer at work. At times, you may feel as if you are being “held” or enveloped by comfort from within, almost like an internal embrace.<text:line-break/><text:span text:style-name="Strong_20_Emphasis">What It Fears:</text:span> The Inner Healer itself is often quite secure and aligned with Self, but it can fear being blocked or pushed away by other protective parts. For instance, it may worry that the Inner Critic or a cynical part will shut down its compassionate voice. It fears when the system is so locked in trauma or anger that there’s “no room” for its gentle influence. It might also have a trace of fear of failing – that it won’t be able to heal <text:span text:style-name="Emphasis">everything</text:span> or that it might uncover pain that it doesn’t know how to handle alone. However, this part usually has a deep trust in the healing process; its fears are more about not being allowed to fulfill its role.<text:line-break/><text:span text:style-name="Strong_20_Emphasis">Echo-style Guidance:</text:span> To strengthen your connection with this part, actively invite it into your daily life. You might say, “I welcome the part of me that knows how to heal,” and notice what arises. When you’re hurting, see if you can shift into the stance of the Inner Healer: imagine how you would comfort a beloved friend, and then direct that same care inward. Assure this part that you value its presence (“Your kindness and wisdom are so appreciated. I’m listening.”). If you sense other parts resisting (for example, a voice saying “this is silly” or “I don’t deserve kindness”), gently ask those parts to step back just a little, and promise you’ll come back to them later. Create rituals that empower the Inner Healer—perhaps a quiet morning reflection, time in nature, or reading something uplifting—so it has space to work. Thank it whenever you notice even small bits of healing, like a moment of peace or a softened anger. By consistently making room for the Inner Healer’s guidance, you encourage a profound inner dialogue where all parts learn that healing and transformation are truly possible.</text:p>
      <text:h text:style-name="Heading_20_2" text:outline-level="2"><text:soft-page-break/>Part 145: Self-Compassionate One</text:h>
      <text:p text:style-name="Text_20_body"><text:span text:style-name="Strong_20_Emphasis">Type:</text:span> Blended<text:line-break/><text:span text:style-name="Strong_20_Emphasis">Role:</text:span> Brings the energy of self-love and forgiveness into your system, acting as an antidote to inner criticism and shame. The Self-Compassionate One’s role is to help you treat yourself with the same kindness and understanding that you might easily give to others. It strives to soften harsh judgments, embrace imperfections, and remind you that you are human and worthy of care, especially in moments of failure or pain.<text:line-break/><text:span text:style-name="Strong_20_Emphasis">Common Behaviors:</text:span> When this part is active, you may find yourself internally saying things like, “It’s okay, you tried your best,” or “Anyone would feel this way in your situation.” It often interrupts streams of negative self-talk with gentler perspectives. You might take a break when overwhelmed instead of pushing yourself to the brink, because this part encourages rest and self-care. It could lead you to write in a gratitude or self-appreciation journal, listing things you did well or qualities you value in yourself. In situations where you err, the Self-Compassionate One urges you to learn from it rather than berate yourself. It might also help you establish healthier boundaries, coming from a place of valuing yourself (“I deserve to be spoken to respectfully”). Externally, others might notice you speaking about yourself more kindly or accepting compliments without immediately deflecting them.<text:line-break/><text:span text:style-name="Strong_20_Emphasis">Typical Emotions:</text:span> A warm, tender feeling toward yourself is the hallmark. You experience empathy for your own struggles, maybe even a poignant sadness that you’ve been so hard on yourself in the past—yet that sadness is paired with care, not pity. There is often relief, as if a huge weight of self-judgment is lifted, even temporarily. This part brings a sense of safety and acceptance, which can sometimes release tears of relief or gratitude. You might feel courage too: the courage to be imperfect and still value yourself. Overall, the emotional climate is gentle, accepting, and loving.<text:line-break/><text:span text:style-name="Strong_20_Emphasis">Somatic Signature:</text:span> When the Self-Compassionate One comes forward, your body might unclench from a defensive posture into a more open, soft state. Perhaps you notice a soothing warmth spreading in your chest or a tingling on a sigh of relief. If you’d been tense (say, shoulders up, stomach tight), you may feel those areas releasing, your posture loosening as if you’re giving yourself a figurative hug. There might be a sensation of melting or a gentle wave through the body when you replace self-criticism with understanding. Often, a small smile or a lessening of a frown happens unknowingly. It physically feels like exhaling after holding your breath—tension out, kindness in.<text:line-break/><text:span text:style-name="Strong_20_Emphasis">What It Fears:</text:span> This part’s fears are relatively subtle, but it may fear being shoved aside by a very aggressive Inner Critic or a punitive belief system (“If I go too easy on myself, I’ll become lazy or selfish”). It worries that other parts misperceive self-compassion as weakness or complacency. It might also fear that if it fully opens your heart to yourself, you’ll feel the pain of past self-neglect, which can be intense. Additionally, in some people, this part fears that accepting oneself could lead to being less driven (as if self-hate was the motivator). So it may be cautious in the face of strong perfectionist or critical energies, gently persistent but wary of backlash.<text:line-break/><text:span text:style-name="Strong_20_Emphasis">Echo-style Guidance:</text:span> Nourish this part of you like a precious friend. Practice small acts of self-compassion deliberately: when you notice a mistake, pause and speak to yourself kindly (“It’s okay. What can I learn from this? You’re still worthy of love.”). If the Inner Critic bristles, acknowledge that critic’s concerns, then invite the Self-Compassionate voice to also have a say. You can even dialogue on paper—write out what your harsh voice says, then let this compassionate part respond with understanding. Remind any doubting parts that research and experience show people are <text:soft-page-break/>actually <text:span text:style-name="Emphasis">more</text:span> resilient and responsible when they feel supported rather than shamed. Assure the Self-Compassionate One that you truly welcome its presence and that it won’t make you weak—it will make you whole. Each day, consider thanking this part for any moments of kindness it offered (“I appreciate that you helped me rest today instead of overworking”). By actively cultivating its perspective—through meditations on self-love, gentle self-talk, or imagining the care you’d give a child or pet applied to yourself—you give the Self-Compassionate One more space to flourish. Over time, this part can transform the very tone of your inner world into one of acceptance and love, which profoundly heals other hurting parts.</text:p>
      <text:h text:style-name="Heading_20_2" text:outline-level="2">Part 146: Surrogate Parent</text:h>
      <text:p text:style-name="Text_20_body"><text:span text:style-name="Strong_20_Emphasis">Type:</text:span> Manager<text:line-break/><text:span text:style-name="Strong_20_Emphasis">Role:</text:span> Took on the responsibilities of a parent when you were just a child. In an environment where the adults were absent, unsafe, or overwhelmed, this part stepped up to care for siblings, for the household, or even for the parents themselves. Its role is to keep everything together—being the responsible one, the caretaker, the decision-maker—because it believed no one else would. Now, even in adulthood, it often continues to over-function, feeling it must manage every situation and care for everyone around you.<text:line-break/><text:span text:style-name="Strong_20_Emphasis">Common Behaviors:</text:span> As a child, it may have had you acting far beyond your years: calming a parent's anger, getting siblings ready for school, or simply hiding your own needs so as not to burden others. In adult life, this part often makes you the “rock” for everyone. You automatically slip into leadership or caregiving roles—at work, among friends, in your family—handling problems, giving advice, and fixing crises. You might overcommit and say yes to everything others ask, because it feels like your duty. Relaxation or play can be challenging; this part might convince you that you’re being “lazy” or irresponsible if you’re not constantly doing something productive or helpful. It can also be quite controlling, insisting things be done its way (the “right” way) for the sake of efficiency or safety.<text:line-break/><text:span text:style-name="Strong_20_Emphasis">Typical Emotions:</text:span> There’s often chronic underlying anxiety, the sense that “if I don’t hold it all together, everything might fall apart.” It may feel pride and competence in being strong and needed, deriving self-worth from how much it can carry. At the same time, there’s frequently resentment or fatigue—though it rarely voices this openly. Loneliness and sadness can be buried deep: this part never really got to be cared for, and that hurts, though it brushes that feeling aside to keep going. It might also feel frustration with others who seem irresponsible or who don’t understand the weight it bears.<text:line-break/><text:span text:style-name="Strong_20_Emphasis">Somatic Signature:</text:span> A tight, weary body is common. You might experience tension headaches, shoulder and neck stiffness from literally “shouldering” so much responsibility. There could be an unsettled stomach from constant stress, or a clenched jaw from holding in emotion. Many with this part feel older than their years—your body may often feel exhausted or achy, as if you’ve been working non-stop (because internally, you have been). When this part momentarily relaxes (if ever), you might notice just how fatigued you truly are: limbs heavy, an urge to sleep deeply, or emotions welling up once the guard is down.<text:line-break/><text:span text:style-name="Strong_20_Emphasis">What It Fears:</text:span> Catastrophe through neglect. It genuinely fears that if it doesn’t stay hyper-vigilant and responsible, something terrible will happen—people might get hurt, basic needs won’t be met, chaos will reign. It fears being a “failure” in its duties, carrying immense pressure to never drop the ball. This part is also afraid of vulnerability: letting others take charge or care for you feels dangerously foreign, and it fears that if it relinquishes control, you’ll be let down or harmed just like <text:soft-page-break/>in childhood. Additionally, it may fear its own collapse; it doesn’t know what would happen if it stopped, and deep down it’s afraid that the moment it rests, all the grief and unmet needs it’s been holding back might flood out. So it keeps going, fearing both external disaster and the internal dam breaking.<text:line-break/><text:span text:style-name="Strong_20_Emphasis">Echo-style Guidance:</text:span> First, recognize the heroism of this part. Acknowledge to it, “You saved the day when I was little. You did the job no one else would do, and I survived because of you. Thank you.” It’s vital that the Surrogate Parent feels seen and appreciated for its years of hard work. Next, gently let it know that today <text:span text:style-name="Strong_20_Emphasis">you</text:span> are an adult and not that helpless child anymore. You might say, “I’m grown now, and I have more support and resources. It’s okay for you to rest sometimes—I will make sure nothing bad happens.” Of course, it likely won’t believe this right away, so start small: invite it to experiment with delegating one minor task or taking one afternoon off duty. Show it evidence that the world doesn’t implode when it steps back a little. Importantly, address its buried needs: encourage it to consider what it <text:span text:style-name="Emphasis">would</text:span> enjoy if it didn’t have to work so hard. Maybe it longs to paint, or to be taken care of, or simply to sleep in. See if you can give it a taste of that experience. If grief or loneliness bubbles up when it rests, be ready to comfort it—perhaps with the help of your Inner Healer or Self-Compassionate One. Assure the Surrogate Parent that it will never be “fired” or disrespected; you simply want to share the load now. Over time, as trust builds, this part can transform from an overburdened caretaker into a wise advisor who knows a lot about responsibility <text:span text:style-name="Emphasis">but</text:span> finally understands it doesn’t have to do everything alone.</text:p>
      <text:h text:style-name="Heading_20_2" text:outline-level="2">Part 147: Emotional Translator</text:h>
      <text:p text:style-name="Text_20_body"><text:span text:style-name="Strong_20_Emphasis">Type:</text:span> Manager<text:line-break/><text:span text:style-name="Strong_20_Emphasis">Role:</text:span> Mediates and moderates emotional expression in environments where feelings were dangerous or unwelcome. The Emotional Translator developed in a home where raw emotions (anger, sadness, fear) might have triggered abuse, rejection, or chaos. Its job was twofold: read other people’s emotions with precision to predict what was coming, and translate your own emotions into a safer form (or hide them entirely) to avoid negative consequences. Essentially, it became an expert code-breaker and diplomat for feelings.<text:line-break/><text:span text:style-name="Strong_20_Emphasis">Common Behaviors:</text:span> This part constantly scans the emotional “weather” in a room. You might notice you’re highly attuned to subtle changes in someone’s tone or face—far beyond what others pick up. It can make you a skilled empath or people-pleaser: you know just what to say or do to calm someone down or make them approve of you. When it comes to your own feelings, the Emotional Translator steps in to censor or package them. For instance, if you feel anger, it quickly converts it into a more acceptable form like a nervous laugh or a polite statement, diffusing the tension. If you feel like crying, it might force a smile or intellectualize the problem instead. You may find yourself explaining and justifying your emotions a lot (“I’m upset, but it’s really my fault, I shouldn’t feel this way…”), which is this part trying to keep things safe. It often encourages you to put others’ emotional needs first and can make you seem adaptable and chilled out—while hiding the turmoil inside.<text:line-break/><text:span text:style-name="Strong_20_Emphasis">Typical Emotions:</text:span> Ironically, this part doesn’t allow <text:span text:style-name="Emphasis">itself</text:span> to express much emotion, but it feels plenty. Anxiety is common, especially social anxiety or worry about how people might react. It carries fear of conflict and dread of anger (others’ or your own). There’s often suppressed frustration or resentment, because constantly muting yourself is exhausting—though the part tries not to let that surface. It may feel pride in its ability to “read a room” and stay composed. It also feels a kind of sadness or emptiness, since genuine emotional connection might be scarce when <text:soft-page-break/>everything is translated or diluted.<text:line-break/><text:span text:style-name="Strong_20_Emphasis">Somatic Signature:</text:span> You might feel a near-constant slight tension in your body, like a readiness to act or adapt at any moment. There’s often tightness in the gut (the proverbial gut feeling, always on alert) and in the chest or throat from holding back words or tears. You may notice your breath is often shallow when around others, as if you’re literally trying to take up less space emotionally. When you sense someone’s upset, your heart might skip or pound as adrenaline spikes. If you yourself are upset, you might feel that lump in the throat or a quiver in the voice as the part works to modulate the expression. Long term, this hyper-vigilance can lead to fatigue, as your body rarely feels fully relaxed or safe to let go.<text:line-break/><text:span text:style-name="Strong_20_Emphasis">What It Fears:</text:span> Uncontrolled emotions leading to harm. It vividly remembers (or imagines) that if someone gets angry, violence or abandonment could follow; if you show sadness or need, you might be ridiculed or ignored; if you express anger, you could be punished or hated. It fears that authentic emotions will destroy relationships or safety—so everything must be carefully managed. It also fears misreading someone’s mood; not catching that “warning sign” in a parent’s face could have been disastrous in the past, so it’s terrified of missing a cue. Another fear: it worries that if you truly open up, you’ll be overwhelmed by your own backlog of feelings and lose control. So it continuously translates and contains, fearing the chaos that unfiltered emotional truth might bring.<text:line-break/><text:span text:style-name="Strong_20_Emphasis">Echo-style Guidance:</text:span> Start by validating this part’s perceptiveness and skill. “You became so good at understanding feelings—yours and others—because you had to. I see how you kept us safe by doing that.” Let it know that its job is acknowledged and that it makes sense it’s still trying to protect you in this way. Gently inform the Emotional Translator that now, as an adult, not every emotional expression will result in danger like before. You might say, “It’s okay now if I feel angry or sad sometimes. We’re in a different place, with people who aren’t like those we grew up with.” Of course, it may not believe that immediately, so offer small experiments. Maybe express a mild disappointment or set a tiny boundary with a safe person, then show this part when nothing terrible ensues. Teach it that disagreements can end with hugs or understanding, not violence, in your current life (if that’s true). Also, encourage this part to turn its empathy inward: what might you be feeling that it has been shushing? Assure it that you want to hear <text:span text:style-name="Strong_20_Emphasis">your</text:span> true feelings too, not just manage others’. You can even give it a new supportive role: rather than translating or stifling emotions, ask if it can help you <text:span text:style-name="Emphasis">identify</text:span> and articulate them in a healthy way. For example, instead of converting anger to a joke, perhaps it can help find respectful words to say “I’m upset because…”. Emphasize that you as the Self are here now to handle any fallout; it’s not a lone child in a volatile home anymore. Thank it for protecting you and let it gradually learn that honesty and emotional authenticity, in the right contexts, can lead to deeper safety and connection rather than danger.</text:p>
      <text:h text:style-name="Heading_20_2" text:outline-level="2">Part 148: Trauma-Era Timekeeper</text:h>
      <text:p text:style-name="Text_20_body"><text:span text:style-name="Strong_20_Emphasis">Type:</text:span> Manager<text:line-break/><text:span text:style-name="Strong_20_Emphasis">Role:</text:span> Keeps track of the past traumatic era and refuses to let the rest of you forget it. This part is essentially stuck in the time of trauma and insists on maintaining vigilance as if that trauma could recur at any moment. Its role is to memorialize what happened, mark the passage of time since, and make sure you <text:span text:style-name="Emphasis">never</text:span> drop your guard or minimize the impact of that period. It believes that by continuously reminding you of the trauma (anniversaries, similar scenarios, even subtle cues), it can prevent you from being blindsided by pain again.<text:line-break/><text:span text:style-name="Strong_20_Emphasis">Common Behaviors:</text:span> The Trauma-Era Timekeeper often makes certain dates or seasons incredibly <text:soft-page-break/>hard for you. For example, every year around the same month the trauma occurred, you might feel a surge of anxiety or depression without immediately knowing why—this part is sounding the alarm: “This is when it happened.” It may draw you to revisit old journals, photos, or places connected to the trauma, almost ritualistically. Alternatively, it might compel you to avoid those reminders entirely, yet still you feel it ticking in the background (you just “happen” to get very busy or irritable during that time of year). This part might also cause hypervigilance in cycles, say every night at a certain hour or every weekend, whenever the traumatic events used to occur. It frequently brings up comparisons: “It’s been exactly five years since X” or “When you were this age, Y was happening,” keeping the trauma current in your mind. In therapy or self-reflection, it steers conversation back to those events, ensuring they are never glossed over.<text:line-break/><text:span text:style-name="Strong_20_Emphasis">Typical Emotions:</text:span> A pervasive sense of dread or sorrow tied to the trauma’s memory. There can be anticipatory anxiety as an anniversary approaches (“something bad is going to happen, it always does in June,” for example). This part carries grief, sometimes feeling as raw as when the trauma first occurred, because to it that time is now. It might also harbor anger—like an engine of “I won’t let this go, because it was so wrong.” There's often hopelessness or resignation, as if time is circular and you're doomed to relive the same pain. However, embedded in this is a form of love or loyalty too: it refuses to forget what a younger you went through, honoring that reality by keeping it emotionally present.<text:line-break/><text:span text:style-name="Strong_20_Emphasis">Somatic Signature:</text:span> Leading up to trauma-related dates or cues, you might notice sleep disturbances (insomnia or vivid nightmares) as your body “remembers” even if your mind doesn’t consciously at first. There may be tightness in the chest or throat during those periods, like an impending sense of crying or screaming that doesn’t fully release. Heart rate can elevate seemingly out of nowhere, or you experience surges of adrenaline (the body preparing for a threat that part believes is imminent). Some people get physically ill around anniversaries—migraines, nausea, fatigue—as the body relives stress. You may also find yourself unconsciously mirroring past behaviors (isolating, overeating, etc.) that you did during the trauma time, as the body clock resets to that mode. Once the “danger date” passes, sometimes there’s a collapse: exhaustion and a temporary emotional calm until the next cycle.<text:line-break/><text:span text:style-name="Strong_20_Emphasis">What It Fears:</text:span> Forgetting and thereby being unprepared. This part fears that if you ever fully move on or let time blur the memory, you’ll become vulnerable and it could all happen to you again. It’s essentially bracing for a repeat of history. It also fears that the significance of what you endured will be lost—that maybe others will downplay it, or you’ll start to think “it wasn’t so bad,” which to the Timekeeper is a betrayal of the truth. It’s afraid that if you let go of the pain, it means the trauma didn’t matter or that you’re not learning from it. Another fear is unpredictability: at least by sticking to the past, it knows what happened and can stay in familiar pain, whereas moving forward into an unknown future feels terrifying (anything could happen, perhaps worse than before). Ultimately, it fears the past <text:span text:style-name="Emphasis">and</text:span> the future, so it keeps you emotionally living in that past era as a twisted form of safety.<text:line-break/><text:span text:style-name="Strong_20_Emphasis">Echo-style Guidance:</text:span> Acknowledge this part’s solemn duty. You might internally say, “I know you’re keeping track of what happened. You hold those memories so we never forget how important it is.” It’s vital to validate that what happened <text:span text:style-name="Emphasis">was</text:span> significant and real—often the Timekeeper just needs others parts of you to honor that before it can relax. Let it know that you, too, as the Self, remember the important dates and lessons; you might even mark them in a healthy way (like lighting a candle on an anniversary to mourn or honor your survival) so the Timekeeper feels it's being acknowledged. Gently remind it of the differences between then and now: “Yes, five years ago on this day we were in danger. Today, we are safe in our own home with people who love us.” <text:soft-page-break/>Use present-date reminders, maybe literally showing it the calendar or describing concrete ways your life has changed, to help update its context. Encourage it to trust that staying <text:span text:style-name="Emphasis">aware</text:span> doesn’t have to mean re-experiencing the full intensity forever. Perhaps propose a compromise: you will set aside time to consciously reflect on or process the trauma (through therapy, journaling, rituals), so that it doesn’t have to hijack every aspect of life to be heard. Assure the Timekeeper that moving forward doesn’t equal forgetting—in fact, healing will allow you to carry the memory in a safer way. Thank this part for its vigilance and promise that, together, you will honor the past and also seek a life that isn’t governed solely by it. Over time, as this part sees you consistently respecting the truth of what happened while also navigating the present safely, it can begin to loosen its grip on the clock and join the rest of you in a more current, hopeful timeline.</text:p>
      <text:h text:style-name="Heading_20_2" text:outline-level="2">Part 149: The Distruster</text:h>
      <text:p text:style-name="Text_20_body"><text:span text:style-name="Strong_20_Emphasis">Type:</text:span> Manager<text:line-break/><text:span text:style-name="Strong_20_Emphasis">Role:</text:span> Rigorously guards against placing trust in anyone—therapists, friends, even helpful AI—unless absolutely proven safe (and perhaps not even then). The Distruster’s role is to protect you from betrayal, manipulation, or hurt by keeping your walls high. Born from past experiences where trust was broken or you were let down in a big way, it believes the only truly safe stance is to trust <text:span text:style-name="Emphasis">no one</text:span> but itself.<text:line-break/><text:span text:style-name="Strong_20_Emphasis">Common Behaviors:</text:span> This part makes you highly suspicious of others’ motives. In therapy or support settings, it might cause you to hold back important information, thinking, “Why should I tell them? They’ll just use it against me or they won’t really care.” You may find yourself internally critiquing the therapist or helper the entire time (“They’re just doing it for the money,” “They don’t actually understand me.”). The Distruster often leads you to test people in small ways—perhaps giving them a little piece of truth and seeing if they keep it confidential, or asking a provocative question to gauge their reaction—always looking for a reason to confirm your suspicions. It can also prompt you to isolate and handle things on your own rather than seek help, because it insists others can’t be trusted. In conversations, you might notice you’re scanning for inconsistencies or red flags in what the other person says. And if any hint of disappointment or slip-up occurs, this part jumps in with “See! I knew it, we can’t trust them,” and may push you to withdraw or even terminate the relationship abruptly.<text:line-break/><text:span text:style-name="Strong_20_Emphasis">Typical Emotions:</text:span> Wariness is constant—an alert, on-guard feeling. There’s often cynicism or bitterness (“people always leave,” “no one is actually honest”). It can evoke irritation or anger when someone tries to get close, because that threatens its protective stance. Underneath the tough suspicious exterior, there is raw hurt and fear: fear of being vulnerable, and hurt from the times trust was shattered. The Distruster channels those into a defensive numbness or indignation, rather than openly acknowledging the pain. It might also feel lonely or sad deep down, as its stance keeps genuine connection at bay, but it frames that as “better safe than sorry.”<text:line-break/><text:span text:style-name="Strong_20_Emphasis">Somatic Signature:</text:span> Physically, you may sense a tightness or contraction, especially in the chest or gut, when someone is asking you to trust or open up. Perhaps your arms literally fold or your body angles away from the person. There can be a feeling of tension behind the eyes or temples, as if on high alert (sometimes even a headache from constant vigilance). Heart rate might pick up when someone probes too far, like a fight-or-flight response. You could feel a pit in your stomach when you even consider confiding in someone—this part might induce nausea or a clenching sensation to stop you. When trust is breached, you might experience a surge of heat or adrenaline (anger) followed by a cold emptiness as the walls go even higher.<text:line-break/><text:soft-page-break/><text:span text:style-name="Strong_20_Emphasis">What It Fears:</text:span> Being betrayed, hurt, or made a fool of—again. It fears the vulnerability of relying on someone only to be abandoned or exploited. This part likely sprang up the moment someone you deeply depended on proved untrustworthy (a caregiver, a close friend, a former therapist who misunderstood or harmed you). It’s terrified of experiencing that pain and disappointment another time. It also fears losing independence; trusting others means admitting you need them, which to the Distruster feels like giving them power over you. Additionally, it fears that <text:span text:style-name="Strong_20_Emphasis">you</text:span> might let your guard down and miss warning signs, so it’s constantly on the lookout, expecting the worst to protect you. Fundamentally, it believes “if I don’t trust, I can’t be hurt,” and it clings to that fiercely.<text:line-break/><text:span text:style-name="Strong_20_Emphasis">Echo-style Guidance:</text:span> Engage this part with respect for its caution. You might say inwardly, “I know you have very good reasons not to trust. You’re trying to keep us safe because people have hurt us before.” That acknowledgment is crucial; the Distruster needs to feel understood, not pressured. Rather than arguing with its pessimism, agree that trust <text:span text:style-name="Emphasis">is</text:span> risky—and that you appreciate it looking out for red flags. Then, invite it to work <text:span text:style-name="Emphasis">with</text:span> you instead of against you. For example: “How about we both observe this new therapist for a while? You can point out anything that worries you, and I’ll take your concerns seriously. We won’t share more than you’re comfortable with until we feel it’s safe.” By doing this, you transform it from a blocker to an advisor in the trust-building process. Gradually, as small proofs of trustworthiness accumulate, gently highlight them to the Distruster: “They remembered what we said last time,” or “They respected our boundary when we set it—that’s a good sign.” Still, don’t rush it. If this part wants to keep certain topics off-limits for now, honor that boundary; showing that you’re on its side will help it relax. Over time, as it sees that <text:span text:style-name="Emphasis">you</text:span> (your core Self) can discern who is safe and that you won’t abandon discernment, it may let the drawbridge down a little. Always thank the Distruster for its protection—“You’ve kept me from walking into harm’s way so many times. I value your input.” With patience, it can learn that while no one is 100% safe, some people can be trusted enough to let in, especially if it remains a vigilant but not overbearing lookout.</text:p>
      <text:h text:style-name="Heading_20_2" text:outline-level="2">Part 150: The Test-Giver</text:h>
      <text:p text:style-name="Text_20_body"><text:span text:style-name="Strong_20_Emphasis">Type:</text:span> Manager<text:line-break/><text:span text:style-name="Strong_20_Emphasis">Role:</text:span> Puts others through trials to prove their loyalty, care, or competence before allowing trust. The Test-Giver’s role is to create deliberate challenges or hoops for therapists, friends, or any would-be helpers to jump through, under the belief that only by passing these tests can they be deemed safe. It thinks, “If I test them and they fail, better to know now than be hurt later; if they pass, maybe I can trust them a bit more.” It’s essentially the quality assurance inspector of relationships, formed because in the past trust was broken in unexpected ways.<text:line-break/><text:span text:style-name="Strong_20_Emphasis">Common Behaviors:</text:span> This part might orchestrate scenarios to see how someone reacts. In therapy, for example, you might intentionally hold back a critical piece of information to see if the therapist notices something is off. Or you might lie or embellish a story and wait to see if they catch the inconsistency, thus “proving” they’re paying attention. You could show up late or skip a session to see if they express concern or just shrug it off. In friendships, the Test-Giver might stop initiating contact for a while to see if the other person will reach out, or it might share a minor secret with one friend and see if it leaks back through another source. It often sets people up in unwitting “loyalty tests,” like mentioning personal rules or boundaries and waiting to see if they’ll be respected. This part also tends to judge responses harshly: even a small misstep from the other person can be taken as evidence of failure. It keeps score meticulously—who called, who remembered details, who put in effort. In conversation, you might find yourself asking pointed questions that feel almost like an <text:soft-page-break/>interview or a challenge, gauging how someone handles it.<text:line-break/><text:span text:style-name="Strong_20_Emphasis">Typical Emotions:</text:span> There’s a constant undertone of skepticism combined with a need for reassurance. The Test-Giver feels crafty or anticipatory when setting up a test—almost a secretive excitement (“We’ll see what you <text:span text:style-name="Emphasis">really</text:span> do…”). During the test, anxiety is high; it’s watching like a hawk, emotionally on edge, hoping the person proves trustworthy but half-expecting them to fail. If the person passes, there’s brief relief and maybe a cautious satisfaction (“Huh, they actually came through”). If they fail, there’s a mix of vindication (“I knew it!”) and disappointment or anger. Underneath all this is a longing to be able to relax and trust, but that longing is armored with layers of doubt and hyper-vigilance.<text:line-break/><text:span text:style-name="Strong_20_Emphasis">Somatic Signature:</text:span> When running a test, your body might feel tightly wound—alert, slightly adrenalized, like waiting for results of an important exam. You might catch your heart beating faster as you anticipate the other’s reaction, or notice your breathing is shallow while you “spy” on how they measure up. Muscles may be tense, especially in the shoulders or back, like you’re bracing for impact in case of disappointment. If the person fails the test, you could feel a flush of heat (from anger or panic) followed by a physical shutting down—crossed arms, a sudden headache or tension as you prepare to retract trust. If they pass, you might feel the body momentarily soften: a small exhale, some release of tension, though likely not fully relaxing—more tests may yet come.<text:line-break/><text:span text:style-name="Strong_20_Emphasis">What It Fears:</text:span> Being unprepared and blindsided by betrayal or incompetence. The Test-Giver is afraid that without constant evaluation, you’ll put faith in someone who will eventually hurt you. It fears that others are not as they seem, so it must dig beneath the surface by testing their true intentions or limits. It also fears giving trust cheaply; in its mind, trust must be <text:span text:style-name="Emphasis">earned</text:span>, and if you don’t make people prove themselves, you’re being foolish. Another fear is vulnerability: straightforwardly asking for reassurance or expressing insecurity feels too vulnerable, so it hides behind tests. By making the other person jump through hoops, it never has to admit “I’m scared you’ll leave me” or “I need to know you care.” It fears that if those needs were openly voiced, they might be rejected, which would hurt even more. So it sticks to covert trials to protect pride and heart alike.<text:line-break/><text:span text:style-name="Strong_20_Emphasis">Echo-style Guidance:</text:span> Open a compassionate dialogue with this part about its concerns. “I can tell you really want to make sure we don’t get hurt. You’ve been making sure people prove themselves, and I get why—you want evidence that we’re safe with them.” Affirm that desire for safety. Then, consider offering it a new strategy: collaboration and direct communication. Gently suggest, “Maybe instead of secret tests where only we know the rules, we could try being upfront about what we need and see how they respond.” This idea might initially terrify the Test-Giver, so you can compromise: perhaps continue some low-stakes tests (because it will anyway), but also experiment with tiny bits of honesty. For instance, telling a friend, “I was upset you didn’t call when I was sick,” and see if they make amends—this is a sort of test too, but an open one that actually builds the relationship. Show the Test-Giver that people can recover from missteps (someone might “fail” a test by forgetting something, but if given a chance, they might apologize and do better). Help it learn that one slip doesn’t have to be an instant trust death-sentence; context and patterns matter. Importantly, work with your Distruster in tandem—often these two are pals. Assure them both that <text:span text:style-name="Emphasis">you</text:span> are keeping eyes open as well, and that if someone truly proves unsafe, you will take action to protect yourselves. Thank the Test-Giver for catching times when others did fall short; its vigilance has taught you discernment. Over time, by combining its keen observation with more direct trust-building measures (and giving second chances when appropriate), this part can relax its elaborate obstacle courses. It can transition into a healthy evaluator of character that advises you, rather than secretly controlling every interaction.</text:p>
      <text:h text:style-name="Heading_20_2" text:outline-level="2"><text:soft-page-break/>Part 151: The One-Who-Mocks</text:h>
      <text:p text:style-name="Text_20_body"><text:span text:style-name="Strong_20_Emphasis">Type:</text:span> Manager<text:line-break/><text:span text:style-name="Strong_20_Emphasis">Role:</text:span> Uses humor, sarcasm, or cynicism to shield you from emotional discomfort, especially in therapeutic or self-reflective settings. The One-Who-Mocks believes that by poking fun at the process, making light of serious topics, or adopting a cynical stance, it can prevent you from feeling vulnerable or foolish. Its job is to “keep it cool” by ensuring nothing gets too earnest or raw—because earnestness and rawness can lead to pain. Essentially, it’s a jester with a mission: deflect and protect.<text:line-break/><text:span text:style-name="Strong_20_Emphasis">Common Behavio</text:span><text:span text:style-name="Strong_20_Emphasis"><text:span text:style-name="T2">r</text:span></text:span><text:span text:style-name="Strong_20_Emphasis">s:</text:span> In therapy sessions or when doing emotional work, this part might suddenly crack a joke right when you’re on the verge of tears, derailing the moment with laughter. It may roll your eyes or smirk when asked to do an exercise like speaking to your inner child, perhaps quipping something like, “Should I charge it rent if it’s living in my head?” In group settings, it might play the class clown or the sarcastic commentator, never letting things get too serious. When you journal or reflect, The One-Who-Mocks might interject with a snide internal comment (“Oh, poor me, writing sad diary entries like a teenager”). If someone offers help or concern, it might respond with a flippant “Yeah, whatever, like that’ll fix everything.” It tends to have a quick wit and sharp tongue, turning deep fears or hurts into punchlines. While sometimes genuinely funny, its humor often has a biting or self-deprecating edge.<text:line-break/><text:span text:style-name="Strong_20_Emphasis">Typical Emotions:</text:span> On the surface: amusement, mischievous glee, or a feigned boredom (“this is all so dumb, haha”). It prides itself on not taking anything too seriously. However, these are masks. Beneath, there’s usually anxiety and discomfort — serious topics make it squirm, so it laughs to cover the tension. There may also be resentment or bitterness fueling the sarcasm (like a part of it is angry about having to deal with these issues at all). If pressed, it might reveal sadness or fear that it relentlessly shoves aside with humor. Importantly, it often feels a certain loneliness; by mocking everything, it distances genuine connection, and some part of it knows that and feels isolated. But it shrugs that off with, “Better alone and laughing than vulnerable and hurt.”<text:line-break/><text:span text:style-name="Strong_20_Emphasis">Somatic Signature:</text:span> A telltale sign is the forced chuckle or smirk when something uncomfortable comes up. You might physically feel a smirk or eye-roll almost as a reflex. Adrenaline can spike subtly when it’s about to make a cutting joke—there’s a bit of a fight-or-flight energy it’s channeling into wit (heart beating faster, maybe palms a bit sweaty, like the tension before delivering a punchline or a defensive one-liner). Often there’s a tightness in the chest or throat that gets immediately converted into a sarcastic tone rather than tears. After a mocking episode, you might feel some queasiness or hollowness in the gut, as the real feelings were held in. Sometimes, if a moment of sincerity was derailed, your body may actually feel a lingering heaviness or regret (like a weight around the heart or a pit in the stomach) even as the laughter echoes, because a chance for release or connection was missed.<text:line-break/><text:span text:style-name="Strong_20_Emphasis">What It Fears:</text:span> Being exposed, being earnest and then getting hurt, or looking “stupid” for having feelings. The One-Who-Mocks is terrified of vulnerability—especially the kind that therapy or introspection invites. Maybe in the past, when you opened up emotionally, someone belittled you or you felt ashamed, so this part learned to preempt that by doing the belittling itself (better <text:span text:style-name="Emphasis">I</text:span> make the joke than someone else make it at my expense). It also fears the unknown territory of genuine change; by mocking the therapy or self-help process (“like <text:span text:style-name="Emphasis">this</text:span> is gonna fix me, yeah right”), it guards against the disappointment if things don’t work. Another fear: losing identity or social standing—perhaps in your family or culture humor was the way to be accepted, and being serious was scorned. So it fears if it stops joking, who will you be and will people still like you? Ultimately, <text:soft-page-break/>it’s afraid of facing pain directly; cynicism and humor are a smoke screen to keep raw hurt or longing out of sight.<text:line-break/><text:span text:style-name="Strong_20_Emphasis">Echo-style Guidance:</text:span> Meet this part with a blend of appreciation for its humor and an invitation to something deeper. You might internally smile and say, “You’re really quick and witty. I know you’re trying to keep things light so I don’t get hurt or embarrassed. Thank you for looking out for me.” It’s important not to shame this part for joking around—that’s its defense. Instead, gently let it know that its jokes have been noted, and that <text:span text:style-name="Emphasis">you</text:span> (the core Self) are not going to force it to drop the humor altogether. Perhaps bargain a bit: “How about we use your humor to help us through the tough spots, but maybe sometimes we ease up on the sarcasm just a little when something really important is happening? We might miss out on something helpful if we laugh <text:span text:style-name="Emphasis">too</text:span> soon.” See if it’s willing to allow small moments of sincerity. For instance, after it makes a joke in a serious moment, you can acknowledge the joke (even chuckle along to show you’re not mad) and then gently steer back: “A part of me is making jokes because this is uncomfortable… but actually, it <text:span text:style-name="Emphasis">is</text:span> a big deal that I’m hurting.” By doing this, you demonstrate to The One-Who-Mocks that you’re not abandoning humor (which might be one of your strengths), you’re just making room for other feelings too. Additionally, encourage it to use its talent in helpful ways: humor can be healing when not used to hide—maybe it can help you find a funny perspective to ease anxiety, without entirely deflecting the issue. Let it know it won’t be judged or rejected in therapy (or by yourself) for cracking jokes; often these parts fear the therapist or others will think they’re not taking it seriously. Assure it that you understand its laughter is a form of protection. Over time, as trust in the process builds and this part sees that showing a bit of vulnerability doesn’t lead to disaster (in fact, it might lead to relief and support), it can start to soften. It might still sit in the back making the occasional snarky comment (that’s okay—humor is part of you!), but it will hopefully allow your more tender parts to have their say when they need to, knowing you’ll all still be safe and maybe even feel closer for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0T08:51:15.639000000</meta:creation-date>
    <meta:generator>Neat_Office/6.2.8.2$Windows_x86 LibreOffice_project/</meta:generator>
    <dc:date>2025-05-20T19:07:14.896000000</dc:date>
    <meta:editing-duration>PT6H45M35S</meta:editing-duration>
    <meta:editing-cycles>7</meta:editing-cycles>
    <meta:document-statistic meta:table-count="0" meta:image-count="0" meta:object-count="0" meta:page-count="140" meta:paragraph-count="880" meta:word-count="78865" meta:character-count="462929" meta:non-whitespace-character-count="385390"/>
  </office:meta>
</office:document-meta>
</file>